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20000000205639601C648D425B.png" manifest:media-type="image/png"/>
  <manifest:file-entry manifest:full-path="Pictures/100000010000002000000020B68644BE9733F2B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face style:name="Montserrat Medium" svg:font-family="'Montserrat Medium'"/>
    <style:font-face style:name="Montserrat1" svg:font-family="Montserra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16cm" svg:stroke-color="#ffffff" draw:stroke-linejoin="round" svg:stroke-linecap="round" draw:fill="solid" draw:fill-color="#4e5ea3" draw:textarea-vertical-align="middle" draw:auto-grow-height="false" draw:fit-to-size="false" style:shrink-to-fit="false" fo:min-height="0cm" fo:min-width="0cm" fo:padding-top="0.001cm" fo:padding-bottom="0.001cm" fo:padding-left="0.254cm" fo:padding-right="0.254cm" fo:wrap-option="wrap"/>
    </style:style>
    <style:style style:name="gr2" style:family="graphic" style:parent-style-name="standard">
      <style:graphic-properties draw:stroke="none" svg:stroke-width="0cm" draw:fill="solid" draw:fill-color="#4e5ea3"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4e5ea3" draw:textarea-vertical-align="middle" draw:auto-grow-height="false" draw:fit-to-size="false" style:shrink-to-fit="false" fo:min-height="0cm" fo:min-width="0cm" fo:padding-top="0.079cm" fo:padding-bottom="0.079cm" fo:padding-left="0.254cm" fo:padding-right="0.254cm" fo:wrap-option="wrap"/>
    </style:style>
    <style:style style:name="gr4" style:family="graphic" style:parent-style-name="standard">
      <style:graphic-properties draw:stroke="none" svg:stroke-width="0cm" draw:fill="solid" draw:fill-color="#4e5ea3" draw:textarea-vertical-align="middle" draw:auto-grow-height="false" draw:fit-to-size="false" style:shrink-to-fit="false" fo:min-height="0cm" fo:min-width="0cm" fo:padding-top="0.215cm" fo:padding-bottom="0.215cm" fo:padding-left="0.254cm" fo:padding-right="0.254cm" fo:wrap-option="wrap"/>
    </style:style>
    <style:style style:name="gr5" style:family="graphic" style:parent-style-name="standard">
      <style:graphic-properties draw:stroke="none" svg:stroke-width="0cm" draw:fill="solid" draw:fill-color="#4e5ea3" draw:textarea-vertical-align="middle" draw:auto-grow-height="false" draw:fit-to-size="false" style:shrink-to-fit="false" fo:min-height="0cm" fo:min-width="0cm" fo:padding-top="0.054cm" fo:padding-bottom="0.054cm" fo:padding-left="0.254cm" fo:padding-right="0.254cm" fo:wrap-option="wrap"/>
    </style:style>
    <style:style style:name="gr6" style:family="graphic" style:parent-style-name="standard">
      <style:graphic-properties draw:stroke="none" svg:stroke-width="0cm" draw:fill="solid" draw:fill-color="#4e5ea3" draw:textarea-vertical-align="middle" draw:auto-grow-height="false" draw:fit-to-size="false" style:shrink-to-fit="false" fo:min-height="0cm" fo:min-width="0cm" fo:padding-top="0.053cm" fo:padding-bottom="0.053cm" fo:padding-left="0.254cm" fo:padding-right="0.254cm" fo:wrap-option="wrap"/>
    </style:style>
    <style:style style:name="gr7" style:family="graphic" style:parent-style-name="standard">
      <style:graphic-properties draw:stroke="none" svg:stroke-width="0cm" draw:fill="solid" draw:fill-color="#4e5ea3" draw:textarea-vertical-align="middle" draw:auto-grow-height="false" draw:fit-to-size="false" style:shrink-to-fit="false" fo:min-height="0cm" fo:min-width="0cm" fo:padding-top="0.035cm" fo:padding-bottom="0.035cm" fo:padding-left="0.254cm" fo:padding-right="0.254cm" fo:wrap-option="wrap"/>
    </style:style>
    <style:style style:name="gr8" style:family="graphic" style:parent-style-name="standard">
      <style:graphic-properties draw:stroke="none" svg:stroke-width="0cm" draw:fill="solid" draw:fill-color="#4e5ea3" draw:textarea-vertical-align="middle" draw:auto-grow-height="false" draw:fit-to-size="false" style:shrink-to-fit="false" fo:min-height="0cm" fo:min-width="0cm" fo:padding-top="0.036cm" fo:padding-bottom="0.036cm" fo:padding-left="0.254cm" fo:padding-right="0.254cm" fo:wrap-option="wrap"/>
    </style:style>
    <style:style style:name="gr9" style:family="graphic" style:parent-style-name="standard">
      <style:graphic-properties draw:stroke="none" svg:stroke-width="0cm" draw:fill="solid" draw:fill-color="#4e5ea3" draw:textarea-vertical-align="middle" draw:auto-grow-height="false" draw:fit-to-size="false" style:shrink-to-fit="false" fo:min-height="0cm" fo:min-width="0cm" fo:padding-top="0.148cm" fo:padding-bottom="0.148cm" fo:padding-left="0.254cm" fo:padding-right="0.254cm" fo:wrap-option="wrap"/>
    </style:style>
    <style:style style:name="gr10" style:family="graphic" style:parent-style-name="standard">
      <style:graphic-properties draw:stroke="none" svg:stroke-width="0cm" draw:fill="solid" draw:fill-color="#4e5ea3" draw:textarea-vertical-align="middle" draw:auto-grow-height="false" draw:fit-to-size="false" style:shrink-to-fit="false" fo:min-height="0cm" fo:min-width="0cm" fo:padding-top="0.22cm" fo:padding-bottom="0.22cm" fo:padding-left="0.254cm" fo:padding-right="0.254cm" fo:wrap-option="wrap"/>
    </style:style>
    <style:style style:name="gr11" style:family="graphic" style:parent-style-name="standard">
      <style:graphic-properties draw:stroke="none" svg:stroke-width="0cm" draw:fill="solid" draw:fill-color="#4e5ea3" draw:textarea-vertical-align="middle" draw:auto-grow-height="false" draw:fit-to-size="false" style:shrink-to-fit="false" fo:min-height="0cm" fo:min-width="0cm" fo:padding-top="0.096cm" fo:padding-bottom="0.096cm" fo:padding-left="0.254cm" fo:padding-right="0.254cm" fo:wrap-option="wrap"/>
    </style:style>
    <style:style style:name="gr12" style:family="graphic" style:parent-style-name="standard">
      <style:graphic-properties draw:stroke="none" svg:stroke-width="0cm" draw:fill="solid" draw:fill-color="#4e5ea3" draw:textarea-vertical-align="middle" draw:auto-grow-height="false" draw:fit-to-size="false" style:shrink-to-fit="false" fo:min-height="0cm" fo:min-width="0cm" fo:padding-top="0.188cm" fo:padding-bottom="0.188cm" fo:padding-left="0.254cm" fo:padding-right="0.254cm" fo:wrap-option="wrap"/>
    </style:style>
    <style:style style:name="gr13" style:family="graphic" style:parent-style-name="standard">
      <style:graphic-properties draw:stroke="solid" svg:stroke-width="0.026cm" svg:stroke-color="#4e5ea3" draw:stroke-linejoin="round" svg:stroke-linecap="butt"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4e5ea3" draw:textarea-vertical-align="middle" draw:auto-grow-height="false" draw:fit-to-size="false" style:shrink-to-fit="false" fo:min-height="0cm" fo:min-width="0cm" fo:padding-top="0.056cm" fo:padding-bottom="0.056cm" fo:padding-left="0.254cm" fo:padding-right="0.254cm" fo:wrap-option="wrap"/>
    </style:style>
    <style:style style:name="gr15"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6" style:family="graphic">
      <style:graphic-properties style:protect="size"/>
    </style:style>
    <style:style style:name="gr17" style:family="graphic" style:parent-style-name="standard">
      <style:graphic-properties draw:stroke="none" svg:stroke-width="0cm" draw:fill="solid" draw:fill-color="#4e5ea3" draw:textarea-vertical-align="middle" draw:auto-grow-height="false" draw:fit-to-size="false" style:shrink-to-fit="false" fo:min-height="0cm" fo:min-width="0cm" fo:padding-top="0.07cm" fo:padding-bottom="0.07cm" fo:padding-left="0.254cm" fo:padding-right="0.254cm" fo:wrap-option="wrap"/>
    </style:style>
    <style:style style:name="gr18" style:family="graphic" style:parent-style-name="standard">
      <style:graphic-properties draw:stroke="none" svg:stroke-width="0cm" draw:fill="solid" draw:fill-color="#4e5ea3" draw:textarea-vertical-align="middle" draw:auto-grow-height="false" draw:fit-to-size="false" style:shrink-to-fit="false" fo:min-height="0cm" fo:min-width="0cm" fo:padding-top="0.189cm" fo:padding-bottom="0.189cm" fo:padding-left="0.254cm" fo:padding-right="0.254cm" fo:wrap-option="wrap"/>
    </style:style>
    <style:style style:name="gr19" style:family="graphic" style:parent-style-name="standard">
      <style:graphic-properties draw:stroke="none" svg:stroke-width="0cm" draw:fill="solid" draw:fill-color="#4e5ea3" draw:textarea-vertical-align="middle" draw:auto-grow-height="false" draw:fit-to-size="false" style:shrink-to-fit="false" fo:min-height="0cm" fo:min-width="0cm" fo:padding-top="0.069cm" fo:padding-bottom="0.069cm" fo:padding-left="0.254cm" fo:padding-right="0.254cm" fo:wrap-option="wrap"/>
    </style:style>
    <style:style style:name="gr20" style:family="graphic" style:parent-style-name="standard">
      <style:graphic-properties draw:stroke="none" svg:stroke-width="0cm" draw:fill="solid" draw:fill-color="#4e5ea3" draw:textarea-vertical-align="middle" draw:auto-grow-height="false" draw:fit-to-size="false" style:shrink-to-fit="false" fo:min-height="0cm" fo:min-width="0cm" fo:padding-top="0.047cm" fo:padding-bottom="0.047cm" fo:padding-left="0.254cm" fo:padding-right="0.254cm" fo:wrap-option="wrap"/>
    </style:style>
    <style:style style:name="gr21" style:family="graphic" style:parent-style-name="standard">
      <style:graphic-properties draw:stroke="none" svg:stroke-width="0cm" draw:fill="solid" draw:fill-color="#4e5ea3" draw:textarea-vertical-align="middle" draw:auto-grow-height="false" draw:fit-to-size="false" style:shrink-to-fit="false" fo:min-height="0cm" fo:min-width="0cm" fo:padding-top="0.13cm" fo:padding-bottom="0.13cm" fo:padding-left="0.254cm" fo:padding-right="0.254cm" fo:wrap-option="wrap"/>
    </style:style>
    <style:style style:name="gr22"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5"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6"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7" style:family="graphic" style:parent-style-name="standard">
      <style:graphic-properties draw:stroke="solid" svg:stroke-width="0.026cm" svg:stroke-color="#4e5ea3" draw:marker-start="msArrowOvalEnd_20_5" draw:marker-start-width="0.21cm" draw:marker-start-center="true" draw:marker-end="msArrowOval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9"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30"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cm" fo:padding-bottom="0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254cm" fo:padding-right="0.254cm" fo:wrap-option="wrap"/>
      <style:paragraph-properties style:writing-mode="lr-tb"/>
    </style:style>
    <style:style style:name="pr3"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USTOM-title">
      <style:graphic-properties draw:stroke="none" svg:stroke-width="0cm" draw:fill="none" draw:textarea-vertical-align="top" draw:auto-grow-height="false" draw:fit-to-size="false" style:shrink-to-fit="false" fo:min-height="2.386cm" fo:padding-top="0cm" fo:padding-bottom="0cm" fo:padding-left="0.254cm" fo:padding-right="0.254cm" fo:wrap-option="wrap"/>
      <style:paragraph-properties style:writing-mode="lr-tb"/>
    </style:style>
    <style:style style:name="pr5" style:family="presentation" style:parent-style-name="CUSTOM-subtitle">
      <style:graphic-properties draw:stroke="none" svg:stroke-width="0cm" draw:fill="none" draw:fill-color="#ffffff" draw:textarea-vertical-align="top" draw:auto-grow-height="false" draw:fit-to-size="false" style:shrink-to-fit="false" fo:min-height="8.287cm" fo:padding-top="0cm" fo:padding-bottom="0cm" fo:padding-left="0.254cm" fo:padding-right="0.254cm" fo:wrap-option="wrap"/>
      <style:paragraph-properties style:writing-mode="lr-tb"/>
    </style:style>
    <style:style style:name="pr6" style:family="presentation" style:parent-style-name="CUSTOM-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SECTION_5f_HEADER-title">
      <style:graphic-properties draw:stroke="none" svg:stroke-width="0cm" draw:fill="none" draw:textarea-vertical-align="top" draw:auto-grow-height="false" draw:fit-to-size="false" style:shrink-to-fit="false" fo:min-height="2.386cm" fo:padding-top="0cm" fo:padding-bottom="0cm" fo:padding-left="0.254cm" fo:padding-right="0.254cm" fo:wrap-option="wrap"/>
      <style:paragraph-properties style:writing-mode="lr-tb"/>
    </style:style>
    <style:style style:name="pr8" style:family="presentation" style:parent-style-name="SECTION_5f_HEADER-subtitle">
      <style:graphic-properties draw:stroke="none" svg:stroke-width="0cm" draw:fill="none" draw:fill-color="#ffffff" draw:textarea-vertical-align="top" draw:auto-grow-height="false" draw:fit-to-size="false" style:shrink-to-fit="false" fo:min-height="8.287cm" fo:padding-top="0cm" fo:padding-bottom="0cm" fo:padding-left="0.254cm" fo:padding-right="0.254cm" fo:wrap-option="wrap"/>
      <style:paragraph-properties style:writing-mode="lr-tb"/>
    </style:style>
    <style:style style:name="pr9" style:family="presentation" style:parent-style-name="SECTION_5f_HEADER-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CUSTOM_5f_5-title">
      <style:graphic-properties draw:stroke="none" svg:stroke-width="0cm" draw:fill="none" draw:textarea-vertical-align="top" draw:auto-grow-height="false" draw:fit-to-size="false" style:shrink-to-fit="false" fo:min-height="2.386cm" fo:padding-top="0cm" fo:padding-bottom="0cm" fo:padding-left="0.254cm" fo:padding-right="0.254cm" fo:wrap-option="wrap"/>
      <style:paragraph-properties style:writing-mode="lr-tb"/>
    </style:style>
    <style:style style:name="pr11" style:family="presentation" style:parent-style-name="CUSTOM_5f_5-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SECTION_5f_HEADER-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CUSTOM_5f_5-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SECTION_5f_HEADER-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CUSTOM_5f_4-title">
      <style:graphic-properties draw:stroke="none" svg:stroke-width="0cm" draw:fill="none" draw:textarea-vertical-align="top" draw:auto-grow-height="false" draw:fit-to-size="false" style:shrink-to-fit="false" fo:min-height="2.386cm" fo:padding-top="0cm" fo:padding-bottom="0cm" fo:padding-left="0.254cm" fo:padding-right="0.254cm" fo:wrap-option="wrap"/>
      <style:paragraph-properties style:writing-mode="lr-tb"/>
    </style:style>
    <style:style style:name="pr16"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MAIN_5f_POINT-title">
      <style:graphic-properties draw:stroke="none" svg:stroke-width="0cm" draw:fill="none" draw:textarea-vertical-align="middle" draw:auto-grow-height="false" draw:fit-to-size="false" style:shrink-to-fit="false" fo:min-height="2.386cm" fo:padding-top="0cm" fo:padding-bottom="0cm" fo:padding-left="0.254cm" fo:padding-right="0.254cm" fo:wrap-option="wrap"/>
      <style:paragraph-properties style:writing-mode="lr-tb"/>
    </style:style>
    <style:style style:name="pr18" style:family="presentation" style:parent-style-name="MAIN_5f_POIN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5pt"/>
    </style:style>
    <style:style style:name="P3" style:family="paragraph">
      <loext:graphic-properties draw:fill="none" draw:fill-color="#ffffff"/>
      <style:paragraph-properties fo:text-align="start" style:font-independent-line-spacing="true"/>
      <style:text-properties fo:font-size="20pt"/>
    </style:style>
    <style:style style:name="P4" style:family="paragraph">
      <loext:graphic-properties draw:fill="solid" draw:fill-color="#4e5ea3"/>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loext:graphic-properties draw:fill="none"/>
      <style:paragraph-properties fo:text-align="center" style:font-independent-line-spacing="true"/>
      <style:text-properties fo:font-size="28pt"/>
    </style:style>
    <style:style style:name="P10" style:family="paragraph">
      <loext:graphic-properties draw:fill="none"/>
      <style:paragraph-properties fo:text-align="start" style:font-independent-line-spacing="true"/>
      <style:text-properties fo:font-size="40pt"/>
    </style:style>
    <style:style style:name="P11" style:family="paragraph">
      <loext:graphic-properties draw:fill="none" draw:fill-color="#ffffff"/>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90pt"/>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423cm" fo:margin-bottom="0cm" fo:line-height="163%" fo:text-align="justify" fo:text-indent="0cm" style:writing-mode="lr-tb">
        <style:tab-stops>
          <style:tab-stop style:position="0cm"/>
        </style:tab-stops>
      </style:paragraph-properties>
    </style:style>
    <style:style style:name="P16" style:family="paragraph">
      <loext:graphic-properties draw:fill="none"/>
      <style:paragraph-properties fo:margin-left="0cm" fo:margin-right="0cm" fo:margin-top="0.423cm" fo:margin-bottom="0cm" fo:line-height="163%" fo:text-align="justify" fo:text-indent="0cm" style:writing-mode="lr-tb" style:font-independent-line-spacing="true">
        <style:tab-stops>
          <style:tab-stop style:position="0cm"/>
        </style:tab-stops>
      </style:paragraph-properties>
      <style:text-properties fo:font-size="14pt"/>
    </style:style>
    <style:style style:name="P1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8"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4e5ea3" loext:opacity="100%" style:text-line-through-style="none" style:text-line-through-type="none" style:text-position="0% 100%" style:font-name="Montserrat Medium" fo:font-size="38pt" fo:letter-spacing="normal" fo:language="fr" fo:country="none" fo:font-style="normal" style:text-underline-style="none" fo:font-weight="normal" fo:background-color="transparent" style:font-name-asian="Montserrat Medium" style:font-size-asian="38pt" style:font-style-asian="normal" style:font-weight-asian="normal" style:font-name-complex="Montserrat Medium" style:font-size-complex="38pt" style:font-style-complex="normal" style:font-weight-complex="normal"/>
    </style:style>
    <style:style style:name="T2" style:family="text">
      <style:text-properties fo:font-variant="normal" fo:text-transform="none" fo:color="#4e5ea3" loext:opacity="100%" style:text-line-through-style="none" style:text-line-through-type="none" style:text-position="0% 100%" style:font-name="Montserrat" fo:font-size="38pt" fo:letter-spacing="normal" fo:language="fr" fo:country="none" fo:font-style="normal" style:text-underline-style="none" fo:font-weight="bold" fo:background-color="transparent" style:font-name-asian="Montserrat" style:font-size-asian="38pt" style:font-style-asian="normal" style:font-weight-asian="bold" style:font-name-complex="Montserrat" style:font-size-complex="38pt" style:font-style-complex="normal" style:font-weight-complex="bold"/>
    </style:style>
    <style:style style:name="T3" style:family="text">
      <style:text-properties fo:font-variant="normal" fo:text-transform="none" fo:color="#4e5ea3" loext:opacity="100%" style:text-line-through-style="none" style:text-line-through-type="none" style:text-position="0% 100%" style:font-name="Montserrat" fo:font-size="20pt" fo:letter-spacing="normal" fo:language="fr" fo:country="none" fo:font-style="normal" style:text-underline-style="none" fo:font-weight="bold" fo:background-color="transparent" style:font-name-asian="Montserrat" style:font-size-asian="20pt" style:font-style-asian="normal" style:font-weight-asian="bold" style:font-name-complex="Montserrat" style:font-size-complex="20pt" style:font-style-complex="normal" style:font-weight-complex="bold"/>
    </style:style>
    <style:style style:name="T4" style:family="text">
      <style:text-properties fo:font-variant="normal" fo:text-transform="none" fo:color="#4e5ea3" loext:opacity="100%" style:text-line-through-style="none" style:text-line-through-type="none" style:text-position="0% 100%" style:font-name="Montserrat" fo:font-size="20pt" fo:letter-spacing="normal" fo:language="fr" fo:country="none" fo:font-style="normal" style:text-underline-style="none" fo:font-weight="normal" fo:background-color="transparent" style:font-name-asian="Montserrat" style:font-size-asian="20pt" style:font-style-asian="normal" style:font-weight-asian="normal" style:font-name-complex="Montserrat" style:font-size-complex="2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4e5ea3" loext:opacity="100%" style:text-line-through-style="none" style:text-line-through-type="none" style:text-position="0% 100%" style:font-name="Montserrat" fo:font-size="13pt" fo:letter-spacing="normal" fo:language="fr" fo:country="none" fo:font-style="normal" style:text-underline-style="none" fo:font-weight="bold" fo:background-color="transparent" style:font-name-asian="Montserrat" style:font-size-asian="13pt" style:font-style-asian="normal" style:font-weight-asian="bold" style:font-name-complex="Montserrat" style:font-size-complex="13pt" style:font-style-complex="normal" style:font-weight-complex="bold"/>
    </style:style>
    <style:style style:name="T7" style:family="text">
      <style:text-properties fo:font-variant="normal" fo:text-transform="none" fo:color="#4e5ea3" loext:opacity="100%" style:text-line-through-style="none" style:text-line-through-type="none" style:text-position="0% 100%" style:font-name="Montserrat" fo:font-size="28pt" fo:letter-spacing="normal" fo:language="fr" fo:country="none" fo:font-style="normal" style:text-underline-style="none" fo:font-weight="bold" fo:background-color="transparent" style:font-name-asian="Montserrat" style:font-size-asian="28pt" style:font-style-asian="normal" style:font-weight-asian="bold" style:font-name-complex="Montserrat" style:font-size-complex="28pt" style:font-style-complex="normal" style:font-weight-complex="bold"/>
    </style:style>
    <style:style style:name="T8" style:family="text">
      <style:text-properties fo:font-variant="normal" fo:text-transform="none" fo:color="#4e5ea3" loext:opacity="100%" style:text-line-through-style="none" style:text-line-through-type="none" style:text-position="0% 100%" style:font-name="Montserrat" fo:font-size="40pt" fo:letter-spacing="normal" fo:language="fr" fo:country="none" fo:font-style="normal" style:text-underline-style="none" fo:font-weight="bold" fo:background-color="transparent" style:font-name-asian="Montserrat" style:font-size-asian="40pt" style:font-style-asian="normal" style:font-weight-asian="bold" style:font-name-complex="Montserrat" style:font-size-complex="40pt" style:font-style-complex="normal" style:font-weight-complex="bold"/>
    </style:style>
    <style:style style:name="T9" style:family="text">
      <style:text-properties fo:font-variant="normal" fo:text-transform="none" fo:color="#4e5ea3" loext:opacity="100%" style:text-line-through-style="none" style:text-line-through-type="none" style:text-position="0% 100%" style:font-name="Montserrat" fo:font-size="14pt" fo:letter-spacing="normal" fo:language="fr" fo:country="none" fo:font-style="normal" style:text-underline-style="none" fo:font-weight="normal" fo:background-color="transparent" style:font-name-asian="Montserrat" style:font-size-asian="14pt" style:font-style-asian="normal" style:font-weight-asian="normal" style:font-name-complex="Montserrat" style:font-size-complex="14pt" style:font-style-complex="normal" style:font-weight-complex="normal"/>
    </style:style>
    <style:style style:name="T10" style:family="text">
      <style:text-properties fo:font-variant="normal" fo:text-transform="none" fo:color="#4e5ea3" loext:opacity="100%" style:text-line-through-style="none" style:text-line-through-type="none" style:text-position="0% 100%" style:font-name="Montserrat" fo:font-size="90pt" fo:letter-spacing="normal" fo:language="fr" fo:country="none" fo:font-style="normal" style:text-underline-style="none" fo:font-weight="bold" fo:background-color="transparent" style:font-name-asian="Montserrat" style:font-size-asian="90pt" style:font-style-asian="normal" style:font-weight-asian="bold" style:font-name-complex="Montserrat" style:font-size-complex="90pt" style:font-style-complex="normal" style:font-weight-complex="bold"/>
    </style:style>
    <style:style style:name="T11" style:family="text">
      <style:text-properties fo:font-variant="normal" fo:text-transform="none" fo:color="#4e5ea3" loext:opacity="100%" style:text-line-through-style="none" style:text-line-through-type="none" style:text-position="0% 100%" style:font-name="Montserrat Medium" fo:font-size="40pt" fo:letter-spacing="normal" fo:language="fr" fo:country="none" fo:font-style="normal" style:text-underline-style="none" fo:font-weight="normal" fo:background-color="transparent" style:font-name-asian="Montserrat Medium" style:font-size-asian="40pt" style:font-style-asian="normal" style:font-weight-asian="normal" style:font-name-complex="Montserrat Medium" style:font-size-complex="40pt" style:font-style-complex="normal" style:font-weight-complex="normal"/>
    </style:style>
    <style:style style:name="T12" style:family="text">
      <style:text-properties fo:font-variant="normal" fo:text-transform="none" fo:color="#4e5ea3" loext:opacity="100%" style:text-line-through-style="none" style:text-line-through-type="none" style:text-position="0% 100%" style:font-name="Montserrat" fo:font-size="18pt" fo:letter-spacing="normal" fo:language="fr" fo:country="none" fo:font-style="normal" style:text-underline-style="none" fo:font-weight="normal" fo:background-color="transparent" style:font-name-asian="Montserrat" style:font-size-asian="18pt" style:font-style-asian="normal" style:font-weight-asian="normal" style:font-name-complex="Montserrat" style:font-size-complex="18pt" style:font-style-complex="normal" style:font-weight-complex="normal"/>
    </style:style>
    <style:style style:name="T13" style:family="text">
      <style:text-properties fo:font-variant="normal" fo:text-transform="none" fo:color="#1f1f1f" loext:opacity="100%" style:text-line-through-style="none" style:text-line-through-type="none" style:text-position="0% 100%" style:font-name="Montserrat" fo:font-size="16pt" fo:letter-spacing="normal" fo:language="fr" fo:country="none" fo:font-style="normal" style:text-underline-style="none" fo:font-weight="normal" fo:background-color="transparent" style:font-name-asian="Montserrat" style:font-size-asian="16pt" style:font-style-asian="normal" style:font-weight-asian="normal" style:font-name-complex="Montserrat" style:font-size-complex="16pt" style:font-style-complex="normal" style:font-weight-complex="normal"/>
    </style:style>
    <style:style style:name="T14" style:family="text">
      <style:text-properties fo:font-variant="normal" fo:text-transform="none" fo:color="#4e5ea3" loext:opacity="100%" style:text-line-through-style="none" style:text-line-through-type="none" style:text-position="0% 100%" style:font-name="Montserrat" fo:font-size="16pt" fo:letter-spacing="normal" fo:language="fr" fo:country="none" fo:font-style="normal" style:text-underline-style="none" fo:font-weight="normal" fo:background-color="transparent" style:font-name-asian="Montserrat" style:font-size-asian="16pt" style:font-style-asian="normal" style:font-weight-asian="normal" style:font-name-complex="Montserrat" style:font-size-complex="16pt" style:font-style-complex="normal" style:font-weight-complex="normal"/>
    </style:style>
    <style:style style:name="T15" style:family="text">
      <style:text-properties fo:font-variant="normal" fo:text-transform="none" fo:color="#4e5ea3" loext:opacity="100%" style:text-line-through-style="none" style:text-line-through-type="none" style:text-position="0% 100%" style:font-name="Montserrat" fo:font-size="17pt" fo:letter-spacing="normal" fo:language="fr" fo:country="none" fo:font-style="normal" style:text-underline-style="none" fo:font-weight="normal" fo:background-color="transparent" style:font-name-asian="Montserrat" style:font-size-asian="17pt" style:font-style-asian="normal" style:font-weight-asian="normal" style:font-name-complex="Montserrat" style:font-size-complex="17pt" style:font-style-complex="normal" style:font-weight-complex="normal"/>
    </style:style>
    <style:style style:name="T16" style:family="text">
      <style:text-properties fo:font-variant="normal" fo:text-transform="none" fo:color="#4e5ea3" loext:opacity="100%" style:text-line-through-style="none" style:text-line-through-type="none" style:text-position="0% 100%" style:font-name="Montserrat" fo:font-size="17pt" fo:letter-spacing="normal" fo:language="fr" fo:country="none" fo:font-style="normal" style:text-underline-style="none" fo:font-weight="bold" fo:background-color="transparent" style:font-name-asian="Montserrat" style:font-size-asian="17pt" style:font-style-asian="normal" style:font-weight-asian="bold" style:font-name-complex="Montserrat" style:font-size-complex="17pt" style:font-style-complex="normal" style:font-weight-complex="bold"/>
    </style:style>
    <text:list-style style:name="L1">
      <text:list-level-style-number text:level="1" style:num-format="">
        <style:list-level-properties text:min-label-width="0.6cm"/>
        <style:text-properties fo:color="#4e5ea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e5ea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4e5ea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4e5ea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6f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6f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4e5ea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4e5ea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4e5ea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Gestion des reservations de ressources informatiques a l’UASZ" draw:style-name="dp1" draw:master-page-name="TITLE" presentation:presentation-page-layout-name="AL1T0">
        <draw:frame draw:name="Google Shape;917;p25" presentation:style-name="pr1" draw:text-style-name="P2" draw:layer="layout" svg:width="19.312cm" svg:height="5.568cm" svg:x="2.066cm" svg:y="2.232cm" presentation:class="title" presentation:user-transformed="true">
          <draw:text-box>
            <text:p text:style-name="P1"><text:span text:style-name="T1">Gestion des réservations de ressources informatiques a </text:span><text:span text:style-name="T2">l’UASZ</text:span></text:p>
          </draw:text-box>
        </draw:frame>
        <draw:frame draw:name="Google Shape;918;p25" presentation:style-name="pr2" draw:text-style-name="P3" draw:layer="layout" svg:width="19.312cm" svg:height="4.535cm" svg:x="2.066cm" svg:y="9.006cm" presentation:class="subtitle" presentation:user-transformed="true">
          <draw:text-box>
            <text:p text:style-name="P1"><text:span text:style-name="T3">Presented by:</text:span></text:p>
            <text:p text:style-name="P1"><text:span text:style-name="T4">Safietou DIALLO</text:span></text:p>
            <text:p text:style-name="P1"><text:span text:style-name="T4">Baye Mor DIOUF</text:span></text:p>
            <text:p text:style-name="P1"><text:span text:style-name="T4">Marième THIAM</text:span></text:p>
            <text:p text:style-name="P1"><text:span text:style-name="T4">El Hadji Abdou DRAME</text:span></text:p>
            <text:p text:style-name="P1"><text:span text:style-name="T4"/></text:p>
          </draw:text-box>
        </draw:frame>
        <draw:custom-shape draw:name="Google Shape;919;p25" draw:style-name="gr1" draw:text-style-name="P4" draw:layer="layout" svg:width="0.001cm" svg:height="0.001cm" svg:x="-0.52cm" svg:y="15.513cm">
          <text:p text:style-name="P1"><text:span text:style-name="T5"/></text:p>
          <draw:enhanced-geometry draw:mirror-horizontal="true" draw:mirror-vertical="false" drawooo:sub-view-size="1 1" draw:text-areas="0 0 ?f0 ?f1" svg:viewBox="0 0 0 0" draw:type="ooxml-non-primitive" draw:enhanced-path="M 1 1 L 1 1 Z F N">
            <draw:equation draw:name="f0" draw:formula="logwidth"/>
            <draw:equation draw:name="f1" draw:formula="logheight"/>
          </draw:enhanced-geometry>
        </draw:custom-shape>
        <draw:g draw:name="Google Shape;920;p25">
          <draw:custom-shape draw:name="Google Shape;921;p25" draw:style-name="gr2" draw:text-style-name="P4" draw:layer="layout" svg:width="1.944cm" svg:height="2.664cm" svg:x="21.251cm" svg:y="10.243cm">
            <text:p text:style-name="P1"><text:span text:style-name="T5"/></text:p>
            <draw:enhanced-geometry draw:mirror-horizontal="true" draw:mirror-vertical="false" drawooo:sub-view-size="28001 38376" draw:text-areas="0 0 ?f0 ?f1" svg:viewBox="0 0 0 0" draw:type="ooxml-non-primitive" draw:enhanced-path="M 27849 1 C 27816 1 27782 15 27755 43 L 10736 17061 C 10703 17083 10692 17117 10692 17161 L 10692 27495 57 38130 C 1 38186 1 38275 57 38331 79 38353 124 38375 157 38375 191 38375 235 38353 258 38331 L 10937 27651 C 10960 27629 10971 27595 10971 27551 L 10971 17206 27944 232 C 28000 188 28000 98 27944 43 27916 15 27883 1 27849 1 Z N">
              <draw:equation draw:name="f0" draw:formula="logwidth"/>
              <draw:equation draw:name="f1" draw:formula="logheight"/>
            </draw:enhanced-geometry>
          </draw:custom-shape>
          <draw:custom-shape draw:name="Google Shape;922;p25" draw:style-name="gr3" draw:text-style-name="P4" draw:layer="layout" svg:width="0.157cm" svg:height="0.157cm" svg:x="23.103cm" svg:y="12.819cm">
            <text:p text:style-name="P1"><text:span text:style-name="T5"/></text:p>
            <draw:enhanced-geometry draw:mirror-horizontal="true" draw:mirror-vertical="false" drawooo:sub-view-size="2278 2277" draw:text-areas="0 0 ?f0 ?f1" svg:viewBox="0 0 0 0" draw:type="ooxml-non-primitive" draw:enhanced-path="M 1139 0 C 514 0 1 513 1 1138 1 1763 514 2277 1139 2277 1764 2277 2277 1763 2277 1138 2277 513 1764 0 1139 0 Z N">
              <draw:equation draw:name="f0" draw:formula="logwidth"/>
              <draw:equation draw:name="f1" draw:formula="logheight"/>
            </draw:enhanced-geometry>
          </draw:custom-shape>
          <draw:custom-shape draw:name="Google Shape;923;p25" draw:style-name="gr2" draw:text-style-name="P4" draw:layer="layout" svg:width="2.415cm" svg:height="2.85cm" svg:x="20.436cm" svg:y="11.683cm">
            <text:p text:style-name="P1"><text:span text:style-name="T5"/></text:p>
            <draw:enhanced-geometry draw:mirror-horizontal="true" draw:mirror-vertical="false" drawooo:sub-view-size="34796 41054" draw:text-areas="0 0 ?f0 ?f1" svg:viewBox="0 0 0 0" draw:type="ooxml-non-primitive" draw:enhanced-path="M 34639 0 C 34603 0 34567 14 34539 42 L 6026 28555 C 6004 28577 5993 28610 5993 28655 L 5993 34915 89 40808 C 0 40897 56 41042 190 41053 223 41053 257 41042 290 41008 L 6227 35072 C 6249 35049 6272 35016 6272 34971 L 6272 28711 34740 232 C 34795 176 34795 87 34740 42 34712 14 34675 0 34639 0 Z N">
              <draw:equation draw:name="f0" draw:formula="logwidth"/>
              <draw:equation draw:name="f1" draw:formula="logheight"/>
            </draw:enhanced-geometry>
          </draw:custom-shape>
          <draw:custom-shape draw:name="Google Shape;924;p25" draw:style-name="gr4" draw:text-style-name="P4" draw:layer="layout" svg:width="0.43cm" svg:height="0.429cm" svg:x="21.408cm" svg:y="12.661cm">
            <text:p text:style-name="P1"><text:span text:style-name="T5"/></text:p>
            <draw:enhanced-geometry draw:mirror-horizontal="true" draw:mirror-vertical="false" drawooo:sub-view-size="6205 6195" draw:text-areas="0 0 ?f0 ?f1" svg:viewBox="0 0 0 0" draw:type="ooxml-non-primitive" draw:enhanced-path="M 6160 1 L 0 6150 1395 6194 6205 1384 6160 1 Z N">
              <draw:equation draw:name="f0" draw:formula="logwidth"/>
              <draw:equation draw:name="f1" draw:formula="logheight"/>
            </draw:enhanced-geometry>
          </draw:custom-shape>
          <draw:custom-shape draw:name="Google Shape;925;p25" draw:style-name="gr3" draw:text-style-name="P4" draw:layer="layout" svg:width="0.157cm" svg:height="0.157cm" svg:x="22.76cm" svg:y="14.445cm">
            <text:p text:style-name="P1"><text:span text:style-name="T5"/></text:p>
            <draw:enhanced-geometry draw:mirror-horizontal="true" draw:mirror-vertical="false" drawooo:sub-view-size="2278 2278" draw:text-areas="0 0 ?f0 ?f1" svg:viewBox="0 0 0 0" draw:type="ooxml-non-primitive" draw:enhanced-path="M 1139 1 C 503 1 1 514 1 1139 1 1775 503 2277 1139 2277 1764 2277 2277 1775 2277 1139 2277 514 1764 1 1139 1 Z N">
              <draw:equation draw:name="f0" draw:formula="logwidth"/>
              <draw:equation draw:name="f1" draw:formula="logheight"/>
            </draw:enhanced-geometry>
          </draw:custom-shape>
          <draw:custom-shape draw:name="Google Shape;926;p25" draw:style-name="gr5" draw:text-style-name="P4" draw:layer="layout" svg:width="0.106cm" svg:height="0.106cm" svg:x="20.439cm" svg:y="11.188cm">
            <text:p text:style-name="P1"><text:span text:style-name="T5"/></text:p>
            <draw:enhanced-geometry draw:mirror-horizontal="true" draw:mirror-vertical="false" drawooo:sub-view-size="1541 1546" draw:text-areas="0 0 ?f0 ?f1" svg:viewBox="0 0 0 0" draw:type="ooxml-non-primitive" draw:enhanced-path="M 768 1 C 525 1 283 117 134 340 100 385 78 441 56 486 45 530 22 575 11 619 11 675 0 720 0 776 0 1200 346 1546 770 1546 1194 1546 1540 1200 1540 776 1540 720 1529 675 1518 619 1507 575 1495 530 1473 486 1462 441 1440 385 1406 340 1384 307 1350 262 1306 229 1157 75 962 1 768 1 Z N">
              <draw:equation draw:name="f0" draw:formula="logwidth"/>
              <draw:equation draw:name="f1" draw:formula="logheight"/>
            </draw:enhanced-geometry>
          </draw:custom-shape>
          <draw:custom-shape draw:name="Google Shape;927;p25" draw:style-name="gr2" draw:text-style-name="P4" draw:layer="layout" svg:width="1.45cm" svg:height="1.414cm" svg:x="20.681cm" svg:y="11.45cm">
            <text:p text:style-name="P1"><text:span text:style-name="T5"/></text:p>
            <draw:enhanced-geometry draw:mirror-horizontal="true" draw:mirror-vertical="false" drawooo:sub-view-size="20889 20375" draw:text-areas="0 0 ?f0 ?f1" svg:viewBox="0 0 0 0" draw:type="ooxml-non-primitive" draw:enhanced-path="M 19848 0 C 19750 0 19647 20 19541 64 18760 388 18994 1537 19842 1537 20043 1537 20233 1459 20378 1314 20888 794 20468 0 19848 0 Z M 16078 3761 C 15972 3761 15860 3784 15747 3836 14999 4182 15245 5309 16070 5309 16294 5309 16506 5209 16651 5030 17105 4500 16676 3761 16078 3761 Z M 12319 7533 C 12220 7533 12115 7553 12008 7597 11238 7921 11462 9070 12310 9070 12511 9070 12700 8992 12845 8847 13356 8327 12944 7533 12319 7533 Z M 8545 11293 C 8439 11293 8327 11317 8214 11369 7466 11715 7712 12842 8538 12842 8761 12842 8973 12742 9118 12563 9573 12033 9143 11293 8545 11293 Z M 4784 15066 C 4686 15066 4582 15086 4476 15130 3706 15442 3929 16603 4777 16603 4978 16603 5168 16525 5313 16380 5824 15868 5410 15066 4784 15066 Z M 991 18820 C 795 18820 593 18903 425 19102 1 19605 347 20363 1005 20375 1228 20375 1440 20274 1585 20096 2084 19523 1562 18820 991 18820 Z N">
              <draw:equation draw:name="f0" draw:formula="logwidth"/>
              <draw:equation draw:name="f1" draw:formula="logheight"/>
            </draw:enhanced-geometry>
          </draw:custom-shape>
          <draw:custom-shape draw:name="Google Shape;928;p25" draw:style-name="gr6" draw:text-style-name="P4" draw:layer="layout" svg:width="0.105cm" svg:height="0.105cm" svg:x="22.269cm" svg:y="13.02cm">
            <text:p text:style-name="P1"><text:span text:style-name="T5"/></text:p>
            <draw:enhanced-geometry draw:mirror-horizontal="true" draw:mirror-vertical="false" drawooo:sub-view-size="1530 1530" draw:text-areas="0 0 ?f0 ?f1" svg:viewBox="0 0 0 0" draw:type="ooxml-non-primitive" draw:enhanced-path="M 770 1 C 346 1 0 335 0 759 0 1183 346 1529 770 1529 971 1529 1161 1451 1306 1306 1339 1273 1373 1228 1406 1195 1429 1150 1451 1094 1473 1050 1496 1005 1507 960 1518 916 1529 860 1529 815 1529 759 1529 335 1183 1 770 1 Z N">
              <draw:equation draw:name="f0" draw:formula="logwidth"/>
              <draw:equation draw:name="f1" draw:formula="logheight"/>
            </draw:enhanced-geometry>
          </draw:custom-shape>
          <draw:custom-shape draw:name="Google Shape;929;p25" draw:style-name="gr5" draw:text-style-name="P4" draw:layer="layout" svg:width="0.105cm" svg:height="0.106cm" svg:x="23.034cm" svg:y="10.861cm">
            <text:p text:style-name="P1"><text:span text:style-name="T5"/></text:p>
            <draw:enhanced-geometry draw:mirror-horizontal="true" draw:mirror-vertical="false" drawooo:sub-view-size="1530 1546" draw:text-areas="0 0 ?f0 ?f1" svg:viewBox="0 0 0 0" draw:type="ooxml-non-primitive" draw:enhanced-path="M 763 0 C 568 0 373 75 224 228 190 262 157 295 123 340 101 385 79 429 57 485 34 530 23 574 12 619 1 664 1 719 1 775 1 820 1 865 12 920 23 965 34 1010 57 1054 79 1110 101 1155 123 1199 269 1411 503 1534 760 1545 972 1534 1161 1456 1306 1311 1340 1277 1373 1244 1407 1199 1429 1155 1451 1110 1474 1054 1496 1010 1507 965 1518 920 1530 865 1530 820 1530 775 1530 719 1530 664 1518 619 1507 574 1496 530 1474 485 1451 429 1429 385 1407 340 1252 117 1007 0 763 0 Z N">
              <draw:equation draw:name="f0" draw:formula="logwidth"/>
              <draw:equation draw:name="f1" draw:formula="logheight"/>
            </draw:enhanced-geometry>
          </draw:custom-shape>
          <draw:custom-shape draw:name="Google Shape;930;p25" draw:style-name="gr2" draw:text-style-name="P4" draw:layer="layout" svg:width="1.451cm" svg:height="1.413cm" svg:x="23.275cm" svg:y="11.122cm">
            <text:p text:style-name="P1"><text:span text:style-name="T5"/></text:p>
            <draw:enhanced-geometry draw:mirror-horizontal="true" draw:mirror-vertical="false" drawooo:sub-view-size="20911 20365" draw:text-areas="0 0 ?f0 ?f1" svg:viewBox="0 0 0 0" draw:type="ooxml-non-primitive" draw:enhanced-path="M 19870 1 C 19772 1 19668 21 19563 65 18782 377 19016 1538 19853 1538 20054 1538 20255 1460 20400 1315 20910 795 20490 1 19870 1 Z M 16100 3761 C 15993 3761 15882 3785 15768 3837 15021 4183 15266 5299 16092 5299 L 16081 5310 C 16315 5310 16527 5209 16672 5031 17127 4500 16697 3761 16100 3761 Z M 12329 7526 C 12233 7526 12133 7545 12030 7586 11249 7910 11483 9071 12320 9071 12521 9071 12722 8993 12867 8847 13380 8325 12953 7526 12329 7526 Z M 8567 11294 C 8461 11294 8349 11317 8236 11369 7488 11715 7734 12831 8559 12831 L 8548 12843 C 8783 12831 8995 12742 9140 12564 9594 12033 9165 11294 8567 11294 Z M 4802 15066 C 4705 15066 4602 15086 4497 15130 3716 15443 3951 16603 4788 16603 4988 16603 5189 16525 5334 16380 5845 15869 5423 15066 4802 15066 Z M 1018 18818 C 838 18818 649 18889 480 19058 0 19538 335 20364 1027 20364 1228 20364 1417 20286 1562 20141 2119 19585 1612 18818 1018 18818 Z N">
              <draw:equation draw:name="f0" draw:formula="logwidth"/>
              <draw:equation draw:name="f1" draw:formula="logheight"/>
            </draw:enhanced-geometry>
          </draw:custom-shape>
          <draw:custom-shape draw:name="Google Shape;931;p25" draw:style-name="gr5" draw:text-style-name="P4" draw:layer="layout" svg:width="0.105cm" svg:height="0.106cm" svg:x="24.866cm" svg:y="12.692cm">
            <text:p text:style-name="P1"><text:span text:style-name="T5"/></text:p>
            <draw:enhanced-geometry draw:mirror-horizontal="true" draw:mirror-vertical="false" drawooo:sub-view-size="1530 1535" draw:text-areas="0 0 ?f0 ?f1" svg:viewBox="0 0 0 0" draw:type="ooxml-non-primitive" draw:enhanced-path="M 771 0 C 721 0 670 6 626 17 570 28 525 40 481 62 436 73 380 107 347 129 302 162 258 185 224 229 191 263 157 296 135 341 101 385 79 430 57 486 45 531 23 575 12 620 1 664 1 720 1 776 1 821 1 865 12 921 23 966 45 1010 57 1055 79 1100 101 1144 135 1189 191 1278 258 1345 347 1401 380 1434 436 1457 481 1479 525 1490 570 1513 626 1513 670 1524 715 1535 771 1535 815 1535 871 1524 916 1513 972 1513 1016 1490 1061 1479 1106 1457 1150 1434 1195 1401 1273 1345 1351 1278 1407 1189 1429 1144 1452 1111 1474 1055 1496 1010 1507 966 1519 921 1530 865 1530 821 1530 776 1530 720 1530 664 1519 620 1507 575 1496 531 1474 486 1452 430 1429 385 1407 341 1373 296 1340 263 1307 229 1273 185 1228 162 1195 129 1150 107 1106 84 1061 62 1016 40 972 28 916 17 871 6 821 0 771 0 Z N">
              <draw:equation draw:name="f0" draw:formula="logwidth"/>
              <draw:equation draw:name="f1" draw:formula="logheight"/>
            </draw:enhanced-geometry>
          </draw:custom-shape>
          <draw:custom-shape draw:name="Google Shape;932;p25" draw:style-name="gr7" draw:text-style-name="P4" draw:layer="layout" svg:width="0.379cm" svg:height="0.069cm" svg:x="21.295cm" svg:y="13.966cm">
            <text:p text:style-name="P1"><text:span text:style-name="T5"/></text:p>
            <draw:enhanced-geometry draw:mirror-horizontal="true" draw:mirror-vertical="false" drawooo:sub-view-size="5469 1005" draw:text-areas="0 0 ?f0 ?f1" svg:viewBox="0 0 0 0" draw:type="ooxml-non-primitive" draw:enhanced-path="M 1005 0 L 0 1005 4464 1005 5469 0 Z N">
              <draw:equation draw:name="f0" draw:formula="logwidth"/>
              <draw:equation draw:name="f1" draw:formula="logheight"/>
            </draw:enhanced-geometry>
          </draw:custom-shape>
          <draw:custom-shape draw:name="Google Shape;933;p25" draw:style-name="gr7" draw:text-style-name="P4" draw:layer="layout" svg:width="0.379cm" svg:height="0.069cm" svg:x="21.085cm" svg:y="13.757cm">
            <text:p text:style-name="P1"><text:span text:style-name="T5"/></text:p>
            <draw:enhanced-geometry draw:mirror-horizontal="true" draw:mirror-vertical="false" drawooo:sub-view-size="5469 1005" draw:text-areas="0 0 ?f0 ?f1" svg:viewBox="0 0 0 0" draw:type="ooxml-non-primitive" draw:enhanced-path="M 1005 0 L 1 1005 4464 1005 5469 0 Z N">
              <draw:equation draw:name="f0" draw:formula="logwidth"/>
              <draw:equation draw:name="f1" draw:formula="logheight"/>
            </draw:enhanced-geometry>
          </draw:custom-shape>
          <draw:custom-shape draw:name="Google Shape;934;p25" draw:style-name="gr7" draw:text-style-name="P4" draw:layer="layout" svg:width="0.38cm" svg:height="0.069cm" svg:x="20.877cm" svg:y="13.548cm">
            <text:p text:style-name="P1"><text:span text:style-name="T5"/></text:p>
            <draw:enhanced-geometry draw:mirror-horizontal="true" draw:mirror-vertical="false" drawooo:sub-view-size="5480 1005" draw:text-areas="0 0 ?f0 ?f1" svg:viewBox="0 0 0 0" draw:type="ooxml-non-primitive" draw:enhanced-path="M 1005 0 L 1 1004 4464 1004 5480 0 Z N">
              <draw:equation draw:name="f0" draw:formula="logwidth"/>
              <draw:equation draw:name="f1" draw:formula="logheight"/>
            </draw:enhanced-geometry>
          </draw:custom-shape>
          <draw:custom-shape draw:name="Google Shape;935;p25" draw:style-name="gr7" draw:text-style-name="P4" draw:layer="layout" svg:width="0.38cm" svg:height="0.069cm" svg:x="20.668cm" svg:y="13.339cm">
            <text:p text:style-name="P1"><text:span text:style-name="T5"/></text:p>
            <draw:enhanced-geometry draw:mirror-horizontal="true" draw:mirror-vertical="false" drawooo:sub-view-size="5480 1005" draw:text-areas="0 0 ?f0 ?f1" svg:viewBox="0 0 0 0" draw:type="ooxml-non-primitive" draw:enhanced-path="M 1005 0 L 1 1004 4476 1004 5480 0 Z N">
              <draw:equation draw:name="f0" draw:formula="logwidth"/>
              <draw:equation draw:name="f1" draw:formula="logheight"/>
            </draw:enhanced-geometry>
          </draw:custom-shape>
          <draw:custom-shape draw:name="Google Shape;936;p25" draw:style-name="gr8" draw:text-style-name="P4" draw:layer="layout" svg:width="0.38cm" svg:height="0.07cm" svg:x="20.459cm" svg:y="13.129cm">
            <text:p text:style-name="P1"><text:span text:style-name="T5"/></text:p>
            <draw:enhanced-geometry draw:mirror-horizontal="true" draw:mirror-vertical="false" drawooo:sub-view-size="5481 1017" draw:text-areas="0 0 ?f0 ?f1" svg:viewBox="0 0 0 0" draw:type="ooxml-non-primitive" draw:enhanced-path="M 1016 1 L 1 1016 4476 1016 5480 1 Z N">
              <draw:equation draw:name="f0" draw:formula="logwidth"/>
              <draw:equation draw:name="f1" draw:formula="logheight"/>
            </draw:enhanced-geometry>
          </draw:custom-shape>
          <draw:custom-shape draw:name="Google Shape;937;p25" draw:style-name="gr7" draw:text-style-name="P4" draw:layer="layout" svg:width="0.379cm" svg:height="0.069cm" svg:x="20.248cm" svg:y="12.919cm">
            <text:p text:style-name="P1"><text:span text:style-name="T5"/></text:p>
            <draw:enhanced-geometry draw:mirror-horizontal="true" draw:mirror-vertical="false" drawooo:sub-view-size="5470 1006" draw:text-areas="0 0 ?f0 ?f1" svg:viewBox="0 0 0 0" draw:type="ooxml-non-primitive" draw:enhanced-path="M 1005 1 L 1 1005 4465 1005 5469 1 Z N">
              <draw:equation draw:name="f0" draw:formula="logwidth"/>
              <draw:equation draw:name="f1" draw:formula="logheight"/>
            </draw:enhanced-geometry>
          </draw:custom-shape>
          <draw:custom-shape draw:name="Google Shape;938;p25" draw:style-name="gr7" draw:text-style-name="P4" draw:layer="layout" svg:width="0.379cm" svg:height="0.069cm" svg:x="20.038cm" svg:y="12.71cm">
            <text:p text:style-name="P1"><text:span text:style-name="T5"/></text:p>
            <draw:enhanced-geometry draw:mirror-horizontal="true" draw:mirror-vertical="false" drawooo:sub-view-size="5469 1006" draw:text-areas="0 0 ?f0 ?f1" svg:viewBox="0 0 0 0" draw:type="ooxml-non-primitive" draw:enhanced-path="M 1004 1 L 0 1005 4464 1005 5468 1 Z N">
              <draw:equation draw:name="f0" draw:formula="logwidth"/>
              <draw:equation draw:name="f1" draw:formula="logheight"/>
            </draw:enhanced-geometry>
          </draw:custom-shape>
          <draw:custom-shape draw:name="Google Shape;939;p25" draw:style-name="gr2" draw:text-style-name="P4" draw:layer="layout" svg:width="1.523cm" svg:height="1.518cm" svg:x="23.407cm" svg:y="12.331cm">
            <text:p text:style-name="P1"><text:span text:style-name="T5"/></text:p>
            <draw:enhanced-geometry draw:mirror-horizontal="true" draw:mirror-vertical="false" drawooo:sub-view-size="21940 21871" draw:text-areas="0 0 ?f0 ?f1" svg:viewBox="0 0 0 0" draw:type="ooxml-non-primitive" draw:enhanced-path="M 21785 1 C 21750 1 21717 15 21694 42 L 90 21636 C 0 21725 67 21870 190 21870 223 21870 268 21859 290 21837 L 21884 232 C 21940 176 21940 87 21884 42 21856 15 21820 1 21785 1 Z N">
              <draw:equation draw:name="f0" draw:formula="logwidth"/>
              <draw:equation draw:name="f1" draw:formula="logheight"/>
            </draw:enhanced-geometry>
          </draw:custom-shape>
          <draw:custom-shape draw:name="Google Shape;940;p25" draw:style-name="gr2" draw:text-style-name="P4" draw:layer="layout" svg:width="1.525cm" svg:height="1.519cm" svg:x="22.074cm" svg:y="14.862cm">
            <text:p text:style-name="P1"><text:span text:style-name="T5"/></text:p>
            <draw:enhanced-geometry draw:mirror-horizontal="true" draw:mirror-vertical="false" drawooo:sub-view-size="21969 21894" draw:text-areas="0 0 ?f0 ?f1" svg:viewBox="0 0 0 0" draw:type="ooxml-non-primitive" draw:enhanced-path="M 21761 1 C 21726 1 21690 16 21661 54 L 56 21659 C 0 21704 0 21793 56 21849 89 21882 123 21893 156 21893 190 21893 223 21882 257 21849 L 21850 255 C 21969 154 21869 1 21761 1 Z N">
              <draw:equation draw:name="f0" draw:formula="logwidth"/>
              <draw:equation draw:name="f1" draw:formula="logheight"/>
            </draw:enhanced-geometry>
          </draw:custom-shape>
          <draw:custom-shape draw:name="Google Shape;941;p25" draw:style-name="gr2" draw:text-style-name="P4" draw:layer="layout" svg:width="1.523cm" svg:height="1.519cm" svg:x="23.874cm" svg:y="13.315cm">
            <text:p text:style-name="P1"><text:span text:style-name="T5"/></text:p>
            <draw:enhanced-geometry draw:mirror-horizontal="true" draw:mirror-vertical="false" drawooo:sub-view-size="21940 21882" draw:text-areas="0 0 ?f0 ?f1" svg:viewBox="0 0 0 0" draw:type="ooxml-non-primitive" draw:enhanced-path="M 21795 1 C 21758 1 21722 15 21694 43 L 89 21647 C 0 21726 67 21882 190 21882 223 21882 268 21871 290 21837 L 21895 244 C 21940 188 21940 99 21895 43 21867 15 21831 1 21795 1 Z N">
              <draw:equation draw:name="f0" draw:formula="logwidth"/>
              <draw:equation draw:name="f1" draw:formula="logheight"/>
            </draw:enhanced-geometry>
          </draw:custom-shape>
          <draw:custom-shape draw:name="Google Shape;942;p25" draw:style-name="gr2" draw:text-style-name="P4" draw:layer="layout" svg:width="0.69cm" svg:height="0.664cm" svg:x="20.601cm" svg:y="14.375cm">
            <text:p text:style-name="P1"><text:span text:style-name="T5"/></text:p>
            <draw:enhanced-geometry draw:mirror-horizontal="true" draw:mirror-vertical="false" drawooo:sub-view-size="9944 9571" draw:text-areas="0 0 ?f0 ?f1" svg:viewBox="0 0 0 0" draw:type="ooxml-non-primitive" draw:enhanced-path="M 5168 285 C 7656 285 9665 2294 9665 4783 9665 6613 8571 8253 6886 8945 6328 9178 5742 9291 5161 9291 3991 9291 2841 8832 1976 7974 693 6680 302 4749 1005 3064 1697 1379 3349 285 5168 285 Z M 5165 0 C 3920 0 2696 484 1786 1401 414 2774 1 4827 748 6613 1485 8398 3226 9570 5168 9570 7801 9559 9944 7427 9944 4783 9944 2852 8783 1111 6998 364 6406 119 5783 0 5165 0 Z N">
              <draw:equation draw:name="f0" draw:formula="logwidth"/>
              <draw:equation draw:name="f1" draw:formula="logheight"/>
            </draw:enhanced-geometry>
          </draw:custom-shape>
          <draw:custom-shape draw:name="Google Shape;943;p25" draw:style-name="gr9" draw:text-style-name="P4" draw:layer="layout" svg:width="0.294cm" svg:height="0.294cm" svg:x="20.785cm" svg:y="14.56cm">
            <text:p text:style-name="P1"><text:span text:style-name="T5"/></text:p>
            <draw:enhanced-geometry draw:mirror-horizontal="true" draw:mirror-vertical="false" drawooo:sub-view-size="4252 4253" draw:text-areas="0 0 ?f0 ?f1" svg:viewBox="0 0 0 0" draw:type="ooxml-non-primitive" draw:enhanced-path="M 2132 0 C 960 0 0 949 0 2121 0 3304 960 4252 2132 4252 3303 4252 4252 3304 4252 2121 4252 949 3303 0 2132 0 Z N">
              <draw:equation draw:name="f0" draw:formula="logwidth"/>
              <draw:equation draw:name="f1" draw:formula="logheight"/>
            </draw:enhanced-geometry>
          </draw:custom-shape>
          <draw:custom-shape draw:name="Google Shape;944;p25" draw:style-name="gr10" draw:text-style-name="P4" draw:layer="layout" svg:width="0.511cm" svg:height="0.438cm" svg:x="23.666cm" svg:y="14.226cm">
            <text:p text:style-name="P1"><text:span text:style-name="T5"/></text:p>
            <draw:enhanced-geometry draw:mirror-horizontal="true" draw:mirror-vertical="false" drawooo:sub-view-size="7366 6318" draw:text-areas="0 0 ?f0 ?f1" svg:viewBox="0 0 0 0" draw:type="ooxml-non-primitive" draw:enhanced-path="M 4219 292 C 5803 292 7087 1575 7087 3171 7087 4901 5670 6048 4191 6048 3485 6048 2764 5786 2176 5202 369 3383 1652 292 4219 292 Z M 4186 1 C 3414 1 2627 287 1987 928 0 2925 1406 6318 4219 6318 5959 6318 7366 4912 7366 3171 7366 1266 5808 1 4186 1 Z N">
              <draw:equation draw:name="f0" draw:formula="logwidth"/>
              <draw:equation draw:name="f1" draw:formula="logheight"/>
            </draw:enhanced-geometry>
          </draw:custom-shape>
          <draw:custom-shape draw:name="Google Shape;945;p25" draw:style-name="gr11" draw:text-style-name="P4" draw:layer="layout" svg:width="0.206cm" svg:height="0.191cm" svg:x="23.783cm" svg:y="14.35cm">
            <text:p text:style-name="P1"><text:span text:style-name="T5"/></text:p>
            <draw:enhanced-geometry draw:mirror-horizontal="true" draw:mirror-vertical="false" drawooo:sub-view-size="2980 2760" draw:text-areas="0 0 ?f0 ?f1" svg:viewBox="0 0 0 0" draw:type="ooxml-non-primitive" draw:enhanced-path="M 1486 0 C 824 0 234 484 123 1157 0 1916 514 2619 1273 2741 1347 2754 1421 2760 1494 2760 2157 2760 2747 2276 2857 1603 2980 844 2467 141 1708 18 1633 6 1559 0 1486 0 Z N">
              <draw:equation draw:name="f0" draw:formula="logwidth"/>
              <draw:equation draw:name="f1" draw:formula="logheight"/>
            </draw:enhanced-geometry>
          </draw:custom-shape>
        </draw:g>
        <draw:g draw:name="Google Shape;946;p25">
          <draw:g draw:name="Google Shape;947;p25">
            <draw:custom-shape draw:name="Google Shape;948;p25" draw:style-name="gr2" draw:text-style-name="P4" draw:layer="layout" svg:width="1.52cm" svg:height="1.519cm" svg:x="2.634cm" svg:y="11.038cm">
              <text:p text:style-name="P1"><text:span text:style-name="T5"/></text:p>
              <draw:enhanced-geometry draw:mirror-horizontal="tru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949;p25" draw:style-name="gr2" draw:text-style-name="P4" draw:layer="layout" svg:width="1.525cm" svg:height="1.518cm" svg:x="3.097cm" svg:y="12.023cm">
              <text:p text:style-name="P1"><text:span text:style-name="T5"/></text:p>
              <draw:enhanced-geometry draw:mirror-horizontal="tru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g>
          <draw:g draw:name="Google Shape;950;p25">
            <draw:custom-shape draw:name="Google Shape;951;p25" draw:style-name="gr2" draw:text-style-name="P4" draw:layer="layout" svg:width="0.765cm" svg:height="0.761cm" svg:x="4.687cm" svg:y="12.554cm">
              <text:p text:style-name="P1"><text:span text:style-name="T5"/></text:p>
              <draw:enhanced-geometry draw:mirror-horizontal="true" draw:mirror-vertical="false" drawooo:sub-view-size="11036 10968" draw:text-areas="0 0 ?f0 ?f1" svg:viewBox="0 0 0 0" draw:type="ooxml-non-primitive" draw:enhanced-path="M 10830 0 C 10795 0 10758 16 10725 54 L 46 10733 C 1 10789 1 10867 46 10923 79 10956 112 10968 146 10968 191 10968 224 10956 246 10923 L 10926 254 C 11036 153 10941 0 10830 0 Z N">
                <draw:equation draw:name="f0" draw:formula="logwidth"/>
                <draw:equation draw:name="f1" draw:formula="logheight"/>
              </draw:enhanced-geometry>
            </draw:custom-shape>
            <draw:custom-shape draw:name="Google Shape;952;p25" draw:style-name="gr3" draw:text-style-name="P4" draw:layer="layout" svg:width="0.157cm" svg:height="0.157cm" svg:x="4.622cm" svg:y="12.486cm">
              <text:p text:style-name="P1"><text:span text:style-name="T5"/></text:p>
              <draw:enhanced-geometry draw:mirror-horizontal="true" draw:mirror-vertical="false" drawooo:sub-view-size="2277 2278" draw:text-areas="0 0 ?f0 ?f1" svg:viewBox="0 0 0 0" draw:type="ooxml-non-primitive" draw:enhanced-path="M 1139 1 C 514 1 0 514 0 1139 0 1764 514 2277 1139 2277 1764 2277 2277 1764 2277 1139 2277 514 1764 1 1139 1 Z N">
                <draw:equation draw:name="f0" draw:formula="logwidth"/>
                <draw:equation draw:name="f1" draw:formula="logheight"/>
              </draw:enhanced-geometry>
            </draw:custom-shape>
            <draw:custom-shape draw:name="Google Shape;953;p25" draw:style-name="gr3" draw:text-style-name="P4" draw:layer="layout" svg:width="0.157cm" svg:height="0.156cm" svg:x="5.364cm" svg:y="13.228cm">
              <text:p text:style-name="P1"><text:span text:style-name="T5"/></text:p>
              <draw:enhanced-geometry draw:mirror-horizontal="true" draw:mirror-vertical="false" drawooo:sub-view-size="2278 2266" draw:text-areas="0 0 ?f0 ?f1" svg:viewBox="0 0 0 0" draw:type="ooxml-non-primitive" draw:enhanced-path="M 1139 0 C 514 0 1 503 1 1127 1 1764 514 2266 1139 2266 1775 2266 2277 1764 2277 1127 2277 503 1775 0 1139 0 Z N">
                <draw:equation draw:name="f0" draw:formula="logwidth"/>
                <draw:equation draw:name="f1" draw:formula="logheight"/>
              </draw:enhanced-geometry>
            </draw:custom-shape>
          </draw:g>
        </draw:g>
        <draw:g draw:name="Google Shape;954;p25">
          <draw:custom-shape draw:name="Google Shape;955;p25" draw:style-name="gr12" draw:text-style-name="P4" draw:layer="layout" svg:width="0.378cm" svg:height="0.375cm" draw:transform="rotate (-0.785398163397448) translate (4.601cm 8.137cm)">
            <text:p text:style-name="P1"><text:span text:style-name="T5"/></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956;p25" draw:style-name="gr13" draw:text-style-name="P5" draw:layer="layout" svg:width="11.372cm" svg:height="0.001cm" draw:transform="rotate (-3.14159265358979) translate (13.877cm 8.401cm)">
            <text:p/>
            <draw:enhanced-geometry draw:mirror-horizontal="false" draw:mirror-vertical="false" svg:viewBox="0 0 21600 21600" draw:type="mso-spt32" draw:enhanced-path="M 0 0 L 21600 21600 N"/>
          </draw:custom-shape>
          <draw:custom-shape draw:name="Google Shape;957;p25" draw:style-name="gr14" draw:text-style-name="P4" draw:layer="layout" svg:width="0.157cm" svg:height="0.157cm" svg:x="13.875cm" svg:y="8.322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58;p25" draw:style-name="gr14" draw:text-style-name="P4" draw:layer="layout" svg:width="0.157cm" svg:height="0.157cm" svg:x="2.344cm" svg:y="8.322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959;p25" draw:style-name="gr15" draw:text-style-name="P6" draw:layer="layout" svg:width="9.575cm" svg:height="0.979cm" svg:x="14.566cm" svg:y="12.562cm">
          <text:p text:style-name="P1"><text:span text:style-name="T6">Licence 3 - Ingénierie Informa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14;g11f682941b8_0_111:notes" draw:style-name="gr16" draw:layer="layout" svg:width="16.932cm" svg:height="9.524cm" svg:x="1.059cm" svg:y="1.905cm" draw:page-number="1" presentation:class="page"/>
          <draw:frame draw:name="Google Shape;915;g11f682941b8_0_111:notes" presentation:style-name="pr3" draw:text-style-name="P7" draw:layer="layout" svg:width="15.239cm" svg:height="11.429cm" svg:x="1.905cm" svg:y="12.065cm" presentation:class="notes" presentation:placeholder="true" presentation:user-transformed="true">
            <draw:text-box/>
          </draw:frame>
        </presentation:notes>
      </draw:page>
      <draw:page draw:name="04" draw:style-name="dp1" draw:master-page-name="CUSTOM">
        <draw:frame draw:name="Google Shape;964;p26" presentation:style-name="pr4" draw:text-style-name="P9" draw:layer="layout" svg:width="21.05cm" svg:height="1.59cm" svg:x="2.175cm" svg:y="1.545cm" presentation:class="title" presentation:user-transformed="true">
          <draw:text-box>
            <text:p text:style-name="P8"><text:span text:style-name="T7">Ligne directrice</text:span></text:p>
          </draw:text-box>
        </draw:frame>
        <draw:frame draw:name="Google Shape;965;p26" presentation:style-name="pr4" draw:text-style-name="P10" draw:layer="layout" svg:width="2.612cm" svg:height="1.59cm" svg:x="2.871cm" svg:y="3.827cm" presentation:class="title" presentation:user-transformed="true">
          <draw:text-box>
            <text:p text:style-name="P1"><text:span text:style-name="T8">01</text:span></text:p>
          </draw:text-box>
        </draw:frame>
        <draw:frame draw:name="Google Shape;966;p26" presentation:style-name="pr5" draw:text-style-name="P3" draw:layer="layout" svg:width="8.868cm" svg:height="0.939cm" svg:x="2.871cm" svg:y="5.404cm" presentation:class="subtitle" presentation:user-transformed="true">
          <draw:text-box>
            <text:p text:style-name="P1"><text:span text:style-name="T3">Contexte du projet</text:span></text:p>
          </draw:text-box>
        </draw:frame>
        <draw:frame draw:name="Google Shape;967;p26" presentation:style-name="pr4" draw:text-style-name="P10" draw:layer="layout" svg:width="2.612cm" svg:height="1.59cm" svg:x="2.871cm" svg:y="8.443cm" presentation:class="title" presentation:user-transformed="true">
          <draw:text-box>
            <text:p text:style-name="P1"><text:span text:style-name="T8">02</text:span></text:p>
          </draw:text-box>
        </draw:frame>
        <draw:frame draw:name="Google Shape;968;p26" presentation:style-name="pr5" draw:text-style-name="P11" draw:layer="layout" svg:width="7.322cm" svg:height="1.057cm" svg:x="2.871cm" svg:y="11.577cm" presentation:class="subtitle" presentation:user-transformed="true">
          <draw:text-box>
            <text:p text:style-name="P1"><text:span text:style-name="T9">le but du projet</text:span></text:p>
          </draw:text-box>
        </draw:frame>
        <draw:frame draw:name="Google Shape;969;p26" presentation:style-name="pr5" draw:text-style-name="P3" draw:layer="layout" svg:width="8.868cm" svg:height="0.939cm" svg:x="2.871cm" svg:y="10.037cm" presentation:class="subtitle" presentation:user-transformed="true">
          <draw:text-box>
            <text:p text:style-name="P1"><text:span text:style-name="T3">Objectif du projet</text:span></text:p>
          </draw:text-box>
        </draw:frame>
        <draw:g draw:name="Google Shape;970;p26">
          <draw:custom-shape draw:name="Google Shape;971;p26" draw:style-name="gr2" draw:text-style-name="P4" draw:layer="layout" svg:width="2.091cm" svg:height="2.721cm" draw:transform="rotate (-3.14159265358979) translate (24.758cm 2.652cm)">
            <text:p text:style-name="P1"><text:span text:style-name="T5"/></text:p>
            <draw:enhanced-geometry draw:mirror-horizontal="false" draw:mirror-vertical="false" drawooo:sub-view-size="34350 44703" draw:text-areas="0 0 ?f0 ?f1" svg:viewBox="0 0 0 0" draw:type="ooxml-non-primitive" draw:enhanced-path="M 34205 1 C 34169 1 34132 15 34104 43 L 23425 10722 C 23402 10745 23391 10778 23391 10823 L 23391 21168 90 44468 C 1 44558 68 44703 191 44703 224 44703 258 44692 291 44669 L 23626 21324 C 23648 21301 23670 21257 23670 21223 L 23670 10879 34305 244 C 34350 188 34350 98 34305 43 34277 15 34241 1 34205 1 Z N">
              <draw:equation draw:name="f0" draw:formula="logwidth"/>
              <draw:equation draw:name="f1" draw:formula="logheight"/>
            </draw:enhanced-geometry>
          </draw:custom-shape>
          <draw:custom-shape draw:name="Google Shape;972;p26" draw:style-name="gr17" draw:text-style-name="P4" draw:layer="layout" svg:width="0.151cm" svg:height="0.138cm" draw:transform="rotate (-3.14159265358979) translate (22.751cm 2.713cm)">
            <text:p text:style-name="P1"><text:span text:style-name="T5"/></text:p>
            <draw:enhanced-geometry draw:mirror-horizontal="false" draw:mirror-vertical="false" drawooo:sub-view-size="2501 2280" draw:text-areas="0 0 ?f0 ?f1" svg:viewBox="0 0 0 0" draw:type="ooxml-non-primitive" draw:enhanced-path="M 1248 0 C 738 0 270 354 146 879 1 1493 380 2107 994 2252 1077 2270 1161 2279 1243 2279 1757 2279 2231 1933 2356 1404 2501 790 2121 176 1507 31 1421 10 1334 0 1248 0 Z N">
              <draw:equation draw:name="f0" draw:formula="logwidth"/>
              <draw:equation draw:name="f1" draw:formula="logheight"/>
            </draw:enhanced-geometry>
          </draw:custom-shape>
          <draw:custom-shape draw:name="Google Shape;973;p26" draw:style-name="gr18" draw:text-style-name="P4" draw:layer="layout" svg:width="0.377cm" svg:height="0.376cm" draw:transform="rotate (-3.14159265358979) translate (23.771cm 1.284cm)">
            <text:p text:style-name="P1"><text:span text:style-name="T5"/></text:p>
            <draw:enhanced-geometry draw:mirror-horizontal="false" draw:mirror-vertical="false" drawooo:sub-view-size="6206 6194" draw:text-areas="0 0 ?f0 ?f1" svg:viewBox="0 0 0 0" draw:type="ooxml-non-primitive" draw:enhanced-path="M 6149 0 L 1 6149 1395 6194 6205 1384 6149 0 Z N">
              <draw:equation draw:name="f0" draw:formula="logwidth"/>
              <draw:equation draw:name="f1" draw:formula="logheight"/>
            </draw:enhanced-geometry>
          </draw:custom-shape>
          <draw:custom-shape draw:name="Google Shape;974;p26" draw:style-name="gr2" draw:text-style-name="P4" draw:layer="layout" svg:width="1.803cm" svg:height="2.184cm" draw:transform="rotate (-3.14159265358979) translate (24.539cm 1.732cm)">
            <text:p text:style-name="P1"><text:span text:style-name="T5"/></text:p>
            <draw:enhanced-geometry draw:mirror-horizontal="false" draw:mirror-vertical="false" drawooo:sub-view-size="29631 35878" draw:text-areas="0 0 ?f0 ?f1" svg:viewBox="0 0 0 0" draw:type="ooxml-non-primitive" draw:enhanced-path="M 29432 0 C 29400 0 29367 13 29338 44 L 23402 5981 C 23368 6004 23357 6037 23357 6082 L 23357 12342 56 35643 C 0 35699 0 35777 56 35833 89 35866 123 35877 156 35877 190 35877 234 35866 257 35844 L 23591 12498 C 23625 12476 23636 12443 23636 12398 L 23636 6137 29528 234 C 29631 140 29537 0 29432 0 Z N">
              <draw:equation draw:name="f0" draw:formula="logwidth"/>
              <draw:equation draw:name="f1" draw:formula="logheight"/>
            </draw:enhanced-geometry>
          </draw:custom-shape>
          <draw:custom-shape draw:name="Google Shape;975;p26" draw:style-name="gr19" draw:text-style-name="P4" draw:layer="layout" svg:width="0.149cm" svg:height="0.137cm" draw:transform="rotate (-3.14159265358979) translate (22.822cm 1.793cm)">
            <text:p text:style-name="P1"><text:span text:style-name="T5"/></text:p>
            <draw:enhanced-geometry draw:mirror-horizontal="false" draw:mirror-vertical="false" drawooo:sub-view-size="2456 2273" draw:text-areas="0 0 ?f0 ?f1" svg:viewBox="0 0 0 0" draw:type="ooxml-non-primitive" draw:enhanced-path="M 1225 0 C 680 0 191 399 101 952 0 1577 424 2157 1049 2258 1111 2268 1173 2273 1233 2273 1775 2273 2254 1882 2344 1320 2455 707 2031 115 1406 15 1346 5 1285 0 1225 0 Z N">
              <draw:equation draw:name="f0" draw:formula="logwidth"/>
              <draw:equation draw:name="f1" draw:formula="logheight"/>
            </draw:enhanced-geometry>
          </draw:custom-shape>
          <draw:custom-shape draw:name="Google Shape;976;p26" draw:style-name="gr2" draw:text-style-name="P4" draw:layer="layout" svg:width="0.67cm" svg:height="0.666cm" draw:transform="rotate (-3.14159265358979) translate (23.782cm 2.772cm)">
            <text:p text:style-name="P1"><text:span text:style-name="T5"/></text:p>
            <draw:enhanced-geometry draw:mirror-horizontal="false" draw:mirror-vertical="false" drawooo:sub-view-size="11016 10957" draw:text-areas="0 0 ?f0 ?f1" svg:viewBox="0 0 0 0" draw:type="ooxml-non-primitive" draw:enhanced-path="M 10859 0 C 10823 0 10787 14 10759 42 L 90 10711 C 1 10800 57 10956 180 10956 224 10956 258 10934 280 10912 L 10960 243 C 11015 187 11015 98 10960 42 10932 14 10895 0 10859 0 Z N">
              <draw:equation draw:name="f0" draw:formula="logwidth"/>
              <draw:equation draw:name="f1" draw:formula="logheight"/>
            </draw:enhanced-geometry>
          </draw:custom-shape>
          <draw:custom-shape draw:name="Google Shape;977;p26" draw:style-name="gr17" draw:text-style-name="P4" draw:layer="layout" svg:width="0.157cm" svg:height="0.138cm" draw:transform="rotate (-3.14159265358979) translate (23.199cm 2.833cm)">
            <text:p text:style-name="P1"><text:span text:style-name="T5"/></text:p>
            <draw:enhanced-geometry draw:mirror-horizontal="false" draw:mirror-vertical="false" drawooo:sub-view-size="2590 2278" draw:text-areas="0 0 ?f0 ?f1" svg:viewBox="0 0 0 0" draw:type="ooxml-non-primitive" draw:enhanced-path="M 1285 1 C 1143 1 999 27 860 84 280 329 1 999 246 1579 423 2017 849 2277 1296 2277 1441 2277 1588 2250 1730 2193 2311 1947 2590 1289 2344 708 2158 268 1733 1 1285 1 Z N">
              <draw:equation draw:name="f0" draw:formula="logwidth"/>
              <draw:equation draw:name="f1" draw:formula="logheight"/>
            </draw:enhanced-geometry>
          </draw:custom-shape>
          <draw:custom-shape draw:name="Google Shape;978;p26" draw:style-name="gr19" draw:text-style-name="P4" draw:layer="layout" svg:width="0.151cm" svg:height="0.137cm" draw:transform="rotate (-3.14159265358979) translate (23.847cm 2.183cm)">
            <text:p text:style-name="P1"><text:span text:style-name="T5"/></text:p>
            <draw:enhanced-geometry draw:mirror-horizontal="false" draw:mirror-vertical="false" drawooo:sub-view-size="2501 2272" draw:text-areas="0 0 ?f0 ?f1" svg:viewBox="0 0 0 0" draw:type="ooxml-non-primitive" draw:enhanced-path="M 1254 0 C 737 0 270 353 146 868 1 1482 380 2096 994 2241 1082 2262 1171 2272 1258 2272 1774 2272 2241 1918 2355 1393 2500 779 2121 176 1518 31 1430 10 1341 0 1254 0 Z N">
              <draw:equation draw:name="f0" draw:formula="logwidth"/>
              <draw:equation draw:name="f1" draw:formula="logheight"/>
            </draw:enhanced-geometry>
          </draw:custom-shape>
          <draw:custom-shape draw:name="Google Shape;979;p26" draw:style-name="gr2" draw:text-style-name="P4" draw:layer="layout" svg:width="1.83cm" svg:height="1.826cm" draw:transform="rotate (-3.14159265358979) translate (23.27cm 0.392cm)">
            <text:p text:style-name="P1"><text:span text:style-name="T5"/></text:p>
            <draw:enhanced-geometry draw:mirror-horizontal="fals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980;p26" draw:style-name="gr18" draw:text-style-name="P4" draw:layer="layout" svg:width="0.377cm" svg:height="0.376cm" draw:transform="rotate (-3.14159265358979) translate (22.184cm 0.038cm)">
            <text:p text:style-name="P1"><text:span text:style-name="T5"/></text:p>
            <draw:enhanced-geometry draw:mirror-horizontal="fals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981;p26" draw:style-name="gr17" draw:text-style-name="P4" draw:layer="layout" svg:width="0.149cm" svg:height="0.138cm" draw:transform="rotate (-3.14159265358979) translate (21.497cm 0.467cm)">
            <text:p text:style-name="P1"><text:span text:style-name="T5"/></text:p>
            <draw:enhanced-geometry draw:mirror-horizontal="fals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982;p26" draw:style-name="gr19" draw:text-style-name="P4" draw:layer="layout" svg:width="0.138cm" svg:height="0.137cm" draw:transform="rotate (-3.14159265358979) translate (23.33cm -1.358cm)">
            <text:p text:style-name="P1"><text:span text:style-name="T5"/></text:p>
            <draw:enhanced-geometry draw:mirror-horizontal="fals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custom-shape draw:name="Google Shape;983;p26" draw:style-name="gr20" draw:text-style-name="P4" draw:layer="layout" svg:width="0.123cm" svg:height="0.092cm" draw:transform="rotate (-3.14159265358979) translate (22.705cm 0.62cm)">
            <text:p text:style-name="P1"><text:span text:style-name="T5"/></text:p>
            <draw:enhanced-geometry draw:mirror-horizontal="false" draw:mirror-vertical="false" drawooo:sub-view-size="2041 1535" draw:text-areas="0 0 ?f0 ?f1" svg:viewBox="0 0 0 0" draw:type="ooxml-non-primitive" draw:enhanced-path="M 1021 0 C 970 0 920 6 870 17 825 28 781 39 736 62 680 73 636 95 602 129 558 151 513 184 479 229 1 708 333 1530 1021 1535 L 1021 1535 C 1698 1530 2040 708 1562 229 1484 151 1406 95 1305 62 1261 39 1216 28 1171 17 1121 6 1071 0 1021 0 Z M 1021 1535 C 1019 1535 1017 1535 1015 1535 L 1026 1535 C 1024 1535 1023 1535 1021 1535 Z N">
              <draw:equation draw:name="f0" draw:formula="logwidth"/>
              <draw:equation draw:name="f1" draw:formula="logheight"/>
            </draw:enhanced-geometry>
          </draw:custom-shape>
          <draw:custom-shape draw:name="Google Shape;984;p26" draw:style-name="gr2" draw:text-style-name="P4" draw:layer="layout" svg:width="1.622cm" svg:height="1.585cm" draw:transform="rotate (-3.14159265358979) translate (24.45cm 0.371cm)">
            <text:p text:style-name="P1"><text:span text:style-name="T5"/></text:p>
            <draw:enhanced-geometry draw:mirror-horizontal="false" draw:mirror-vertical="false" drawooo:sub-view-size="26659 26050" draw:text-areas="0 0 ?f0 ?f1" svg:viewBox="0 0 0 0" draw:type="ooxml-non-primitive" draw:enhanced-path="M 25615 0 C 25521 0 25422 18 25321 59 24529 360 24752 1532 25600 1532 25790 1532 25979 1454 26124 1331 26659 826 26246 0 25615 0 Z M 21521 4074 C 21427 4074 21327 4092 21225 4132 20433 4445 20656 5616 21504 5616 21705 5616 21895 5549 22029 5416 22573 4910 22160 4074 21521 4074 Z M 17436 8169 C 17341 8169 17242 8187 17141 8228 16349 8540 16572 9712 17420 9712 17621 9712 17811 9634 17944 9500 18488 8995 18069 8169 17436 8169 Z M 13345 12254 C 13242 12254 13134 12275 13023 12323 12264 12658 12499 13796 13336 13796 13548 13796 13749 13707 13894 13551 14381 13025 13960 12254 13345 12254 Z M 9257 16338 C 9155 16338 9048 16360 8939 16408 8169 16742 8414 17881 9251 17881 9463 17881 9664 17791 9809 17635 10297 17109 9867 16338 9257 16338 Z M 5182 20433 C 5088 20433 4989 20451 4888 20492 4096 20793 4319 21965 5167 21965 5357 21965 5546 21887 5691 21764 6225 21259 5813 20433 5182 20433 Z M 1088 24507 C 994 24507 894 24525 792 24565 0 24878 223 26049 1071 26049 1272 26049 1462 25982 1596 25849 2140 25343 1727 24507 1088 24507 Z N">
              <draw:equation draw:name="f0" draw:formula="logwidth"/>
              <draw:equation draw:name="f1" draw:formula="logheight"/>
            </draw:enhanced-geometry>
          </draw:custom-shape>
          <draw:custom-shape draw:name="Google Shape;985;p26" draw:style-name="gr20" draw:text-style-name="P4" draw:layer="layout" svg:width="0.113cm" svg:height="0.092cm" draw:transform="rotate (-3.14159265358979) translate (24.696cm -1.37cm)">
            <text:p text:style-name="P1"><text:span text:style-name="T5"/></text:p>
            <draw:enhanced-geometry draw:mirror-horizontal="false" draw:mirror-vertical="false" drawooo:sub-view-size="1876 1535" draw:text-areas="0 0 ?f0 ?f1" svg:viewBox="0 0 0 0" draw:type="ooxml-non-primitive" draw:enhanced-path="M 1027 1 C 976 1 924 6 871 17 826 28 781 39 737 62 692 84 648 106 603 129 558 162 525 196 480 229 0 709 346 1535 1027 1535 1228 1535 1429 1457 1563 1312 1641 1245 1697 1155 1730 1066 1752 1010 1763 966 1775 921 1875 438 1495 1 1027 1 Z N">
              <draw:equation draw:name="f0" draw:formula="logwidth"/>
              <draw:equation draw:name="f1" draw:formula="logheight"/>
            </draw:enhanced-geometry>
          </draw:custom-shape>
          <draw:custom-shape draw:name="Google Shape;986;p26" draw:style-name="gr2" draw:text-style-name="P4" draw:layer="layout" svg:width="1.333cm" svg:height="1.331cm" draw:transform="rotate (-3.14159265358979) translate (25.508cm 1.011cm)">
            <text:p text:style-name="P1"><text:span text:style-name="T5"/></text:p>
            <draw:enhanced-geometry draw:mirror-horizontal="false" draw:mirror-vertical="false" drawooo:sub-view-size="21907 21874" draw:text-areas="0 0 ?f0 ?f1" svg:viewBox="0 0 0 0" draw:type="ooxml-non-primitive" draw:enhanced-path="M 21751 1 C 21714 1 21678 15 21650 43 L 57 21636 C 1 21692 1 21781 57 21837 75 21855 101 21874 134 21874 141 21874 149 21873 157 21871 163 21873 169 21874 175 21874 202 21874 228 21855 246 21837 L 21851 232 C 21907 177 21907 99 21851 43 21823 15 21787 1 21751 1 Z N">
              <draw:equation draw:name="f0" draw:formula="logwidth"/>
              <draw:equation draw:name="f1" draw:formula="logheight"/>
            </draw:enhanced-geometry>
          </draw:custom-shape>
          <draw:custom-shape draw:name="Google Shape;987;p26" draw:style-name="gr2" draw:text-style-name="P4" draw:layer="layout" svg:width="1.333cm" svg:height="1.332cm" draw:transform="rotate (-3.14159265358979) translate (22.089cm 2.927cm)">
            <text:p text:style-name="P1"><text:span text:style-name="T5"/></text:p>
            <draw:enhanced-geometry draw:mirror-horizontal="false" draw:mirror-vertical="false" drawooo:sub-view-size="21907 21893" draw:text-areas="0 0 ?f0 ?f1" svg:viewBox="0 0 0 0" draw:type="ooxml-non-primitive" draw:enhanced-path="M 21752 0 C 21717 0 21684 14 21661 42 L 57 21647 C 1 21703 1 21792 57 21848 79 21870 113 21892 157 21892 191 21881 224 21870 258 21837 L 21851 243 C 21907 187 21907 98 21851 42 21823 14 21787 0 21752 0 Z N">
              <draw:equation draw:name="f0" draw:formula="logwidth"/>
              <draw:equation draw:name="f1" draw:formula="logheight"/>
            </draw:enhanced-geometry>
          </draw:custom-shape>
          <draw:custom-shape draw:name="Google Shape;988;p26" draw:style-name="gr2" draw:text-style-name="P4" draw:layer="layout" svg:width="0.604cm" svg:height="0.582cm" draw:transform="rotate (-3.14159265358979) translate (21.103cm 1.339cm)">
            <text:p text:style-name="P1"><text:span text:style-name="T5"/></text:p>
            <draw:enhanced-geometry draw:mirror-horizontal="false" draw:mirror-vertical="false" drawooo:sub-view-size="9944 9568" draw:text-areas="0 0 ?f0 ?f1" svg:viewBox="0 0 0 0" draw:type="ooxml-non-primitive" draw:enhanced-path="M 5168 283 C 7645 283 9665 2292 9665 4780 9665 6599 8571 8240 6886 8943 6328 9172 5744 9283 5165 9283 3993 9283 2842 8827 1976 7961 693 6677 302 4736 1005 3062 1697 1377 3337 283 5168 283 Z M 5166 0 C 3922 0 2699 487 1786 1399 414 2772 1 4825 748 6611 1485 8396 3226 9568 5168 9568 7801 9557 9944 7425 9944 4780 9944 2850 8783 1109 6987 361 6397 118 5779 0 5166 0 Z N">
              <draw:equation draw:name="f0" draw:formula="logwidth"/>
              <draw:equation draw:name="f1" draw:formula="logheight"/>
            </draw:enhanced-geometry>
          </draw:custom-shape>
          <draw:custom-shape draw:name="Google Shape;989;p26" draw:style-name="gr21" draw:text-style-name="P4" draw:layer="layout" svg:width="0.258cm" svg:height="0.259cm" draw:transform="rotate (-3.14159265358979) translate (20.918cm 1.178cm)">
            <text:p text:style-name="P1"><text:span text:style-name="T5"/></text:p>
            <draw:enhanced-geometry draw:mirror-horizontal="false" draw:mirror-vertical="false" drawooo:sub-view-size="4252 4264" draw:text-areas="0 0 ?f0 ?f1" svg:viewBox="0 0 0 0" draw:type="ooxml-non-primitive" draw:enhanced-path="M 2120 1 C 949 1 0 961 0 2132 0 3304 949 4264 2120 4264 3303 4264 4252 3304 4252 2132 4252 961 3303 1 2120 1 Z N">
              <draw:equation draw:name="f0" draw:formula="logwidth"/>
              <draw:equation draw:name="f1" draw:formula="logheight"/>
            </draw:enhanced-geometry>
          </draw:custom-shape>
        </draw:g>
        <draw:frame draw:name="Google Shape;990;p26" presentation:style-name="pr4" draw:text-style-name="P10" draw:layer="layout" svg:width="2.612cm" svg:height="1.59cm" svg:x="19.917cm" svg:y="3.827cm" presentation:class="title" presentation:user-transformed="true">
          <draw:text-box>
            <text:p text:style-name="P12"><text:span text:style-name="T8">03</text:span></text:p>
          </draw:text-box>
        </draw:frame>
        <draw:frame draw:name="Google Shape;991;p26" presentation:style-name="pr5" draw:text-style-name="P11" draw:layer="layout" svg:width="7.322cm" svg:height="1.057cm" svg:x="15.206cm" svg:y="6.891cm" presentation:class="subtitle" presentation:user-transformed="true">
          <draw:text-box>
            <text:p text:style-name="P12"><text:span text:style-name="T9">Les différentes fonctionnalités du projet</text:span></text:p>
          </draw:text-box>
        </draw:frame>
        <draw:frame draw:name="Google Shape;992;p26" presentation:style-name="pr5" draw:text-style-name="P3" draw:layer="layout" svg:width="10.528cm" svg:height="0.939cm" svg:x="12cm" svg:y="5.404cm" presentation:class="subtitle" presentation:user-transformed="true">
          <draw:text-box>
            <text:p text:style-name="P12"><text:span text:style-name="T3">Fonctionnalités</text:span></text:p>
          </draw:text-box>
        </draw:frame>
        <draw:frame draw:name="Google Shape;993;p26" presentation:style-name="pr4" draw:text-style-name="P10" draw:layer="layout" svg:width="2.612cm" svg:height="1.59cm" svg:x="19.917cm" svg:y="8.443cm" presentation:class="title" presentation:user-transformed="true">
          <draw:text-box>
            <text:p text:style-name="P12"><text:span text:style-name="T8">04</text:span></text:p>
          </draw:text-box>
        </draw:frame>
        <draw:frame draw:name="Google Shape;995;p26" presentation:style-name="pr5" draw:text-style-name="P3" draw:layer="layout" svg:width="10.052cm" svg:height="0.939cm" svg:x="12.476cm" svg:y="10.037cm" presentation:class="subtitle" presentation:user-transformed="true">
          <draw:text-box>
            <text:p text:style-name="P12"><text:span text:style-name="T3">Acteurs &amp; contraintes</text:span></text:p>
          </draw:text-box>
        </draw:frame>
        <draw:g draw:name="Google Shape;996;p26">
          <draw:g draw:name="Google Shape;997;p26">
            <draw:custom-shape draw:name="Google Shape;998;p26" draw:style-name="gr12" draw:text-style-name="P4" draw:layer="layout" svg:width="0.378cm" svg:height="0.375cm" draw:transform="rotate (-0.785398163397448) translate (12.497cm 2.917cm)">
              <text:p text:style-name="P1"><text:span text:style-name="T5"/></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999;p26" draw:style-name="gr13" draw:text-style-name="P5" draw:layer="layout" svg:width="9.147cm" svg:height="0.002cm" draw:transform="rotate (-3.14159265358979) translate (17.274cm 3.184cm)">
              <text:p/>
              <draw:enhanced-geometry draw:mirror-horizontal="false" draw:mirror-vertical="false" svg:viewBox="0 0 21600 21600" draw:type="mso-spt32" draw:enhanced-path="M 0 0 L 21600 21600 N"/>
            </draw:custom-shape>
            <draw:custom-shape draw:name="Google Shape;1001;p26" draw:style-name="gr14" draw:text-style-name="P4" draw:layer="layout" svg:width="0.157cm" svg:height="0.157cm" svg:x="7.966cm" svg:y="3.102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000;p26" draw:style-name="gr14" draw:text-style-name="P4" draw:layer="layout" svg:width="0.157cm" svg:height="0.157cm" svg:x="17.272cm" svg:y="3.105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02;p26">
          <draw:custom-shape draw:name="Google Shape;1003;p26" draw:style-name="gr13" draw:text-style-name="P5" draw:layer="layout" svg:width="18.704cm" svg:height="0.001cm" svg:x="3.348cm" svg:y="6.608cm">
            <text:p/>
            <draw:enhanced-geometry draw:mirror-horizontal="false" draw:mirror-vertical="false" svg:viewBox="0 0 21600 21600" draw:type="mso-spt32" draw:enhanced-path="M 0 0 L 21600 21600 N"/>
          </draw:custom-shape>
          <draw:custom-shape draw:name="Google Shape;1004;p26" draw:style-name="gr14" draw:text-style-name="P4" draw:layer="layout" svg:width="0.157cm" svg:height="0.157cm" svg:x="3.187cm" svg:y="6.529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5;p26" draw:style-name="gr14" draw:text-style-name="P4" draw:layer="layout" svg:width="0.157cm" svg:height="0.157cm" svg:x="22.051cm" svg:y="6.529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6;p26" draw:style-name="gr12" draw:text-style-name="P4" draw:layer="layout" svg:width="0.378cm" svg:height="0.375cm" draw:transform="rotate (-0.785398163397448) translate (11.471cm 6.341cm)">
            <text:p text:style-name="P1"><text:span text:style-name="T5"/></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g>
        <draw:g draw:name="Google Shape;1007;p26">
          <draw:custom-shape draw:name="Google Shape;1008;p26" draw:style-name="gr13" draw:text-style-name="P5" draw:layer="layout" svg:width="18.704cm" svg:height="0.001cm" svg:x="3.348cm" svg:y="11.259cm">
            <text:p/>
            <draw:enhanced-geometry draw:mirror-horizontal="false" draw:mirror-vertical="false" svg:viewBox="0 0 21600 21600" draw:type="mso-spt32" draw:enhanced-path="M 0 0 L 21600 21600 N"/>
          </draw:custom-shape>
          <draw:custom-shape draw:name="Google Shape;1009;p26" draw:style-name="gr14" draw:text-style-name="P4" draw:layer="layout" svg:width="0.157cm" svg:height="0.157cm" svg:x="3.187cm" svg:y="11.18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0;p26" draw:style-name="gr14" draw:text-style-name="P4" draw:layer="layout" svg:width="0.157cm" svg:height="0.157cm" svg:x="22.051cm" svg:y="11.18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1;p26" draw:style-name="gr18" draw:text-style-name="P4" draw:layer="layout" svg:width="0.377cm" svg:height="0.376cm" draw:transform="rotate (2.35619449019234) translate (15.061cm 11.526cm)">
            <text:p text:style-name="P1"><text:span text:style-name="T5"/></text:p>
            <draw:enhanced-geometry draw:mirror-horizontal="fals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g>
        <presentation:notes draw:style-name="dp2">
          <draw:page-thumbnail draw:name="Google Shape;961;g11f3b086d1c_0_0:notes" draw:style-name="gr16" draw:layer="layout" svg:width="16.932cm" svg:height="9.524cm" svg:x="1.059cm" svg:y="1.905cm" draw:page-number="2" presentation:class="page"/>
          <draw:frame draw:name="Google Shape;962;g11f3b086d1c_0_0:notes" presentation:style-name="pr6" draw:text-style-name="P7" draw:layer="layout" svg:width="15.239cm" svg:height="11.429cm" svg:x="1.905cm" svg:y="12.065cm" presentation:class="notes" presentation:placeholder="true" presentation:user-transformed="true">
            <draw:text-box/>
          </draw:frame>
        </presentation:notes>
      </draw:page>
      <draw:page draw:name="Contexte&#10;DU PROJET" draw:style-name="dp1" draw:master-page-name="SECTION_5f_HEADER">
        <draw:frame draw:name="Google Shape;1016;p27" presentation:style-name="pr7" draw:text-style-name="P13" draw:layer="layout" svg:width="10.962cm" svg:height="3.263cm" svg:x="7.219cm" svg:y="2.187cm" presentation:class="title" presentation:user-transformed="true">
          <draw:text-box>
            <text:p text:style-name="P12"><text:span text:style-name="T10">01</text:span></text:p>
          </draw:text-box>
        </draw:frame>
        <draw:frame draw:name="Google Shape;1017;p27" presentation:style-name="pr7" draw:text-style-name="P10" draw:layer="layout" svg:width="10.962cm" svg:height="3.413cm" svg:x="7.218cm" svg:y="6.522cm" presentation:class="title" presentation:user-transformed="true">
          <draw:text-box>
            <text:p text:style-name="P12"><text:span text:style-name="T11">Contexte</text:span></text:p>
            <text:p text:style-name="P12"><text:span text:style-name="T8">DU PROJET</text:span></text:p>
          </draw:text-box>
        </draw:frame>
        <draw:frame draw:name="Google Shape;1018;p27" presentation:style-name="pr8" draw:text-style-name="P14" draw:layer="layout" svg:width="10.962cm" svg:height="1.979cm" svg:x="7.219cm" svg:y="10.12cm" presentation:class="subtitle" presentation:user-transformed="true">
          <draw:text-box>
            <text:p text:style-name="P12"><text:span text:style-name="T12">Vous pouvez entrer un sous-titre ici si vous en avez besoin</text:span></text:p>
          </draw:text-box>
        </draw:frame>
        <draw:g draw:name="Google Shape;1019;p27">
          <draw:custom-shape draw:name="Google Shape;1020;p27" draw:style-name="gr12" draw:text-style-name="P4" draw:layer="layout" svg:width="0.378cm" svg:height="0.375cm" draw:transform="rotate (-0.785398163397448) translate (15.284cm 5.804cm)">
            <text:p text:style-name="P1"><text:span text:style-name="T5"/></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1021;p27" draw:style-name="gr13" draw:text-style-name="P5" draw:layer="layout" svg:width="9.343cm" svg:height="0.001cm" draw:transform="rotate (-3.14159265358979) translate (17.761cm 6.068cm)">
            <text:p/>
            <draw:enhanced-geometry draw:mirror-horizontal="false" draw:mirror-vertical="false" svg:viewBox="0 0 21600 21600" draw:type="mso-spt32" draw:enhanced-path="M 0 0 L 21600 21600 N"/>
          </draw:custom-shape>
          <draw:custom-shape draw:name="Google Shape;1023;p27" draw:style-name="gr14" draw:text-style-name="P4" draw:layer="layout" svg:width="0.157cm" svg:height="0.157cm" svg:x="8.256cm" svg:y="5.989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2;p27" draw:style-name="gr14" draw:text-style-name="P4" draw:layer="layout" svg:width="0.157cm" svg:height="0.157cm" svg:x="17.759cm" svg:y="5.989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24;p27">
          <draw:custom-shape draw:name="Google Shape;1025;p27" draw:style-name="gr2" draw:text-style-name="P4" draw:layer="layout" svg:width="1.944cm" svg:height="2.664cm" svg:x="22.974cm" svg:y="7.067cm">
            <text:p text:style-name="P1"><text:span text:style-name="T5"/></text:p>
            <draw:enhanced-geometry draw:mirror-horizontal="true" draw:mirror-vertical="false" drawooo:sub-view-size="28001 38376" draw:text-areas="0 0 ?f0 ?f1" svg:viewBox="0 0 0 0" draw:type="ooxml-non-primitive" draw:enhanced-path="M 27849 1 C 27816 1 27782 15 27755 43 L 10736 17061 C 10703 17083 10692 17117 10692 17161 L 10692 27495 57 38130 C 1 38186 1 38275 57 38331 79 38353 124 38375 157 38375 191 38375 235 38353 258 38331 L 10937 27651 C 10960 27629 10971 27595 10971 27551 L 10971 17206 27944 232 C 28000 188 28000 98 27944 43 27916 15 27883 1 27849 1 Z N">
              <draw:equation draw:name="f0" draw:formula="logwidth"/>
              <draw:equation draw:name="f1" draw:formula="logheight"/>
            </draw:enhanced-geometry>
          </draw:custom-shape>
          <draw:custom-shape draw:name="Google Shape;1026;p27" draw:style-name="gr3" draw:text-style-name="P4" draw:layer="layout" svg:width="0.157cm" svg:height="0.157cm" svg:x="24.826cm" svg:y="9.643cm">
            <text:p text:style-name="P1"><text:span text:style-name="T5"/></text:p>
            <draw:enhanced-geometry draw:mirror-horizontal="true" draw:mirror-vertical="false" drawooo:sub-view-size="2278 2277" draw:text-areas="0 0 ?f0 ?f1" svg:viewBox="0 0 0 0" draw:type="ooxml-non-primitive" draw:enhanced-path="M 1139 0 C 514 0 1 513 1 1138 1 1763 514 2277 1139 2277 1764 2277 2277 1763 2277 1138 2277 513 1764 0 1139 0 Z N">
              <draw:equation draw:name="f0" draw:formula="logwidth"/>
              <draw:equation draw:name="f1" draw:formula="logheight"/>
            </draw:enhanced-geometry>
          </draw:custom-shape>
          <draw:custom-shape draw:name="Google Shape;1027;p27" draw:style-name="gr2" draw:text-style-name="P4" draw:layer="layout" svg:width="2.415cm" svg:height="2.85cm" svg:x="22.159cm" svg:y="8.508cm">
            <text:p text:style-name="P1"><text:span text:style-name="T5"/></text:p>
            <draw:enhanced-geometry draw:mirror-horizontal="true" draw:mirror-vertical="false" drawooo:sub-view-size="34796 41054" draw:text-areas="0 0 ?f0 ?f1" svg:viewBox="0 0 0 0" draw:type="ooxml-non-primitive" draw:enhanced-path="M 34639 0 C 34603 0 34567 14 34539 42 L 6026 28555 C 6004 28577 5993 28610 5993 28655 L 5993 34915 89 40808 C 0 40897 56 41042 190 41053 223 41053 257 41042 290 41008 L 6227 35072 C 6249 35049 6272 35016 6272 34971 L 6272 28711 34740 232 C 34795 176 34795 87 34740 42 34712 14 34675 0 34639 0 Z N">
              <draw:equation draw:name="f0" draw:formula="logwidth"/>
              <draw:equation draw:name="f1" draw:formula="logheight"/>
            </draw:enhanced-geometry>
          </draw:custom-shape>
          <draw:custom-shape draw:name="Google Shape;1028;p27" draw:style-name="gr4" draw:text-style-name="P4" draw:layer="layout" svg:width="0.43cm" svg:height="0.429cm" svg:x="23.131cm" svg:y="9.485cm">
            <text:p text:style-name="P1"><text:span text:style-name="T5"/></text:p>
            <draw:enhanced-geometry draw:mirror-horizontal="true" draw:mirror-vertical="false" drawooo:sub-view-size="6205 6195" draw:text-areas="0 0 ?f0 ?f1" svg:viewBox="0 0 0 0" draw:type="ooxml-non-primitive" draw:enhanced-path="M 6160 1 L 0 6150 1395 6194 6205 1384 6160 1 Z N">
              <draw:equation draw:name="f0" draw:formula="logwidth"/>
              <draw:equation draw:name="f1" draw:formula="logheight"/>
            </draw:enhanced-geometry>
          </draw:custom-shape>
          <draw:custom-shape draw:name="Google Shape;1029;p27" draw:style-name="gr3" draw:text-style-name="P4" draw:layer="layout" svg:width="0.157cm" svg:height="0.157cm" svg:x="24.483cm" svg:y="11.269cm">
            <text:p text:style-name="P1"><text:span text:style-name="T5"/></text:p>
            <draw:enhanced-geometry draw:mirror-horizontal="true" draw:mirror-vertical="false" drawooo:sub-view-size="2278 2278" draw:text-areas="0 0 ?f0 ?f1" svg:viewBox="0 0 0 0" draw:type="ooxml-non-primitive" draw:enhanced-path="M 1139 1 C 503 1 1 514 1 1139 1 1775 503 2277 1139 2277 1764 2277 2277 1775 2277 1139 2277 514 1764 1 1139 1 Z N">
              <draw:equation draw:name="f0" draw:formula="logwidth"/>
              <draw:equation draw:name="f1" draw:formula="logheight"/>
            </draw:enhanced-geometry>
          </draw:custom-shape>
          <draw:custom-shape draw:name="Google Shape;1030;p27" draw:style-name="gr5" draw:text-style-name="P4" draw:layer="layout" svg:width="0.106cm" svg:height="0.106cm" svg:x="22.162cm" svg:y="8.013cm">
            <text:p text:style-name="P1"><text:span text:style-name="T5"/></text:p>
            <draw:enhanced-geometry draw:mirror-horizontal="true" draw:mirror-vertical="false" drawooo:sub-view-size="1541 1546" draw:text-areas="0 0 ?f0 ?f1" svg:viewBox="0 0 0 0" draw:type="ooxml-non-primitive" draw:enhanced-path="M 768 1 C 525 1 283 117 134 340 100 385 78 441 56 486 45 530 22 575 11 619 11 675 0 720 0 776 0 1200 346 1546 770 1546 1194 1546 1540 1200 1540 776 1540 720 1529 675 1518 619 1507 575 1495 530 1473 486 1462 441 1440 385 1406 340 1384 307 1350 262 1306 229 1157 75 962 1 768 1 Z N">
              <draw:equation draw:name="f0" draw:formula="logwidth"/>
              <draw:equation draw:name="f1" draw:formula="logheight"/>
            </draw:enhanced-geometry>
          </draw:custom-shape>
          <draw:custom-shape draw:name="Google Shape;1031;p27" draw:style-name="gr2" draw:text-style-name="P4" draw:layer="layout" svg:width="1.45cm" svg:height="1.414cm" svg:x="22.404cm" svg:y="8.274cm">
            <text:p text:style-name="P1"><text:span text:style-name="T5"/></text:p>
            <draw:enhanced-geometry draw:mirror-horizontal="true" draw:mirror-vertical="false" drawooo:sub-view-size="20889 20375" draw:text-areas="0 0 ?f0 ?f1" svg:viewBox="0 0 0 0" draw:type="ooxml-non-primitive" draw:enhanced-path="M 19848 0 C 19750 0 19647 20 19541 64 18760 388 18994 1537 19842 1537 20043 1537 20233 1459 20378 1314 20888 794 20468 0 19848 0 Z M 16078 3761 C 15972 3761 15860 3784 15747 3836 14999 4182 15245 5309 16070 5309 16294 5309 16506 5209 16651 5030 17105 4500 16676 3761 16078 3761 Z M 12319 7533 C 12220 7533 12115 7553 12008 7597 11238 7921 11462 9070 12310 9070 12511 9070 12700 8992 12845 8847 13356 8327 12944 7533 12319 7533 Z M 8545 11293 C 8439 11293 8327 11317 8214 11369 7466 11715 7712 12842 8538 12842 8761 12842 8973 12742 9118 12563 9573 12033 9143 11293 8545 11293 Z M 4784 15066 C 4686 15066 4582 15086 4476 15130 3706 15442 3929 16603 4777 16603 4978 16603 5168 16525 5313 16380 5824 15868 5410 15066 4784 15066 Z M 991 18820 C 795 18820 593 18903 425 19102 1 19605 347 20363 1005 20375 1228 20375 1440 20274 1585 20096 2084 19523 1562 18820 991 18820 Z N">
              <draw:equation draw:name="f0" draw:formula="logwidth"/>
              <draw:equation draw:name="f1" draw:formula="logheight"/>
            </draw:enhanced-geometry>
          </draw:custom-shape>
          <draw:custom-shape draw:name="Google Shape;1032;p27" draw:style-name="gr6" draw:text-style-name="P4" draw:layer="layout" svg:width="0.105cm" svg:height="0.105cm" svg:x="23.992cm" svg:y="9.844cm">
            <text:p text:style-name="P1"><text:span text:style-name="T5"/></text:p>
            <draw:enhanced-geometry draw:mirror-horizontal="true" draw:mirror-vertical="false" drawooo:sub-view-size="1530 1530" draw:text-areas="0 0 ?f0 ?f1" svg:viewBox="0 0 0 0" draw:type="ooxml-non-primitive" draw:enhanced-path="M 770 1 C 346 1 0 335 0 759 0 1183 346 1529 770 1529 971 1529 1161 1451 1306 1306 1339 1273 1373 1228 1406 1195 1429 1150 1451 1094 1473 1050 1496 1005 1507 960 1518 916 1529 860 1529 815 1529 759 1529 335 1183 1 770 1 Z N">
              <draw:equation draw:name="f0" draw:formula="logwidth"/>
              <draw:equation draw:name="f1" draw:formula="logheight"/>
            </draw:enhanced-geometry>
          </draw:custom-shape>
          <draw:custom-shape draw:name="Google Shape;1033;p27" draw:style-name="gr5" draw:text-style-name="P4" draw:layer="layout" svg:width="0.105cm" svg:height="0.106cm" svg:x="24.757cm" svg:y="7.685cm">
            <text:p text:style-name="P1"><text:span text:style-name="T5"/></text:p>
            <draw:enhanced-geometry draw:mirror-horizontal="true" draw:mirror-vertical="false" drawooo:sub-view-size="1530 1546" draw:text-areas="0 0 ?f0 ?f1" svg:viewBox="0 0 0 0" draw:type="ooxml-non-primitive" draw:enhanced-path="M 763 0 C 568 0 373 75 224 228 190 262 157 295 123 340 101 385 79 429 57 485 34 530 23 574 12 619 1 664 1 719 1 775 1 820 1 865 12 920 23 965 34 1010 57 1054 79 1110 101 1155 123 1199 269 1411 503 1534 760 1545 972 1534 1161 1456 1306 1311 1340 1277 1373 1244 1407 1199 1429 1155 1451 1110 1474 1054 1496 1010 1507 965 1518 920 1530 865 1530 820 1530 775 1530 719 1530 664 1518 619 1507 574 1496 530 1474 485 1451 429 1429 385 1407 340 1252 117 1007 0 763 0 Z N">
              <draw:equation draw:name="f0" draw:formula="logwidth"/>
              <draw:equation draw:name="f1" draw:formula="logheight"/>
            </draw:enhanced-geometry>
          </draw:custom-shape>
          <draw:custom-shape draw:name="Google Shape;1034;p27" draw:style-name="gr2" draw:text-style-name="P4" draw:layer="layout" svg:width="1.451cm" svg:height="1.413cm" svg:x="24.998cm" svg:y="7.947cm">
            <text:p text:style-name="P1"><text:span text:style-name="T5"/></text:p>
            <draw:enhanced-geometry draw:mirror-horizontal="true" draw:mirror-vertical="false" drawooo:sub-view-size="20911 20365" draw:text-areas="0 0 ?f0 ?f1" svg:viewBox="0 0 0 0" draw:type="ooxml-non-primitive" draw:enhanced-path="M 19870 1 C 19772 1 19668 21 19563 65 18782 377 19016 1538 19853 1538 20054 1538 20255 1460 20400 1315 20910 795 20490 1 19870 1 Z M 16100 3761 C 15993 3761 15882 3785 15768 3837 15021 4183 15266 5299 16092 5299 L 16081 5310 C 16315 5310 16527 5209 16672 5031 17127 4500 16697 3761 16100 3761 Z M 12329 7526 C 12233 7526 12133 7545 12030 7586 11249 7910 11483 9071 12320 9071 12521 9071 12722 8993 12867 8847 13380 8325 12953 7526 12329 7526 Z M 8567 11294 C 8461 11294 8349 11317 8236 11369 7488 11715 7734 12831 8559 12831 L 8548 12843 C 8783 12831 8995 12742 9140 12564 9594 12033 9165 11294 8567 11294 Z M 4802 15066 C 4705 15066 4602 15086 4497 15130 3716 15443 3951 16603 4788 16603 4988 16603 5189 16525 5334 16380 5845 15869 5423 15066 4802 15066 Z M 1018 18818 C 838 18818 649 18889 480 19058 0 19538 335 20364 1027 20364 1228 20364 1417 20286 1562 20141 2119 19585 1612 18818 1018 18818 Z N">
              <draw:equation draw:name="f0" draw:formula="logwidth"/>
              <draw:equation draw:name="f1" draw:formula="logheight"/>
            </draw:enhanced-geometry>
          </draw:custom-shape>
          <draw:custom-shape draw:name="Google Shape;1035;p27" draw:style-name="gr5" draw:text-style-name="P4" draw:layer="layout" svg:width="0.105cm" svg:height="0.106cm" svg:x="26.589cm" svg:y="9.516cm">
            <text:p text:style-name="P1"><text:span text:style-name="T5"/></text:p>
            <draw:enhanced-geometry draw:mirror-horizontal="true" draw:mirror-vertical="false" drawooo:sub-view-size="1530 1535" draw:text-areas="0 0 ?f0 ?f1" svg:viewBox="0 0 0 0" draw:type="ooxml-non-primitive" draw:enhanced-path="M 771 0 C 721 0 670 6 626 17 570 28 525 40 481 62 436 73 380 107 347 129 302 162 258 185 224 229 191 263 157 296 135 341 101 385 79 430 57 486 45 531 23 575 12 620 1 664 1 720 1 776 1 821 1 865 12 921 23 966 45 1010 57 1055 79 1100 101 1144 135 1189 191 1278 258 1345 347 1401 380 1434 436 1457 481 1479 525 1490 570 1513 626 1513 670 1524 715 1535 771 1535 815 1535 871 1524 916 1513 972 1513 1016 1490 1061 1479 1106 1457 1150 1434 1195 1401 1273 1345 1351 1278 1407 1189 1429 1144 1452 1111 1474 1055 1496 1010 1507 966 1519 921 1530 865 1530 821 1530 776 1530 720 1530 664 1519 620 1507 575 1496 531 1474 486 1452 430 1429 385 1407 341 1373 296 1340 263 1307 229 1273 185 1228 162 1195 129 1150 107 1106 84 1061 62 1016 40 972 28 916 17 871 6 821 0 771 0 Z N">
              <draw:equation draw:name="f0" draw:formula="logwidth"/>
              <draw:equation draw:name="f1" draw:formula="logheight"/>
            </draw:enhanced-geometry>
          </draw:custom-shape>
          <draw:custom-shape draw:name="Google Shape;1036;p27" draw:style-name="gr7" draw:text-style-name="P4" draw:layer="layout" svg:width="0.379cm" svg:height="0.069cm" svg:x="23.018cm" svg:y="10.791cm">
            <text:p text:style-name="P1"><text:span text:style-name="T5"/></text:p>
            <draw:enhanced-geometry draw:mirror-horizontal="true" draw:mirror-vertical="false" drawooo:sub-view-size="5469 1005" draw:text-areas="0 0 ?f0 ?f1" svg:viewBox="0 0 0 0" draw:type="ooxml-non-primitive" draw:enhanced-path="M 1005 0 L 0 1005 4464 1005 5469 0 Z N">
              <draw:equation draw:name="f0" draw:formula="logwidth"/>
              <draw:equation draw:name="f1" draw:formula="logheight"/>
            </draw:enhanced-geometry>
          </draw:custom-shape>
          <draw:custom-shape draw:name="Google Shape;1037;p27" draw:style-name="gr7" draw:text-style-name="P4" draw:layer="layout" svg:width="0.379cm" svg:height="0.069cm" svg:x="22.808cm" svg:y="10.581cm">
            <text:p text:style-name="P1"><text:span text:style-name="T5"/></text:p>
            <draw:enhanced-geometry draw:mirror-horizontal="true" draw:mirror-vertical="false" drawooo:sub-view-size="5469 1005" draw:text-areas="0 0 ?f0 ?f1" svg:viewBox="0 0 0 0" draw:type="ooxml-non-primitive" draw:enhanced-path="M 1005 0 L 1 1005 4464 1005 5469 0 Z N">
              <draw:equation draw:name="f0" draw:formula="logwidth"/>
              <draw:equation draw:name="f1" draw:formula="logheight"/>
            </draw:enhanced-geometry>
          </draw:custom-shape>
          <draw:custom-shape draw:name="Google Shape;1038;p27" draw:style-name="gr7" draw:text-style-name="P4" draw:layer="layout" svg:width="0.38cm" svg:height="0.069cm" svg:x="22.6cm" svg:y="10.372cm">
            <text:p text:style-name="P1"><text:span text:style-name="T5"/></text:p>
            <draw:enhanced-geometry draw:mirror-horizontal="true" draw:mirror-vertical="false" drawooo:sub-view-size="5480 1005" draw:text-areas="0 0 ?f0 ?f1" svg:viewBox="0 0 0 0" draw:type="ooxml-non-primitive" draw:enhanced-path="M 1005 0 L 1 1004 4464 1004 5480 0 Z N">
              <draw:equation draw:name="f0" draw:formula="logwidth"/>
              <draw:equation draw:name="f1" draw:formula="logheight"/>
            </draw:enhanced-geometry>
          </draw:custom-shape>
          <draw:custom-shape draw:name="Google Shape;1039;p27" draw:style-name="gr7" draw:text-style-name="P4" draw:layer="layout" svg:width="0.38cm" svg:height="0.069cm" svg:x="22.391cm" svg:y="10.163cm">
            <text:p text:style-name="P1"><text:span text:style-name="T5"/></text:p>
            <draw:enhanced-geometry draw:mirror-horizontal="true" draw:mirror-vertical="false" drawooo:sub-view-size="5480 1005" draw:text-areas="0 0 ?f0 ?f1" svg:viewBox="0 0 0 0" draw:type="ooxml-non-primitive" draw:enhanced-path="M 1005 0 L 1 1004 4476 1004 5480 0 Z N">
              <draw:equation draw:name="f0" draw:formula="logwidth"/>
              <draw:equation draw:name="f1" draw:formula="logheight"/>
            </draw:enhanced-geometry>
          </draw:custom-shape>
          <draw:custom-shape draw:name="Google Shape;1040;p27" draw:style-name="gr8" draw:text-style-name="P4" draw:layer="layout" svg:width="0.38cm" svg:height="0.07cm" svg:x="22.182cm" svg:y="9.953cm">
            <text:p text:style-name="P1"><text:span text:style-name="T5"/></text:p>
            <draw:enhanced-geometry draw:mirror-horizontal="true" draw:mirror-vertical="false" drawooo:sub-view-size="5481 1017" draw:text-areas="0 0 ?f0 ?f1" svg:viewBox="0 0 0 0" draw:type="ooxml-non-primitive" draw:enhanced-path="M 1016 1 L 1 1016 4476 1016 5480 1 Z N">
              <draw:equation draw:name="f0" draw:formula="logwidth"/>
              <draw:equation draw:name="f1" draw:formula="logheight"/>
            </draw:enhanced-geometry>
          </draw:custom-shape>
          <draw:custom-shape draw:name="Google Shape;1041;p27" draw:style-name="gr7" draw:text-style-name="P4" draw:layer="layout" svg:width="0.379cm" svg:height="0.069cm" svg:x="21.97cm" svg:y="9.744cm">
            <text:p text:style-name="P1"><text:span text:style-name="T5"/></text:p>
            <draw:enhanced-geometry draw:mirror-horizontal="true" draw:mirror-vertical="false" drawooo:sub-view-size="5470 1006" draw:text-areas="0 0 ?f0 ?f1" svg:viewBox="0 0 0 0" draw:type="ooxml-non-primitive" draw:enhanced-path="M 1005 1 L 1 1005 4465 1005 5469 1 Z N">
              <draw:equation draw:name="f0" draw:formula="logwidth"/>
              <draw:equation draw:name="f1" draw:formula="logheight"/>
            </draw:enhanced-geometry>
          </draw:custom-shape>
          <draw:custom-shape draw:name="Google Shape;1042;p27" draw:style-name="gr7" draw:text-style-name="P4" draw:layer="layout" svg:width="0.379cm" svg:height="0.069cm" svg:x="21.761cm" svg:y="9.534cm">
            <text:p text:style-name="P1"><text:span text:style-name="T5"/></text:p>
            <draw:enhanced-geometry draw:mirror-horizontal="true" draw:mirror-vertical="false" drawooo:sub-view-size="5469 1006" draw:text-areas="0 0 ?f0 ?f1" svg:viewBox="0 0 0 0" draw:type="ooxml-non-primitive" draw:enhanced-path="M 1004 1 L 0 1005 4464 1005 5468 1 Z N">
              <draw:equation draw:name="f0" draw:formula="logwidth"/>
              <draw:equation draw:name="f1" draw:formula="logheight"/>
            </draw:enhanced-geometry>
          </draw:custom-shape>
          <draw:custom-shape draw:name="Google Shape;1043;p27" draw:style-name="gr2" draw:text-style-name="P4" draw:layer="layout" svg:width="1.523cm" svg:height="1.518cm" svg:x="25.13cm" svg:y="9.156cm">
            <text:p text:style-name="P1"><text:span text:style-name="T5"/></text:p>
            <draw:enhanced-geometry draw:mirror-horizontal="true" draw:mirror-vertical="false" drawooo:sub-view-size="21940 21871" draw:text-areas="0 0 ?f0 ?f1" svg:viewBox="0 0 0 0" draw:type="ooxml-non-primitive" draw:enhanced-path="M 21785 1 C 21750 1 21717 15 21694 42 L 90 21636 C 0 21725 67 21870 190 21870 223 21870 268 21859 290 21837 L 21884 232 C 21940 176 21940 87 21884 42 21856 15 21820 1 21785 1 Z N">
              <draw:equation draw:name="f0" draw:formula="logwidth"/>
              <draw:equation draw:name="f1" draw:formula="logheight"/>
            </draw:enhanced-geometry>
          </draw:custom-shape>
          <draw:custom-shape draw:name="Google Shape;1044;p27" draw:style-name="gr2" draw:text-style-name="P4" draw:layer="layout" svg:width="1.525cm" svg:height="1.519cm" svg:x="23.797cm" svg:y="11.686cm">
            <text:p text:style-name="P1"><text:span text:style-name="T5"/></text:p>
            <draw:enhanced-geometry draw:mirror-horizontal="true" draw:mirror-vertical="false" drawooo:sub-view-size="21969 21894" draw:text-areas="0 0 ?f0 ?f1" svg:viewBox="0 0 0 0" draw:type="ooxml-non-primitive" draw:enhanced-path="M 21761 1 C 21726 1 21690 16 21661 54 L 56 21659 C 0 21704 0 21793 56 21849 89 21882 123 21893 156 21893 190 21893 223 21882 257 21849 L 21850 255 C 21969 154 21869 1 21761 1 Z N">
              <draw:equation draw:name="f0" draw:formula="logwidth"/>
              <draw:equation draw:name="f1" draw:formula="logheight"/>
            </draw:enhanced-geometry>
          </draw:custom-shape>
          <draw:custom-shape draw:name="Google Shape;1045;p27" draw:style-name="gr2" draw:text-style-name="P4" draw:layer="layout" svg:width="1.523cm" svg:height="1.519cm" svg:x="25.597cm" svg:y="10.139cm">
            <text:p text:style-name="P1"><text:span text:style-name="T5"/></text:p>
            <draw:enhanced-geometry draw:mirror-horizontal="true" draw:mirror-vertical="false" drawooo:sub-view-size="21940 21882" draw:text-areas="0 0 ?f0 ?f1" svg:viewBox="0 0 0 0" draw:type="ooxml-non-primitive" draw:enhanced-path="M 21795 1 C 21758 1 21722 15 21694 43 L 89 21647 C 0 21726 67 21882 190 21882 223 21882 268 21871 290 21837 L 21895 244 C 21940 188 21940 99 21895 43 21867 15 21831 1 21795 1 Z N">
              <draw:equation draw:name="f0" draw:formula="logwidth"/>
              <draw:equation draw:name="f1" draw:formula="logheight"/>
            </draw:enhanced-geometry>
          </draw:custom-shape>
          <draw:custom-shape draw:name="Google Shape;1046;p27" draw:style-name="gr2" draw:text-style-name="P4" draw:layer="layout" svg:width="0.69cm" svg:height="0.664cm" svg:x="22.324cm" svg:y="11.199cm">
            <text:p text:style-name="P1"><text:span text:style-name="T5"/></text:p>
            <draw:enhanced-geometry draw:mirror-horizontal="true" draw:mirror-vertical="false" drawooo:sub-view-size="9944 9571" draw:text-areas="0 0 ?f0 ?f1" svg:viewBox="0 0 0 0" draw:type="ooxml-non-primitive" draw:enhanced-path="M 5168 285 C 7656 285 9665 2294 9665 4783 9665 6613 8571 8253 6886 8945 6328 9178 5742 9291 5161 9291 3991 9291 2841 8832 1976 7974 693 6680 302 4749 1005 3064 1697 1379 3349 285 5168 285 Z M 5165 0 C 3920 0 2696 484 1786 1401 414 2774 1 4827 748 6613 1485 8398 3226 9570 5168 9570 7801 9559 9944 7427 9944 4783 9944 2852 8783 1111 6998 364 6406 119 5783 0 5165 0 Z N">
              <draw:equation draw:name="f0" draw:formula="logwidth"/>
              <draw:equation draw:name="f1" draw:formula="logheight"/>
            </draw:enhanced-geometry>
          </draw:custom-shape>
          <draw:custom-shape draw:name="Google Shape;1047;p27" draw:style-name="gr9" draw:text-style-name="P4" draw:layer="layout" svg:width="0.294cm" svg:height="0.294cm" svg:x="22.508cm" svg:y="11.384cm">
            <text:p text:style-name="P1"><text:span text:style-name="T5"/></text:p>
            <draw:enhanced-geometry draw:mirror-horizontal="true" draw:mirror-vertical="false" drawooo:sub-view-size="4252 4253" draw:text-areas="0 0 ?f0 ?f1" svg:viewBox="0 0 0 0" draw:type="ooxml-non-primitive" draw:enhanced-path="M 2132 0 C 960 0 0 949 0 2121 0 3304 960 4252 2132 4252 3303 4252 4252 3304 4252 2121 4252 949 3303 0 2132 0 Z N">
              <draw:equation draw:name="f0" draw:formula="logwidth"/>
              <draw:equation draw:name="f1" draw:formula="logheight"/>
            </draw:enhanced-geometry>
          </draw:custom-shape>
          <draw:custom-shape draw:name="Google Shape;1048;p27" draw:style-name="gr10" draw:text-style-name="P4" draw:layer="layout" svg:width="0.511cm" svg:height="0.438cm" svg:x="25.389cm" svg:y="11.05cm">
            <text:p text:style-name="P1"><text:span text:style-name="T5"/></text:p>
            <draw:enhanced-geometry draw:mirror-horizontal="true" draw:mirror-vertical="false" drawooo:sub-view-size="7366 6318" draw:text-areas="0 0 ?f0 ?f1" svg:viewBox="0 0 0 0" draw:type="ooxml-non-primitive" draw:enhanced-path="M 4219 292 C 5803 292 7087 1575 7087 3171 7087 4901 5670 6048 4191 6048 3485 6048 2764 5786 2176 5202 369 3383 1652 292 4219 292 Z M 4186 1 C 3414 1 2627 287 1987 928 0 2925 1406 6318 4219 6318 5959 6318 7366 4912 7366 3171 7366 1266 5808 1 4186 1 Z N">
              <draw:equation draw:name="f0" draw:formula="logwidth"/>
              <draw:equation draw:name="f1" draw:formula="logheight"/>
            </draw:enhanced-geometry>
          </draw:custom-shape>
          <draw:custom-shape draw:name="Google Shape;1049;p27" draw:style-name="gr11" draw:text-style-name="P4" draw:layer="layout" svg:width="0.206cm" svg:height="0.191cm" svg:x="25.506cm" svg:y="11.174cm">
            <text:p text:style-name="P1"><text:span text:style-name="T5"/></text:p>
            <draw:enhanced-geometry draw:mirror-horizontal="true" draw:mirror-vertical="false" drawooo:sub-view-size="2980 2760" draw:text-areas="0 0 ?f0 ?f1" svg:viewBox="0 0 0 0" draw:type="ooxml-non-primitive" draw:enhanced-path="M 1486 0 C 824 0 234 484 123 1157 0 1916 514 2619 1273 2741 1347 2754 1421 2760 1494 2760 2157 2760 2747 2276 2857 1603 2980 844 2467 141 1708 18 1633 6 1559 0 1486 0 Z N">
              <draw:equation draw:name="f0" draw:formula="logwidth"/>
              <draw:equation draw:name="f1" draw:formula="logheight"/>
            </draw:enhanced-geometry>
          </draw:custom-shape>
        </draw:g>
        <draw:g draw:name="Google Shape;1050;p27">
          <draw:custom-shape draw:name="Google Shape;1051;p27" draw:style-name="gr2" draw:text-style-name="P4" draw:layer="layout" svg:width="1.525cm" svg:height="1.518cm" svg:x="2.792cm" svg:y="6.522cm">
            <text:p text:style-name="P1"><text:span text:style-name="T5"/></text:p>
            <draw:enhanced-geometry draw:mirror-horizontal="tru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g draw:name="Google Shape;1052;p27">
            <draw:custom-shape draw:name="Google Shape;1053;p27" draw:style-name="gr2" draw:text-style-name="P4" draw:layer="layout" svg:width="0.765cm" svg:height="0.761cm" svg:x="4.383cm" svg:y="7.053cm">
              <text:p text:style-name="P1"><text:span text:style-name="T5"/></text:p>
              <draw:enhanced-geometry draw:mirror-horizontal="true" draw:mirror-vertical="false" drawooo:sub-view-size="11036 10968" draw:text-areas="0 0 ?f0 ?f1" svg:viewBox="0 0 0 0" draw:type="ooxml-non-primitive" draw:enhanced-path="M 10830 0 C 10795 0 10758 16 10725 54 L 46 10733 C 1 10789 1 10867 46 10923 79 10956 112 10968 146 10968 191 10968 224 10956 246 10923 L 10926 254 C 11036 153 10941 0 10830 0 Z N">
                <draw:equation draw:name="f0" draw:formula="logwidth"/>
                <draw:equation draw:name="f1" draw:formula="logheight"/>
              </draw:enhanced-geometry>
            </draw:custom-shape>
            <draw:custom-shape draw:name="Google Shape;1054;p27" draw:style-name="gr3" draw:text-style-name="P4" draw:layer="layout" svg:width="0.157cm" svg:height="0.157cm" svg:x="4.318cm" svg:y="6.985cm">
              <text:p text:style-name="P1"><text:span text:style-name="T5"/></text:p>
              <draw:enhanced-geometry draw:mirror-horizontal="true" draw:mirror-vertical="false" drawooo:sub-view-size="2277 2278" draw:text-areas="0 0 ?f0 ?f1" svg:viewBox="0 0 0 0" draw:type="ooxml-non-primitive" draw:enhanced-path="M 1139 1 C 514 1 0 514 0 1139 0 1764 514 2277 1139 2277 1764 2277 2277 1764 2277 1139 2277 514 1764 1 1139 1 Z N">
                <draw:equation draw:name="f0" draw:formula="logwidth"/>
                <draw:equation draw:name="f1" draw:formula="logheight"/>
              </draw:enhanced-geometry>
            </draw:custom-shape>
            <draw:custom-shape draw:name="Google Shape;1055;p27" draw:style-name="gr3" draw:text-style-name="P4" draw:layer="layout" svg:width="0.157cm" svg:height="0.156cm" svg:x="5.06cm" svg:y="7.726cm">
              <text:p text:style-name="P1"><text:span text:style-name="T5"/></text:p>
              <draw:enhanced-geometry draw:mirror-horizontal="true" draw:mirror-vertical="false" drawooo:sub-view-size="2278 2266" draw:text-areas="0 0 ?f0 ?f1" svg:viewBox="0 0 0 0" draw:type="ooxml-non-primitive" draw:enhanced-path="M 1139 0 C 514 0 1 503 1 1127 1 1764 514 2266 1139 2266 1775 2266 2277 1764 2277 1127 2277 503 1775 0 1139 0 Z N">
                <draw:equation draw:name="f0" draw:formula="logwidth"/>
                <draw:equation draw:name="f1" draw:formula="logheight"/>
              </draw:enhanced-geometry>
            </draw:custom-shape>
          </draw:g>
        </draw:g>
        <presentation:notes draw:style-name="dp2">
          <draw:page-thumbnail draw:name="Google Shape;1013;g11efcb08b7f_0_25:notes" draw:style-name="gr16" draw:layer="layout" svg:width="16.932cm" svg:height="9.524cm" svg:x="1.059cm" svg:y="1.905cm" draw:page-number="3" presentation:class="page"/>
          <draw:frame draw:name="Google Shape;1014;g11efcb08b7f_0_25:notes" presentation:style-name="pr9" draw:text-style-name="P7" draw:layer="layout" svg:width="15.239cm" svg:height="11.429cm" svg:x="1.905cm" svg:y="12.065cm" presentation:class="notes" presentation:placeholder="true" presentation:user-transformed="true">
            <draw:text-box/>
          </draw:frame>
        </presentation:notes>
      </draw:page>
      <draw:page draw:name="Contexte du projet" draw:style-name="dp1" draw:master-page-name="CUSTOM_5f_5">
        <draw:frame draw:name="Google Shape;1060;p28" presentation:style-name="pr10" draw:text-style-name="P9" draw:layer="layout" svg:width="21.05cm" svg:height="1.59cm" svg:x="2.175cm" svg:y="1.545cm" presentation:class="title" presentation:user-transformed="true">
          <draw:text-box>
            <text:p text:style-name="P8"><text:span text:style-name="T7">Contexte du projet</text:span></text:p>
          </draw:text-box>
        </draw:frame>
        <draw:g draw:name="Google Shape;1061;p28">
          <draw:g draw:name="Google Shape;1062;p28">
            <draw:custom-shape draw:name="Google Shape;1063;p28" draw:style-name="gr12" draw:text-style-name="P4" draw:layer="layout" svg:width="0.378cm" svg:height="0.375cm" draw:transform="rotate (-0.785398163397448) translate (7.1cm 2.917cm)">
              <text:p text:style-name="P1"><text:span text:style-name="T5"/></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1064;p28" draw:style-name="gr13" draw:text-style-name="P5" draw:layer="layout" svg:width="16.132cm" svg:height="0.002cm" draw:transform="rotate (-3.14159265358979) translate (20.766cm 3.184cm)">
              <text:p/>
              <draw:enhanced-geometry draw:mirror-horizontal="false" draw:mirror-vertical="false" svg:viewBox="0 0 21600 21600" draw:type="mso-spt32" draw:enhanced-path="M 0 0 L 21600 21600 N"/>
            </draw:custom-shape>
            <draw:custom-shape draw:name="Google Shape;1066;p28" draw:style-name="gr14" draw:text-style-name="P4" draw:layer="layout" svg:width="0.157cm" svg:height="0.157cm" svg:x="4.473cm" svg:y="3.102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065;p28" draw:style-name="gr14" draw:text-style-name="P4" draw:layer="layout" svg:width="0.157cm" svg:height="0.157cm" svg:x="20.764cm" svg:y="3.105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67;p28">
          <draw:custom-shape draw:name="Google Shape;1068;p28" draw:style-name="gr2" draw:text-style-name="P4" draw:layer="layout" svg:width="1.83cm" svg:height="1.826cm" svg:x="18.232cm" svg:y="11.984cm">
            <text:p text:style-name="P1"><text:span text:style-name="T5"/></text:p>
            <draw:enhanced-geometry draw:mirror-horizontal="fals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1069;p28" draw:style-name="gr18" draw:text-style-name="P4" draw:layer="layout" svg:width="0.377cm" svg:height="0.376cm" svg:x="19.318cm" svg:y="12.337cm">
            <text:p text:style-name="P1"><text:span text:style-name="T5"/></text:p>
            <draw:enhanced-geometry draw:mirror-horizontal="fals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1070;p28" draw:style-name="gr17" draw:text-style-name="P4" draw:layer="layout" svg:width="0.149cm" svg:height="0.138cm" svg:x="20.005cm" svg:y="11.909cm">
            <text:p text:style-name="P1"><text:span text:style-name="T5"/></text:p>
            <draw:enhanced-geometry draw:mirror-horizontal="fals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1071;p28" draw:style-name="gr19" draw:text-style-name="P4" draw:layer="layout" svg:width="0.138cm" svg:height="0.137cm" svg:x="18.172cm" svg:y="13.734cm">
            <text:p text:style-name="P1"><text:span text:style-name="T5"/></text:p>
            <draw:enhanced-geometry draw:mirror-horizontal="fals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g>
        <draw:g draw:name="Google Shape;1072;p28">
          <draw:g draw:name="Google Shape;1073;p28">
            <draw:custom-shape draw:name="Google Shape;1074;p28" draw:style-name="gr2" draw:text-style-name="P4" draw:layer="layout" svg:width="1.52cm" svg:height="1.519cm" svg:x="22.098cm" svg:y="10.337cm">
              <text:p text:style-name="P1"><text:span text:style-name="T5"/></text:p>
              <draw:enhanced-geometry draw:mirror-horizontal="fals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1075;p28" draw:style-name="gr2" draw:text-style-name="P4" draw:layer="layout" svg:width="1.525cm" svg:height="1.518cm" svg:x="21.629cm" svg:y="11.322cm">
              <text:p text:style-name="P1"><text:span text:style-name="T5"/></text:p>
              <draw:enhanced-geometry draw:mirror-horizontal="fals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g>
          <draw:g draw:name="Google Shape;1076;p28">
            <draw:custom-shape draw:name="Google Shape;1077;p28" draw:style-name="gr2" draw:text-style-name="P4" draw:layer="layout" svg:width="0.765cm" svg:height="0.761cm" svg:x="20.798cm" svg:y="11.853cm">
              <text:p text:style-name="P1"><text:span text:style-name="T5"/></text:p>
              <draw:enhanced-geometry draw:mirror-horizontal="false" draw:mirror-vertical="false" drawooo:sub-view-size="11036 10968" draw:text-areas="0 0 ?f0 ?f1" svg:viewBox="0 0 0 0" draw:type="ooxml-non-primitive" draw:enhanced-path="M 10830 0 C 10795 0 10758 16 10725 54 L 46 10733 C 1 10789 1 10867 46 10923 79 10956 112 10968 146 10968 191 10968 224 10956 246 10923 L 10926 254 C 11036 153 10941 0 10830 0 Z N">
                <draw:equation draw:name="f0" draw:formula="logwidth"/>
                <draw:equation draw:name="f1" draw:formula="logheight"/>
              </draw:enhanced-geometry>
            </draw:custom-shape>
            <draw:custom-shape draw:name="Google Shape;1078;p28" draw:style-name="gr3" draw:text-style-name="P4" draw:layer="layout" svg:width="0.157cm" svg:height="0.157cm" svg:x="21.471cm" svg:y="11.785cm">
              <text:p text:style-name="P1"><text:span text:style-name="T5"/></text:p>
              <draw:enhanced-geometry draw:mirror-horizontal="false" draw:mirror-vertical="false" drawooo:sub-view-size="2277 2278" draw:text-areas="0 0 ?f0 ?f1" svg:viewBox="0 0 0 0" draw:type="ooxml-non-primitive" draw:enhanced-path="M 1139 1 C 514 1 0 514 0 1139 0 1764 514 2277 1139 2277 1764 2277 2277 1764 2277 1139 2277 514 1764 1 1139 1 Z N">
                <draw:equation draw:name="f0" draw:formula="logwidth"/>
                <draw:equation draw:name="f1" draw:formula="logheight"/>
              </draw:enhanced-geometry>
            </draw:custom-shape>
            <draw:custom-shape draw:name="Google Shape;1079;p28" draw:style-name="gr3" draw:text-style-name="P4" draw:layer="layout" svg:width="0.157cm" svg:height="0.156cm" svg:x="20.729cm" svg:y="12.527cm">
              <text:p text:style-name="P1"><text:span text:style-name="T5"/></text:p>
              <draw:enhanced-geometry draw:mirror-horizontal="false" draw:mirror-vertical="false" drawooo:sub-view-size="2278 2266" draw:text-areas="0 0 ?f0 ?f1" svg:viewBox="0 0 0 0" draw:type="ooxml-non-primitive" draw:enhanced-path="M 1139 0 C 514 0 1 503 1 1127 1 1764 514 2266 1139 2266 1775 2266 2277 1764 2277 1127 2277 503 1775 0 1139 0 Z N">
                <draw:equation draw:name="f0" draw:formula="logwidth"/>
                <draw:equation draw:name="f1" draw:formula="logheight"/>
              </draw:enhanced-geometry>
            </draw:custom-shape>
          </draw:g>
        </draw:g>
        <draw:custom-shape draw:name="Google Shape;1080;p28" draw:style-name="gr22" draw:text-style-name="P16" draw:layer="layout" svg:width="19.302cm" svg:height="6.715cm" svg:x="2.859cm" svg:y="4.547cm">
          <text:p text:style-name="P15"><text:span text:style-name="T13">L'</text:span><text:span text:style-name="T14">UASZ dispose d'un parc de ressources informatiques (ordinateurs portables, vidéoprojecteurs, imprimantes, etc.) mises à la disposition des étudiants, des enseignants et du personnel administratif. La gestion des réservations de ces ressources est actuellement manuelle et fastidieuse, ce qui peut entraîner des conflits et des reta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7;g11efcb08b7f_0_9:notes" draw:style-name="gr16" draw:layer="layout" svg:width="16.932cm" svg:height="9.524cm" svg:x="1.059cm" svg:y="1.905cm" draw:page-number="4" presentation:class="page"/>
          <draw:frame draw:name="Google Shape;1058;g11efcb08b7f_0_9:notes" presentation:style-name="pr11" draw:text-style-name="P7" draw:layer="layout" svg:width="15.239cm" svg:height="11.429cm" svg:x="1.905cm" svg:y="12.065cm" presentation:class="notes" presentation:placeholder="true" presentation:user-transformed="true">
            <draw:text-box/>
          </draw:frame>
        </presentation:notes>
      </draw:page>
      <draw:page draw:name="Objectifs&#10;DU PROJET" draw:style-name="dp1" draw:master-page-name="SECTION_5f_HEADER">
        <draw:frame draw:name="Google Shape;1085;p29" presentation:style-name="pr7" draw:text-style-name="P13" draw:layer="layout" svg:width="10.962cm" svg:height="3.263cm" svg:x="7.219cm" svg:y="2.187cm" presentation:class="title" presentation:user-transformed="true">
          <draw:text-box>
            <text:p text:style-name="P12"><text:span text:style-name="T10">02</text:span></text:p>
          </draw:text-box>
        </draw:frame>
        <draw:frame draw:name="Google Shape;1086;p29" presentation:style-name="pr7" draw:text-style-name="P10" draw:layer="layout" svg:width="10.962cm" svg:height="3.413cm" svg:x="7.218cm" svg:y="6.522cm" presentation:class="title" presentation:user-transformed="true">
          <draw:text-box>
            <text:p text:style-name="P12"><text:span text:style-name="T11">Objectifs</text:span></text:p>
            <text:p text:style-name="P12"><text:span text:style-name="T8">DU PROJET</text:span></text:p>
          </draw:text-box>
        </draw:frame>
        <draw:g draw:name="Google Shape;1087;p29">
          <draw:custom-shape draw:name="Google Shape;1088;p29" draw:style-name="gr12" draw:text-style-name="P4" draw:layer="layout" svg:width="0.378cm" svg:height="0.375cm" draw:transform="rotate (-0.785398163397448) translate (15.284cm 5.804cm)">
            <text:p text:style-name="P1"><text:span text:style-name="T5"/></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1089;p29" draw:style-name="gr13" draw:text-style-name="P5" draw:layer="layout" svg:width="9.343cm" svg:height="0.001cm" draw:transform="rotate (-3.14159265358979) translate (17.761cm 6.068cm)">
            <text:p/>
            <draw:enhanced-geometry draw:mirror-horizontal="false" draw:mirror-vertical="false" svg:viewBox="0 0 21600 21600" draw:type="mso-spt32" draw:enhanced-path="M 0 0 L 21600 21600 N"/>
          </draw:custom-shape>
          <draw:custom-shape draw:name="Google Shape;1091;p29" draw:style-name="gr14" draw:text-style-name="P4" draw:layer="layout" svg:width="0.157cm" svg:height="0.157cm" svg:x="8.256cm" svg:y="5.989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0;p29" draw:style-name="gr14" draw:text-style-name="P4" draw:layer="layout" svg:width="0.157cm" svg:height="0.157cm" svg:x="17.759cm" svg:y="5.989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92;p29">
          <draw:custom-shape draw:name="Google Shape;1093;p29" draw:style-name="gr2" draw:text-style-name="P4" draw:layer="layout" svg:width="1.944cm" svg:height="2.664cm" svg:x="22.974cm" svg:y="7.067cm">
            <text:p text:style-name="P1"><text:span text:style-name="T5"/></text:p>
            <draw:enhanced-geometry draw:mirror-horizontal="true" draw:mirror-vertical="false" drawooo:sub-view-size="28001 38376" draw:text-areas="0 0 ?f0 ?f1" svg:viewBox="0 0 0 0" draw:type="ooxml-non-primitive" draw:enhanced-path="M 27849 1 C 27816 1 27782 15 27755 43 L 10736 17061 C 10703 17083 10692 17117 10692 17161 L 10692 27495 57 38130 C 1 38186 1 38275 57 38331 79 38353 124 38375 157 38375 191 38375 235 38353 258 38331 L 10937 27651 C 10960 27629 10971 27595 10971 27551 L 10971 17206 27944 232 C 28000 188 28000 98 27944 43 27916 15 27883 1 27849 1 Z N">
              <draw:equation draw:name="f0" draw:formula="logwidth"/>
              <draw:equation draw:name="f1" draw:formula="logheight"/>
            </draw:enhanced-geometry>
          </draw:custom-shape>
          <draw:custom-shape draw:name="Google Shape;1094;p29" draw:style-name="gr3" draw:text-style-name="P4" draw:layer="layout" svg:width="0.157cm" svg:height="0.157cm" svg:x="24.826cm" svg:y="9.643cm">
            <text:p text:style-name="P1"><text:span text:style-name="T5"/></text:p>
            <draw:enhanced-geometry draw:mirror-horizontal="true" draw:mirror-vertical="false" drawooo:sub-view-size="2278 2277" draw:text-areas="0 0 ?f0 ?f1" svg:viewBox="0 0 0 0" draw:type="ooxml-non-primitive" draw:enhanced-path="M 1139 0 C 514 0 1 513 1 1138 1 1763 514 2277 1139 2277 1764 2277 2277 1763 2277 1138 2277 513 1764 0 1139 0 Z N">
              <draw:equation draw:name="f0" draw:formula="logwidth"/>
              <draw:equation draw:name="f1" draw:formula="logheight"/>
            </draw:enhanced-geometry>
          </draw:custom-shape>
          <draw:custom-shape draw:name="Google Shape;1095;p29" draw:style-name="gr2" draw:text-style-name="P4" draw:layer="layout" svg:width="2.415cm" svg:height="2.85cm" svg:x="22.159cm" svg:y="8.508cm">
            <text:p text:style-name="P1"><text:span text:style-name="T5"/></text:p>
            <draw:enhanced-geometry draw:mirror-horizontal="true" draw:mirror-vertical="false" drawooo:sub-view-size="34796 41054" draw:text-areas="0 0 ?f0 ?f1" svg:viewBox="0 0 0 0" draw:type="ooxml-non-primitive" draw:enhanced-path="M 34639 0 C 34603 0 34567 14 34539 42 L 6026 28555 C 6004 28577 5993 28610 5993 28655 L 5993 34915 89 40808 C 0 40897 56 41042 190 41053 223 41053 257 41042 290 41008 L 6227 35072 C 6249 35049 6272 35016 6272 34971 L 6272 28711 34740 232 C 34795 176 34795 87 34740 42 34712 14 34675 0 34639 0 Z N">
              <draw:equation draw:name="f0" draw:formula="logwidth"/>
              <draw:equation draw:name="f1" draw:formula="logheight"/>
            </draw:enhanced-geometry>
          </draw:custom-shape>
          <draw:custom-shape draw:name="Google Shape;1096;p29" draw:style-name="gr4" draw:text-style-name="P4" draw:layer="layout" svg:width="0.43cm" svg:height="0.429cm" svg:x="23.131cm" svg:y="9.485cm">
            <text:p text:style-name="P1"><text:span text:style-name="T5"/></text:p>
            <draw:enhanced-geometry draw:mirror-horizontal="true" draw:mirror-vertical="false" drawooo:sub-view-size="6205 6195" draw:text-areas="0 0 ?f0 ?f1" svg:viewBox="0 0 0 0" draw:type="ooxml-non-primitive" draw:enhanced-path="M 6160 1 L 0 6150 1395 6194 6205 1384 6160 1 Z N">
              <draw:equation draw:name="f0" draw:formula="logwidth"/>
              <draw:equation draw:name="f1" draw:formula="logheight"/>
            </draw:enhanced-geometry>
          </draw:custom-shape>
          <draw:custom-shape draw:name="Google Shape;1097;p29" draw:style-name="gr3" draw:text-style-name="P4" draw:layer="layout" svg:width="0.157cm" svg:height="0.157cm" svg:x="24.483cm" svg:y="11.269cm">
            <text:p text:style-name="P1"><text:span text:style-name="T5"/></text:p>
            <draw:enhanced-geometry draw:mirror-horizontal="true" draw:mirror-vertical="false" drawooo:sub-view-size="2278 2278" draw:text-areas="0 0 ?f0 ?f1" svg:viewBox="0 0 0 0" draw:type="ooxml-non-primitive" draw:enhanced-path="M 1139 1 C 503 1 1 514 1 1139 1 1775 503 2277 1139 2277 1764 2277 2277 1775 2277 1139 2277 514 1764 1 1139 1 Z N">
              <draw:equation draw:name="f0" draw:formula="logwidth"/>
              <draw:equation draw:name="f1" draw:formula="logheight"/>
            </draw:enhanced-geometry>
          </draw:custom-shape>
          <draw:custom-shape draw:name="Google Shape;1098;p29" draw:style-name="gr5" draw:text-style-name="P4" draw:layer="layout" svg:width="0.106cm" svg:height="0.106cm" svg:x="22.162cm" svg:y="8.013cm">
            <text:p text:style-name="P1"><text:span text:style-name="T5"/></text:p>
            <draw:enhanced-geometry draw:mirror-horizontal="true" draw:mirror-vertical="false" drawooo:sub-view-size="1541 1546" draw:text-areas="0 0 ?f0 ?f1" svg:viewBox="0 0 0 0" draw:type="ooxml-non-primitive" draw:enhanced-path="M 768 1 C 525 1 283 117 134 340 100 385 78 441 56 486 45 530 22 575 11 619 11 675 0 720 0 776 0 1200 346 1546 770 1546 1194 1546 1540 1200 1540 776 1540 720 1529 675 1518 619 1507 575 1495 530 1473 486 1462 441 1440 385 1406 340 1384 307 1350 262 1306 229 1157 75 962 1 768 1 Z N">
              <draw:equation draw:name="f0" draw:formula="logwidth"/>
              <draw:equation draw:name="f1" draw:formula="logheight"/>
            </draw:enhanced-geometry>
          </draw:custom-shape>
          <draw:custom-shape draw:name="Google Shape;1099;p29" draw:style-name="gr2" draw:text-style-name="P4" draw:layer="layout" svg:width="1.45cm" svg:height="1.414cm" svg:x="22.404cm" svg:y="8.274cm">
            <text:p text:style-name="P1"><text:span text:style-name="T5"/></text:p>
            <draw:enhanced-geometry draw:mirror-horizontal="true" draw:mirror-vertical="false" drawooo:sub-view-size="20889 20375" draw:text-areas="0 0 ?f0 ?f1" svg:viewBox="0 0 0 0" draw:type="ooxml-non-primitive" draw:enhanced-path="M 19848 0 C 19750 0 19647 20 19541 64 18760 388 18994 1537 19842 1537 20043 1537 20233 1459 20378 1314 20888 794 20468 0 19848 0 Z M 16078 3761 C 15972 3761 15860 3784 15747 3836 14999 4182 15245 5309 16070 5309 16294 5309 16506 5209 16651 5030 17105 4500 16676 3761 16078 3761 Z M 12319 7533 C 12220 7533 12115 7553 12008 7597 11238 7921 11462 9070 12310 9070 12511 9070 12700 8992 12845 8847 13356 8327 12944 7533 12319 7533 Z M 8545 11293 C 8439 11293 8327 11317 8214 11369 7466 11715 7712 12842 8538 12842 8761 12842 8973 12742 9118 12563 9573 12033 9143 11293 8545 11293 Z M 4784 15066 C 4686 15066 4582 15086 4476 15130 3706 15442 3929 16603 4777 16603 4978 16603 5168 16525 5313 16380 5824 15868 5410 15066 4784 15066 Z M 991 18820 C 795 18820 593 18903 425 19102 1 19605 347 20363 1005 20375 1228 20375 1440 20274 1585 20096 2084 19523 1562 18820 991 18820 Z N">
              <draw:equation draw:name="f0" draw:formula="logwidth"/>
              <draw:equation draw:name="f1" draw:formula="logheight"/>
            </draw:enhanced-geometry>
          </draw:custom-shape>
          <draw:custom-shape draw:name="Google Shape;1100;p29" draw:style-name="gr6" draw:text-style-name="P4" draw:layer="layout" svg:width="0.105cm" svg:height="0.105cm" svg:x="23.992cm" svg:y="9.844cm">
            <text:p text:style-name="P1"><text:span text:style-name="T5"/></text:p>
            <draw:enhanced-geometry draw:mirror-horizontal="true" draw:mirror-vertical="false" drawooo:sub-view-size="1530 1530" draw:text-areas="0 0 ?f0 ?f1" svg:viewBox="0 0 0 0" draw:type="ooxml-non-primitive" draw:enhanced-path="M 770 1 C 346 1 0 335 0 759 0 1183 346 1529 770 1529 971 1529 1161 1451 1306 1306 1339 1273 1373 1228 1406 1195 1429 1150 1451 1094 1473 1050 1496 1005 1507 960 1518 916 1529 860 1529 815 1529 759 1529 335 1183 1 770 1 Z N">
              <draw:equation draw:name="f0" draw:formula="logwidth"/>
              <draw:equation draw:name="f1" draw:formula="logheight"/>
            </draw:enhanced-geometry>
          </draw:custom-shape>
          <draw:custom-shape draw:name="Google Shape;1101;p29" draw:style-name="gr5" draw:text-style-name="P4" draw:layer="layout" svg:width="0.105cm" svg:height="0.106cm" svg:x="24.757cm" svg:y="7.685cm">
            <text:p text:style-name="P1"><text:span text:style-name="T5"/></text:p>
            <draw:enhanced-geometry draw:mirror-horizontal="true" draw:mirror-vertical="false" drawooo:sub-view-size="1530 1546" draw:text-areas="0 0 ?f0 ?f1" svg:viewBox="0 0 0 0" draw:type="ooxml-non-primitive" draw:enhanced-path="M 763 0 C 568 0 373 75 224 228 190 262 157 295 123 340 101 385 79 429 57 485 34 530 23 574 12 619 1 664 1 719 1 775 1 820 1 865 12 920 23 965 34 1010 57 1054 79 1110 101 1155 123 1199 269 1411 503 1534 760 1545 972 1534 1161 1456 1306 1311 1340 1277 1373 1244 1407 1199 1429 1155 1451 1110 1474 1054 1496 1010 1507 965 1518 920 1530 865 1530 820 1530 775 1530 719 1530 664 1518 619 1507 574 1496 530 1474 485 1451 429 1429 385 1407 340 1252 117 1007 0 763 0 Z N">
              <draw:equation draw:name="f0" draw:formula="logwidth"/>
              <draw:equation draw:name="f1" draw:formula="logheight"/>
            </draw:enhanced-geometry>
          </draw:custom-shape>
          <draw:custom-shape draw:name="Google Shape;1102;p29" draw:style-name="gr2" draw:text-style-name="P4" draw:layer="layout" svg:width="1.451cm" svg:height="1.413cm" svg:x="24.998cm" svg:y="7.947cm">
            <text:p text:style-name="P1"><text:span text:style-name="T5"/></text:p>
            <draw:enhanced-geometry draw:mirror-horizontal="true" draw:mirror-vertical="false" drawooo:sub-view-size="20911 20365" draw:text-areas="0 0 ?f0 ?f1" svg:viewBox="0 0 0 0" draw:type="ooxml-non-primitive" draw:enhanced-path="M 19870 1 C 19772 1 19668 21 19563 65 18782 377 19016 1538 19853 1538 20054 1538 20255 1460 20400 1315 20910 795 20490 1 19870 1 Z M 16100 3761 C 15993 3761 15882 3785 15768 3837 15021 4183 15266 5299 16092 5299 L 16081 5310 C 16315 5310 16527 5209 16672 5031 17127 4500 16697 3761 16100 3761 Z M 12329 7526 C 12233 7526 12133 7545 12030 7586 11249 7910 11483 9071 12320 9071 12521 9071 12722 8993 12867 8847 13380 8325 12953 7526 12329 7526 Z M 8567 11294 C 8461 11294 8349 11317 8236 11369 7488 11715 7734 12831 8559 12831 L 8548 12843 C 8783 12831 8995 12742 9140 12564 9594 12033 9165 11294 8567 11294 Z M 4802 15066 C 4705 15066 4602 15086 4497 15130 3716 15443 3951 16603 4788 16603 4988 16603 5189 16525 5334 16380 5845 15869 5423 15066 4802 15066 Z M 1018 18818 C 838 18818 649 18889 480 19058 0 19538 335 20364 1027 20364 1228 20364 1417 20286 1562 20141 2119 19585 1612 18818 1018 18818 Z N">
              <draw:equation draw:name="f0" draw:formula="logwidth"/>
              <draw:equation draw:name="f1" draw:formula="logheight"/>
            </draw:enhanced-geometry>
          </draw:custom-shape>
          <draw:custom-shape draw:name="Google Shape;1103;p29" draw:style-name="gr5" draw:text-style-name="P4" draw:layer="layout" svg:width="0.105cm" svg:height="0.106cm" svg:x="26.589cm" svg:y="9.516cm">
            <text:p text:style-name="P1"><text:span text:style-name="T5"/></text:p>
            <draw:enhanced-geometry draw:mirror-horizontal="true" draw:mirror-vertical="false" drawooo:sub-view-size="1530 1535" draw:text-areas="0 0 ?f0 ?f1" svg:viewBox="0 0 0 0" draw:type="ooxml-non-primitive" draw:enhanced-path="M 771 0 C 721 0 670 6 626 17 570 28 525 40 481 62 436 73 380 107 347 129 302 162 258 185 224 229 191 263 157 296 135 341 101 385 79 430 57 486 45 531 23 575 12 620 1 664 1 720 1 776 1 821 1 865 12 921 23 966 45 1010 57 1055 79 1100 101 1144 135 1189 191 1278 258 1345 347 1401 380 1434 436 1457 481 1479 525 1490 570 1513 626 1513 670 1524 715 1535 771 1535 815 1535 871 1524 916 1513 972 1513 1016 1490 1061 1479 1106 1457 1150 1434 1195 1401 1273 1345 1351 1278 1407 1189 1429 1144 1452 1111 1474 1055 1496 1010 1507 966 1519 921 1530 865 1530 821 1530 776 1530 720 1530 664 1519 620 1507 575 1496 531 1474 486 1452 430 1429 385 1407 341 1373 296 1340 263 1307 229 1273 185 1228 162 1195 129 1150 107 1106 84 1061 62 1016 40 972 28 916 17 871 6 821 0 771 0 Z N">
              <draw:equation draw:name="f0" draw:formula="logwidth"/>
              <draw:equation draw:name="f1" draw:formula="logheight"/>
            </draw:enhanced-geometry>
          </draw:custom-shape>
          <draw:custom-shape draw:name="Google Shape;1104;p29" draw:style-name="gr7" draw:text-style-name="P4" draw:layer="layout" svg:width="0.379cm" svg:height="0.069cm" svg:x="23.018cm" svg:y="10.791cm">
            <text:p text:style-name="P1"><text:span text:style-name="T5"/></text:p>
            <draw:enhanced-geometry draw:mirror-horizontal="true" draw:mirror-vertical="false" drawooo:sub-view-size="5469 1005" draw:text-areas="0 0 ?f0 ?f1" svg:viewBox="0 0 0 0" draw:type="ooxml-non-primitive" draw:enhanced-path="M 1005 0 L 0 1005 4464 1005 5469 0 Z N">
              <draw:equation draw:name="f0" draw:formula="logwidth"/>
              <draw:equation draw:name="f1" draw:formula="logheight"/>
            </draw:enhanced-geometry>
          </draw:custom-shape>
          <draw:custom-shape draw:name="Google Shape;1105;p29" draw:style-name="gr7" draw:text-style-name="P4" draw:layer="layout" svg:width="0.379cm" svg:height="0.069cm" svg:x="22.808cm" svg:y="10.581cm">
            <text:p text:style-name="P1"><text:span text:style-name="T5"/></text:p>
            <draw:enhanced-geometry draw:mirror-horizontal="true" draw:mirror-vertical="false" drawooo:sub-view-size="5469 1005" draw:text-areas="0 0 ?f0 ?f1" svg:viewBox="0 0 0 0" draw:type="ooxml-non-primitive" draw:enhanced-path="M 1005 0 L 1 1005 4464 1005 5469 0 Z N">
              <draw:equation draw:name="f0" draw:formula="logwidth"/>
              <draw:equation draw:name="f1" draw:formula="logheight"/>
            </draw:enhanced-geometry>
          </draw:custom-shape>
          <draw:custom-shape draw:name="Google Shape;1106;p29" draw:style-name="gr7" draw:text-style-name="P4" draw:layer="layout" svg:width="0.38cm" svg:height="0.069cm" svg:x="22.6cm" svg:y="10.372cm">
            <text:p text:style-name="P1"><text:span text:style-name="T5"/></text:p>
            <draw:enhanced-geometry draw:mirror-horizontal="true" draw:mirror-vertical="false" drawooo:sub-view-size="5480 1005" draw:text-areas="0 0 ?f0 ?f1" svg:viewBox="0 0 0 0" draw:type="ooxml-non-primitive" draw:enhanced-path="M 1005 0 L 1 1004 4464 1004 5480 0 Z N">
              <draw:equation draw:name="f0" draw:formula="logwidth"/>
              <draw:equation draw:name="f1" draw:formula="logheight"/>
            </draw:enhanced-geometry>
          </draw:custom-shape>
          <draw:custom-shape draw:name="Google Shape;1107;p29" draw:style-name="gr7" draw:text-style-name="P4" draw:layer="layout" svg:width="0.38cm" svg:height="0.069cm" svg:x="22.391cm" svg:y="10.163cm">
            <text:p text:style-name="P1"><text:span text:style-name="T5"/></text:p>
            <draw:enhanced-geometry draw:mirror-horizontal="true" draw:mirror-vertical="false" drawooo:sub-view-size="5480 1005" draw:text-areas="0 0 ?f0 ?f1" svg:viewBox="0 0 0 0" draw:type="ooxml-non-primitive" draw:enhanced-path="M 1005 0 L 1 1004 4476 1004 5480 0 Z N">
              <draw:equation draw:name="f0" draw:formula="logwidth"/>
              <draw:equation draw:name="f1" draw:formula="logheight"/>
            </draw:enhanced-geometry>
          </draw:custom-shape>
          <draw:custom-shape draw:name="Google Shape;1108;p29" draw:style-name="gr8" draw:text-style-name="P4" draw:layer="layout" svg:width="0.38cm" svg:height="0.07cm" svg:x="22.182cm" svg:y="9.953cm">
            <text:p text:style-name="P1"><text:span text:style-name="T5"/></text:p>
            <draw:enhanced-geometry draw:mirror-horizontal="true" draw:mirror-vertical="false" drawooo:sub-view-size="5481 1017" draw:text-areas="0 0 ?f0 ?f1" svg:viewBox="0 0 0 0" draw:type="ooxml-non-primitive" draw:enhanced-path="M 1016 1 L 1 1016 4476 1016 5480 1 Z N">
              <draw:equation draw:name="f0" draw:formula="logwidth"/>
              <draw:equation draw:name="f1" draw:formula="logheight"/>
            </draw:enhanced-geometry>
          </draw:custom-shape>
          <draw:custom-shape draw:name="Google Shape;1109;p29" draw:style-name="gr7" draw:text-style-name="P4" draw:layer="layout" svg:width="0.379cm" svg:height="0.069cm" svg:x="21.97cm" svg:y="9.744cm">
            <text:p text:style-name="P1"><text:span text:style-name="T5"/></text:p>
            <draw:enhanced-geometry draw:mirror-horizontal="true" draw:mirror-vertical="false" drawooo:sub-view-size="5470 1006" draw:text-areas="0 0 ?f0 ?f1" svg:viewBox="0 0 0 0" draw:type="ooxml-non-primitive" draw:enhanced-path="M 1005 1 L 1 1005 4465 1005 5469 1 Z N">
              <draw:equation draw:name="f0" draw:formula="logwidth"/>
              <draw:equation draw:name="f1" draw:formula="logheight"/>
            </draw:enhanced-geometry>
          </draw:custom-shape>
          <draw:custom-shape draw:name="Google Shape;1110;p29" draw:style-name="gr7" draw:text-style-name="P4" draw:layer="layout" svg:width="0.379cm" svg:height="0.069cm" svg:x="21.761cm" svg:y="9.534cm">
            <text:p text:style-name="P1"><text:span text:style-name="T5"/></text:p>
            <draw:enhanced-geometry draw:mirror-horizontal="true" draw:mirror-vertical="false" drawooo:sub-view-size="5469 1006" draw:text-areas="0 0 ?f0 ?f1" svg:viewBox="0 0 0 0" draw:type="ooxml-non-primitive" draw:enhanced-path="M 1004 1 L 0 1005 4464 1005 5468 1 Z N">
              <draw:equation draw:name="f0" draw:formula="logwidth"/>
              <draw:equation draw:name="f1" draw:formula="logheight"/>
            </draw:enhanced-geometry>
          </draw:custom-shape>
          <draw:custom-shape draw:name="Google Shape;1111;p29" draw:style-name="gr2" draw:text-style-name="P4" draw:layer="layout" svg:width="1.523cm" svg:height="1.518cm" svg:x="25.13cm" svg:y="9.156cm">
            <text:p text:style-name="P1"><text:span text:style-name="T5"/></text:p>
            <draw:enhanced-geometry draw:mirror-horizontal="true" draw:mirror-vertical="false" drawooo:sub-view-size="21940 21871" draw:text-areas="0 0 ?f0 ?f1" svg:viewBox="0 0 0 0" draw:type="ooxml-non-primitive" draw:enhanced-path="M 21785 1 C 21750 1 21717 15 21694 42 L 90 21636 C 0 21725 67 21870 190 21870 223 21870 268 21859 290 21837 L 21884 232 C 21940 176 21940 87 21884 42 21856 15 21820 1 21785 1 Z N">
              <draw:equation draw:name="f0" draw:formula="logwidth"/>
              <draw:equation draw:name="f1" draw:formula="logheight"/>
            </draw:enhanced-geometry>
          </draw:custom-shape>
          <draw:custom-shape draw:name="Google Shape;1112;p29" draw:style-name="gr2" draw:text-style-name="P4" draw:layer="layout" svg:width="1.525cm" svg:height="1.519cm" svg:x="23.797cm" svg:y="11.686cm">
            <text:p text:style-name="P1"><text:span text:style-name="T5"/></text:p>
            <draw:enhanced-geometry draw:mirror-horizontal="true" draw:mirror-vertical="false" drawooo:sub-view-size="21969 21894" draw:text-areas="0 0 ?f0 ?f1" svg:viewBox="0 0 0 0" draw:type="ooxml-non-primitive" draw:enhanced-path="M 21761 1 C 21726 1 21690 16 21661 54 L 56 21659 C 0 21704 0 21793 56 21849 89 21882 123 21893 156 21893 190 21893 223 21882 257 21849 L 21850 255 C 21969 154 21869 1 21761 1 Z N">
              <draw:equation draw:name="f0" draw:formula="logwidth"/>
              <draw:equation draw:name="f1" draw:formula="logheight"/>
            </draw:enhanced-geometry>
          </draw:custom-shape>
          <draw:custom-shape draw:name="Google Shape;1113;p29" draw:style-name="gr2" draw:text-style-name="P4" draw:layer="layout" svg:width="1.523cm" svg:height="1.519cm" svg:x="25.597cm" svg:y="10.139cm">
            <text:p text:style-name="P1"><text:span text:style-name="T5"/></text:p>
            <draw:enhanced-geometry draw:mirror-horizontal="true" draw:mirror-vertical="false" drawooo:sub-view-size="21940 21882" draw:text-areas="0 0 ?f0 ?f1" svg:viewBox="0 0 0 0" draw:type="ooxml-non-primitive" draw:enhanced-path="M 21795 1 C 21758 1 21722 15 21694 43 L 89 21647 C 0 21726 67 21882 190 21882 223 21882 268 21871 290 21837 L 21895 244 C 21940 188 21940 99 21895 43 21867 15 21831 1 21795 1 Z N">
              <draw:equation draw:name="f0" draw:formula="logwidth"/>
              <draw:equation draw:name="f1" draw:formula="logheight"/>
            </draw:enhanced-geometry>
          </draw:custom-shape>
          <draw:custom-shape draw:name="Google Shape;1114;p29" draw:style-name="gr2" draw:text-style-name="P4" draw:layer="layout" svg:width="0.69cm" svg:height="0.664cm" svg:x="22.324cm" svg:y="11.199cm">
            <text:p text:style-name="P1"><text:span text:style-name="T5"/></text:p>
            <draw:enhanced-geometry draw:mirror-horizontal="true" draw:mirror-vertical="false" drawooo:sub-view-size="9944 9571" draw:text-areas="0 0 ?f0 ?f1" svg:viewBox="0 0 0 0" draw:type="ooxml-non-primitive" draw:enhanced-path="M 5168 285 C 7656 285 9665 2294 9665 4783 9665 6613 8571 8253 6886 8945 6328 9178 5742 9291 5161 9291 3991 9291 2841 8832 1976 7974 693 6680 302 4749 1005 3064 1697 1379 3349 285 5168 285 Z M 5165 0 C 3920 0 2696 484 1786 1401 414 2774 1 4827 748 6613 1485 8398 3226 9570 5168 9570 7801 9559 9944 7427 9944 4783 9944 2852 8783 1111 6998 364 6406 119 5783 0 5165 0 Z N">
              <draw:equation draw:name="f0" draw:formula="logwidth"/>
              <draw:equation draw:name="f1" draw:formula="logheight"/>
            </draw:enhanced-geometry>
          </draw:custom-shape>
          <draw:custom-shape draw:name="Google Shape;1115;p29" draw:style-name="gr9" draw:text-style-name="P4" draw:layer="layout" svg:width="0.294cm" svg:height="0.294cm" svg:x="22.508cm" svg:y="11.384cm">
            <text:p text:style-name="P1"><text:span text:style-name="T5"/></text:p>
            <draw:enhanced-geometry draw:mirror-horizontal="true" draw:mirror-vertical="false" drawooo:sub-view-size="4252 4253" draw:text-areas="0 0 ?f0 ?f1" svg:viewBox="0 0 0 0" draw:type="ooxml-non-primitive" draw:enhanced-path="M 2132 0 C 960 0 0 949 0 2121 0 3304 960 4252 2132 4252 3303 4252 4252 3304 4252 2121 4252 949 3303 0 2132 0 Z N">
              <draw:equation draw:name="f0" draw:formula="logwidth"/>
              <draw:equation draw:name="f1" draw:formula="logheight"/>
            </draw:enhanced-geometry>
          </draw:custom-shape>
          <draw:custom-shape draw:name="Google Shape;1116;p29" draw:style-name="gr10" draw:text-style-name="P4" draw:layer="layout" svg:width="0.511cm" svg:height="0.438cm" svg:x="25.389cm" svg:y="11.05cm">
            <text:p text:style-name="P1"><text:span text:style-name="T5"/></text:p>
            <draw:enhanced-geometry draw:mirror-horizontal="true" draw:mirror-vertical="false" drawooo:sub-view-size="7366 6318" draw:text-areas="0 0 ?f0 ?f1" svg:viewBox="0 0 0 0" draw:type="ooxml-non-primitive" draw:enhanced-path="M 4219 292 C 5803 292 7087 1575 7087 3171 7087 4901 5670 6048 4191 6048 3485 6048 2764 5786 2176 5202 369 3383 1652 292 4219 292 Z M 4186 1 C 3414 1 2627 287 1987 928 0 2925 1406 6318 4219 6318 5959 6318 7366 4912 7366 3171 7366 1266 5808 1 4186 1 Z N">
              <draw:equation draw:name="f0" draw:formula="logwidth"/>
              <draw:equation draw:name="f1" draw:formula="logheight"/>
            </draw:enhanced-geometry>
          </draw:custom-shape>
          <draw:custom-shape draw:name="Google Shape;1117;p29" draw:style-name="gr11" draw:text-style-name="P4" draw:layer="layout" svg:width="0.206cm" svg:height="0.191cm" svg:x="25.506cm" svg:y="11.174cm">
            <text:p text:style-name="P1"><text:span text:style-name="T5"/></text:p>
            <draw:enhanced-geometry draw:mirror-horizontal="true" draw:mirror-vertical="false" drawooo:sub-view-size="2980 2760" draw:text-areas="0 0 ?f0 ?f1" svg:viewBox="0 0 0 0" draw:type="ooxml-non-primitive" draw:enhanced-path="M 1486 0 C 824 0 234 484 123 1157 0 1916 514 2619 1273 2741 1347 2754 1421 2760 1494 2760 2157 2760 2747 2276 2857 1603 2980 844 2467 141 1708 18 1633 6 1559 0 1486 0 Z N">
              <draw:equation draw:name="f0" draw:formula="logwidth"/>
              <draw:equation draw:name="f1" draw:formula="logheight"/>
            </draw:enhanced-geometry>
          </draw:custom-shape>
        </draw:g>
        <draw:g draw:name="Google Shape;1118;p29">
          <draw:custom-shape draw:name="Google Shape;1119;p29" draw:style-name="gr2" draw:text-style-name="P4" draw:layer="layout" svg:width="1.525cm" svg:height="1.518cm" svg:x="2.792cm" svg:y="6.522cm">
            <text:p text:style-name="P1"><text:span text:style-name="T5"/></text:p>
            <draw:enhanced-geometry draw:mirror-horizontal="tru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g draw:name="Google Shape;1120;p29">
            <draw:custom-shape draw:name="Google Shape;1121;p29" draw:style-name="gr2" draw:text-style-name="P4" draw:layer="layout" svg:width="0.765cm" svg:height="0.761cm" svg:x="4.383cm" svg:y="7.053cm">
              <text:p text:style-name="P1"><text:span text:style-name="T5"/></text:p>
              <draw:enhanced-geometry draw:mirror-horizontal="true" draw:mirror-vertical="false" drawooo:sub-view-size="11036 10968" draw:text-areas="0 0 ?f0 ?f1" svg:viewBox="0 0 0 0" draw:type="ooxml-non-primitive" draw:enhanced-path="M 10830 0 C 10795 0 10758 16 10725 54 L 46 10733 C 1 10789 1 10867 46 10923 79 10956 112 10968 146 10968 191 10968 224 10956 246 10923 L 10926 254 C 11036 153 10941 0 10830 0 Z N">
                <draw:equation draw:name="f0" draw:formula="logwidth"/>
                <draw:equation draw:name="f1" draw:formula="logheight"/>
              </draw:enhanced-geometry>
            </draw:custom-shape>
            <draw:custom-shape draw:name="Google Shape;1122;p29" draw:style-name="gr3" draw:text-style-name="P4" draw:layer="layout" svg:width="0.157cm" svg:height="0.157cm" svg:x="4.318cm" svg:y="6.985cm">
              <text:p text:style-name="P1"><text:span text:style-name="T5"/></text:p>
              <draw:enhanced-geometry draw:mirror-horizontal="true" draw:mirror-vertical="false" drawooo:sub-view-size="2277 2278" draw:text-areas="0 0 ?f0 ?f1" svg:viewBox="0 0 0 0" draw:type="ooxml-non-primitive" draw:enhanced-path="M 1139 1 C 514 1 0 514 0 1139 0 1764 514 2277 1139 2277 1764 2277 2277 1764 2277 1139 2277 514 1764 1 1139 1 Z N">
                <draw:equation draw:name="f0" draw:formula="logwidth"/>
                <draw:equation draw:name="f1" draw:formula="logheight"/>
              </draw:enhanced-geometry>
            </draw:custom-shape>
            <draw:custom-shape draw:name="Google Shape;1123;p29" draw:style-name="gr3" draw:text-style-name="P4" draw:layer="layout" svg:width="0.157cm" svg:height="0.156cm" svg:x="5.06cm" svg:y="7.726cm">
              <text:p text:style-name="P1"><text:span text:style-name="T5"/></text:p>
              <draw:enhanced-geometry draw:mirror-horizontal="true" draw:mirror-vertical="false" drawooo:sub-view-size="2278 2266" draw:text-areas="0 0 ?f0 ?f1" svg:viewBox="0 0 0 0" draw:type="ooxml-non-primitive" draw:enhanced-path="M 1139 0 C 514 0 1 503 1 1127 1 1764 514 2266 1139 2266 1775 2266 2277 1764 2277 1127 2277 503 1775 0 1139 0 Z N">
                <draw:equation draw:name="f0" draw:formula="logwidth"/>
                <draw:equation draw:name="f1" draw:formula="logheight"/>
              </draw:enhanced-geometry>
            </draw:custom-shape>
          </draw:g>
        </draw:g>
        <presentation:notes draw:style-name="dp2">
          <draw:page-thumbnail draw:name="Google Shape;1082;g268ad75bf22_0_4:notes" draw:style-name="gr16" draw:layer="layout" svg:width="16.932cm" svg:height="9.524cm" svg:x="1.059cm" svg:y="1.905cm" draw:page-number="5" presentation:class="page"/>
          <draw:frame draw:name="Google Shape;1083;g268ad75bf22_0_4:notes" presentation:style-name="pr12" draw:text-style-name="P7" draw:layer="layout" svg:width="15.239cm" svg:height="11.429cm" svg:x="1.905cm" svg:y="12.065cm" presentation:class="notes" presentation:placeholder="true" presentation:user-transformed="true">
            <draw:text-box/>
          </draw:frame>
        </presentation:notes>
      </draw:page>
      <draw:page draw:name="Objectifs du projet" draw:style-name="dp1" draw:master-page-name="CUSTOM_5f_5">
        <draw:frame draw:name="Google Shape;1128;p30" presentation:style-name="pr10" draw:text-style-name="P9" draw:layer="layout" svg:width="21.05cm" svg:height="1.59cm" svg:x="2.175cm" svg:y="1.545cm" presentation:class="title" presentation:user-transformed="true">
          <draw:text-box>
            <text:p text:style-name="P8"><text:span text:style-name="T7">Objectifs du projet</text:span></text:p>
          </draw:text-box>
        </draw:frame>
        <draw:g draw:name="Google Shape;1129;p30">
          <draw:g draw:name="Google Shape;1130;p30">
            <draw:custom-shape draw:name="Google Shape;1131;p30" draw:style-name="gr12" draw:text-style-name="P4" draw:layer="layout" svg:width="0.378cm" svg:height="0.375cm" draw:transform="rotate (-0.785398163397448) translate (7.1cm 2.917cm)">
              <text:p text:style-name="P1"><text:span text:style-name="T5"/></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1132;p30" draw:style-name="gr13" draw:text-style-name="P5" draw:layer="layout" svg:width="16.132cm" svg:height="0.002cm" draw:transform="rotate (-3.14159265358979) translate (20.766cm 3.184cm)">
              <text:p/>
              <draw:enhanced-geometry draw:mirror-horizontal="false" draw:mirror-vertical="false" svg:viewBox="0 0 21600 21600" draw:type="mso-spt32" draw:enhanced-path="M 0 0 L 21600 21600 N"/>
            </draw:custom-shape>
            <draw:custom-shape draw:name="Google Shape;1134;p30" draw:style-name="gr14" draw:text-style-name="P4" draw:layer="layout" svg:width="0.157cm" svg:height="0.157cm" svg:x="4.473cm" svg:y="3.102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133;p30" draw:style-name="gr14" draw:text-style-name="P4" draw:layer="layout" svg:width="0.157cm" svg:height="0.157cm" svg:x="20.764cm" svg:y="3.105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35;p30">
          <draw:custom-shape draw:name="Google Shape;1136;p30" draw:style-name="gr2" draw:text-style-name="P4" draw:layer="layout" svg:width="1.83cm" svg:height="1.826cm" svg:x="18.232cm" svg:y="11.984cm">
            <text:p text:style-name="P1"><text:span text:style-name="T5"/></text:p>
            <draw:enhanced-geometry draw:mirror-horizontal="fals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1137;p30" draw:style-name="gr18" draw:text-style-name="P4" draw:layer="layout" svg:width="0.377cm" svg:height="0.376cm" svg:x="19.318cm" svg:y="12.337cm">
            <text:p text:style-name="P1"><text:span text:style-name="T5"/></text:p>
            <draw:enhanced-geometry draw:mirror-horizontal="fals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1138;p30" draw:style-name="gr17" draw:text-style-name="P4" draw:layer="layout" svg:width="0.149cm" svg:height="0.138cm" svg:x="20.005cm" svg:y="11.909cm">
            <text:p text:style-name="P1"><text:span text:style-name="T5"/></text:p>
            <draw:enhanced-geometry draw:mirror-horizontal="fals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1139;p30" draw:style-name="gr19" draw:text-style-name="P4" draw:layer="layout" svg:width="0.138cm" svg:height="0.137cm" svg:x="18.172cm" svg:y="13.734cm">
            <text:p text:style-name="P1"><text:span text:style-name="T5"/></text:p>
            <draw:enhanced-geometry draw:mirror-horizontal="fals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g>
        <draw:g draw:name="Google Shape;1140;p30">
          <draw:g draw:name="Google Shape;1141;p30">
            <draw:custom-shape draw:name="Google Shape;1142;p30" draw:style-name="gr2" draw:text-style-name="P4" draw:layer="layout" svg:width="1.52cm" svg:height="1.519cm" svg:x="22.098cm" svg:y="10.337cm">
              <text:p text:style-name="P1"><text:span text:style-name="T5"/></text:p>
              <draw:enhanced-geometry draw:mirror-horizontal="fals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1143;p30" draw:style-name="gr2" draw:text-style-name="P4" draw:layer="layout" svg:width="1.525cm" svg:height="1.518cm" svg:x="21.629cm" svg:y="11.322cm">
              <text:p text:style-name="P1"><text:span text:style-name="T5"/></text:p>
              <draw:enhanced-geometry draw:mirror-horizontal="fals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g>
          <draw:g draw:name="Google Shape;1144;p30">
            <draw:custom-shape draw:name="Google Shape;1145;p30" draw:style-name="gr2" draw:text-style-name="P4" draw:layer="layout" svg:width="0.765cm" svg:height="0.761cm" svg:x="20.798cm" svg:y="11.853cm">
              <text:p text:style-name="P1"><text:span text:style-name="T5"/></text:p>
              <draw:enhanced-geometry draw:mirror-horizontal="false" draw:mirror-vertical="false" drawooo:sub-view-size="11036 10968" draw:text-areas="0 0 ?f0 ?f1" svg:viewBox="0 0 0 0" draw:type="ooxml-non-primitive" draw:enhanced-path="M 10830 0 C 10795 0 10758 16 10725 54 L 46 10733 C 1 10789 1 10867 46 10923 79 10956 112 10968 146 10968 191 10968 224 10956 246 10923 L 10926 254 C 11036 153 10941 0 10830 0 Z N">
                <draw:equation draw:name="f0" draw:formula="logwidth"/>
                <draw:equation draw:name="f1" draw:formula="logheight"/>
              </draw:enhanced-geometry>
            </draw:custom-shape>
            <draw:custom-shape draw:name="Google Shape;1146;p30" draw:style-name="gr3" draw:text-style-name="P4" draw:layer="layout" svg:width="0.157cm" svg:height="0.157cm" svg:x="21.471cm" svg:y="11.785cm">
              <text:p text:style-name="P1"><text:span text:style-name="T5"/></text:p>
              <draw:enhanced-geometry draw:mirror-horizontal="false" draw:mirror-vertical="false" drawooo:sub-view-size="2277 2278" draw:text-areas="0 0 ?f0 ?f1" svg:viewBox="0 0 0 0" draw:type="ooxml-non-primitive" draw:enhanced-path="M 1139 1 C 514 1 0 514 0 1139 0 1764 514 2277 1139 2277 1764 2277 2277 1764 2277 1139 2277 514 1764 1 1139 1 Z N">
                <draw:equation draw:name="f0" draw:formula="logwidth"/>
                <draw:equation draw:name="f1" draw:formula="logheight"/>
              </draw:enhanced-geometry>
            </draw:custom-shape>
            <draw:custom-shape draw:name="Google Shape;1147;p30" draw:style-name="gr3" draw:text-style-name="P4" draw:layer="layout" svg:width="0.157cm" svg:height="0.156cm" svg:x="20.729cm" svg:y="12.527cm">
              <text:p text:style-name="P1"><text:span text:style-name="T5"/></text:p>
              <draw:enhanced-geometry draw:mirror-horizontal="false" draw:mirror-vertical="false" drawooo:sub-view-size="2278 2266" draw:text-areas="0 0 ?f0 ?f1" svg:viewBox="0 0 0 0" draw:type="ooxml-non-primitive" draw:enhanced-path="M 1139 0 C 514 0 1 503 1 1127 1 1764 514 2266 1139 2266 1775 2266 2277 1764 2277 1127 2277 503 1775 0 1139 0 Z N">
                <draw:equation draw:name="f0" draw:formula="logwidth"/>
                <draw:equation draw:name="f1" draw:formula="logheight"/>
              </draw:enhanced-geometry>
            </draw:custom-shape>
          </draw:g>
        </draw:g>
        <draw:g draw:name="Google Shape;1148;p30">
          <draw:frame draw:name="Google Shape;1149;p30" draw:style-name="gr23" draw:text-style-name="P5" draw:layer="layout" svg:width="0.846cm" svg:height="0.846cm" svg:x="4.757cm" svg:y="5.605cm">
            <draw:image xlink:href="Pictures/100000010000002000000020B68644BE9733F2B2.png" xlink:type="simple" xlink:show="embed" xlink:actuate="onLoad" draw:mime-type="image/png">
              <text:p/>
            </draw:image>
          </draw:frame>
          <draw:custom-shape draw:name="Google Shape;1150;p30" draw:style-name="gr24" draw:text-style-name="P18" draw:layer="layout" svg:width="5.395cm" svg:height="4.293cm" svg:x="2.749cm" svg:y="7.022cm">
            <text:p text:style-name="P17"><text:span text:style-name="T15">Simplifier et automatiser le processus de réservation des ressources inform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51;p30" draw:style-name="gr25" draw:text-style-name="P18" draw:layer="layout" svg:width="4.863cm" svg:height="4.293cm" svg:x="10.268cm" svg:y="7.144cm">
          <text:p text:style-name="P17"><text:span text:style-name="T15">Améliorer la gestion des ressources et optimiser leur uti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52;p30" draw:style-name="gr23" draw:text-style-name="P5" draw:layer="layout" svg:width="0.846cm" svg:height="0.846cm" svg:x="12.277cm" svg:y="5.605cm">
          <draw:image xlink:href="Pictures/100000010000002000000020B68644BE9733F2B2.png" xlink:type="simple" xlink:show="embed" xlink:actuate="onLoad" draw:mime-type="image/png">
            <text:p/>
          </draw:image>
        </draw:frame>
        <draw:custom-shape draw:name="Google Shape;1153;p30" draw:style-name="gr26" draw:text-style-name="P18" draw:layer="layout" svg:width="4.863cm" svg:height="4.293cm" svg:x="16.731cm" svg:y="7.387cm">
          <text:p text:style-name="P17"><text:span text:style-name="T15">Fournir des rapports sur l’utilisation des res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54;p30" draw:style-name="gr23" draw:text-style-name="P5" draw:layer="layout" svg:width="0.846cm" svg:height="0.846cm" svg:x="18.74cm" svg:y="5.605cm">
          <draw:image xlink:href="Pictures/100000010000002000000020B68644BE9733F2B2.png" xlink:type="simple" xlink:show="embed" xlink:actuate="onLoad" draw:mime-type="image/png">
            <text:p/>
          </draw:image>
        </draw:frame>
        <presentation:notes draw:style-name="dp2">
          <draw:page-thumbnail draw:name="Google Shape;1125;g268ad75bf22_0_47:notes" draw:style-name="gr16" draw:layer="layout" svg:width="16.932cm" svg:height="9.524cm" svg:x="1.059cm" svg:y="1.905cm" draw:page-number="6" presentation:class="page"/>
          <draw:frame draw:name="Google Shape;1126;g268ad75bf22_0_47:notes" presentation:style-name="pr13" draw:text-style-name="P7" draw:layer="layout" svg:width="15.239cm" svg:height="11.429cm" svg:x="1.905cm" svg:y="12.065cm" presentation:class="notes" presentation:placeholder="true" presentation:user-transformed="true">
            <draw:text-box/>
          </draw:frame>
        </presentation:notes>
      </draw:page>
      <draw:page draw:name="Les fonctionnalités&#10;DU PROJET" draw:style-name="dp1" draw:master-page-name="SECTION_5f_HEADER">
        <draw:frame draw:name="Google Shape;1159;p31" presentation:style-name="pr7" draw:text-style-name="P13" draw:layer="layout" svg:width="10.962cm" svg:height="3.263cm" svg:x="7.219cm" svg:y="2.187cm" presentation:class="title" presentation:user-transformed="true">
          <draw:text-box>
            <text:p text:style-name="P12"><text:span text:style-name="T10">03</text:span></text:p>
          </draw:text-box>
        </draw:frame>
        <draw:frame draw:name="Google Shape;1160;p31" presentation:style-name="pr7" draw:text-style-name="P10" draw:layer="layout" svg:width="14.933cm" svg:height="3.914cm" svg:x="3.927cm" svg:y="6.522cm" presentation:class="title" presentation:user-transformed="true">
          <draw:text-box>
            <text:p text:style-name="P12"><text:span text:style-name="T11">Les fonctionnalités</text:span></text:p>
            <text:p text:style-name="P12"><text:span text:style-name="T8">DU PROJET</text:span></text:p>
          </draw:text-box>
        </draw:frame>
        <draw:g draw:name="Google Shape;1161;p31">
          <draw:custom-shape draw:name="Google Shape;1162;p31" draw:style-name="gr12" draw:text-style-name="P4" draw:layer="layout" svg:width="0.378cm" svg:height="0.375cm" draw:transform="rotate (-0.785398163397448) translate (15.284cm 5.804cm)">
            <text:p text:style-name="P1"><text:span text:style-name="T5"/></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1163;p31" draw:style-name="gr13" draw:text-style-name="P5" draw:layer="layout" svg:width="9.343cm" svg:height="0.001cm" draw:transform="rotate (-3.14159265358979) translate (17.761cm 6.068cm)">
            <text:p/>
            <draw:enhanced-geometry draw:mirror-horizontal="false" draw:mirror-vertical="false" svg:viewBox="0 0 21600 21600" draw:type="mso-spt32" draw:enhanced-path="M 0 0 L 21600 21600 N"/>
          </draw:custom-shape>
          <draw:custom-shape draw:name="Google Shape;1165;p31" draw:style-name="gr14" draw:text-style-name="P4" draw:layer="layout" svg:width="0.157cm" svg:height="0.157cm" svg:x="8.256cm" svg:y="5.989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4;p31" draw:style-name="gr14" draw:text-style-name="P4" draw:layer="layout" svg:width="0.157cm" svg:height="0.157cm" svg:x="17.759cm" svg:y="5.989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66;p31">
          <draw:custom-shape draw:name="Google Shape;1167;p31" draw:style-name="gr2" draw:text-style-name="P4" draw:layer="layout" svg:width="1.944cm" svg:height="2.664cm" svg:x="22.974cm" svg:y="7.067cm">
            <text:p text:style-name="P1"><text:span text:style-name="T5"/></text:p>
            <draw:enhanced-geometry draw:mirror-horizontal="true" draw:mirror-vertical="false" drawooo:sub-view-size="28001 38376" draw:text-areas="0 0 ?f0 ?f1" svg:viewBox="0 0 0 0" draw:type="ooxml-non-primitive" draw:enhanced-path="M 27849 1 C 27816 1 27782 15 27755 43 L 10736 17061 C 10703 17083 10692 17117 10692 17161 L 10692 27495 57 38130 C 1 38186 1 38275 57 38331 79 38353 124 38375 157 38375 191 38375 235 38353 258 38331 L 10937 27651 C 10960 27629 10971 27595 10971 27551 L 10971 17206 27944 232 C 28000 188 28000 98 27944 43 27916 15 27883 1 27849 1 Z N">
              <draw:equation draw:name="f0" draw:formula="logwidth"/>
              <draw:equation draw:name="f1" draw:formula="logheight"/>
            </draw:enhanced-geometry>
          </draw:custom-shape>
          <draw:custom-shape draw:name="Google Shape;1168;p31" draw:style-name="gr3" draw:text-style-name="P4" draw:layer="layout" svg:width="0.157cm" svg:height="0.157cm" svg:x="24.826cm" svg:y="9.643cm">
            <text:p text:style-name="P1"><text:span text:style-name="T5"/></text:p>
            <draw:enhanced-geometry draw:mirror-horizontal="true" draw:mirror-vertical="false" drawooo:sub-view-size="2278 2277" draw:text-areas="0 0 ?f0 ?f1" svg:viewBox="0 0 0 0" draw:type="ooxml-non-primitive" draw:enhanced-path="M 1139 0 C 514 0 1 513 1 1138 1 1763 514 2277 1139 2277 1764 2277 2277 1763 2277 1138 2277 513 1764 0 1139 0 Z N">
              <draw:equation draw:name="f0" draw:formula="logwidth"/>
              <draw:equation draw:name="f1" draw:formula="logheight"/>
            </draw:enhanced-geometry>
          </draw:custom-shape>
          <draw:custom-shape draw:name="Google Shape;1169;p31" draw:style-name="gr2" draw:text-style-name="P4" draw:layer="layout" svg:width="2.415cm" svg:height="2.85cm" svg:x="22.159cm" svg:y="8.508cm">
            <text:p text:style-name="P1"><text:span text:style-name="T5"/></text:p>
            <draw:enhanced-geometry draw:mirror-horizontal="true" draw:mirror-vertical="false" drawooo:sub-view-size="34796 41054" draw:text-areas="0 0 ?f0 ?f1" svg:viewBox="0 0 0 0" draw:type="ooxml-non-primitive" draw:enhanced-path="M 34639 0 C 34603 0 34567 14 34539 42 L 6026 28555 C 6004 28577 5993 28610 5993 28655 L 5993 34915 89 40808 C 0 40897 56 41042 190 41053 223 41053 257 41042 290 41008 L 6227 35072 C 6249 35049 6272 35016 6272 34971 L 6272 28711 34740 232 C 34795 176 34795 87 34740 42 34712 14 34675 0 34639 0 Z N">
              <draw:equation draw:name="f0" draw:formula="logwidth"/>
              <draw:equation draw:name="f1" draw:formula="logheight"/>
            </draw:enhanced-geometry>
          </draw:custom-shape>
          <draw:custom-shape draw:name="Google Shape;1170;p31" draw:style-name="gr4" draw:text-style-name="P4" draw:layer="layout" svg:width="0.43cm" svg:height="0.429cm" svg:x="23.131cm" svg:y="9.485cm">
            <text:p text:style-name="P1"><text:span text:style-name="T5"/></text:p>
            <draw:enhanced-geometry draw:mirror-horizontal="true" draw:mirror-vertical="false" drawooo:sub-view-size="6205 6195" draw:text-areas="0 0 ?f0 ?f1" svg:viewBox="0 0 0 0" draw:type="ooxml-non-primitive" draw:enhanced-path="M 6160 1 L 0 6150 1395 6194 6205 1384 6160 1 Z N">
              <draw:equation draw:name="f0" draw:formula="logwidth"/>
              <draw:equation draw:name="f1" draw:formula="logheight"/>
            </draw:enhanced-geometry>
          </draw:custom-shape>
          <draw:custom-shape draw:name="Google Shape;1171;p31" draw:style-name="gr3" draw:text-style-name="P4" draw:layer="layout" svg:width="0.157cm" svg:height="0.157cm" svg:x="24.483cm" svg:y="11.269cm">
            <text:p text:style-name="P1"><text:span text:style-name="T5"/></text:p>
            <draw:enhanced-geometry draw:mirror-horizontal="true" draw:mirror-vertical="false" drawooo:sub-view-size="2278 2278" draw:text-areas="0 0 ?f0 ?f1" svg:viewBox="0 0 0 0" draw:type="ooxml-non-primitive" draw:enhanced-path="M 1139 1 C 503 1 1 514 1 1139 1 1775 503 2277 1139 2277 1764 2277 2277 1775 2277 1139 2277 514 1764 1 1139 1 Z N">
              <draw:equation draw:name="f0" draw:formula="logwidth"/>
              <draw:equation draw:name="f1" draw:formula="logheight"/>
            </draw:enhanced-geometry>
          </draw:custom-shape>
          <draw:custom-shape draw:name="Google Shape;1172;p31" draw:style-name="gr5" draw:text-style-name="P4" draw:layer="layout" svg:width="0.106cm" svg:height="0.106cm" svg:x="22.162cm" svg:y="8.013cm">
            <text:p text:style-name="P1"><text:span text:style-name="T5"/></text:p>
            <draw:enhanced-geometry draw:mirror-horizontal="true" draw:mirror-vertical="false" drawooo:sub-view-size="1541 1546" draw:text-areas="0 0 ?f0 ?f1" svg:viewBox="0 0 0 0" draw:type="ooxml-non-primitive" draw:enhanced-path="M 768 1 C 525 1 283 117 134 340 100 385 78 441 56 486 45 530 22 575 11 619 11 675 0 720 0 776 0 1200 346 1546 770 1546 1194 1546 1540 1200 1540 776 1540 720 1529 675 1518 619 1507 575 1495 530 1473 486 1462 441 1440 385 1406 340 1384 307 1350 262 1306 229 1157 75 962 1 768 1 Z N">
              <draw:equation draw:name="f0" draw:formula="logwidth"/>
              <draw:equation draw:name="f1" draw:formula="logheight"/>
            </draw:enhanced-geometry>
          </draw:custom-shape>
          <draw:custom-shape draw:name="Google Shape;1173;p31" draw:style-name="gr2" draw:text-style-name="P4" draw:layer="layout" svg:width="1.45cm" svg:height="1.414cm" svg:x="22.404cm" svg:y="8.274cm">
            <text:p text:style-name="P1"><text:span text:style-name="T5"/></text:p>
            <draw:enhanced-geometry draw:mirror-horizontal="true" draw:mirror-vertical="false" drawooo:sub-view-size="20889 20375" draw:text-areas="0 0 ?f0 ?f1" svg:viewBox="0 0 0 0" draw:type="ooxml-non-primitive" draw:enhanced-path="M 19848 0 C 19750 0 19647 20 19541 64 18760 388 18994 1537 19842 1537 20043 1537 20233 1459 20378 1314 20888 794 20468 0 19848 0 Z M 16078 3761 C 15972 3761 15860 3784 15747 3836 14999 4182 15245 5309 16070 5309 16294 5309 16506 5209 16651 5030 17105 4500 16676 3761 16078 3761 Z M 12319 7533 C 12220 7533 12115 7553 12008 7597 11238 7921 11462 9070 12310 9070 12511 9070 12700 8992 12845 8847 13356 8327 12944 7533 12319 7533 Z M 8545 11293 C 8439 11293 8327 11317 8214 11369 7466 11715 7712 12842 8538 12842 8761 12842 8973 12742 9118 12563 9573 12033 9143 11293 8545 11293 Z M 4784 15066 C 4686 15066 4582 15086 4476 15130 3706 15442 3929 16603 4777 16603 4978 16603 5168 16525 5313 16380 5824 15868 5410 15066 4784 15066 Z M 991 18820 C 795 18820 593 18903 425 19102 1 19605 347 20363 1005 20375 1228 20375 1440 20274 1585 20096 2084 19523 1562 18820 991 18820 Z N">
              <draw:equation draw:name="f0" draw:formula="logwidth"/>
              <draw:equation draw:name="f1" draw:formula="logheight"/>
            </draw:enhanced-geometry>
          </draw:custom-shape>
          <draw:custom-shape draw:name="Google Shape;1174;p31" draw:style-name="gr6" draw:text-style-name="P4" draw:layer="layout" svg:width="0.105cm" svg:height="0.105cm" svg:x="23.992cm" svg:y="9.844cm">
            <text:p text:style-name="P1"><text:span text:style-name="T5"/></text:p>
            <draw:enhanced-geometry draw:mirror-horizontal="true" draw:mirror-vertical="false" drawooo:sub-view-size="1530 1530" draw:text-areas="0 0 ?f0 ?f1" svg:viewBox="0 0 0 0" draw:type="ooxml-non-primitive" draw:enhanced-path="M 770 1 C 346 1 0 335 0 759 0 1183 346 1529 770 1529 971 1529 1161 1451 1306 1306 1339 1273 1373 1228 1406 1195 1429 1150 1451 1094 1473 1050 1496 1005 1507 960 1518 916 1529 860 1529 815 1529 759 1529 335 1183 1 770 1 Z N">
              <draw:equation draw:name="f0" draw:formula="logwidth"/>
              <draw:equation draw:name="f1" draw:formula="logheight"/>
            </draw:enhanced-geometry>
          </draw:custom-shape>
          <draw:custom-shape draw:name="Google Shape;1175;p31" draw:style-name="gr5" draw:text-style-name="P4" draw:layer="layout" svg:width="0.105cm" svg:height="0.106cm" svg:x="24.757cm" svg:y="7.685cm">
            <text:p text:style-name="P1"><text:span text:style-name="T5"/></text:p>
            <draw:enhanced-geometry draw:mirror-horizontal="true" draw:mirror-vertical="false" drawooo:sub-view-size="1530 1546" draw:text-areas="0 0 ?f0 ?f1" svg:viewBox="0 0 0 0" draw:type="ooxml-non-primitive" draw:enhanced-path="M 763 0 C 568 0 373 75 224 228 190 262 157 295 123 340 101 385 79 429 57 485 34 530 23 574 12 619 1 664 1 719 1 775 1 820 1 865 12 920 23 965 34 1010 57 1054 79 1110 101 1155 123 1199 269 1411 503 1534 760 1545 972 1534 1161 1456 1306 1311 1340 1277 1373 1244 1407 1199 1429 1155 1451 1110 1474 1054 1496 1010 1507 965 1518 920 1530 865 1530 820 1530 775 1530 719 1530 664 1518 619 1507 574 1496 530 1474 485 1451 429 1429 385 1407 340 1252 117 1007 0 763 0 Z N">
              <draw:equation draw:name="f0" draw:formula="logwidth"/>
              <draw:equation draw:name="f1" draw:formula="logheight"/>
            </draw:enhanced-geometry>
          </draw:custom-shape>
          <draw:custom-shape draw:name="Google Shape;1176;p31" draw:style-name="gr2" draw:text-style-name="P4" draw:layer="layout" svg:width="1.451cm" svg:height="1.413cm" svg:x="24.998cm" svg:y="7.947cm">
            <text:p text:style-name="P1"><text:span text:style-name="T5"/></text:p>
            <draw:enhanced-geometry draw:mirror-horizontal="true" draw:mirror-vertical="false" drawooo:sub-view-size="20911 20365" draw:text-areas="0 0 ?f0 ?f1" svg:viewBox="0 0 0 0" draw:type="ooxml-non-primitive" draw:enhanced-path="M 19870 1 C 19772 1 19668 21 19563 65 18782 377 19016 1538 19853 1538 20054 1538 20255 1460 20400 1315 20910 795 20490 1 19870 1 Z M 16100 3761 C 15993 3761 15882 3785 15768 3837 15021 4183 15266 5299 16092 5299 L 16081 5310 C 16315 5310 16527 5209 16672 5031 17127 4500 16697 3761 16100 3761 Z M 12329 7526 C 12233 7526 12133 7545 12030 7586 11249 7910 11483 9071 12320 9071 12521 9071 12722 8993 12867 8847 13380 8325 12953 7526 12329 7526 Z M 8567 11294 C 8461 11294 8349 11317 8236 11369 7488 11715 7734 12831 8559 12831 L 8548 12843 C 8783 12831 8995 12742 9140 12564 9594 12033 9165 11294 8567 11294 Z M 4802 15066 C 4705 15066 4602 15086 4497 15130 3716 15443 3951 16603 4788 16603 4988 16603 5189 16525 5334 16380 5845 15869 5423 15066 4802 15066 Z M 1018 18818 C 838 18818 649 18889 480 19058 0 19538 335 20364 1027 20364 1228 20364 1417 20286 1562 20141 2119 19585 1612 18818 1018 18818 Z N">
              <draw:equation draw:name="f0" draw:formula="logwidth"/>
              <draw:equation draw:name="f1" draw:formula="logheight"/>
            </draw:enhanced-geometry>
          </draw:custom-shape>
          <draw:custom-shape draw:name="Google Shape;1177;p31" draw:style-name="gr5" draw:text-style-name="P4" draw:layer="layout" svg:width="0.105cm" svg:height="0.106cm" svg:x="26.589cm" svg:y="9.516cm">
            <text:p text:style-name="P1"><text:span text:style-name="T5"/></text:p>
            <draw:enhanced-geometry draw:mirror-horizontal="true" draw:mirror-vertical="false" drawooo:sub-view-size="1530 1535" draw:text-areas="0 0 ?f0 ?f1" svg:viewBox="0 0 0 0" draw:type="ooxml-non-primitive" draw:enhanced-path="M 771 0 C 721 0 670 6 626 17 570 28 525 40 481 62 436 73 380 107 347 129 302 162 258 185 224 229 191 263 157 296 135 341 101 385 79 430 57 486 45 531 23 575 12 620 1 664 1 720 1 776 1 821 1 865 12 921 23 966 45 1010 57 1055 79 1100 101 1144 135 1189 191 1278 258 1345 347 1401 380 1434 436 1457 481 1479 525 1490 570 1513 626 1513 670 1524 715 1535 771 1535 815 1535 871 1524 916 1513 972 1513 1016 1490 1061 1479 1106 1457 1150 1434 1195 1401 1273 1345 1351 1278 1407 1189 1429 1144 1452 1111 1474 1055 1496 1010 1507 966 1519 921 1530 865 1530 821 1530 776 1530 720 1530 664 1519 620 1507 575 1496 531 1474 486 1452 430 1429 385 1407 341 1373 296 1340 263 1307 229 1273 185 1228 162 1195 129 1150 107 1106 84 1061 62 1016 40 972 28 916 17 871 6 821 0 771 0 Z N">
              <draw:equation draw:name="f0" draw:formula="logwidth"/>
              <draw:equation draw:name="f1" draw:formula="logheight"/>
            </draw:enhanced-geometry>
          </draw:custom-shape>
          <draw:custom-shape draw:name="Google Shape;1178;p31" draw:style-name="gr7" draw:text-style-name="P4" draw:layer="layout" svg:width="0.379cm" svg:height="0.069cm" svg:x="23.018cm" svg:y="10.791cm">
            <text:p text:style-name="P1"><text:span text:style-name="T5"/></text:p>
            <draw:enhanced-geometry draw:mirror-horizontal="true" draw:mirror-vertical="false" drawooo:sub-view-size="5469 1005" draw:text-areas="0 0 ?f0 ?f1" svg:viewBox="0 0 0 0" draw:type="ooxml-non-primitive" draw:enhanced-path="M 1005 0 L 0 1005 4464 1005 5469 0 Z N">
              <draw:equation draw:name="f0" draw:formula="logwidth"/>
              <draw:equation draw:name="f1" draw:formula="logheight"/>
            </draw:enhanced-geometry>
          </draw:custom-shape>
          <draw:custom-shape draw:name="Google Shape;1179;p31" draw:style-name="gr7" draw:text-style-name="P4" draw:layer="layout" svg:width="0.379cm" svg:height="0.069cm" svg:x="22.808cm" svg:y="10.581cm">
            <text:p text:style-name="P1"><text:span text:style-name="T5"/></text:p>
            <draw:enhanced-geometry draw:mirror-horizontal="true" draw:mirror-vertical="false" drawooo:sub-view-size="5469 1005" draw:text-areas="0 0 ?f0 ?f1" svg:viewBox="0 0 0 0" draw:type="ooxml-non-primitive" draw:enhanced-path="M 1005 0 L 1 1005 4464 1005 5469 0 Z N">
              <draw:equation draw:name="f0" draw:formula="logwidth"/>
              <draw:equation draw:name="f1" draw:formula="logheight"/>
            </draw:enhanced-geometry>
          </draw:custom-shape>
          <draw:custom-shape draw:name="Google Shape;1180;p31" draw:style-name="gr7" draw:text-style-name="P4" draw:layer="layout" svg:width="0.38cm" svg:height="0.069cm" svg:x="22.6cm" svg:y="10.372cm">
            <text:p text:style-name="P1"><text:span text:style-name="T5"/></text:p>
            <draw:enhanced-geometry draw:mirror-horizontal="true" draw:mirror-vertical="false" drawooo:sub-view-size="5480 1005" draw:text-areas="0 0 ?f0 ?f1" svg:viewBox="0 0 0 0" draw:type="ooxml-non-primitive" draw:enhanced-path="M 1005 0 L 1 1004 4464 1004 5480 0 Z N">
              <draw:equation draw:name="f0" draw:formula="logwidth"/>
              <draw:equation draw:name="f1" draw:formula="logheight"/>
            </draw:enhanced-geometry>
          </draw:custom-shape>
          <draw:custom-shape draw:name="Google Shape;1181;p31" draw:style-name="gr7" draw:text-style-name="P4" draw:layer="layout" svg:width="0.38cm" svg:height="0.069cm" svg:x="22.391cm" svg:y="10.163cm">
            <text:p text:style-name="P1"><text:span text:style-name="T5"/></text:p>
            <draw:enhanced-geometry draw:mirror-horizontal="true" draw:mirror-vertical="false" drawooo:sub-view-size="5480 1005" draw:text-areas="0 0 ?f0 ?f1" svg:viewBox="0 0 0 0" draw:type="ooxml-non-primitive" draw:enhanced-path="M 1005 0 L 1 1004 4476 1004 5480 0 Z N">
              <draw:equation draw:name="f0" draw:formula="logwidth"/>
              <draw:equation draw:name="f1" draw:formula="logheight"/>
            </draw:enhanced-geometry>
          </draw:custom-shape>
          <draw:custom-shape draw:name="Google Shape;1182;p31" draw:style-name="gr8" draw:text-style-name="P4" draw:layer="layout" svg:width="0.38cm" svg:height="0.07cm" svg:x="22.182cm" svg:y="9.953cm">
            <text:p text:style-name="P1"><text:span text:style-name="T5"/></text:p>
            <draw:enhanced-geometry draw:mirror-horizontal="true" draw:mirror-vertical="false" drawooo:sub-view-size="5481 1017" draw:text-areas="0 0 ?f0 ?f1" svg:viewBox="0 0 0 0" draw:type="ooxml-non-primitive" draw:enhanced-path="M 1016 1 L 1 1016 4476 1016 5480 1 Z N">
              <draw:equation draw:name="f0" draw:formula="logwidth"/>
              <draw:equation draw:name="f1" draw:formula="logheight"/>
            </draw:enhanced-geometry>
          </draw:custom-shape>
          <draw:custom-shape draw:name="Google Shape;1183;p31" draw:style-name="gr7" draw:text-style-name="P4" draw:layer="layout" svg:width="0.379cm" svg:height="0.069cm" svg:x="21.97cm" svg:y="9.744cm">
            <text:p text:style-name="P1"><text:span text:style-name="T5"/></text:p>
            <draw:enhanced-geometry draw:mirror-horizontal="true" draw:mirror-vertical="false" drawooo:sub-view-size="5470 1006" draw:text-areas="0 0 ?f0 ?f1" svg:viewBox="0 0 0 0" draw:type="ooxml-non-primitive" draw:enhanced-path="M 1005 1 L 1 1005 4465 1005 5469 1 Z N">
              <draw:equation draw:name="f0" draw:formula="logwidth"/>
              <draw:equation draw:name="f1" draw:formula="logheight"/>
            </draw:enhanced-geometry>
          </draw:custom-shape>
          <draw:custom-shape draw:name="Google Shape;1184;p31" draw:style-name="gr7" draw:text-style-name="P4" draw:layer="layout" svg:width="0.379cm" svg:height="0.069cm" svg:x="21.761cm" svg:y="9.534cm">
            <text:p text:style-name="P1"><text:span text:style-name="T5"/></text:p>
            <draw:enhanced-geometry draw:mirror-horizontal="true" draw:mirror-vertical="false" drawooo:sub-view-size="5469 1006" draw:text-areas="0 0 ?f0 ?f1" svg:viewBox="0 0 0 0" draw:type="ooxml-non-primitive" draw:enhanced-path="M 1004 1 L 0 1005 4464 1005 5468 1 Z N">
              <draw:equation draw:name="f0" draw:formula="logwidth"/>
              <draw:equation draw:name="f1" draw:formula="logheight"/>
            </draw:enhanced-geometry>
          </draw:custom-shape>
          <draw:custom-shape draw:name="Google Shape;1185;p31" draw:style-name="gr2" draw:text-style-name="P4" draw:layer="layout" svg:width="1.523cm" svg:height="1.518cm" svg:x="25.13cm" svg:y="9.156cm">
            <text:p text:style-name="P1"><text:span text:style-name="T5"/></text:p>
            <draw:enhanced-geometry draw:mirror-horizontal="true" draw:mirror-vertical="false" drawooo:sub-view-size="21940 21871" draw:text-areas="0 0 ?f0 ?f1" svg:viewBox="0 0 0 0" draw:type="ooxml-non-primitive" draw:enhanced-path="M 21785 1 C 21750 1 21717 15 21694 42 L 90 21636 C 0 21725 67 21870 190 21870 223 21870 268 21859 290 21837 L 21884 232 C 21940 176 21940 87 21884 42 21856 15 21820 1 21785 1 Z N">
              <draw:equation draw:name="f0" draw:formula="logwidth"/>
              <draw:equation draw:name="f1" draw:formula="logheight"/>
            </draw:enhanced-geometry>
          </draw:custom-shape>
          <draw:custom-shape draw:name="Google Shape;1186;p31" draw:style-name="gr2" draw:text-style-name="P4" draw:layer="layout" svg:width="1.525cm" svg:height="1.519cm" svg:x="23.797cm" svg:y="11.686cm">
            <text:p text:style-name="P1"><text:span text:style-name="T5"/></text:p>
            <draw:enhanced-geometry draw:mirror-horizontal="true" draw:mirror-vertical="false" drawooo:sub-view-size="21969 21894" draw:text-areas="0 0 ?f0 ?f1" svg:viewBox="0 0 0 0" draw:type="ooxml-non-primitive" draw:enhanced-path="M 21761 1 C 21726 1 21690 16 21661 54 L 56 21659 C 0 21704 0 21793 56 21849 89 21882 123 21893 156 21893 190 21893 223 21882 257 21849 L 21850 255 C 21969 154 21869 1 21761 1 Z N">
              <draw:equation draw:name="f0" draw:formula="logwidth"/>
              <draw:equation draw:name="f1" draw:formula="logheight"/>
            </draw:enhanced-geometry>
          </draw:custom-shape>
          <draw:custom-shape draw:name="Google Shape;1187;p31" draw:style-name="gr2" draw:text-style-name="P4" draw:layer="layout" svg:width="1.523cm" svg:height="1.519cm" svg:x="25.597cm" svg:y="10.139cm">
            <text:p text:style-name="P1"><text:span text:style-name="T5"/></text:p>
            <draw:enhanced-geometry draw:mirror-horizontal="true" draw:mirror-vertical="false" drawooo:sub-view-size="21940 21882" draw:text-areas="0 0 ?f0 ?f1" svg:viewBox="0 0 0 0" draw:type="ooxml-non-primitive" draw:enhanced-path="M 21795 1 C 21758 1 21722 15 21694 43 L 89 21647 C 0 21726 67 21882 190 21882 223 21882 268 21871 290 21837 L 21895 244 C 21940 188 21940 99 21895 43 21867 15 21831 1 21795 1 Z N">
              <draw:equation draw:name="f0" draw:formula="logwidth"/>
              <draw:equation draw:name="f1" draw:formula="logheight"/>
            </draw:enhanced-geometry>
          </draw:custom-shape>
          <draw:custom-shape draw:name="Google Shape;1188;p31" draw:style-name="gr2" draw:text-style-name="P4" draw:layer="layout" svg:width="0.69cm" svg:height="0.664cm" svg:x="22.324cm" svg:y="11.199cm">
            <text:p text:style-name="P1"><text:span text:style-name="T5"/></text:p>
            <draw:enhanced-geometry draw:mirror-horizontal="true" draw:mirror-vertical="false" drawooo:sub-view-size="9944 9571" draw:text-areas="0 0 ?f0 ?f1" svg:viewBox="0 0 0 0" draw:type="ooxml-non-primitive" draw:enhanced-path="M 5168 285 C 7656 285 9665 2294 9665 4783 9665 6613 8571 8253 6886 8945 6328 9178 5742 9291 5161 9291 3991 9291 2841 8832 1976 7974 693 6680 302 4749 1005 3064 1697 1379 3349 285 5168 285 Z M 5165 0 C 3920 0 2696 484 1786 1401 414 2774 1 4827 748 6613 1485 8398 3226 9570 5168 9570 7801 9559 9944 7427 9944 4783 9944 2852 8783 1111 6998 364 6406 119 5783 0 5165 0 Z N">
              <draw:equation draw:name="f0" draw:formula="logwidth"/>
              <draw:equation draw:name="f1" draw:formula="logheight"/>
            </draw:enhanced-geometry>
          </draw:custom-shape>
          <draw:custom-shape draw:name="Google Shape;1189;p31" draw:style-name="gr9" draw:text-style-name="P4" draw:layer="layout" svg:width="0.294cm" svg:height="0.294cm" svg:x="22.508cm" svg:y="11.384cm">
            <text:p text:style-name="P1"><text:span text:style-name="T5"/></text:p>
            <draw:enhanced-geometry draw:mirror-horizontal="true" draw:mirror-vertical="false" drawooo:sub-view-size="4252 4253" draw:text-areas="0 0 ?f0 ?f1" svg:viewBox="0 0 0 0" draw:type="ooxml-non-primitive" draw:enhanced-path="M 2132 0 C 960 0 0 949 0 2121 0 3304 960 4252 2132 4252 3303 4252 4252 3304 4252 2121 4252 949 3303 0 2132 0 Z N">
              <draw:equation draw:name="f0" draw:formula="logwidth"/>
              <draw:equation draw:name="f1" draw:formula="logheight"/>
            </draw:enhanced-geometry>
          </draw:custom-shape>
          <draw:custom-shape draw:name="Google Shape;1190;p31" draw:style-name="gr10" draw:text-style-name="P4" draw:layer="layout" svg:width="0.511cm" svg:height="0.438cm" svg:x="25.389cm" svg:y="11.05cm">
            <text:p text:style-name="P1"><text:span text:style-name="T5"/></text:p>
            <draw:enhanced-geometry draw:mirror-horizontal="true" draw:mirror-vertical="false" drawooo:sub-view-size="7366 6318" draw:text-areas="0 0 ?f0 ?f1" svg:viewBox="0 0 0 0" draw:type="ooxml-non-primitive" draw:enhanced-path="M 4219 292 C 5803 292 7087 1575 7087 3171 7087 4901 5670 6048 4191 6048 3485 6048 2764 5786 2176 5202 369 3383 1652 292 4219 292 Z M 4186 1 C 3414 1 2627 287 1987 928 0 2925 1406 6318 4219 6318 5959 6318 7366 4912 7366 3171 7366 1266 5808 1 4186 1 Z N">
              <draw:equation draw:name="f0" draw:formula="logwidth"/>
              <draw:equation draw:name="f1" draw:formula="logheight"/>
            </draw:enhanced-geometry>
          </draw:custom-shape>
          <draw:custom-shape draw:name="Google Shape;1191;p31" draw:style-name="gr11" draw:text-style-name="P4" draw:layer="layout" svg:width="0.206cm" svg:height="0.191cm" svg:x="25.506cm" svg:y="11.174cm">
            <text:p text:style-name="P1"><text:span text:style-name="T5"/></text:p>
            <draw:enhanced-geometry draw:mirror-horizontal="true" draw:mirror-vertical="false" drawooo:sub-view-size="2980 2760" draw:text-areas="0 0 ?f0 ?f1" svg:viewBox="0 0 0 0" draw:type="ooxml-non-primitive" draw:enhanced-path="M 1486 0 C 824 0 234 484 123 1157 0 1916 514 2619 1273 2741 1347 2754 1421 2760 1494 2760 2157 2760 2747 2276 2857 1603 2980 844 2467 141 1708 18 1633 6 1559 0 1486 0 Z N">
              <draw:equation draw:name="f0" draw:formula="logwidth"/>
              <draw:equation draw:name="f1" draw:formula="logheight"/>
            </draw:enhanced-geometry>
          </draw:custom-shape>
        </draw:g>
        <draw:g draw:name="Google Shape;1192;p31">
          <draw:custom-shape draw:name="Google Shape;1193;p31" draw:style-name="gr2" draw:text-style-name="P4" draw:layer="layout" svg:width="1.525cm" svg:height="1.518cm" svg:x="2.792cm" svg:y="6.522cm">
            <text:p text:style-name="P1"><text:span text:style-name="T5"/></text:p>
            <draw:enhanced-geometry draw:mirror-horizontal="tru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g draw:name="Google Shape;1194;p31">
            <draw:custom-shape draw:name="Google Shape;1195;p31" draw:style-name="gr2" draw:text-style-name="P4" draw:layer="layout" svg:width="0.765cm" svg:height="0.761cm" svg:x="4.383cm" svg:y="7.053cm">
              <text:p text:style-name="P1"><text:span text:style-name="T5"/></text:p>
              <draw:enhanced-geometry draw:mirror-horizontal="true" draw:mirror-vertical="false" drawooo:sub-view-size="11036 10968" draw:text-areas="0 0 ?f0 ?f1" svg:viewBox="0 0 0 0" draw:type="ooxml-non-primitive" draw:enhanced-path="M 10830 0 C 10795 0 10758 16 10725 54 L 46 10733 C 1 10789 1 10867 46 10923 79 10956 112 10968 146 10968 191 10968 224 10956 246 10923 L 10926 254 C 11036 153 10941 0 10830 0 Z N">
                <draw:equation draw:name="f0" draw:formula="logwidth"/>
                <draw:equation draw:name="f1" draw:formula="logheight"/>
              </draw:enhanced-geometry>
            </draw:custom-shape>
            <draw:custom-shape draw:name="Google Shape;1196;p31" draw:style-name="gr3" draw:text-style-name="P4" draw:layer="layout" svg:width="0.157cm" svg:height="0.157cm" svg:x="4.318cm" svg:y="6.985cm">
              <text:p text:style-name="P1"><text:span text:style-name="T5"/></text:p>
              <draw:enhanced-geometry draw:mirror-horizontal="true" draw:mirror-vertical="false" drawooo:sub-view-size="2277 2278" draw:text-areas="0 0 ?f0 ?f1" svg:viewBox="0 0 0 0" draw:type="ooxml-non-primitive" draw:enhanced-path="M 1139 1 C 514 1 0 514 0 1139 0 1764 514 2277 1139 2277 1764 2277 2277 1764 2277 1139 2277 514 1764 1 1139 1 Z N">
                <draw:equation draw:name="f0" draw:formula="logwidth"/>
                <draw:equation draw:name="f1" draw:formula="logheight"/>
              </draw:enhanced-geometry>
            </draw:custom-shape>
            <draw:custom-shape draw:name="Google Shape;1197;p31" draw:style-name="gr3" draw:text-style-name="P4" draw:layer="layout" svg:width="0.157cm" svg:height="0.156cm" svg:x="5.06cm" svg:y="7.726cm">
              <text:p text:style-name="P1"><text:span text:style-name="T5"/></text:p>
              <draw:enhanced-geometry draw:mirror-horizontal="true" draw:mirror-vertical="false" drawooo:sub-view-size="2278 2266" draw:text-areas="0 0 ?f0 ?f1" svg:viewBox="0 0 0 0" draw:type="ooxml-non-primitive" draw:enhanced-path="M 1139 0 C 514 0 1 503 1 1127 1 1764 514 2266 1139 2266 1775 2266 2277 1764 2277 1127 2277 503 1775 0 1139 0 Z N">
                <draw:equation draw:name="f0" draw:formula="logwidth"/>
                <draw:equation draw:name="f1" draw:formula="logheight"/>
              </draw:enhanced-geometry>
            </draw:custom-shape>
          </draw:g>
        </draw:g>
        <presentation:notes draw:style-name="dp2">
          <draw:page-thumbnail draw:name="Google Shape;1156;g268ad75bf22_0_84:notes" draw:style-name="gr16" draw:layer="layout" svg:width="16.932cm" svg:height="9.524cm" svg:x="1.059cm" svg:y="1.905cm" draw:page-number="7" presentation:class="page"/>
          <draw:frame draw:name="Google Shape;1157;g268ad75bf22_0_84:notes" presentation:style-name="pr14" draw:text-style-name="P7" draw:layer="layout" svg:width="15.239cm" svg:height="11.429cm" svg:x="1.905cm" svg:y="12.065cm" presentation:class="notes" presentation:placeholder="true" presentation:user-transformed="true">
            <draw:text-box/>
          </draw:frame>
        </presentation:notes>
      </draw:page>
      <draw:page draw:name="Les Fonctionnalités du projet" draw:style-name="dp1" draw:master-page-name="CUSTOM_5f_4">
        <draw:frame draw:name="Google Shape;1202;p32" presentation:style-name="pr15" draw:text-style-name="P9" draw:layer="layout" svg:width="21.05cm" svg:height="1.59cm" svg:x="2.175cm" svg:y="1.545cm" presentation:class="title" presentation:user-transformed="true">
          <draw:text-box>
            <text:p text:style-name="P8"><text:span text:style-name="T7">Les Fonctionnalités du projet</text:span></text:p>
          </draw:text-box>
        </draw:frame>
        <draw:g draw:name="Google Shape;1203;p32">
          <draw:g draw:name="Google Shape;1204;p32">
            <draw:custom-shape draw:name="Google Shape;1205;p32" draw:style-name="gr12" draw:text-style-name="P4" draw:layer="layout" svg:width="0.378cm" svg:height="0.375cm" draw:transform="rotate (-0.785398163397448) translate (7.1cm 2.917cm)">
              <text:p text:style-name="P1"><text:span text:style-name="T5"/></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1206;p32" draw:style-name="gr13" draw:text-style-name="P5" draw:layer="layout" svg:width="16.132cm" svg:height="0.002cm" draw:transform="rotate (-3.14159265358979) translate (20.766cm 3.184cm)">
              <text:p/>
              <draw:enhanced-geometry draw:mirror-horizontal="false" draw:mirror-vertical="false" svg:viewBox="0 0 21600 21600" draw:type="mso-spt32" draw:enhanced-path="M 0 0 L 21600 21600 N"/>
            </draw:custom-shape>
            <draw:custom-shape draw:name="Google Shape;1208;p32" draw:style-name="gr14" draw:text-style-name="P4" draw:layer="layout" svg:width="0.157cm" svg:height="0.157cm" svg:x="4.473cm" svg:y="3.102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207;p32" draw:style-name="gr14" draw:text-style-name="P4" draw:layer="layout" svg:width="0.157cm" svg:height="0.157cm" svg:x="20.764cm" svg:y="3.105cm">
            <text:p text:style-name="P1"><text:span text:style-name="T5"/></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209;p32" draw:style-name="gr27" draw:text-style-name="P5" draw:layer="layout" svg:width="7.73cm" svg:height="0.001cm" svg:x="11.023cm" svg:y="12.696cm">
          <text:p/>
          <draw:enhanced-geometry draw:mirror-horizontal="false" draw:mirror-vertical="false" svg:viewBox="0 0 21600 21600" draw:type="mso-spt32" draw:enhanced-path="M 0 0 L 21600 21600 N"/>
        </draw:custom-shape>
        <draw:frame draw:name="Google Shape;1212;p32" draw:style-name="gr23" draw:text-style-name="P5" draw:layer="layout" svg:width="1.303cm" svg:height="1.303cm" svg:x="2.437cm" svg:y="4.953cm">
          <draw:image xlink:href="Pictures/1000000100000020000000205639601C648D425B.png" xlink:type="simple" xlink:show="embed" xlink:actuate="onLoad" draw:mime-type="image/png">
            <text:p/>
          </draw:image>
        </draw:frame>
        <draw:custom-shape draw:name="Google Shape;1213;p32" draw:style-name="gr28" draw:text-style-name="P6" draw:layer="layout" svg:width="14.895cm" svg:height="1.215cm" svg:x="5.252cm" svg:y="5.041cm">
          <text:p text:style-name="P1"><text:span text:style-name="T16">Gestion des res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14;p32" draw:style-name="gr23" draw:text-style-name="P5" draw:layer="layout" svg:width="1.303cm" svg:height="1.303cm" svg:x="2.437cm" svg:y="7.144cm">
          <draw:image xlink:href="Pictures/1000000100000020000000205639601C648D425B.png" xlink:type="simple" xlink:show="embed" xlink:actuate="onLoad" draw:mime-type="image/png">
            <text:p/>
          </draw:image>
        </draw:frame>
        <draw:custom-shape draw:name="Google Shape;1215;p32" draw:style-name="gr29" draw:text-style-name="P6" draw:layer="layout" svg:width="14.895cm" svg:height="1.215cm" svg:x="5.1cm" svg:y="7.188cm">
          <text:p text:style-name="P1"><text:span text:style-name="T16">Gestion des réserv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16;p32" draw:style-name="gr23" draw:text-style-name="P5" draw:layer="layout" svg:width="1.303cm" svg:height="1.303cm" svg:x="2.437cm" svg:y="9.246cm">
          <draw:image xlink:href="Pictures/1000000100000020000000205639601C648D425B.png" xlink:type="simple" xlink:show="embed" xlink:actuate="onLoad" draw:mime-type="image/png">
            <text:p/>
          </draw:image>
        </draw:frame>
        <draw:custom-shape draw:name="Google Shape;1217;p32" draw:style-name="gr30" draw:text-style-name="P6" draw:layer="layout" svg:width="14.895cm" svg:height="1.215cm" svg:x="5.1cm" svg:y="9.334cm">
          <text:p text:style-name="P1"><text:span text:style-name="T16">Gestion des prêts et des reto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9;g11efcb08b7f_0_37:notes" draw:style-name="gr16" draw:layer="layout" svg:width="16.932cm" svg:height="9.524cm" svg:x="1.059cm" svg:y="1.905cm" draw:page-number="8" presentation:class="page"/>
          <draw:frame draw:name="Google Shape;1200;g11efcb08b7f_0_37:notes" presentation:style-name="pr16" draw:text-style-name="P7" draw:layer="layout" svg:width="15.239cm" svg:height="11.429cm" svg:x="1.905cm" svg:y="12.065cm" presentation:class="notes" presentation:placeholder="true" presentation:user-transformed="true">
            <draw:text-box/>
          </draw:frame>
        </presentation:notes>
      </draw:page>
      <draw:page draw:name="Merci !" draw:style-name="dp1" draw:master-page-name="MAIN_5f_POINT">
        <draw:frame draw:name="Google Shape;1289;p36" presentation:style-name="pr17" draw:text-style-name="P13" draw:layer="layout" svg:width="16.399cm" svg:height="11.197cm" svg:x="3.856cm" svg:y="1.545cm" presentation:class="title" presentation:user-transformed="true">
          <draw:text-box>
            <text:p text:style-name="P1"><text:span text:style-name="T10">Merci !</text:span></text:p>
          </draw:text-box>
        </draw:frame>
        <draw:g draw:name="Google Shape;1290;p36">
          <draw:custom-shape draw:name="Google Shape;1291;p36" draw:style-name="gr2" draw:text-style-name="P4" draw:layer="layout" svg:width="1.944cm" svg:height="2.664cm" svg:x="2.262cm" svg:y="10.899cm">
            <text:p text:style-name="P1"><text:span text:style-name="T5"/></text:p>
            <draw:enhanced-geometry draw:mirror-horizontal="true" draw:mirror-vertical="false" drawooo:sub-view-size="28001 38376" draw:text-areas="0 0 ?f0 ?f1" svg:viewBox="0 0 0 0" draw:type="ooxml-non-primitive" draw:enhanced-path="M 27849 1 C 27816 1 27782 15 27755 43 L 10736 17061 C 10703 17083 10692 17117 10692 17161 L 10692 27495 57 38130 C 1 38186 1 38275 57 38331 79 38353 124 38375 157 38375 191 38375 235 38353 258 38331 L 10937 27651 C 10960 27629 10971 27595 10971 27551 L 10971 17206 27944 232 C 28000 188 28000 98 27944 43 27916 15 27883 1 27849 1 Z N">
              <draw:equation draw:name="f0" draw:formula="logwidth"/>
              <draw:equation draw:name="f1" draw:formula="logheight"/>
            </draw:enhanced-geometry>
          </draw:custom-shape>
          <draw:custom-shape draw:name="Google Shape;1292;p36" draw:style-name="gr3" draw:text-style-name="P4" draw:layer="layout" svg:width="0.157cm" svg:height="0.157cm" svg:x="4.114cm" svg:y="13.474cm">
            <text:p text:style-name="P1"><text:span text:style-name="T5"/></text:p>
            <draw:enhanced-geometry draw:mirror-horizontal="true" draw:mirror-vertical="false" drawooo:sub-view-size="2278 2277" draw:text-areas="0 0 ?f0 ?f1" svg:viewBox="0 0 0 0" draw:type="ooxml-non-primitive" draw:enhanced-path="M 1139 0 C 514 0 1 513 1 1138 1 1763 514 2277 1139 2277 1764 2277 2277 1763 2277 1138 2277 513 1764 0 1139 0 Z N">
              <draw:equation draw:name="f0" draw:formula="logwidth"/>
              <draw:equation draw:name="f1" draw:formula="logheight"/>
            </draw:enhanced-geometry>
          </draw:custom-shape>
          <draw:custom-shape draw:name="Google Shape;1293;p36" draw:style-name="gr2" draw:text-style-name="P4" draw:layer="layout" svg:width="2.415cm" svg:height="2.85cm" svg:x="1.447cm" svg:y="12.339cm">
            <text:p text:style-name="P1"><text:span text:style-name="T5"/></text:p>
            <draw:enhanced-geometry draw:mirror-horizontal="true" draw:mirror-vertical="false" drawooo:sub-view-size="34796 41054" draw:text-areas="0 0 ?f0 ?f1" svg:viewBox="0 0 0 0" draw:type="ooxml-non-primitive" draw:enhanced-path="M 34639 0 C 34603 0 34567 14 34539 42 L 6026 28555 C 6004 28577 5993 28610 5993 28655 L 5993 34915 89 40808 C 0 40897 56 41042 190 41053 223 41053 257 41042 290 41008 L 6227 35072 C 6249 35049 6272 35016 6272 34971 L 6272 28711 34740 232 C 34795 176 34795 87 34740 42 34712 14 34675 0 34639 0 Z N">
              <draw:equation draw:name="f0" draw:formula="logwidth"/>
              <draw:equation draw:name="f1" draw:formula="logheight"/>
            </draw:enhanced-geometry>
          </draw:custom-shape>
          <draw:custom-shape draw:name="Google Shape;1294;p36" draw:style-name="gr4" draw:text-style-name="P4" draw:layer="layout" svg:width="0.43cm" svg:height="0.429cm" svg:x="2.419cm" svg:y="13.317cm">
            <text:p text:style-name="P1"><text:span text:style-name="T5"/></text:p>
            <draw:enhanced-geometry draw:mirror-horizontal="true" draw:mirror-vertical="false" drawooo:sub-view-size="6205 6195" draw:text-areas="0 0 ?f0 ?f1" svg:viewBox="0 0 0 0" draw:type="ooxml-non-primitive" draw:enhanced-path="M 6160 1 L 0 6150 1395 6194 6205 1384 6160 1 Z N">
              <draw:equation draw:name="f0" draw:formula="logwidth"/>
              <draw:equation draw:name="f1" draw:formula="logheight"/>
            </draw:enhanced-geometry>
          </draw:custom-shape>
          <draw:custom-shape draw:name="Google Shape;1295;p36" draw:style-name="gr3" draw:text-style-name="P4" draw:layer="layout" svg:width="0.157cm" svg:height="0.157cm" svg:x="3.771cm" svg:y="15.101cm">
            <text:p text:style-name="P1"><text:span text:style-name="T5"/></text:p>
            <draw:enhanced-geometry draw:mirror-horizontal="true" draw:mirror-vertical="false" drawooo:sub-view-size="2278 2278" draw:text-areas="0 0 ?f0 ?f1" svg:viewBox="0 0 0 0" draw:type="ooxml-non-primitive" draw:enhanced-path="M 1139 1 C 503 1 1 514 1 1139 1 1775 503 2277 1139 2277 1764 2277 2277 1775 2277 1139 2277 514 1764 1 1139 1 Z N">
              <draw:equation draw:name="f0" draw:formula="logwidth"/>
              <draw:equation draw:name="f1" draw:formula="logheight"/>
            </draw:enhanced-geometry>
          </draw:custom-shape>
          <draw:custom-shape draw:name="Google Shape;1296;p36" draw:style-name="gr5" draw:text-style-name="P4" draw:layer="layout" svg:width="0.106cm" svg:height="0.106cm" svg:x="1.45cm" svg:y="11.844cm">
            <text:p text:style-name="P1"><text:span text:style-name="T5"/></text:p>
            <draw:enhanced-geometry draw:mirror-horizontal="true" draw:mirror-vertical="false" drawooo:sub-view-size="1541 1546" draw:text-areas="0 0 ?f0 ?f1" svg:viewBox="0 0 0 0" draw:type="ooxml-non-primitive" draw:enhanced-path="M 768 1 C 525 1 283 117 134 340 100 385 78 441 56 486 45 530 22 575 11 619 11 675 0 720 0 776 0 1200 346 1546 770 1546 1194 1546 1540 1200 1540 776 1540 720 1529 675 1518 619 1507 575 1495 530 1473 486 1462 441 1440 385 1406 340 1384 307 1350 262 1306 229 1157 75 962 1 768 1 Z N">
              <draw:equation draw:name="f0" draw:formula="logwidth"/>
              <draw:equation draw:name="f1" draw:formula="logheight"/>
            </draw:enhanced-geometry>
          </draw:custom-shape>
          <draw:custom-shape draw:name="Google Shape;1297;p36" draw:style-name="gr2" draw:text-style-name="P4" draw:layer="layout" svg:width="1.45cm" svg:height="1.414cm" svg:x="1.692cm" svg:y="12.106cm">
            <text:p text:style-name="P1"><text:span text:style-name="T5"/></text:p>
            <draw:enhanced-geometry draw:mirror-horizontal="true" draw:mirror-vertical="false" drawooo:sub-view-size="20889 20375" draw:text-areas="0 0 ?f0 ?f1" svg:viewBox="0 0 0 0" draw:type="ooxml-non-primitive" draw:enhanced-path="M 19848 0 C 19750 0 19647 20 19541 64 18760 388 18994 1537 19842 1537 20043 1537 20233 1459 20378 1314 20888 794 20468 0 19848 0 Z M 16078 3761 C 15972 3761 15860 3784 15747 3836 14999 4182 15245 5309 16070 5309 16294 5309 16506 5209 16651 5030 17105 4500 16676 3761 16078 3761 Z M 12319 7533 C 12220 7533 12115 7553 12008 7597 11238 7921 11462 9070 12310 9070 12511 9070 12700 8992 12845 8847 13356 8327 12944 7533 12319 7533 Z M 8545 11293 C 8439 11293 8327 11317 8214 11369 7466 11715 7712 12842 8538 12842 8761 12842 8973 12742 9118 12563 9573 12033 9143 11293 8545 11293 Z M 4784 15066 C 4686 15066 4582 15086 4476 15130 3706 15442 3929 16603 4777 16603 4978 16603 5168 16525 5313 16380 5824 15868 5410 15066 4784 15066 Z M 991 18820 C 795 18820 593 18903 425 19102 1 19605 347 20363 1005 20375 1228 20375 1440 20274 1585 20096 2084 19523 1562 18820 991 18820 Z N">
              <draw:equation draw:name="f0" draw:formula="logwidth"/>
              <draw:equation draw:name="f1" draw:formula="logheight"/>
            </draw:enhanced-geometry>
          </draw:custom-shape>
          <draw:custom-shape draw:name="Google Shape;1298;p36" draw:style-name="gr6" draw:text-style-name="P4" draw:layer="layout" svg:width="0.105cm" svg:height="0.105cm" svg:x="3.28cm" svg:y="13.676cm">
            <text:p text:style-name="P1"><text:span text:style-name="T5"/></text:p>
            <draw:enhanced-geometry draw:mirror-horizontal="true" draw:mirror-vertical="false" drawooo:sub-view-size="1530 1530" draw:text-areas="0 0 ?f0 ?f1" svg:viewBox="0 0 0 0" draw:type="ooxml-non-primitive" draw:enhanced-path="M 770 1 C 346 1 0 335 0 759 0 1183 346 1529 770 1529 971 1529 1161 1451 1306 1306 1339 1273 1373 1228 1406 1195 1429 1150 1451 1094 1473 1050 1496 1005 1507 960 1518 916 1529 860 1529 815 1529 759 1529 335 1183 1 770 1 Z N">
              <draw:equation draw:name="f0" draw:formula="logwidth"/>
              <draw:equation draw:name="f1" draw:formula="logheight"/>
            </draw:enhanced-geometry>
          </draw:custom-shape>
          <draw:custom-shape draw:name="Google Shape;1299;p36" draw:style-name="gr5" draw:text-style-name="P4" draw:layer="layout" svg:width="0.105cm" svg:height="0.106cm" svg:x="4.045cm" svg:y="11.516cm">
            <text:p text:style-name="P1"><text:span text:style-name="T5"/></text:p>
            <draw:enhanced-geometry draw:mirror-horizontal="true" draw:mirror-vertical="false" drawooo:sub-view-size="1530 1546" draw:text-areas="0 0 ?f0 ?f1" svg:viewBox="0 0 0 0" draw:type="ooxml-non-primitive" draw:enhanced-path="M 763 0 C 568 0 373 75 224 228 190 262 157 295 123 340 101 385 79 429 57 485 34 530 23 574 12 619 1 664 1 719 1 775 1 820 1 865 12 920 23 965 34 1010 57 1054 79 1110 101 1155 123 1199 269 1411 503 1534 760 1545 972 1534 1161 1456 1306 1311 1340 1277 1373 1244 1407 1199 1429 1155 1451 1110 1474 1054 1496 1010 1507 965 1518 920 1530 865 1530 820 1530 775 1530 719 1530 664 1518 619 1507 574 1496 530 1474 485 1451 429 1429 385 1407 340 1252 117 1007 0 763 0 Z N">
              <draw:equation draw:name="f0" draw:formula="logwidth"/>
              <draw:equation draw:name="f1" draw:formula="logheight"/>
            </draw:enhanced-geometry>
          </draw:custom-shape>
          <draw:custom-shape draw:name="Google Shape;1300;p36" draw:style-name="gr2" draw:text-style-name="P4" draw:layer="layout" svg:width="1.451cm" svg:height="1.413cm" svg:x="4.287cm" svg:y="11.778cm">
            <text:p text:style-name="P1"><text:span text:style-name="T5"/></text:p>
            <draw:enhanced-geometry draw:mirror-horizontal="true" draw:mirror-vertical="false" drawooo:sub-view-size="20911 20365" draw:text-areas="0 0 ?f0 ?f1" svg:viewBox="0 0 0 0" draw:type="ooxml-non-primitive" draw:enhanced-path="M 19870 1 C 19772 1 19668 21 19563 65 18782 377 19016 1538 19853 1538 20054 1538 20255 1460 20400 1315 20910 795 20490 1 19870 1 Z M 16100 3761 C 15993 3761 15882 3785 15768 3837 15021 4183 15266 5299 16092 5299 L 16081 5310 C 16315 5310 16527 5209 16672 5031 17127 4500 16697 3761 16100 3761 Z M 12329 7526 C 12233 7526 12133 7545 12030 7586 11249 7910 11483 9071 12320 9071 12521 9071 12722 8993 12867 8847 13380 8325 12953 7526 12329 7526 Z M 8567 11294 C 8461 11294 8349 11317 8236 11369 7488 11715 7734 12831 8559 12831 L 8548 12843 C 8783 12831 8995 12742 9140 12564 9594 12033 9165 11294 8567 11294 Z M 4802 15066 C 4705 15066 4602 15086 4497 15130 3716 15443 3951 16603 4788 16603 4988 16603 5189 16525 5334 16380 5845 15869 5423 15066 4802 15066 Z M 1018 18818 C 838 18818 649 18889 480 19058 0 19538 335 20364 1027 20364 1228 20364 1417 20286 1562 20141 2119 19585 1612 18818 1018 18818 Z N">
              <draw:equation draw:name="f0" draw:formula="logwidth"/>
              <draw:equation draw:name="f1" draw:formula="logheight"/>
            </draw:enhanced-geometry>
          </draw:custom-shape>
          <draw:custom-shape draw:name="Google Shape;1301;p36" draw:style-name="gr5" draw:text-style-name="P4" draw:layer="layout" svg:width="0.105cm" svg:height="0.106cm" svg:x="5.877cm" svg:y="13.348cm">
            <text:p text:style-name="P1"><text:span text:style-name="T5"/></text:p>
            <draw:enhanced-geometry draw:mirror-horizontal="true" draw:mirror-vertical="false" drawooo:sub-view-size="1530 1535" draw:text-areas="0 0 ?f0 ?f1" svg:viewBox="0 0 0 0" draw:type="ooxml-non-primitive" draw:enhanced-path="M 771 0 C 721 0 670 6 626 17 570 28 525 40 481 62 436 73 380 107 347 129 302 162 258 185 224 229 191 263 157 296 135 341 101 385 79 430 57 486 45 531 23 575 12 620 1 664 1 720 1 776 1 821 1 865 12 921 23 966 45 1010 57 1055 79 1100 101 1144 135 1189 191 1278 258 1345 347 1401 380 1434 436 1457 481 1479 525 1490 570 1513 626 1513 670 1524 715 1535 771 1535 815 1535 871 1524 916 1513 972 1513 1016 1490 1061 1479 1106 1457 1150 1434 1195 1401 1273 1345 1351 1278 1407 1189 1429 1144 1452 1111 1474 1055 1496 1010 1507 966 1519 921 1530 865 1530 821 1530 776 1530 720 1530 664 1519 620 1507 575 1496 531 1474 486 1452 430 1429 385 1407 341 1373 296 1340 263 1307 229 1273 185 1228 162 1195 129 1150 107 1106 84 1061 62 1016 40 972 28 916 17 871 6 821 0 771 0 Z N">
              <draw:equation draw:name="f0" draw:formula="logwidth"/>
              <draw:equation draw:name="f1" draw:formula="logheight"/>
            </draw:enhanced-geometry>
          </draw:custom-shape>
          <draw:custom-shape draw:name="Google Shape;1302;p36" draw:style-name="gr7" draw:text-style-name="P4" draw:layer="layout" svg:width="0.379cm" svg:height="0.069cm" svg:x="2.306cm" svg:y="14.622cm">
            <text:p text:style-name="P1"><text:span text:style-name="T5"/></text:p>
            <draw:enhanced-geometry draw:mirror-horizontal="true" draw:mirror-vertical="false" drawooo:sub-view-size="5469 1005" draw:text-areas="0 0 ?f0 ?f1" svg:viewBox="0 0 0 0" draw:type="ooxml-non-primitive" draw:enhanced-path="M 1005 0 L 0 1005 4464 1005 5469 0 Z N">
              <draw:equation draw:name="f0" draw:formula="logwidth"/>
              <draw:equation draw:name="f1" draw:formula="logheight"/>
            </draw:enhanced-geometry>
          </draw:custom-shape>
          <draw:custom-shape draw:name="Google Shape;1303;p36" draw:style-name="gr7" draw:text-style-name="P4" draw:layer="layout" svg:width="0.379cm" svg:height="0.069cm" svg:x="2.096cm" svg:y="14.413cm">
            <text:p text:style-name="P1"><text:span text:style-name="T5"/></text:p>
            <draw:enhanced-geometry draw:mirror-horizontal="true" draw:mirror-vertical="false" drawooo:sub-view-size="5469 1005" draw:text-areas="0 0 ?f0 ?f1" svg:viewBox="0 0 0 0" draw:type="ooxml-non-primitive" draw:enhanced-path="M 1005 0 L 1 1005 4464 1005 5469 0 Z N">
              <draw:equation draw:name="f0" draw:formula="logwidth"/>
              <draw:equation draw:name="f1" draw:formula="logheight"/>
            </draw:enhanced-geometry>
          </draw:custom-shape>
          <draw:custom-shape draw:name="Google Shape;1304;p36" draw:style-name="gr7" draw:text-style-name="P4" draw:layer="layout" svg:width="0.38cm" svg:height="0.069cm" svg:x="1.888cm" svg:y="14.204cm">
            <text:p text:style-name="P1"><text:span text:style-name="T5"/></text:p>
            <draw:enhanced-geometry draw:mirror-horizontal="true" draw:mirror-vertical="false" drawooo:sub-view-size="5480 1005" draw:text-areas="0 0 ?f0 ?f1" svg:viewBox="0 0 0 0" draw:type="ooxml-non-primitive" draw:enhanced-path="M 1005 0 L 1 1004 4464 1004 5480 0 Z N">
              <draw:equation draw:name="f0" draw:formula="logwidth"/>
              <draw:equation draw:name="f1" draw:formula="logheight"/>
            </draw:enhanced-geometry>
          </draw:custom-shape>
          <draw:custom-shape draw:name="Google Shape;1305;p36" draw:style-name="gr7" draw:text-style-name="P4" draw:layer="layout" svg:width="0.38cm" svg:height="0.069cm" svg:x="1.679cm" svg:y="13.994cm">
            <text:p text:style-name="P1"><text:span text:style-name="T5"/></text:p>
            <draw:enhanced-geometry draw:mirror-horizontal="true" draw:mirror-vertical="false" drawooo:sub-view-size="5480 1005" draw:text-areas="0 0 ?f0 ?f1" svg:viewBox="0 0 0 0" draw:type="ooxml-non-primitive" draw:enhanced-path="M 1005 0 L 1 1004 4476 1004 5480 0 Z N">
              <draw:equation draw:name="f0" draw:formula="logwidth"/>
              <draw:equation draw:name="f1" draw:formula="logheight"/>
            </draw:enhanced-geometry>
          </draw:custom-shape>
          <draw:custom-shape draw:name="Google Shape;1306;p36" draw:style-name="gr8" draw:text-style-name="P4" draw:layer="layout" svg:width="0.38cm" svg:height="0.07cm" svg:x="1.47cm" svg:y="13.784cm">
            <text:p text:style-name="P1"><text:span text:style-name="T5"/></text:p>
            <draw:enhanced-geometry draw:mirror-horizontal="true" draw:mirror-vertical="false" drawooo:sub-view-size="5481 1017" draw:text-areas="0 0 ?f0 ?f1" svg:viewBox="0 0 0 0" draw:type="ooxml-non-primitive" draw:enhanced-path="M 1016 1 L 1 1016 4476 1016 5480 1 Z N">
              <draw:equation draw:name="f0" draw:formula="logwidth"/>
              <draw:equation draw:name="f1" draw:formula="logheight"/>
            </draw:enhanced-geometry>
          </draw:custom-shape>
          <draw:custom-shape draw:name="Google Shape;1307;p36" draw:style-name="gr7" draw:text-style-name="P4" draw:layer="layout" svg:width="0.379cm" svg:height="0.069cm" svg:x="1.259cm" svg:y="13.575cm">
            <text:p text:style-name="P1"><text:span text:style-name="T5"/></text:p>
            <draw:enhanced-geometry draw:mirror-horizontal="true" draw:mirror-vertical="false" drawooo:sub-view-size="5470 1006" draw:text-areas="0 0 ?f0 ?f1" svg:viewBox="0 0 0 0" draw:type="ooxml-non-primitive" draw:enhanced-path="M 1005 1 L 1 1005 4465 1005 5469 1 Z N">
              <draw:equation draw:name="f0" draw:formula="logwidth"/>
              <draw:equation draw:name="f1" draw:formula="logheight"/>
            </draw:enhanced-geometry>
          </draw:custom-shape>
          <draw:custom-shape draw:name="Google Shape;1308;p36" draw:style-name="gr7" draw:text-style-name="P4" draw:layer="layout" svg:width="0.379cm" svg:height="0.069cm" svg:x="1.049cm" svg:y="13.366cm">
            <text:p text:style-name="P1"><text:span text:style-name="T5"/></text:p>
            <draw:enhanced-geometry draw:mirror-horizontal="true" draw:mirror-vertical="false" drawooo:sub-view-size="5469 1006" draw:text-areas="0 0 ?f0 ?f1" svg:viewBox="0 0 0 0" draw:type="ooxml-non-primitive" draw:enhanced-path="M 1004 1 L 0 1005 4464 1005 5468 1 Z N">
              <draw:equation draw:name="f0" draw:formula="logwidth"/>
              <draw:equation draw:name="f1" draw:formula="logheight"/>
            </draw:enhanced-geometry>
          </draw:custom-shape>
          <draw:custom-shape draw:name="Google Shape;1309;p36" draw:style-name="gr2" draw:text-style-name="P4" draw:layer="layout" svg:width="1.523cm" svg:height="1.518cm" svg:x="4.418cm" svg:y="12.987cm">
            <text:p text:style-name="P1"><text:span text:style-name="T5"/></text:p>
            <draw:enhanced-geometry draw:mirror-horizontal="true" draw:mirror-vertical="false" drawooo:sub-view-size="21940 21871" draw:text-areas="0 0 ?f0 ?f1" svg:viewBox="0 0 0 0" draw:type="ooxml-non-primitive" draw:enhanced-path="M 21785 1 C 21750 1 21717 15 21694 42 L 90 21636 C 0 21725 67 21870 190 21870 223 21870 268 21859 290 21837 L 21884 232 C 21940 176 21940 87 21884 42 21856 15 21820 1 21785 1 Z N">
              <draw:equation draw:name="f0" draw:formula="logwidth"/>
              <draw:equation draw:name="f1" draw:formula="logheight"/>
            </draw:enhanced-geometry>
          </draw:custom-shape>
          <draw:custom-shape draw:name="Google Shape;1310;p36" draw:style-name="gr2" draw:text-style-name="P4" draw:layer="layout" svg:width="1.525cm" svg:height="1.519cm" svg:x="3.085cm" svg:y="15.517cm">
            <text:p text:style-name="P1"><text:span text:style-name="T5"/></text:p>
            <draw:enhanced-geometry draw:mirror-horizontal="true" draw:mirror-vertical="false" drawooo:sub-view-size="21969 21894" draw:text-areas="0 0 ?f0 ?f1" svg:viewBox="0 0 0 0" draw:type="ooxml-non-primitive" draw:enhanced-path="M 21761 1 C 21726 1 21690 16 21661 54 L 56 21659 C 0 21704 0 21793 56 21849 89 21882 123 21893 156 21893 190 21893 223 21882 257 21849 L 21850 255 C 21969 154 21869 1 21761 1 Z N">
              <draw:equation draw:name="f0" draw:formula="logwidth"/>
              <draw:equation draw:name="f1" draw:formula="logheight"/>
            </draw:enhanced-geometry>
          </draw:custom-shape>
          <draw:custom-shape draw:name="Google Shape;1311;p36" draw:style-name="gr2" draw:text-style-name="P4" draw:layer="layout" svg:width="1.523cm" svg:height="1.519cm" svg:x="4.885cm" svg:y="13.971cm">
            <text:p text:style-name="P1"><text:span text:style-name="T5"/></text:p>
            <draw:enhanced-geometry draw:mirror-horizontal="true" draw:mirror-vertical="false" drawooo:sub-view-size="21940 21882" draw:text-areas="0 0 ?f0 ?f1" svg:viewBox="0 0 0 0" draw:type="ooxml-non-primitive" draw:enhanced-path="M 21795 1 C 21758 1 21722 15 21694 43 L 89 21647 C 0 21726 67 21882 190 21882 223 21882 268 21871 290 21837 L 21895 244 C 21940 188 21940 99 21895 43 21867 15 21831 1 21795 1 Z N">
              <draw:equation draw:name="f0" draw:formula="logwidth"/>
              <draw:equation draw:name="f1" draw:formula="logheight"/>
            </draw:enhanced-geometry>
          </draw:custom-shape>
          <draw:custom-shape draw:name="Google Shape;1312;p36" draw:style-name="gr2" draw:text-style-name="P4" draw:layer="layout" svg:width="0.69cm" svg:height="0.664cm" svg:x="1.612cm" svg:y="15.031cm">
            <text:p text:style-name="P1"><text:span text:style-name="T5"/></text:p>
            <draw:enhanced-geometry draw:mirror-horizontal="true" draw:mirror-vertical="false" drawooo:sub-view-size="9944 9571" draw:text-areas="0 0 ?f0 ?f1" svg:viewBox="0 0 0 0" draw:type="ooxml-non-primitive" draw:enhanced-path="M 5168 285 C 7656 285 9665 2294 9665 4783 9665 6613 8571 8253 6886 8945 6328 9178 5742 9291 5161 9291 3991 9291 2841 8832 1976 7974 693 6680 302 4749 1005 3064 1697 1379 3349 285 5168 285 Z M 5165 0 C 3920 0 2696 484 1786 1401 414 2774 1 4827 748 6613 1485 8398 3226 9570 5168 9570 7801 9559 9944 7427 9944 4783 9944 2852 8783 1111 6998 364 6406 119 5783 0 5165 0 Z N">
              <draw:equation draw:name="f0" draw:formula="logwidth"/>
              <draw:equation draw:name="f1" draw:formula="logheight"/>
            </draw:enhanced-geometry>
          </draw:custom-shape>
          <draw:custom-shape draw:name="Google Shape;1313;p36" draw:style-name="gr9" draw:text-style-name="P4" draw:layer="layout" svg:width="0.294cm" svg:height="0.294cm" svg:x="1.796cm" svg:y="15.216cm">
            <text:p text:style-name="P1"><text:span text:style-name="T5"/></text:p>
            <draw:enhanced-geometry draw:mirror-horizontal="true" draw:mirror-vertical="false" drawooo:sub-view-size="4252 4253" draw:text-areas="0 0 ?f0 ?f1" svg:viewBox="0 0 0 0" draw:type="ooxml-non-primitive" draw:enhanced-path="M 2132 0 C 960 0 0 949 0 2121 0 3304 960 4252 2132 4252 3303 4252 4252 3304 4252 2121 4252 949 3303 0 2132 0 Z N">
              <draw:equation draw:name="f0" draw:formula="logwidth"/>
              <draw:equation draw:name="f1" draw:formula="logheight"/>
            </draw:enhanced-geometry>
          </draw:custom-shape>
          <draw:custom-shape draw:name="Google Shape;1314;p36" draw:style-name="gr10" draw:text-style-name="P4" draw:layer="layout" svg:width="0.511cm" svg:height="0.438cm" svg:x="4.677cm" svg:y="14.882cm">
            <text:p text:style-name="P1"><text:span text:style-name="T5"/></text:p>
            <draw:enhanced-geometry draw:mirror-horizontal="true" draw:mirror-vertical="false" drawooo:sub-view-size="7366 6318" draw:text-areas="0 0 ?f0 ?f1" svg:viewBox="0 0 0 0" draw:type="ooxml-non-primitive" draw:enhanced-path="M 4219 292 C 5803 292 7087 1575 7087 3171 7087 4901 5670 6048 4191 6048 3485 6048 2764 5786 2176 5202 369 3383 1652 292 4219 292 Z M 4186 1 C 3414 1 2627 287 1987 928 0 2925 1406 6318 4219 6318 5959 6318 7366 4912 7366 3171 7366 1266 5808 1 4186 1 Z N">
              <draw:equation draw:name="f0" draw:formula="logwidth"/>
              <draw:equation draw:name="f1" draw:formula="logheight"/>
            </draw:enhanced-geometry>
          </draw:custom-shape>
          <draw:custom-shape draw:name="Google Shape;1315;p36" draw:style-name="gr11" draw:text-style-name="P4" draw:layer="layout" svg:width="0.206cm" svg:height="0.191cm" svg:x="4.794cm" svg:y="15.006cm">
            <text:p text:style-name="P1"><text:span text:style-name="T5"/></text:p>
            <draw:enhanced-geometry draw:mirror-horizontal="true" draw:mirror-vertical="false" drawooo:sub-view-size="2980 2760" draw:text-areas="0 0 ?f0 ?f1" svg:viewBox="0 0 0 0" draw:type="ooxml-non-primitive" draw:enhanced-path="M 1486 0 C 824 0 234 484 123 1157 0 1916 514 2619 1273 2741 1347 2754 1421 2760 1494 2760 2157 2760 2747 2276 2857 1603 2980 844 2467 141 1708 18 1633 6 1559 0 1486 0 Z N">
              <draw:equation draw:name="f0" draw:formula="logwidth"/>
              <draw:equation draw:name="f1" draw:formula="logheight"/>
            </draw:enhanced-geometry>
          </draw:custom-shape>
        </draw:g>
        <draw:g draw:name="Google Shape;1316;p36">
          <draw:custom-shape draw:name="Google Shape;1317;p36" draw:style-name="gr2" draw:text-style-name="P4" draw:layer="layout" svg:width="2.091cm" svg:height="2.721cm" svg:x="15.242cm" svg:y="-0.586cm">
            <text:p text:style-name="P1"><text:span text:style-name="T5"/></text:p>
            <draw:enhanced-geometry draw:mirror-horizontal="true" draw:mirror-vertical="false" drawooo:sub-view-size="34350 44703" draw:text-areas="0 0 ?f0 ?f1" svg:viewBox="0 0 0 0" draw:type="ooxml-non-primitive" draw:enhanced-path="M 34205 1 C 34169 1 34132 15 34104 43 L 23425 10722 C 23402 10745 23391 10778 23391 10823 L 23391 21168 90 44468 C 1 44558 68 44703 191 44703 224 44703 258 44692 291 44669 L 23626 21324 C 23648 21301 23670 21257 23670 21223 L 23670 10879 34305 244 C 34350 188 34350 98 34305 43 34277 15 34241 1 34205 1 Z N">
              <draw:equation draw:name="f0" draw:formula="logwidth"/>
              <draw:equation draw:name="f1" draw:formula="logheight"/>
            </draw:enhanced-geometry>
          </draw:custom-shape>
          <draw:custom-shape draw:name="Google Shape;1318;p36" draw:style-name="gr17" draw:text-style-name="P4" draw:layer="layout" svg:width="0.151cm" svg:height="0.138cm" svg:x="15.175cm" svg:y="-0.647cm">
            <text:p text:style-name="P1"><text:span text:style-name="T5"/></text:p>
            <draw:enhanced-geometry draw:mirror-horizontal="true" draw:mirror-vertical="false" drawooo:sub-view-size="2501 2280" draw:text-areas="0 0 ?f0 ?f1" svg:viewBox="0 0 0 0" draw:type="ooxml-non-primitive" draw:enhanced-path="M 1248 0 C 738 0 270 354 146 879 1 1493 380 2107 994 2252 1077 2270 1161 2279 1243 2279 1757 2279 2231 1933 2356 1404 2501 790 2121 176 1507 31 1421 10 1334 0 1248 0 Z N">
              <draw:equation draw:name="f0" draw:formula="logwidth"/>
              <draw:equation draw:name="f1" draw:formula="logheight"/>
            </draw:enhanced-geometry>
          </draw:custom-shape>
          <draw:custom-shape draw:name="Google Shape;1319;p36" draw:style-name="gr18" draw:text-style-name="P4" draw:layer="layout" svg:width="0.377cm" svg:height="0.376cm" svg:x="15.969cm" svg:y="0.782cm">
            <text:p text:style-name="P1"><text:span text:style-name="T5"/></text:p>
            <draw:enhanced-geometry draw:mirror-horizontal="true" draw:mirror-vertical="false" drawooo:sub-view-size="6206 6194" draw:text-areas="0 0 ?f0 ?f1" svg:viewBox="0 0 0 0" draw:type="ooxml-non-primitive" draw:enhanced-path="M 6149 0 L 1 6149 1395 6194 6205 1384 6149 0 Z N">
              <draw:equation draw:name="f0" draw:formula="logwidth"/>
              <draw:equation draw:name="f1" draw:formula="logheight"/>
            </draw:enhanced-geometry>
          </draw:custom-shape>
          <draw:custom-shape draw:name="Google Shape;1320;p36" draw:style-name="gr2" draw:text-style-name="P4" draw:layer="layout" svg:width="1.803cm" svg:height="2.184cm" svg:x="15.311cm" svg:y="0.333cm">
            <text:p text:style-name="P1"><text:span text:style-name="T5"/></text:p>
            <draw:enhanced-geometry draw:mirror-horizontal="true" draw:mirror-vertical="false" drawooo:sub-view-size="29631 35878" draw:text-areas="0 0 ?f0 ?f1" svg:viewBox="0 0 0 0" draw:type="ooxml-non-primitive" draw:enhanced-path="M 29432 0 C 29400 0 29367 13 29338 44 L 23402 5981 C 23368 6004 23357 6037 23357 6082 L 23357 12342 56 35643 C 0 35699 0 35777 56 35833 89 35866 123 35877 156 35877 190 35877 234 35866 257 35844 L 23591 12498 C 23625 12476 23636 12443 23636 12398 L 23636 6137 29528 234 C 29631 140 29537 0 29432 0 Z N">
              <draw:equation draw:name="f0" draw:formula="logwidth"/>
              <draw:equation draw:name="f1" draw:formula="logheight"/>
            </draw:enhanced-geometry>
          </draw:custom-shape>
          <draw:custom-shape draw:name="Google Shape;1321;p36" draw:style-name="gr19" draw:text-style-name="P4" draw:layer="layout" svg:width="0.149cm" svg:height="0.137cm" svg:x="15.248cm" svg:y="0.273cm">
            <text:p text:style-name="P1"><text:span text:style-name="T5"/></text:p>
            <draw:enhanced-geometry draw:mirror-horizontal="true" draw:mirror-vertical="false" drawooo:sub-view-size="2456 2273" draw:text-areas="0 0 ?f0 ?f1" svg:viewBox="0 0 0 0" draw:type="ooxml-non-primitive" draw:enhanced-path="M 1225 0 C 680 0 191 399 101 952 0 1577 424 2157 1049 2258 1111 2268 1173 2273 1233 2273 1775 2273 2254 1882 2344 1320 2455 707 2031 115 1406 15 1346 5 1285 0 1225 0 Z N">
              <draw:equation draw:name="f0" draw:formula="logwidth"/>
              <draw:equation draw:name="f1" draw:formula="logheight"/>
            </draw:enhanced-geometry>
          </draw:custom-shape>
          <draw:custom-shape draw:name="Google Shape;1322;p36" draw:style-name="gr2" draw:text-style-name="P4" draw:layer="layout" svg:width="0.67cm" svg:height="0.666cm" svg:x="15.689cm" svg:y="-0.707cm">
            <text:p text:style-name="P1"><text:span text:style-name="T5"/></text:p>
            <draw:enhanced-geometry draw:mirror-horizontal="true" draw:mirror-vertical="false" drawooo:sub-view-size="11016 10957" draw:text-areas="0 0 ?f0 ?f1" svg:viewBox="0 0 0 0" draw:type="ooxml-non-primitive" draw:enhanced-path="M 10859 0 C 10823 0 10787 14 10759 42 L 90 10711 C 1 10800 57 10956 180 10956 224 10956 258 10934 280 10912 L 10960 243 C 11015 187 11015 98 10960 42 10932 14 10895 0 10859 0 Z N">
              <draw:equation draw:name="f0" draw:formula="logwidth"/>
              <draw:equation draw:name="f1" draw:formula="logheight"/>
            </draw:enhanced-geometry>
          </draw:custom-shape>
          <draw:custom-shape draw:name="Google Shape;1323;p36" draw:style-name="gr17" draw:text-style-name="P4" draw:layer="layout" svg:width="0.157cm" svg:height="0.138cm" svg:x="15.618cm" svg:y="-0.768cm">
            <text:p text:style-name="P1"><text:span text:style-name="T5"/></text:p>
            <draw:enhanced-geometry draw:mirror-horizontal="true" draw:mirror-vertical="false" drawooo:sub-view-size="2590 2278" draw:text-areas="0 0 ?f0 ?f1" svg:viewBox="0 0 0 0" draw:type="ooxml-non-primitive" draw:enhanced-path="M 1285 1 C 1143 1 999 27 860 84 280 329 1 999 246 1579 423 2017 849 2277 1296 2277 1441 2277 1588 2250 1730 2193 2311 1947 2590 1289 2344 708 2158 268 1733 1 1285 1 Z N">
              <draw:equation draw:name="f0" draw:formula="logwidth"/>
              <draw:equation draw:name="f1" draw:formula="logheight"/>
            </draw:enhanced-geometry>
          </draw:custom-shape>
          <draw:custom-shape draw:name="Google Shape;1324;p36" draw:style-name="gr19" draw:text-style-name="P4" draw:layer="layout" svg:width="0.151cm" svg:height="0.137cm" svg:x="16.271cm" svg:y="-0.118cm">
            <text:p text:style-name="P1"><text:span text:style-name="T5"/></text:p>
            <draw:enhanced-geometry draw:mirror-horizontal="true" draw:mirror-vertical="false" drawooo:sub-view-size="2501 2272" draw:text-areas="0 0 ?f0 ?f1" svg:viewBox="0 0 0 0" draw:type="ooxml-non-primitive" draw:enhanced-path="M 1254 0 C 737 0 270 353 146 868 1 1482 380 2096 994 2241 1082 2262 1171 2272 1258 2272 1774 2272 2241 1918 2355 1393 2500 779 2121 176 1518 31 1430 10 1341 0 1254 0 Z N">
              <draw:equation draw:name="f0" draw:formula="logwidth"/>
              <draw:equation draw:name="f1" draw:formula="logheight"/>
            </draw:enhanced-geometry>
          </draw:custom-shape>
          <draw:custom-shape draw:name="Google Shape;1325;p36" draw:style-name="gr2" draw:text-style-name="P4" draw:layer="layout" svg:width="1.83cm" svg:height="1.826cm" svg:x="14.017cm" svg:y="1.674cm">
            <text:p text:style-name="P1"><text:span text:style-name="T5"/></text:p>
            <draw:enhanced-geometry draw:mirror-horizontal="tru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1326;p36" draw:style-name="gr18" draw:text-style-name="P4" draw:layer="layout" svg:width="0.377cm" svg:height="0.376cm" svg:x="14.382cm" svg:y="2.027cm">
            <text:p text:style-name="P1"><text:span text:style-name="T5"/></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1327;p36" draw:style-name="gr17" draw:text-style-name="P4" draw:layer="layout" svg:width="0.149cm" svg:height="0.138cm" svg:x="13.923cm" svg:y="1.599cm">
            <text:p text:style-name="P1"><text:span text:style-name="T5"/></text:p>
            <draw:enhanced-geometry draw:mirror-horizontal="tru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1328;p36" draw:style-name="gr19" draw:text-style-name="P4" draw:layer="layout" svg:width="0.138cm" svg:height="0.137cm" svg:x="15.769cm" svg:y="3.424cm">
            <text:p text:style-name="P1"><text:span text:style-name="T5"/></text:p>
            <draw:enhanced-geometry draw:mirror-horizontal="tru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custom-shape draw:name="Google Shape;1329;p36" draw:style-name="gr20" draw:text-style-name="P4" draw:layer="layout" svg:width="0.123cm" svg:height="0.092cm" svg:x="15.157cm" svg:y="1.445cm">
            <text:p text:style-name="P1"><text:span text:style-name="T5"/></text:p>
            <draw:enhanced-geometry draw:mirror-horizontal="true" draw:mirror-vertical="false" drawooo:sub-view-size="2041 1535" draw:text-areas="0 0 ?f0 ?f1" svg:viewBox="0 0 0 0" draw:type="ooxml-non-primitive" draw:enhanced-path="M 1021 0 C 970 0 920 6 870 17 825 28 781 39 736 62 680 73 636 95 602 129 558 151 513 184 479 229 1 708 333 1530 1021 1535 L 1021 1535 C 1698 1530 2040 708 1562 229 1484 151 1406 95 1305 62 1261 39 1216 28 1171 17 1121 6 1071 0 1021 0 Z M 1021 1535 C 1019 1535 1017 1535 1015 1535 L 1026 1535 C 1024 1535 1023 1535 1021 1535 Z N">
              <draw:equation draw:name="f0" draw:formula="logwidth"/>
              <draw:equation draw:name="f1" draw:formula="logheight"/>
            </draw:enhanced-geometry>
          </draw:custom-shape>
          <draw:custom-shape draw:name="Google Shape;1330;p36" draw:style-name="gr2" draw:text-style-name="P4" draw:layer="layout" svg:width="1.622cm" svg:height="1.585cm" svg:x="15.405cm" svg:y="1.694cm">
            <text:p text:style-name="P1"><text:span text:style-name="T5"/></text:p>
            <draw:enhanced-geometry draw:mirror-horizontal="true" draw:mirror-vertical="false" drawooo:sub-view-size="26659 26050" draw:text-areas="0 0 ?f0 ?f1" svg:viewBox="0 0 0 0" draw:type="ooxml-non-primitive" draw:enhanced-path="M 25615 0 C 25521 0 25422 18 25321 59 24529 360 24752 1532 25600 1532 25790 1532 25979 1454 26124 1331 26659 826 26246 0 25615 0 Z M 21521 4074 C 21427 4074 21327 4092 21225 4132 20433 4445 20656 5616 21504 5616 21705 5616 21895 5549 22029 5416 22573 4910 22160 4074 21521 4074 Z M 17436 8169 C 17341 8169 17242 8187 17141 8228 16349 8540 16572 9712 17420 9712 17621 9712 17811 9634 17944 9500 18488 8995 18069 8169 17436 8169 Z M 13345 12254 C 13242 12254 13134 12275 13023 12323 12264 12658 12499 13796 13336 13796 13548 13796 13749 13707 13894 13551 14381 13025 13960 12254 13345 12254 Z M 9257 16338 C 9155 16338 9048 16360 8939 16408 8169 16742 8414 17881 9251 17881 9463 17881 9664 17791 9809 17635 10297 17109 9867 16338 9257 16338 Z M 5182 20433 C 5088 20433 4989 20451 4888 20492 4096 20793 4319 21965 5167 21965 5357 21965 5546 21887 5691 21764 6225 21259 5813 20433 5182 20433 Z M 1088 24507 C 994 24507 894 24525 792 24565 0 24878 223 26049 1071 26049 1272 26049 1462 25982 1596 25849 2140 25343 1727 24507 1088 24507 Z N">
              <draw:equation draw:name="f0" draw:formula="logwidth"/>
              <draw:equation draw:name="f1" draw:formula="logheight"/>
            </draw:enhanced-geometry>
          </draw:custom-shape>
          <draw:custom-shape draw:name="Google Shape;1331;p36" draw:style-name="gr20" draw:text-style-name="P4" draw:layer="layout" svg:width="0.113cm" svg:height="0.092cm" svg:x="17.158cm" svg:y="3.436cm">
            <text:p text:style-name="P1"><text:span text:style-name="T5"/></text:p>
            <draw:enhanced-geometry draw:mirror-horizontal="true" draw:mirror-vertical="false" drawooo:sub-view-size="1876 1535" draw:text-areas="0 0 ?f0 ?f1" svg:viewBox="0 0 0 0" draw:type="ooxml-non-primitive" draw:enhanced-path="M 1027 1 C 976 1 924 6 871 17 826 28 781 39 737 62 692 84 648 106 603 129 558 162 525 196 480 229 0 709 346 1535 1027 1535 1228 1535 1429 1457 1563 1312 1641 1245 1697 1155 1730 1066 1752 1010 1763 966 1775 921 1875 438 1495 1 1027 1 Z N">
              <draw:equation draw:name="f0" draw:formula="logwidth"/>
              <draw:equation draw:name="f1" draw:formula="logheight"/>
            </draw:enhanced-geometry>
          </draw:custom-shape>
          <draw:custom-shape draw:name="Google Shape;1332;p36" draw:style-name="gr2" draw:text-style-name="P4" draw:layer="layout" svg:width="1.333cm" svg:height="1.331cm" svg:x="16.75cm" svg:y="1.055cm">
            <text:p text:style-name="P1"><text:span text:style-name="T5"/></text:p>
            <draw:enhanced-geometry draw:mirror-horizontal="true" draw:mirror-vertical="false" drawooo:sub-view-size="21907 21874" draw:text-areas="0 0 ?f0 ?f1" svg:viewBox="0 0 0 0" draw:type="ooxml-non-primitive" draw:enhanced-path="M 21751 1 C 21714 1 21678 15 21650 43 L 57 21636 C 1 21692 1 21781 57 21837 75 21855 101 21874 134 21874 141 21874 149 21873 157 21871 163 21873 169 21874 175 21874 202 21874 228 21855 246 21837 L 21851 232 C 21907 177 21907 99 21851 43 21823 15 21787 1 21751 1 Z N">
              <draw:equation draw:name="f0" draw:formula="logwidth"/>
              <draw:equation draw:name="f1" draw:formula="logheight"/>
            </draw:enhanced-geometry>
          </draw:custom-shape>
          <draw:custom-shape draw:name="Google Shape;1333;p36" draw:style-name="gr2" draw:text-style-name="P4" draw:layer="layout" svg:width="1.333cm" svg:height="1.332cm" svg:x="12.698cm" svg:y="-1.218cm">
            <text:p text:style-name="P1"><text:span text:style-name="T5"/></text:p>
            <draw:enhanced-geometry draw:mirror-horizontal="true" draw:mirror-vertical="false" drawooo:sub-view-size="21907 21893" draw:text-areas="0 0 ?f0 ?f1" svg:viewBox="0 0 0 0" draw:type="ooxml-non-primitive" draw:enhanced-path="M 21752 0 C 21717 0 21684 14 21661 42 L 57 21647 C 1 21703 1 21792 57 21848 79 21870 113 21892 157 21892 191 21881 224 21870 258 21837 L 21851 243 C 21907 187 21907 98 21851 42 21823 14 21787 0 21752 0 Z N">
              <draw:equation draw:name="f0" draw:formula="logwidth"/>
              <draw:equation draw:name="f1" draw:formula="logheight"/>
            </draw:enhanced-geometry>
          </draw:custom-shape>
          <draw:custom-shape draw:name="Google Shape;1334;p36" draw:style-name="gr2" draw:text-style-name="P4" draw:layer="layout" svg:width="0.604cm" svg:height="0.582cm" svg:x="13.076cm" svg:y="0.727cm">
            <text:p text:style-name="P1"><text:span text:style-name="T5"/></text:p>
            <draw:enhanced-geometry draw:mirror-horizontal="true" draw:mirror-vertical="false" drawooo:sub-view-size="9944 9568" draw:text-areas="0 0 ?f0 ?f1" svg:viewBox="0 0 0 0" draw:type="ooxml-non-primitive" draw:enhanced-path="M 5168 283 C 7645 283 9665 2292 9665 4780 9665 6599 8571 8240 6886 8943 6328 9172 5744 9283 5165 9283 3993 9283 2842 8827 1976 7961 693 6677 302 4736 1005 3062 1697 1377 3337 283 5168 283 Z M 5166 0 C 3922 0 2699 487 1786 1399 414 2772 1 4825 748 6611 1485 8396 3226 9568 5168 9568 7801 9557 9944 7425 9944 4780 9944 2850 8783 1109 6987 361 6397 118 5779 0 5166 0 Z N">
              <draw:equation draw:name="f0" draw:formula="logwidth"/>
              <draw:equation draw:name="f1" draw:formula="logheight"/>
            </draw:enhanced-geometry>
          </draw:custom-shape>
          <draw:custom-shape draw:name="Google Shape;1335;p36" draw:style-name="gr21" draw:text-style-name="P4" draw:layer="layout" svg:width="0.258cm" svg:height="0.259cm" svg:x="13.237cm" svg:y="0.888cm">
            <text:p text:style-name="P1"><text:span text:style-name="T5"/></text:p>
            <draw:enhanced-geometry draw:mirror-horizontal="true" draw:mirror-vertical="false" drawooo:sub-view-size="4252 4264" draw:text-areas="0 0 ?f0 ?f1" svg:viewBox="0 0 0 0" draw:type="ooxml-non-primitive" draw:enhanced-path="M 2120 1 C 949 1 0 961 0 2132 0 3304 949 4264 2120 4264 3303 4264 4252 3304 4252 2132 4252 961 3303 1 2120 1 Z N">
              <draw:equation draw:name="f0" draw:formula="logwidth"/>
              <draw:equation draw:name="f1" draw:formula="logheight"/>
            </draw:enhanced-geometry>
          </draw:custom-shape>
        </draw:g>
        <presentation:notes draw:style-name="dp2">
          <draw:page-thumbnail draw:name="Google Shape;1286;g11efcb08b7f_0_67:notes" draw:style-name="gr16" draw:layer="layout" svg:width="16.932cm" svg:height="9.524cm" svg:x="1.059cm" svg:y="1.905cm" draw:page-number="9" presentation:class="page"/>
          <draw:frame draw:name="Google Shape;1287;g11efcb08b7f_0_67:notes" presentation:style-name="pr18"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face style:name="Montserrat Medium" svg:font-family="'Montserrat Medium'"/>
    <style:font-face style:name="Montserrat1" svg:font-family="Montserra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6f6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6f6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6f6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f6f6ff"/>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text:list-style style:name="CUSTOM_5f_5-outline1" style:display-name="CUSTOM_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outline3" style:display-name="CUSTOM_5-outline3" style:family="presentation" style:parent-style-name="CUSTOM_5f_5-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outline4" style:display-name="CUSTOM_5-outline4" style:family="presentation" style:parent-style-name="CUSTOM_5f_5-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f6f6ff"/>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false"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5_5f_1_5f_1-background" style:display-name="CUSTOM_5_1_1-background" style:family="presentation">
      <style:graphic-properties draw:stroke="none" draw:fill="solid" draw:fill-color="#f6f6ff"/>
      <style:text-properties style:letter-kerning="true"/>
    </style:style>
    <style:style style:name="CUSTOM_5f_5_5f_1_5f_1-backgroundobjects" style:display-name="CUSTOM_5_1_1-backgroundobjects" style:family="presentation">
      <style:graphic-properties draw:textarea-horizontal-align="justify" draw:shadow="hidden" draw:shadow-offset-x="0.2cm" draw:shadow-offset-y="0.2cm" draw:shadow-color="#808080"/>
      <style:text-properties style:letter-kerning="true"/>
    </style:style>
    <style:style style:name="CUSTOM_5f_5_5f_1_5f_1-notes" style:display-name="CUSTOM_5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_5f_1_5f_1-outline1" style:display-name="CUSTOM_5_1_1-outline1" style:family="presentation">
      <style:graphic-properties draw:stroke="none" draw:fill="none" draw:auto-grow-height="false" draw:fit-to-size="false" style:shrink-to-fit="true">
        <text:list-style style:name="CUSTOM_5f_5_5f_1_5f_1-outline1" style:display-name="CUSTOM_5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5_5f_1_5f_1-outline2" style:display-name="CUSTOM_5_1_1-outline2" style:family="presentation" style:parent-style-name="CUSTOM_5f_5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_5f_1_5f_1-outline3" style:display-name="CUSTOM_5_1_1-outline3" style:family="presentation" style:parent-style-name="CUSTOM_5f_5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_5f_1_5f_1-outline4" style:display-name="CUSTOM_5_1_1-outline4" style:family="presentation" style:parent-style-name="CUSTOM_5f_5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_5f_1_5f_1-outline5" style:display-name="CUSTOM_5_1_1-outline5" style:family="presentation" style:parent-style-name="CUSTOM_5f_5_5f_1_5f_1-outline4">
      <style:paragraph-properties fo:margin-top="0.1cm" fo:margin-bottom="0cm"/>
      <style:text-properties fo:font-size="20pt" style:font-size-asian="20pt" style:font-size-complex="20pt"/>
    </style:style>
    <style:style style:name="CUSTOM_5f_5_5f_1_5f_1-outline6" style:display-name="CUSTOM_5_1_1-outline6" style:family="presentation" style:parent-style-name="CUSTOM_5f_5_5f_1_5f_1-outline5">
      <style:paragraph-properties fo:margin-top="0.1cm" fo:margin-bottom="0cm"/>
      <style:text-properties fo:font-size="20pt" style:font-size-asian="20pt" style:font-size-complex="20pt"/>
    </style:style>
    <style:style style:name="CUSTOM_5f_5_5f_1_5f_1-outline7" style:display-name="CUSTOM_5_1_1-outline7" style:family="presentation" style:parent-style-name="CUSTOM_5f_5_5f_1_5f_1-outline6">
      <style:paragraph-properties fo:margin-top="0.1cm" fo:margin-bottom="0cm"/>
      <style:text-properties fo:font-size="20pt" style:font-size-asian="20pt" style:font-size-complex="20pt"/>
    </style:style>
    <style:style style:name="CUSTOM_5f_5_5f_1_5f_1-outline8" style:display-name="CUSTOM_5_1_1-outline8" style:family="presentation" style:parent-style-name="CUSTOM_5f_5_5f_1_5f_1-outline7">
      <style:paragraph-properties fo:margin-top="0.1cm" fo:margin-bottom="0cm"/>
      <style:text-properties fo:font-size="20pt" style:font-size-asian="20pt" style:font-size-complex="20pt"/>
    </style:style>
    <style:style style:name="CUSTOM_5f_5_5f_1_5f_1-outline9" style:display-name="CUSTOM_5_1_1-outline9" style:family="presentation" style:parent-style-name="CUSTOM_5f_5_5f_1_5f_1-outline8">
      <style:paragraph-properties fo:margin-top="0.1cm" fo:margin-bottom="0cm"/>
      <style:text-properties fo:font-size="20pt" style:font-size-asian="20pt" style:font-size-complex="20pt"/>
    </style:style>
    <style:style style:name="CUSTOM_5f_5_5f_1_5f_1-subtitle" style:display-name="CUSTOM_5_1_1-subtitle" style:family="presentation">
      <style:graphic-properties draw:stroke="none" draw:fill="none" draw:textarea-vertical-align="middle">
        <text:list-style style:name="CUSTOM_5f_5_5f_1_5f_1-subtitle" style:display-name="CUSTOM_5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_5f_1_5f_1-title" style:display-name="CUSTOM_5_1_1-title" style:family="presentation">
      <style:graphic-properties draw:stroke="none" draw:fill="none" draw:textarea-vertical-align="middle">
        <text:list-style style:name="CUSTOM_5f_5_5f_1_5f_1-title" style:display-name="CUSTOM_5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6f6ff"/>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6f6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4e5ea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4e5ea3" draw:textarea-vertical-align="middle" draw:auto-grow-height="false" draw:fit-to-size="false" style:shrink-to-fit="false" fo:min-height="0cm" fo:min-width="0cm" fo:padding-top="0.189cm" fo:padding-bottom="0.189cm" fo:padding-left="0.254cm" fo:padding-right="0.254cm" fo:wrap-option="wrap"/>
    </style:style>
    <style:style style:name="Mgr5" style:family="graphic" style:parent-style-name="standard">
      <style:graphic-properties draw:stroke="none" svg:stroke-width="0cm" draw:fill="solid" draw:fill-color="#4e5ea3" draw:textarea-vertical-align="middle" draw:auto-grow-height="false" draw:fit-to-size="false" style:shrink-to-fit="false" fo:min-height="0cm" fo:min-width="0cm" fo:padding-top="0.07cm" fo:padding-bottom="0.07cm" fo:padding-left="0.254cm" fo:padding-right="0.254cm" fo:wrap-option="wrap"/>
    </style:style>
    <style:style style:name="Mgr6" style:family="graphic" style:parent-style-name="standard">
      <style:graphic-properties draw:stroke="none" svg:stroke-width="0cm" draw:fill="solid" draw:fill-color="#4e5ea3" draw:textarea-vertical-align="middle" draw:auto-grow-height="false" draw:fit-to-size="false" style:shrink-to-fit="false" fo:min-height="0cm" fo:min-width="0cm" fo:padding-top="0.069cm" fo:padding-bottom="0.069cm" fo:padding-left="0.254cm" fo:padding-right="0.254cm" fo:wrap-option="wrap"/>
    </style:style>
    <style:style style:name="Mgr7" style:family="graphic" style:parent-style-name="standard">
      <style:graphic-properties draw:stroke="none" svg:stroke-width="0cm" draw:fill="solid" draw:fill-color="#4e5ea3" draw:textarea-vertical-align="middle" draw:auto-grow-height="false" draw:fit-to-size="false" style:shrink-to-fit="false" fo:min-height="0cm" fo:min-width="0cm" fo:padding-top="0.13cm" fo:padding-bottom="0.13cm" fo:padding-left="0.254cm" fo:padding-right="0.254cm" fo:wrap-option="wrap"/>
    </style:style>
    <style:style style:name="Mgr8" style:family="graphic" style:parent-style-name="standard">
      <style:graphic-properties draw:stroke="none" svg:stroke-width="0cm" draw:fill="solid" draw:fill-color="#4e5ea3" draw:textarea-vertical-align="middle" draw:auto-grow-height="false" draw:fit-to-size="false" style:shrink-to-fit="false" fo:min-height="0cm" fo:min-width="0cm" fo:padding-top="0.047cm" fo:padding-bottom="0.047cm" fo:padding-left="0.254cm" fo:padding-right="0.254cm" fo:wrap-option="wrap"/>
    </style:style>
    <style:style style:name="Mgr9" style:family="graphic" style:parent-style-name="standard">
      <style:graphic-properties draw:stroke="none" svg:stroke-width="0cm" draw:fill="solid" draw:fill-color="#4e5ea3" draw:textarea-vertical-align="middle" draw:auto-grow-height="false" draw:fit-to-size="false" style:shrink-to-fit="false" fo:min-height="0cm" fo:min-width="0cm" fo:padding-top="0.053cm" fo:padding-bottom="0.053cm" fo:padding-left="0.254cm" fo:padding-right="0.254cm" fo:wrap-option="wrap"/>
    </style:style>
    <style:style style:name="Mgr10" style:family="graphic" style:parent-style-name="standard">
      <style:graphic-properties draw:stroke="none" svg:stroke-width="0cm" draw:fill="solid" draw:fill-color="#4e5ea3" draw:textarea-vertical-align="middle" draw:auto-grow-height="false" draw:fit-to-size="false" style:shrink-to-fit="false" fo:min-height="0cm" fo:min-width="0cm" fo:padding-top="0.054cm" fo:padding-bottom="0.054cm" fo:padding-left="0.254cm" fo:padding-right="0.254cm" fo:wrap-option="wrap"/>
    </style:style>
    <style:style style:name="Mgr11" style:family="graphic" style:parent-style-name="standard">
      <style:graphic-properties draw:stroke="none" svg:stroke-width="0cm" draw:fill="solid" draw:fill-color="#4e5ea3" draw:textarea-vertical-align="middle" draw:auto-grow-height="false" draw:fit-to-size="false" style:shrink-to-fit="false" fo:min-height="0cm" fo:min-width="0cm" fo:padding-top="0.22cm" fo:padding-bottom="0.22cm" fo:padding-left="0.254cm" fo:padding-right="0.254cm" fo:wrap-option="wrap"/>
    </style:style>
    <style:style style:name="Mgr12" style:family="graphic" style:parent-style-name="standard">
      <style:graphic-properties draw:stroke="none" svg:stroke-width="0cm" draw:fill="solid" draw:fill-color="#4e5ea3" draw:textarea-vertical-align="middle" draw:auto-grow-height="false" draw:fit-to-size="false" style:shrink-to-fit="false" fo:min-height="0cm" fo:min-width="0cm" fo:padding-top="0.096cm" fo:padding-bottom="0.096cm" fo:padding-left="0.254cm" fo:padding-right="0.254cm" fo:wrap-option="wrap"/>
    </style:style>
    <style:style style:name="Mgr13" style:family="graphic" style:parent-style-name="standard">
      <style:graphic-properties draw:stroke="none" svg:stroke-width="0cm" draw:fill="solid" draw:fill-color="#4e5ea3" draw:textarea-vertical-align="middle" draw:auto-grow-height="false" draw:fit-to-size="false" style:shrink-to-fit="false" fo:min-height="0cm" fo:min-width="0cm" fo:padding-top="0.216cm" fo:padding-bottom="0.216cm" fo:padding-left="0.254cm" fo:padding-right="0.254cm" fo:wrap-option="wrap"/>
    </style:style>
    <style:style style:name="Mgr14" style:family="graphic" style:parent-style-name="standard">
      <style:graphic-properties draw:stroke="none" svg:stroke-width="0cm" draw:fill="solid" draw:fill-color="#4e5ea3" draw:textarea-vertical-align="middle" draw:auto-grow-height="false" draw:fit-to-size="false" style:shrink-to-fit="false" fo:min-height="0cm" fo:min-width="0cm" fo:padding-top="0.079cm" fo:padding-bottom="0.079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CUSTOM-title">
      <style:graphic-properties draw:stroke="none" svg:stroke-width="0cm" draw:fill="none" draw:textarea-vertical-align="top" draw:auto-grow-height="false" draw:fit-to-size="false" style:shrink-to-fit="false" fo:min-height="2.386cm" fo:padding-top="0cm" fo:padding-bottom="0cm" fo:padding-left="0.254cm" fo:padding-right="0.254cm" fo:wrap-option="wrap"/>
      <style:paragraph-properties style:writing-mode="lr-tb"/>
    </style:style>
    <style:style style:name="Mpr4" style:family="presentation" style:parent-style-name="CUSTOM-backgroundobjects">
      <style:graphic-properties draw:stroke="none" draw:fill="none" draw:fill-color="#ffffff" draw:auto-grow-height="false" fo:min-height="1.27cm"/>
      <style:paragraph-properties style:writing-mode="lr-tb"/>
    </style:style>
    <style:style style:name="Mpr5"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SECTION_5f_HEADER-title">
      <style:graphic-properties draw:stroke="none" svg:stroke-width="0cm" draw:fill="none" draw:textarea-vertical-align="top" draw:auto-grow-height="false" draw:fit-to-size="false" style:shrink-to-fit="false" fo:min-height="2.386cm" fo:padding-top="0cm" fo:padding-bottom="0cm" fo:padding-left="0.254cm" fo:padding-right="0.254cm" fo:wrap-option="wrap"/>
      <style:paragraph-properties style:writing-mode="lr-tb"/>
    </style:style>
    <style:style style:name="Mpr7" style:family="presentation" style:parent-style-name="SECTION_5f_HEADER-backgroundobjects">
      <style:graphic-properties draw:stroke="none" draw:fill="none" draw:fill-color="#ffffff" draw:auto-grow-height="false" fo:min-height="1.27cm"/>
      <style:paragraph-properties style:writing-mode="lr-tb"/>
    </style:style>
    <style:style style:name="Mpr8"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CUSTOM_5f_5-backgroundobjects">
      <style:graphic-properties draw:stroke="none" draw:fill="none" draw:fill-color="#ffffff" draw:auto-grow-height="false" fo:min-height="1.27cm"/>
      <style:paragraph-properties style:writing-mode="lr-tb"/>
    </style:style>
    <style:style style:name="Mpr10" style:family="presentation" style:parent-style-name="CUSTOM_5f_5-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CUSTOM_5f_4-backgroundobjects">
      <style:graphic-properties draw:stroke="none" draw:fill="none" draw:fill-color="#ffffff" draw:auto-grow-height="false" fo:min-height="1.27cm"/>
      <style:paragraph-properties style:writing-mode="lr-tb"/>
    </style:style>
    <style:style style:name="Mpr12"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5_5f_1_5f_1-backgroundobjects">
      <style:graphic-properties draw:stroke="none" draw:fill="none" draw:fill-color="#ffffff" draw:auto-grow-height="false" fo:min-height="1.27cm"/>
      <style:paragraph-properties style:writing-mode="lr-tb"/>
    </style:style>
    <style:style style:name="Mpr14" style:family="presentation" style:parent-style-name="CUSTOM_5f_5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MAIN_5f_POINT-backgroundobjects">
      <style:graphic-properties draw:stroke="none" draw:fill="none" draw:fill-color="#ffffff" draw:auto-grow-height="false" fo:min-height="1.27cm"/>
      <style:paragraph-properties style:writing-mode="lr-tb"/>
    </style:style>
    <style:style style:name="Mpr16"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solid" draw:fill-color="#4e5ea3"/>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start" fo:text-indent="0cm" style:writing-mode="lr-tb"/>
      <style:text-properties fo:font-size="40pt"/>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end" fo:text-indent="0cm" style:writing-mode="lr-tb"/>
      <style:text-properties fo:font-size="40pt"/>
    </style:style>
    <style:style style:name="MP10" style:family="paragraph">
      <style:paragraph-properties fo:margin-left="0cm" fo:margin-right="0cm" fo:margin-top="0cm" fo:margin-bottom="0cm" fo:line-height="100%" fo:text-align="end" fo:text-indent="0cm" style:writing-mode="lr-tb"/>
      <style:text-properties fo:font-size="90pt"/>
    </style:style>
    <style:style style:name="MP11" style:family="paragraph">
      <loext:graphic-properties draw:fill="none"/>
      <style:paragraph-properties fo:text-align="start" style:font-independent-line-spacing="true"/>
      <style:text-properties fo:font-size="90pt"/>
    </style:style>
    <style:style style:name="MT1"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4e5ea3" loext:opacity="100%" style:text-line-through-style="none" style:text-line-through-type="none" style:text-position="0% 100%" style:font-name="Montserrat" fo:font-size="40pt" fo:letter-spacing="normal" fo:font-style="normal" style:text-underline-style="none" fo:font-weight="bold" fo:background-color="transparent" style:font-name-asian="Montserrat" style:font-size-asian="40pt" style:font-style-asian="normal" style:font-weight-asian="bold" style:font-name-complex="Montserrat" style:font-size-complex="40pt" style:font-style-complex="normal" style:font-weight-complex="bold"/>
    </style:style>
    <style:style style:name="MT3" style:family="text">
      <style:text-properties fo:font-variant="normal" fo:text-transform="none" fo:color="#4e5ea3" loext:opacity="100%" style:text-line-through-style="none" style:text-line-through-type="none" style:text-position="0% 100%" style:font-name="Montserrat" fo:font-size="90pt" fo:letter-spacing="normal" fo:font-style="normal" style:text-underline-style="none" fo:font-weight="bold" fo:background-color="transparent" style:font-name-asian="Montserrat" style:font-size-asian="90pt" style:font-style-asian="normal" style:font-weight-asian="bold" style:font-name-complex="Montserrat" style:font-size-complex="9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4e5ea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4e5ea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 style:page-layout-name="PM1" draw:style-name="Mdp1">
      <draw:frame draw:name="Google Shape;9;p2" presentation:style-name="TITLE-title" draw:layer="backgroundobjects" svg:width="19.312cm" svg:height="3.72cm" svg:x="2.066cm" svg:y="4.039cm" presentation:class="title" presentation:placeholder="true" presentation:user-transformed="true">
        <draw:text-box/>
      </draw:frame>
      <draw:g draw:name="Google Shape;11;p2">
        <draw:custom-shape draw:name="Google Shape;12;p2" draw:style-name="Mgr3" draw:text-style-name="MP6" draw:layer="layout" svg:width="1.83cm" svg:height="1.826cm" svg:x="10.53cm" svg:y="0.73cm">
          <text:p text:style-name="MP5"><text:span text:style-name="MT1"/></text:p>
          <draw:enhanced-geometry draw:mirror-horizontal="tru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13;p2" draw:style-name="Mgr4" draw:text-style-name="MP6" draw:layer="layout" svg:width="0.377cm" svg:height="0.376cm" svg:x="10.895cm" svg:y="1.084cm">
          <text:p text:style-name="MP5"><text:span text:style-name="MT1"/></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14;p2" draw:style-name="Mgr5" draw:text-style-name="MP6" draw:layer="layout" svg:width="0.149cm" svg:height="0.138cm" svg:x="10.436cm" svg:y="0.655cm">
          <text:p text:style-name="MP5"><text:span text:style-name="MT1"/></text:p>
          <draw:enhanced-geometry draw:mirror-horizontal="tru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15;p2" draw:style-name="Mgr6" draw:text-style-name="MP6" draw:layer="layout" svg:width="0.138cm" svg:height="0.137cm" svg:x="12.282cm" svg:y="2.48cm">
          <text:p text:style-name="MP5"><text:span text:style-name="MT1"/></text:p>
          <draw:enhanced-geometry draw:mirror-horizontal="tru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custom-shape draw:name="Google Shape;16;p2" draw:style-name="Mgr3" draw:text-style-name="MP6" draw:layer="layout" svg:width="1.333cm" svg:height="1.332cm" svg:x="10.148cm" svg:y="-0.968cm">
          <text:p text:style-name="MP5"><text:span text:style-name="MT1"/></text:p>
          <draw:enhanced-geometry draw:mirror-horizontal="true" draw:mirror-vertical="false" drawooo:sub-view-size="21907 21893" draw:text-areas="0 0 ?f0 ?f1" svg:viewBox="0 0 0 0" draw:type="ooxml-non-primitive" draw:enhanced-path="M 21752 0 C 21717 0 21684 14 21661 42 L 57 21647 C 1 21703 1 21792 57 21848 79 21870 113 21892 157 21892 191 21881 224 21870 258 21837 L 21851 243 C 21907 187 21907 98 21851 42 21823 14 21787 0 21752 0 Z N">
            <draw:equation draw:name="f0" draw:formula="logwidth"/>
            <draw:equation draw:name="f1" draw:formula="logheight"/>
          </draw:enhanced-geometry>
        </draw:custom-shape>
        <draw:custom-shape draw:name="Google Shape;17;p2" draw:style-name="Mgr3" draw:text-style-name="MP6" draw:layer="layout" svg:width="0.604cm" svg:height="0.582cm" svg:x="9.589cm" svg:y="-0.217cm">
          <text:p text:style-name="MP5"><text:span text:style-name="MT1"/></text:p>
          <draw:enhanced-geometry draw:mirror-horizontal="true" draw:mirror-vertical="false" drawooo:sub-view-size="9944 9568" draw:text-areas="0 0 ?f0 ?f1" svg:viewBox="0 0 0 0" draw:type="ooxml-non-primitive" draw:enhanced-path="M 5168 283 C 7645 283 9665 2292 9665 4780 9665 6599 8571 8240 6886 8943 6328 9172 5744 9283 5165 9283 3993 9283 2842 8827 1976 7961 693 6677 302 4736 1005 3062 1697 1377 3337 283 5168 283 Z M 5166 0 C 3922 0 2699 487 1786 1399 414 2772 1 4825 748 6611 1485 8396 3226 9568 5168 9568 7801 9557 9944 7425 9944 4780 9944 2850 8783 1109 6987 361 6397 118 5779 0 5166 0 Z N">
            <draw:equation draw:name="f0" draw:formula="logwidth"/>
            <draw:equation draw:name="f1" draw:formula="logheight"/>
          </draw:enhanced-geometry>
        </draw:custom-shape>
        <draw:custom-shape draw:name="Google Shape;18;p2" draw:style-name="Mgr7" draw:text-style-name="MP6" draw:layer="layout" svg:width="0.258cm" svg:height="0.259cm" svg:x="9.751cm" svg:y="-0.056cm">
          <text:p text:style-name="MP5"><text:span text:style-name="MT1"/></text:p>
          <draw:enhanced-geometry draw:mirror-horizontal="true" draw:mirror-vertical="false" drawooo:sub-view-size="4252 4264" draw:text-areas="0 0 ?f0 ?f1" svg:viewBox="0 0 0 0" draw:type="ooxml-non-primitive" draw:enhanced-path="M 2120 1 C 949 1 0 961 0 2132 0 3304 949 4264 2120 4264 3303 4264 4252 3304 4252 2132 4252 961 3303 1 2120 1 Z N">
            <draw:equation draw:name="f0" draw:formula="logwidth"/>
            <draw:equation draw:name="f1" draw:formula="logheight"/>
          </draw:enhanced-geometry>
        </draw:custom-shape>
      </draw:g>
      <draw:g draw:name="Google Shape;19;p2">
        <draw:custom-shape draw:name="Google Shape;20;p2" draw:style-name="Mgr3" draw:text-style-name="MP6" draw:layer="layout" svg:width="2.091cm" svg:height="2.721cm" svg:x="25.946cm" svg:y="6.523cm">
          <text:p text:style-name="MP5"><text:span text:style-name="MT1"/></text:p>
          <draw:enhanced-geometry draw:mirror-horizontal="true" draw:mirror-vertical="false" drawooo:sub-view-size="34350 44703" draw:text-areas="0 0 ?f0 ?f1" svg:viewBox="0 0 0 0" draw:type="ooxml-non-primitive" draw:enhanced-path="M 34205 1 C 34169 1 34132 15 34104 43 L 23425 10722 C 23402 10745 23391 10778 23391 10823 L 23391 21168 90 44468 C 1 44558 68 44703 191 44703 224 44703 258 44692 291 44669 L 23626 21324 C 23648 21301 23670 21257 23670 21223 L 23670 10879 34305 244 C 34350 188 34350 98 34305 43 34277 15 34241 1 34205 1 Z N">
            <draw:equation draw:name="f0" draw:formula="logwidth"/>
            <draw:equation draw:name="f1" draw:formula="logheight"/>
          </draw:enhanced-geometry>
        </draw:custom-shape>
        <draw:custom-shape draw:name="Google Shape;21;p2" draw:style-name="Mgr5" draw:text-style-name="MP6" draw:layer="layout" svg:width="0.151cm" svg:height="0.138cm" svg:x="25.878cm" svg:y="6.462cm">
          <text:p text:style-name="MP5"><text:span text:style-name="MT1"/></text:p>
          <draw:enhanced-geometry draw:mirror-horizontal="true" draw:mirror-vertical="false" drawooo:sub-view-size="2501 2280" draw:text-areas="0 0 ?f0 ?f1" svg:viewBox="0 0 0 0" draw:type="ooxml-non-primitive" draw:enhanced-path="M 1248 0 C 738 0 270 354 146 879 1 1493 380 2107 994 2252 1077 2270 1161 2279 1243 2279 1757 2279 2231 1933 2356 1404 2501 790 2121 176 1507 31 1421 10 1334 0 1248 0 Z N">
            <draw:equation draw:name="f0" draw:formula="logwidth"/>
            <draw:equation draw:name="f1" draw:formula="logheight"/>
          </draw:enhanced-geometry>
        </draw:custom-shape>
        <draw:custom-shape draw:name="Google Shape;22;p2" draw:style-name="Mgr4" draw:text-style-name="MP6" draw:layer="layout" svg:width="0.377cm" svg:height="0.376cm" svg:x="26.673cm" svg:y="7.891cm">
          <text:p text:style-name="MP5"><text:span text:style-name="MT1"/></text:p>
          <draw:enhanced-geometry draw:mirror-horizontal="true" draw:mirror-vertical="false" drawooo:sub-view-size="6206 6194" draw:text-areas="0 0 ?f0 ?f1" svg:viewBox="0 0 0 0" draw:type="ooxml-non-primitive" draw:enhanced-path="M 6149 0 L 1 6149 1395 6194 6205 1384 6149 0 Z N">
            <draw:equation draw:name="f0" draw:formula="logwidth"/>
            <draw:equation draw:name="f1" draw:formula="logheight"/>
          </draw:enhanced-geometry>
        </draw:custom-shape>
        <draw:custom-shape draw:name="Google Shape;23;p2" draw:style-name="Mgr3" draw:text-style-name="MP6" draw:layer="layout" svg:width="1.803cm" svg:height="2.184cm" svg:x="26.015cm" svg:y="7.442cm">
          <text:p text:style-name="MP5"><text:span text:style-name="MT1"/></text:p>
          <draw:enhanced-geometry draw:mirror-horizontal="true" draw:mirror-vertical="false" drawooo:sub-view-size="29631 35878" draw:text-areas="0 0 ?f0 ?f1" svg:viewBox="0 0 0 0" draw:type="ooxml-non-primitive" draw:enhanced-path="M 29432 0 C 29400 0 29367 13 29338 44 L 23402 5981 C 23368 6004 23357 6037 23357 6082 L 23357 12342 56 35643 C 0 35699 0 35777 56 35833 89 35866 123 35877 156 35877 190 35877 234 35866 257 35844 L 23591 12498 C 23625 12476 23636 12443 23636 12398 L 23636 6137 29528 234 C 29631 140 29537 0 29432 0 Z N">
            <draw:equation draw:name="f0" draw:formula="logwidth"/>
            <draw:equation draw:name="f1" draw:formula="logheight"/>
          </draw:enhanced-geometry>
        </draw:custom-shape>
        <draw:custom-shape draw:name="Google Shape;24;p2" draw:style-name="Mgr6" draw:text-style-name="MP6" draw:layer="layout" svg:width="0.149cm" svg:height="0.137cm" svg:x="25.952cm" svg:y="7.382cm">
          <text:p text:style-name="MP5"><text:span text:style-name="MT1"/></text:p>
          <draw:enhanced-geometry draw:mirror-horizontal="true" draw:mirror-vertical="false" drawooo:sub-view-size="2456 2273" draw:text-areas="0 0 ?f0 ?f1" svg:viewBox="0 0 0 0" draw:type="ooxml-non-primitive" draw:enhanced-path="M 1225 0 C 680 0 191 399 101 952 0 1577 424 2157 1049 2258 1111 2268 1173 2273 1233 2273 1775 2273 2254 1882 2344 1320 2455 707 2031 115 1406 15 1346 5 1285 0 1225 0 Z N">
            <draw:equation draw:name="f0" draw:formula="logwidth"/>
            <draw:equation draw:name="f1" draw:formula="logheight"/>
          </draw:enhanced-geometry>
        </draw:custom-shape>
        <draw:custom-shape draw:name="Google Shape;25;p2" draw:style-name="Mgr3" draw:text-style-name="MP6" draw:layer="layout" svg:width="0.67cm" svg:height="0.666cm" svg:x="26.393cm" svg:y="6.402cm">
          <text:p text:style-name="MP5"><text:span text:style-name="MT1"/></text:p>
          <draw:enhanced-geometry draw:mirror-horizontal="true" draw:mirror-vertical="false" drawooo:sub-view-size="11016 10957" draw:text-areas="0 0 ?f0 ?f1" svg:viewBox="0 0 0 0" draw:type="ooxml-non-primitive" draw:enhanced-path="M 10859 0 C 10823 0 10787 14 10759 42 L 90 10711 C 1 10800 57 10956 180 10956 224 10956 258 10934 280 10912 L 10960 243 C 11015 187 11015 98 10960 42 10932 14 10895 0 10859 0 Z N">
            <draw:equation draw:name="f0" draw:formula="logwidth"/>
            <draw:equation draw:name="f1" draw:formula="logheight"/>
          </draw:enhanced-geometry>
        </draw:custom-shape>
        <draw:custom-shape draw:name="Google Shape;26;p2" draw:style-name="Mgr5" draw:text-style-name="MP6" draw:layer="layout" svg:width="0.157cm" svg:height="0.138cm" svg:x="26.321cm" svg:y="6.341cm">
          <text:p text:style-name="MP5"><text:span text:style-name="MT1"/></text:p>
          <draw:enhanced-geometry draw:mirror-horizontal="true" draw:mirror-vertical="false" drawooo:sub-view-size="2590 2278" draw:text-areas="0 0 ?f0 ?f1" svg:viewBox="0 0 0 0" draw:type="ooxml-non-primitive" draw:enhanced-path="M 1285 1 C 1143 1 999 27 860 84 280 329 1 999 246 1579 423 2017 849 2277 1296 2277 1441 2277 1588 2250 1730 2193 2311 1947 2590 1289 2344 708 2158 268 1733 1 1285 1 Z N">
            <draw:equation draw:name="f0" draw:formula="logwidth"/>
            <draw:equation draw:name="f1" draw:formula="logheight"/>
          </draw:enhanced-geometry>
        </draw:custom-shape>
        <draw:custom-shape draw:name="Google Shape;27;p2" draw:style-name="Mgr6" draw:text-style-name="MP6" draw:layer="layout" svg:width="0.151cm" svg:height="0.137cm" svg:x="26.974cm" svg:y="6.991cm">
          <text:p text:style-name="MP5"><text:span text:style-name="MT1"/></text:p>
          <draw:enhanced-geometry draw:mirror-horizontal="true" draw:mirror-vertical="false" drawooo:sub-view-size="2501 2272" draw:text-areas="0 0 ?f0 ?f1" svg:viewBox="0 0 0 0" draw:type="ooxml-non-primitive" draw:enhanced-path="M 1254 0 C 737 0 270 353 146 868 1 1482 380 2096 994 2241 1082 2262 1171 2272 1258 2272 1774 2272 2241 1918 2355 1393 2500 779 2121 176 1518 31 1430 10 1341 0 1254 0 Z N">
            <draw:equation draw:name="f0" draw:formula="logwidth"/>
            <draw:equation draw:name="f1" draw:formula="logheight"/>
          </draw:enhanced-geometry>
        </draw:custom-shape>
        <draw:custom-shape draw:name="Google Shape;28;p2" draw:style-name="Mgr3" draw:text-style-name="MP6" draw:layer="layout" svg:width="1.83cm" svg:height="1.826cm" svg:x="24.721cm" svg:y="8.783cm">
          <text:p text:style-name="MP5"><text:span text:style-name="MT1"/></text:p>
          <draw:enhanced-geometry draw:mirror-horizontal="tru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29;p2" draw:style-name="Mgr4" draw:text-style-name="MP6" draw:layer="layout" svg:width="0.377cm" svg:height="0.376cm" svg:x="25.085cm" svg:y="9.136cm">
          <text:p text:style-name="MP5"><text:span text:style-name="MT1"/></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30;p2" draw:style-name="Mgr5" draw:text-style-name="MP6" draw:layer="layout" svg:width="0.149cm" svg:height="0.138cm" svg:x="24.627cm" svg:y="8.708cm">
          <text:p text:style-name="MP5"><text:span text:style-name="MT1"/></text:p>
          <draw:enhanced-geometry draw:mirror-horizontal="tru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31;p2" draw:style-name="Mgr6" draw:text-style-name="MP6" draw:layer="layout" svg:width="0.138cm" svg:height="0.137cm" svg:x="26.473cm" svg:y="10.533cm">
          <text:p text:style-name="MP5"><text:span text:style-name="MT1"/></text:p>
          <draw:enhanced-geometry draw:mirror-horizontal="tru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custom-shape draw:name="Google Shape;32;p2" draw:style-name="Mgr8" draw:text-style-name="MP6" draw:layer="layout" svg:width="0.123cm" svg:height="0.092cm" svg:x="25.861cm" svg:y="8.554cm">
          <text:p text:style-name="MP5"><text:span text:style-name="MT1"/></text:p>
          <draw:enhanced-geometry draw:mirror-horizontal="true" draw:mirror-vertical="false" drawooo:sub-view-size="2041 1535" draw:text-areas="0 0 ?f0 ?f1" svg:viewBox="0 0 0 0" draw:type="ooxml-non-primitive" draw:enhanced-path="M 1021 0 C 970 0 920 6 870 17 825 28 781 39 736 62 680 73 636 95 602 129 558 151 513 184 479 229 1 708 333 1530 1021 1535 L 1021 1535 C 1698 1530 2040 708 1562 229 1484 151 1406 95 1305 62 1261 39 1216 28 1171 17 1121 6 1071 0 1021 0 Z M 1021 1535 C 1019 1535 1017 1535 1015 1535 L 1026 1535 C 1024 1535 1023 1535 1021 1535 Z N">
            <draw:equation draw:name="f0" draw:formula="logwidth"/>
            <draw:equation draw:name="f1" draw:formula="logheight"/>
          </draw:enhanced-geometry>
        </draw:custom-shape>
        <draw:custom-shape draw:name="Google Shape;33;p2" draw:style-name="Mgr3" draw:text-style-name="MP6" draw:layer="layout" svg:width="1.622cm" svg:height="1.585cm" svg:x="26.109cm" svg:y="8.803cm">
          <text:p text:style-name="MP5"><text:span text:style-name="MT1"/></text:p>
          <draw:enhanced-geometry draw:mirror-horizontal="true" draw:mirror-vertical="false" drawooo:sub-view-size="26659 26050" draw:text-areas="0 0 ?f0 ?f1" svg:viewBox="0 0 0 0" draw:type="ooxml-non-primitive" draw:enhanced-path="M 25615 0 C 25521 0 25422 18 25321 59 24529 360 24752 1532 25600 1532 25790 1532 25979 1454 26124 1331 26659 826 26246 0 25615 0 Z M 21521 4074 C 21427 4074 21327 4092 21225 4132 20433 4445 20656 5616 21504 5616 21705 5616 21895 5549 22029 5416 22573 4910 22160 4074 21521 4074 Z M 17436 8169 C 17341 8169 17242 8187 17141 8228 16349 8540 16572 9712 17420 9712 17621 9712 17811 9634 17944 9500 18488 8995 18069 8169 17436 8169 Z M 13345 12254 C 13242 12254 13134 12275 13023 12323 12264 12658 12499 13796 13336 13796 13548 13796 13749 13707 13894 13551 14381 13025 13960 12254 13345 12254 Z M 9257 16338 C 9155 16338 9048 16360 8939 16408 8169 16742 8414 17881 9251 17881 9463 17881 9664 17791 9809 17635 10297 17109 9867 16338 9257 16338 Z M 5182 20433 C 5088 20433 4989 20451 4888 20492 4096 20793 4319 21965 5167 21965 5357 21965 5546 21887 5691 21764 6225 21259 5813 20433 5182 20433 Z M 1088 24507 C 994 24507 894 24525 792 24565 0 24878 223 26049 1071 26049 1272 26049 1462 25982 1596 25849 2140 25343 1727 24507 1088 24507 Z N">
            <draw:equation draw:name="f0" draw:formula="logwidth"/>
            <draw:equation draw:name="f1" draw:formula="logheight"/>
          </draw:enhanced-geometry>
        </draw:custom-shape>
        <draw:custom-shape draw:name="Google Shape;34;p2" draw:style-name="Mgr8" draw:text-style-name="MP6" draw:layer="layout" svg:width="0.113cm" svg:height="0.092cm" svg:x="27.862cm" svg:y="10.544cm">
          <text:p text:style-name="MP5"><text:span text:style-name="MT1"/></text:p>
          <draw:enhanced-geometry draw:mirror-horizontal="true" draw:mirror-vertical="false" drawooo:sub-view-size="1876 1535" draw:text-areas="0 0 ?f0 ?f1" svg:viewBox="0 0 0 0" draw:type="ooxml-non-primitive" draw:enhanced-path="M 1027 1 C 976 1 924 6 871 17 826 28 781 39 737 62 692 84 648 106 603 129 558 162 525 196 480 229 0 709 346 1535 1027 1535 1228 1535 1429 1457 1563 1312 1641 1245 1697 1155 1730 1066 1752 1010 1763 966 1775 921 1875 438 1495 1 1027 1 Z N">
            <draw:equation draw:name="f0" draw:formula="logwidth"/>
            <draw:equation draw:name="f1" draw:formula="logheight"/>
          </draw:enhanced-geometry>
        </draw:custom-shape>
        <draw:custom-shape draw:name="Google Shape;35;p2" draw:style-name="Mgr3" draw:text-style-name="MP6" draw:layer="layout" svg:width="1.333cm" svg:height="1.331cm" svg:x="27.454cm" svg:y="8.164cm">
          <text:p text:style-name="MP5"><text:span text:style-name="MT1"/></text:p>
          <draw:enhanced-geometry draw:mirror-horizontal="true" draw:mirror-vertical="false" drawooo:sub-view-size="21907 21874" draw:text-areas="0 0 ?f0 ?f1" svg:viewBox="0 0 0 0" draw:type="ooxml-non-primitive" draw:enhanced-path="M 21751 1 C 21714 1 21678 15 21650 43 L 57 21636 C 1 21692 1 21781 57 21837 75 21855 101 21874 134 21874 141 21874 149 21873 157 21871 163 21873 169 21874 175 21874 202 21874 228 21855 246 21837 L 21851 232 C 21907 177 21907 99 21851 43 21823 15 21787 1 21751 1 Z N">
            <draw:equation draw:name="f0" draw:formula="logwidth"/>
            <draw:equation draw:name="f1" draw:formula="logheight"/>
          </draw:enhanced-geometry>
        </draw:custom-shape>
        <draw:custom-shape draw:name="Google Shape;36;p2" draw:style-name="Mgr3" draw:text-style-name="MP6" draw:layer="layout" svg:width="1.333cm" svg:height="1.332cm" svg:x="23.402cm" svg:y="5.89cm">
          <text:p text:style-name="MP5"><text:span text:style-name="MT1"/></text:p>
          <draw:enhanced-geometry draw:mirror-horizontal="true" draw:mirror-vertical="false" drawooo:sub-view-size="21907 21893" draw:text-areas="0 0 ?f0 ?f1" svg:viewBox="0 0 0 0" draw:type="ooxml-non-primitive" draw:enhanced-path="M 21752 0 C 21717 0 21684 14 21661 42 L 57 21647 C 1 21703 1 21792 57 21848 79 21870 113 21892 157 21892 191 21881 224 21870 258 21837 L 21851 243 C 21907 187 21907 98 21851 42 21823 14 21787 0 21752 0 Z N">
            <draw:equation draw:name="f0" draw:formula="logwidth"/>
            <draw:equation draw:name="f1" draw:formula="logheight"/>
          </draw:enhanced-geometry>
        </draw:custom-shape>
        <draw:custom-shape draw:name="Google Shape;37;p2" draw:style-name="Mgr3" draw:text-style-name="MP6" draw:layer="layout" svg:width="0.604cm" svg:height="0.582cm" svg:x="23.779cm" svg:y="7.835cm">
          <text:p text:style-name="MP5"><text:span text:style-name="MT1"/></text:p>
          <draw:enhanced-geometry draw:mirror-horizontal="true" draw:mirror-vertical="false" drawooo:sub-view-size="9944 9568" draw:text-areas="0 0 ?f0 ?f1" svg:viewBox="0 0 0 0" draw:type="ooxml-non-primitive" draw:enhanced-path="M 5168 283 C 7645 283 9665 2292 9665 4780 9665 6599 8571 8240 6886 8943 6328 9172 5744 9283 5165 9283 3993 9283 2842 8827 1976 7961 693 6677 302 4736 1005 3062 1697 1377 3337 283 5168 283 Z M 5166 0 C 3922 0 2699 487 1786 1399 414 2772 1 4825 748 6611 1485 8396 3226 9568 5168 9568 7801 9557 9944 7425 9944 4780 9944 2850 8783 1109 6987 361 6397 118 5779 0 5166 0 Z N">
            <draw:equation draw:name="f0" draw:formula="logwidth"/>
            <draw:equation draw:name="f1" draw:formula="logheight"/>
          </draw:enhanced-geometry>
        </draw:custom-shape>
        <draw:custom-shape draw:name="Google Shape;38;p2" draw:style-name="Mgr7" draw:text-style-name="MP6" draw:layer="layout" svg:width="0.258cm" svg:height="0.259cm" svg:x="23.941cm" svg:y="7.997cm">
          <text:p text:style-name="MP5"><text:span text:style-name="MT1"/></text:p>
          <draw:enhanced-geometry draw:mirror-horizontal="true" draw:mirror-vertical="false" drawooo:sub-view-size="4252 4264" draw:text-areas="0 0 ?f0 ?f1" svg:viewBox="0 0 0 0" draw:type="ooxml-non-primitive" draw:enhanced-path="M 2120 1 C 949 1 0 961 0 2132 0 3304 949 4264 2120 4264 3303 4264 4252 3304 4252 2132 4252 961 3303 1 2120 1 Z N">
            <draw:equation draw:name="f0" draw:formula="logwidth"/>
            <draw:equation draw:name="f1" draw:formula="logheight"/>
          </draw:enhanced-geometry>
        </draw:custom-shape>
      </draw:g>
      <draw:g draw:name="Google Shape;39;p2">
        <draw:custom-shape draw:name="Google Shape;40;p2" draw:style-name="Mgr3" draw:text-style-name="MP6" draw:layer="layout" svg:width="2.091cm" svg:height="2.721cm" svg:x="-0.669cm" svg:y="-1.903cm">
          <text:p text:style-name="MP5"><text:span text:style-name="MT1"/></text:p>
          <draw:enhanced-geometry draw:mirror-horizontal="true" draw:mirror-vertical="false" drawooo:sub-view-size="34350 44703" draw:text-areas="0 0 ?f0 ?f1" svg:viewBox="0 0 0 0" draw:type="ooxml-non-primitive" draw:enhanced-path="M 34205 1 C 34169 1 34132 15 34104 43 L 23425 10722 C 23402 10745 23391 10778 23391 10823 L 23391 21168 90 44468 C 1 44558 68 44703 191 44703 224 44703 258 44692 291 44669 L 23626 21324 C 23648 21301 23670 21257 23670 21223 L 23670 10879 34305 244 C 34350 188 34350 98 34305 43 34277 15 34241 1 34205 1 Z N">
            <draw:equation draw:name="f0" draw:formula="logwidth"/>
            <draw:equation draw:name="f1" draw:formula="logheight"/>
          </draw:enhanced-geometry>
        </draw:custom-shape>
        <draw:custom-shape draw:name="Google Shape;41;p2" draw:style-name="Mgr5" draw:text-style-name="MP6" draw:layer="layout" svg:width="0.151cm" svg:height="0.138cm" svg:x="-0.736cm" svg:y="-1.964cm">
          <text:p text:style-name="MP5"><text:span text:style-name="MT1"/></text:p>
          <draw:enhanced-geometry draw:mirror-horizontal="true" draw:mirror-vertical="false" drawooo:sub-view-size="2501 2280" draw:text-areas="0 0 ?f0 ?f1" svg:viewBox="0 0 0 0" draw:type="ooxml-non-primitive" draw:enhanced-path="M 1248 0 C 738 0 270 354 146 879 1 1493 380 2107 994 2252 1077 2270 1161 2279 1243 2279 1757 2279 2231 1933 2356 1404 2501 790 2121 176 1507 31 1421 10 1334 0 1248 0 Z N">
            <draw:equation draw:name="f0" draw:formula="logwidth"/>
            <draw:equation draw:name="f1" draw:formula="logheight"/>
          </draw:enhanced-geometry>
        </draw:custom-shape>
        <draw:custom-shape draw:name="Google Shape;42;p2" draw:style-name="Mgr4" draw:text-style-name="MP6" draw:layer="layout" svg:width="0.377cm" svg:height="0.376cm" svg:x="0.058cm" svg:y="-0.535cm">
          <text:p text:style-name="MP5"><text:span text:style-name="MT1"/></text:p>
          <draw:enhanced-geometry draw:mirror-horizontal="true" draw:mirror-vertical="false" drawooo:sub-view-size="6206 6194" draw:text-areas="0 0 ?f0 ?f1" svg:viewBox="0 0 0 0" draw:type="ooxml-non-primitive" draw:enhanced-path="M 6149 0 L 1 6149 1395 6194 6205 1384 6149 0 Z N">
            <draw:equation draw:name="f0" draw:formula="logwidth"/>
            <draw:equation draw:name="f1" draw:formula="logheight"/>
          </draw:enhanced-geometry>
        </draw:custom-shape>
        <draw:custom-shape draw:name="Google Shape;43;p2" draw:style-name="Mgr3" draw:text-style-name="MP6" draw:layer="layout" svg:width="1.803cm" svg:height="2.184cm" svg:x="-0.6cm" svg:y="-0.983cm">
          <text:p text:style-name="MP5"><text:span text:style-name="MT1"/></text:p>
          <draw:enhanced-geometry draw:mirror-horizontal="true" draw:mirror-vertical="false" drawooo:sub-view-size="29631 35878" draw:text-areas="0 0 ?f0 ?f1" svg:viewBox="0 0 0 0" draw:type="ooxml-non-primitive" draw:enhanced-path="M 29432 0 C 29400 0 29367 13 29338 44 L 23402 5981 C 23368 6004 23357 6037 23357 6082 L 23357 12342 56 35643 C 0 35699 0 35777 56 35833 89 35866 123 35877 156 35877 190 35877 234 35866 257 35844 L 23591 12498 C 23625 12476 23636 12443 23636 12398 L 23636 6137 29528 234 C 29631 140 29537 0 29432 0 Z N">
            <draw:equation draw:name="f0" draw:formula="logwidth"/>
            <draw:equation draw:name="f1" draw:formula="logheight"/>
          </draw:enhanced-geometry>
        </draw:custom-shape>
        <draw:custom-shape draw:name="Google Shape;44;p2" draw:style-name="Mgr6" draw:text-style-name="MP6" draw:layer="layout" svg:width="0.149cm" svg:height="0.137cm" svg:x="-0.663cm" svg:y="-1.044cm">
          <text:p text:style-name="MP5"><text:span text:style-name="MT1"/></text:p>
          <draw:enhanced-geometry draw:mirror-horizontal="true" draw:mirror-vertical="false" drawooo:sub-view-size="2456 2273" draw:text-areas="0 0 ?f0 ?f1" svg:viewBox="0 0 0 0" draw:type="ooxml-non-primitive" draw:enhanced-path="M 1225 0 C 680 0 191 399 101 952 0 1577 424 2157 1049 2258 1111 2268 1173 2273 1233 2273 1775 2273 2254 1882 2344 1320 2455 707 2031 115 1406 15 1346 5 1285 0 1225 0 Z N">
            <draw:equation draw:name="f0" draw:formula="logwidth"/>
            <draw:equation draw:name="f1" draw:formula="logheight"/>
          </draw:enhanced-geometry>
        </draw:custom-shape>
        <draw:custom-shape draw:name="Google Shape;45;p2" draw:style-name="Mgr3" draw:text-style-name="MP6" draw:layer="layout" svg:width="0.67cm" svg:height="0.666cm" svg:x="-0.222cm" svg:y="-2.024cm">
          <text:p text:style-name="MP5"><text:span text:style-name="MT1"/></text:p>
          <draw:enhanced-geometry draw:mirror-horizontal="true" draw:mirror-vertical="false" drawooo:sub-view-size="11016 10957" draw:text-areas="0 0 ?f0 ?f1" svg:viewBox="0 0 0 0" draw:type="ooxml-non-primitive" draw:enhanced-path="M 10859 0 C 10823 0 10787 14 10759 42 L 90 10711 C 1 10800 57 10956 180 10956 224 10956 258 10934 280 10912 L 10960 243 C 11015 187 11015 98 10960 42 10932 14 10895 0 10859 0 Z N">
            <draw:equation draw:name="f0" draw:formula="logwidth"/>
            <draw:equation draw:name="f1" draw:formula="logheight"/>
          </draw:enhanced-geometry>
        </draw:custom-shape>
        <draw:custom-shape draw:name="Google Shape;46;p2" draw:style-name="Mgr5" draw:text-style-name="MP6" draw:layer="layout" svg:width="0.157cm" svg:height="0.138cm" svg:x="-0.293cm" svg:y="-2.085cm">
          <text:p text:style-name="MP5"><text:span text:style-name="MT1"/></text:p>
          <draw:enhanced-geometry draw:mirror-horizontal="true" draw:mirror-vertical="false" drawooo:sub-view-size="2590 2278" draw:text-areas="0 0 ?f0 ?f1" svg:viewBox="0 0 0 0" draw:type="ooxml-non-primitive" draw:enhanced-path="M 1285 1 C 1143 1 999 27 860 84 280 329 1 999 246 1579 423 2017 849 2277 1296 2277 1441 2277 1588 2250 1730 2193 2311 1947 2590 1289 2344 708 2158 268 1733 1 1285 1 Z N">
            <draw:equation draw:name="f0" draw:formula="logwidth"/>
            <draw:equation draw:name="f1" draw:formula="logheight"/>
          </draw:enhanced-geometry>
        </draw:custom-shape>
        <draw:custom-shape draw:name="Google Shape;47;p2" draw:style-name="Mgr6" draw:text-style-name="MP6" draw:layer="layout" svg:width="0.151cm" svg:height="0.137cm" svg:x="0.36cm" svg:y="-1.435cm">
          <text:p text:style-name="MP5"><text:span text:style-name="MT1"/></text:p>
          <draw:enhanced-geometry draw:mirror-horizontal="true" draw:mirror-vertical="false" drawooo:sub-view-size="2501 2272" draw:text-areas="0 0 ?f0 ?f1" svg:viewBox="0 0 0 0" draw:type="ooxml-non-primitive" draw:enhanced-path="M 1254 0 C 737 0 270 353 146 868 1 1482 380 2096 994 2241 1082 2262 1171 2272 1258 2272 1774 2272 2241 1918 2355 1393 2500 779 2121 176 1518 31 1430 10 1341 0 1254 0 Z N">
            <draw:equation draw:name="f0" draw:formula="logwidth"/>
            <draw:equation draw:name="f1" draw:formula="logheight"/>
          </draw:enhanced-geometry>
        </draw:custom-shape>
        <draw:custom-shape draw:name="Google Shape;48;p2" draw:style-name="Mgr3" draw:text-style-name="MP6" draw:layer="layout" svg:width="1.83cm" svg:height="1.826cm" svg:x="-1.894cm" svg:y="0.357cm">
          <text:p text:style-name="MP5"><text:span text:style-name="MT1"/></text:p>
          <draw:enhanced-geometry draw:mirror-horizontal="tru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49;p2" draw:style-name="Mgr4" draw:text-style-name="MP6" draw:layer="layout" svg:width="0.377cm" svg:height="0.376cm" svg:x="-1.529cm" svg:y="0.71cm">
          <text:p text:style-name="MP5"><text:span text:style-name="MT1"/></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50;p2" draw:style-name="Mgr5" draw:text-style-name="MP6" draw:layer="layout" svg:width="0.149cm" svg:height="0.138cm" svg:x="-1.988cm" svg:y="0.282cm">
          <text:p text:style-name="MP5"><text:span text:style-name="MT1"/></text:p>
          <draw:enhanced-geometry draw:mirror-horizontal="tru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51;p2" draw:style-name="Mgr6" draw:text-style-name="MP6" draw:layer="layout" svg:width="0.138cm" svg:height="0.137cm" svg:x="-0.142cm" svg:y="2.107cm">
          <text:p text:style-name="MP5"><text:span text:style-name="MT1"/></text:p>
          <draw:enhanced-geometry draw:mirror-horizontal="tru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custom-shape draw:name="Google Shape;52;p2" draw:style-name="Mgr8" draw:text-style-name="MP6" draw:layer="layout" svg:width="0.123cm" svg:height="0.092cm" svg:x="-0.754cm" svg:y="0.128cm">
          <text:p text:style-name="MP5"><text:span text:style-name="MT1"/></text:p>
          <draw:enhanced-geometry draw:mirror-horizontal="true" draw:mirror-vertical="false" drawooo:sub-view-size="2041 1535" draw:text-areas="0 0 ?f0 ?f1" svg:viewBox="0 0 0 0" draw:type="ooxml-non-primitive" draw:enhanced-path="M 1021 0 C 970 0 920 6 870 17 825 28 781 39 736 62 680 73 636 95 602 129 558 151 513 184 479 229 1 708 333 1530 1021 1535 L 1021 1535 C 1698 1530 2040 708 1562 229 1484 151 1406 95 1305 62 1261 39 1216 28 1171 17 1121 6 1071 0 1021 0 Z M 1021 1535 C 1019 1535 1017 1535 1015 1535 L 1026 1535 C 1024 1535 1023 1535 1021 1535 Z N">
            <draw:equation draw:name="f0" draw:formula="logwidth"/>
            <draw:equation draw:name="f1" draw:formula="logheight"/>
          </draw:enhanced-geometry>
        </draw:custom-shape>
        <draw:custom-shape draw:name="Google Shape;53;p2" draw:style-name="Mgr3" draw:text-style-name="MP6" draw:layer="layout" svg:width="1.622cm" svg:height="1.585cm" svg:x="-0.506cm" svg:y="0.377cm">
          <text:p text:style-name="MP5"><text:span text:style-name="MT1"/></text:p>
          <draw:enhanced-geometry draw:mirror-horizontal="true" draw:mirror-vertical="false" drawooo:sub-view-size="26659 26050" draw:text-areas="0 0 ?f0 ?f1" svg:viewBox="0 0 0 0" draw:type="ooxml-non-primitive" draw:enhanced-path="M 25615 0 C 25521 0 25422 18 25321 59 24529 360 24752 1532 25600 1532 25790 1532 25979 1454 26124 1331 26659 826 26246 0 25615 0 Z M 21521 4074 C 21427 4074 21327 4092 21225 4132 20433 4445 20656 5616 21504 5616 21705 5616 21895 5549 22029 5416 22573 4910 22160 4074 21521 4074 Z M 17436 8169 C 17341 8169 17242 8187 17141 8228 16349 8540 16572 9712 17420 9712 17621 9712 17811 9634 17944 9500 18488 8995 18069 8169 17436 8169 Z M 13345 12254 C 13242 12254 13134 12275 13023 12323 12264 12658 12499 13796 13336 13796 13548 13796 13749 13707 13894 13551 14381 13025 13960 12254 13345 12254 Z M 9257 16338 C 9155 16338 9048 16360 8939 16408 8169 16742 8414 17881 9251 17881 9463 17881 9664 17791 9809 17635 10297 17109 9867 16338 9257 16338 Z M 5182 20433 C 5088 20433 4989 20451 4888 20492 4096 20793 4319 21965 5167 21965 5357 21965 5546 21887 5691 21764 6225 21259 5813 20433 5182 20433 Z M 1088 24507 C 994 24507 894 24525 792 24565 0 24878 223 26049 1071 26049 1272 26049 1462 25982 1596 25849 2140 25343 1727 24507 1088 24507 Z N">
            <draw:equation draw:name="f0" draw:formula="logwidth"/>
            <draw:equation draw:name="f1" draw:formula="logheight"/>
          </draw:enhanced-geometry>
        </draw:custom-shape>
        <draw:custom-shape draw:name="Google Shape;54;p2" draw:style-name="Mgr8" draw:text-style-name="MP6" draw:layer="layout" svg:width="0.113cm" svg:height="0.092cm" svg:x="1.247cm" svg:y="2.119cm">
          <text:p text:style-name="MP5"><text:span text:style-name="MT1"/></text:p>
          <draw:enhanced-geometry draw:mirror-horizontal="true" draw:mirror-vertical="false" drawooo:sub-view-size="1876 1535" draw:text-areas="0 0 ?f0 ?f1" svg:viewBox="0 0 0 0" draw:type="ooxml-non-primitive" draw:enhanced-path="M 1027 1 C 976 1 924 6 871 17 826 28 781 39 737 62 692 84 648 106 603 129 558 162 525 196 480 229 0 709 346 1535 1027 1535 1228 1535 1429 1457 1563 1312 1641 1245 1697 1155 1730 1066 1752 1010 1763 966 1775 921 1875 438 1495 1 1027 1 Z N">
            <draw:equation draw:name="f0" draw:formula="logwidth"/>
            <draw:equation draw:name="f1" draw:formula="logheight"/>
          </draw:enhanced-geometry>
        </draw:custom-shape>
        <draw:custom-shape draw:name="Google Shape;55;p2" draw:style-name="Mgr3" draw:text-style-name="MP6" draw:layer="layout" svg:width="1.333cm" svg:height="1.331cm" svg:x="0.839cm" svg:y="-0.262cm">
          <text:p text:style-name="MP5"><text:span text:style-name="MT1"/></text:p>
          <draw:enhanced-geometry draw:mirror-horizontal="true" draw:mirror-vertical="false" drawooo:sub-view-size="21907 21874" draw:text-areas="0 0 ?f0 ?f1" svg:viewBox="0 0 0 0" draw:type="ooxml-non-primitive" draw:enhanced-path="M 21751 1 C 21714 1 21678 15 21650 43 L 57 21636 C 1 21692 1 21781 57 21837 75 21855 101 21874 134 21874 141 21874 149 21873 157 21871 163 21873 169 21874 175 21874 202 21874 228 21855 246 21837 L 21851 232 C 21907 177 21907 99 21851 43 21823 15 21787 1 21751 1 Z N">
            <draw:equation draw:name="f0" draw:formula="logwidth"/>
            <draw:equation draw:name="f1" draw:formula="logheight"/>
          </draw:enhanced-geometry>
        </draw:custom-shape>
        <draw:custom-shape draw:name="Google Shape;56;p2" draw:style-name="Mgr3" draw:text-style-name="MP6" draw:layer="layout" svg:width="1.333cm" svg:height="1.332cm" svg:x="-3.213cm" svg:y="-2.535cm">
          <text:p text:style-name="MP5"><text:span text:style-name="MT1"/></text:p>
          <draw:enhanced-geometry draw:mirror-horizontal="true" draw:mirror-vertical="false" drawooo:sub-view-size="21907 21893" draw:text-areas="0 0 ?f0 ?f1" svg:viewBox="0 0 0 0" draw:type="ooxml-non-primitive" draw:enhanced-path="M 21752 0 C 21717 0 21684 14 21661 42 L 57 21647 C 1 21703 1 21792 57 21848 79 21870 113 21892 157 21892 191 21881 224 21870 258 21837 L 21851 243 C 21907 187 21907 98 21851 42 21823 14 21787 0 21752 0 Z N">
            <draw:equation draw:name="f0" draw:formula="logwidth"/>
            <draw:equation draw:name="f1" draw:formula="logheight"/>
          </draw:enhanced-geometry>
        </draw:custom-shape>
        <draw:custom-shape draw:name="Google Shape;57;p2" draw:style-name="Mgr3" draw:text-style-name="MP6" draw:layer="layout" svg:width="0.604cm" svg:height="0.582cm" svg:x="-2.835cm" svg:y="-0.59cm">
          <text:p text:style-name="MP5"><text:span text:style-name="MT1"/></text:p>
          <draw:enhanced-geometry draw:mirror-horizontal="true" draw:mirror-vertical="false" drawooo:sub-view-size="9944 9568" draw:text-areas="0 0 ?f0 ?f1" svg:viewBox="0 0 0 0" draw:type="ooxml-non-primitive" draw:enhanced-path="M 5168 283 C 7645 283 9665 2292 9665 4780 9665 6599 8571 8240 6886 8943 6328 9172 5744 9283 5165 9283 3993 9283 2842 8827 1976 7961 693 6677 302 4736 1005 3062 1697 1377 3337 283 5168 283 Z M 5166 0 C 3922 0 2699 487 1786 1399 414 2772 1 4825 748 6611 1485 8396 3226 9568 5168 9568 7801 9557 9944 7425 9944 4780 9944 2850 8783 1109 6987 361 6397 118 5779 0 5166 0 Z N">
            <draw:equation draw:name="f0" draw:formula="logwidth"/>
            <draw:equation draw:name="f1" draw:formula="logheight"/>
          </draw:enhanced-geometry>
        </draw:custom-shape>
        <draw:custom-shape draw:name="Google Shape;58;p2" draw:style-name="Mgr7" draw:text-style-name="MP6" draw:layer="layout" svg:width="0.258cm" svg:height="0.259cm" svg:x="-2.674cm" svg:y="-0.429cm">
          <text:p text:style-name="MP5"><text:span text:style-name="MT1"/></text:p>
          <draw:enhanced-geometry draw:mirror-horizontal="true" draw:mirror-vertical="false" drawooo:sub-view-size="4252 4264" draw:text-areas="0 0 ?f0 ?f1" svg:viewBox="0 0 0 0" draw:type="ooxml-non-primitive" draw:enhanced-path="M 2120 1 C 949 1 0 961 0 2132 0 3304 949 4264 2120 4264 3303 4264 4252 3304 4252 2132 4252 961 3303 1 2120 1 Z N">
            <draw:equation draw:name="f0" draw:formula="logwidth"/>
            <draw:equation draw:name="f1" draw:formula="logheight"/>
          </draw:enhanced-geometry>
        </draw:custom-shape>
      </draw:g>
      <draw:g draw:name="Google Shape;59;p2">
        <draw:custom-shape draw:name="Google Shape;60;p2" draw:style-name="Mgr9" draw:text-style-name="MP6" draw:layer="layout" svg:width="0.106cm" svg:height="0.105cm" svg:x="20.896cm" svg:y="-0.524cm">
          <text:p text:style-name="MP5"><text:span text:style-name="MT1"/></text:p>
          <draw:enhanced-geometry draw:mirror-horizontal="true" draw:mirror-vertical="false" drawooo:sub-view-size="1541 1530" draw:text-areas="0 0 ?f0 ?f1" svg:viewBox="0 0 0 0" draw:type="ooxml-non-primitive" draw:enhanced-path="M 779 1 C 679 1 577 19 480 56 436 79 391 101 346 134 302 157 268 190 224 224 190 257 157 302 134 346 101 380 79 425 56 480 45 525 34 570 23 614 12 659 0 715 0 771 0 971 90 1161 224 1306 268 1340 302 1373 346 1407 391 1429 436 1451 480 1474 525 1496 570 1507 625 1518 670 1529 726 1529 770 1529 L 782 1529 C 1206 1529 1540 1183 1540 771 1540 715 1540 659 1529 614 1518 570 1507 525 1485 480 1462 425 1440 380 1418 346 1384 302 1351 257 1317 224 1176 75 980 1 779 1 Z N">
            <draw:equation draw:name="f0" draw:formula="logwidth"/>
            <draw:equation draw:name="f1" draw:formula="logheight"/>
          </draw:enhanced-geometry>
        </draw:custom-shape>
        <draw:custom-shape draw:name="Google Shape;61;p2" draw:style-name="Mgr3" draw:text-style-name="MP6" draw:layer="layout" svg:width="1.454cm" svg:height="1.414cm" svg:x="21.137cm" svg:y="-0.263cm">
          <text:p text:style-name="MP5"><text:span text:style-name="MT1"/></text:p>
          <draw:enhanced-geometry draw:mirror-horizontal="true" draw:mirror-vertical="false" drawooo:sub-view-size="20958 20372" draw:text-areas="0 0 ?f0 ?f1" svg:viewBox="0 0 0 0" draw:type="ooxml-non-primitive" draw:enhanced-path="M 19910 1 C 19813 1 19712 19 19608 61 18839 384 19060 1540 19903 1545 L 19903 1545 C 20102 1544 20301 1466 20445 1311 20957 798 20539 1 19910 1 Z M 19903 1545 C 19901 1545 19900 1545 19898 1545 L 19909 1545 C 19907 1545 19905 1545 19903 1545 Z M 16154 3769 C 16056 3769 15952 3789 15847 3833 15067 4156 15299 5301 16131 5306 L 16131 5306 C 16341 5305 16540 5227 16684 5083 17194 4563 16774 3769 16154 3769 Z M 16131 5306 C 16129 5306 16128 5306 16126 5306 L 16137 5306 C 16135 5306 16133 5306 16131 5306 Z M 12383 7530 C 12285 7530 12181 7550 12075 7594 11307 7917 11527 9073 12370 9078 L 12370 9078 C 12569 9077 12768 8998 12912 8844 13423 8333 13009 7530 12383 7530 Z M 12370 9078 C 12369 9078 12367 9078 12365 9078 L 12376 9078 C 12374 9078 12372 9078 12370 9078 Z M 8596 11293 C 8415 11293 8227 11364 8058 11533 7578 12013 7924 12839 8604 12839 8805 12839 9006 12761 9151 12615 9699 12059 9190 11293 8596 11293 Z M 4844 15041 C 4659 15041 4467 15116 4297 15294 3817 15785 4152 16611 4844 16611 5044 16611 5234 16521 5379 16376 5968 15830 5447 15041 4844 15041 Z M 1086 18834 C 989 18834 886 18854 782 18898 0 19222 235 20371 1072 20371 1273 20371 1473 20293 1618 20148 2130 19637 1707 18834 1086 18834 Z N">
            <draw:equation draw:name="f0" draw:formula="logwidth"/>
            <draw:equation draw:name="f1" draw:formula="logheight"/>
          </draw:enhanced-geometry>
        </draw:custom-shape>
        <draw:custom-shape draw:name="Google Shape;62;p2" draw:style-name="Mgr10" draw:text-style-name="MP6" draw:layer="layout" svg:width="0.146cm" svg:height="0.106cm" svg:x="22.706cm" svg:y="1.306cm">
          <text:p text:style-name="MP5"><text:span text:style-name="MT1"/></text:p>
          <draw:enhanced-geometry draw:mirror-horizontal="true" draw:mirror-vertical="false" drawooo:sub-view-size="2121 1546" draw:text-areas="0 0 ?f0 ?f1" svg:viewBox="0 0 0 0" draw:type="ooxml-non-primitive" draw:enhanced-path="M 1073 1 C 976 1 875 19 771 61 1 385 224 1545 1072 1545 1273 1545 1462 1456 1608 1322 2120 800 1702 1 1073 1 Z N">
            <draw:equation draw:name="f0" draw:formula="logwidth"/>
            <draw:equation draw:name="f1" draw:formula="logheight"/>
          </draw:enhanced-geometry>
        </draw:custom-shape>
        <draw:custom-shape draw:name="Google Shape;63;p2" draw:style-name="Mgr3" draw:text-style-name="MP6" draw:layer="layout" svg:width="1.52cm" svg:height="1.519cm" svg:x="21.269cm" svg:y="0.946cm">
          <text:p text:style-name="MP5"><text:span text:style-name="MT1"/></text:p>
          <draw:enhanced-geometry draw:mirror-horizontal="tru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64;p2" draw:style-name="Mgr3" draw:text-style-name="MP6" draw:layer="layout" svg:width="1.525cm" svg:height="1.518cm" svg:x="21.732cm" svg:y="1.931cm">
          <text:p text:style-name="MP5"><text:span text:style-name="MT1"/></text:p>
          <draw:enhanced-geometry draw:mirror-horizontal="tru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custom-shape draw:name="Google Shape;65;p2" draw:style-name="Mgr11" draw:text-style-name="MP6" draw:layer="layout" svg:width="0.511cm" svg:height="0.438cm" svg:x="22.017cm" svg:y="3.175cm">
          <text:p text:style-name="MP5"><text:span text:style-name="MT1"/></text:p>
          <draw:enhanced-geometry draw:mirror-horizontal="true" draw:mirror-vertical="false" drawooo:sub-view-size="7367 6321" draw:text-areas="0 0 ?f0 ?f1" svg:viewBox="0 0 0 0" draw:type="ooxml-non-primitive" draw:enhanced-path="M 4219 295 C 5804 295 7087 1578 7087 3163 7087 4901 5670 6050 4190 6050 3484 6050 2764 5789 2177 5205 369 3386 1653 295 4219 295 Z M 4193 1 C 3419 1 2630 289 1987 931 1 2928 1407 6321 4219 6321 5960 6321 7366 4904 7366 3163 7366 1260 5813 1 4193 1 Z N">
            <draw:equation draw:name="f0" draw:formula="logwidth"/>
            <draw:equation draw:name="f1" draw:formula="logheight"/>
          </draw:enhanced-geometry>
        </draw:custom-shape>
        <draw:custom-shape draw:name="Google Shape;66;p2" draw:style-name="Mgr12" draw:text-style-name="MP6" draw:layer="layout" svg:width="0.211cm" svg:height="0.19cm" svg:x="22.131cm" svg:y="3.299cm">
          <text:p text:style-name="MP5"><text:span text:style-name="MT1"/></text:p>
          <draw:enhanced-geometry draw:mirror-horizontal="true" draw:mirror-vertical="false" drawooo:sub-view-size="3047 2756" draw:text-areas="0 0 ?f0 ?f1" svg:viewBox="0 0 0 0" draw:type="ooxml-non-primitive" draw:enhanced-path="M 1516 0 C 891 0 331 427 179 1065 0 1802 469 2550 1206 2717 1315 2743 1424 2756 1531 2756 2157 2756 2716 2329 2868 1690 3047 954 2578 206 1842 39 1732 13 1623 0 1516 0 Z N">
            <draw:equation draw:name="f0" draw:formula="logwidth"/>
            <draw:equation draw:name="f1" draw:formula="logheight"/>
          </draw:enhanced-geometry>
        </draw:custom-shape>
        <draw:custom-shape draw:name="Google Shape;67;p2" draw:style-name="Mgr3" draw:text-style-name="MP6" draw:layer="layout" svg:width="2.088cm" svg:height="2.083cm" svg:x="19.122cm" svg:y="0.605cm">
          <text:p text:style-name="MP5"><text:span text:style-name="MT1"/></text:p>
          <draw:enhanced-geometry draw:mirror-horizontal="true" draw:mirror-vertical="false" drawooo:sub-view-size="30085 30010" draw:text-areas="0 0 ?f0 ?f1" svg:viewBox="0 0 0 0" draw:type="ooxml-non-primitive" draw:enhanced-path="M 29888 0 C 29858 0 29826 11 29796 35 L 56 29764 C 1 29820 1 29909 56 29965 79 29987 123 30010 157 30010 190 30010 235 29987 257 29965 L 29997 236 C 30084 132 29995 0 29888 0 Z N">
            <draw:equation draw:name="f0" draw:formula="logwidth"/>
            <draw:equation draw:name="f1" draw:formula="logheight"/>
          </draw:enhanced-geometry>
        </draw:custom-shape>
        <draw:custom-shape draw:name="Google Shape;68;p2" draw:style-name="Mgr13" draw:text-style-name="MP6" draw:layer="layout" svg:width="0.43cm" svg:height="0.43cm" svg:x="19.54cm" svg:y="1.008cm">
          <text:p text:style-name="MP5"><text:span text:style-name="MT1"/></text:p>
          <draw:enhanced-geometry draw:mirror-horizontal="true" draw:mirror-vertical="false" drawooo:sub-view-size="6206 6206" draw:text-areas="0 0 ?f0 ?f1" svg:viewBox="0 0 0 0" draw:type="ooxml-non-primitive" draw:enhanced-path="M 6150 1 L 1 6150 1396 6205 6205 1396 6150 1 Z N">
            <draw:equation draw:name="f0" draw:formula="logwidth"/>
            <draw:equation draw:name="f1" draw:formula="logheight"/>
          </draw:enhanced-geometry>
        </draw:custom-shape>
        <draw:custom-shape draw:name="Google Shape;69;p2" draw:style-name="Mgr14" draw:text-style-name="MP6" draw:layer="layout" svg:width="0.173cm" svg:height="0.157cm" svg:x="19.046cm" svg:y="0.536cm">
          <text:p text:style-name="MP5"><text:span text:style-name="MT1"/></text:p>
          <draw:enhanced-geometry draw:mirror-horizontal="true" draw:mirror-vertical="false" drawooo:sub-view-size="2501 2272" draw:text-areas="0 0 ?f0 ?f1" svg:viewBox="0 0 0 0" draw:type="ooxml-non-primitive" draw:enhanced-path="M 1251 1 C 961 1 671 110 447 327 1 774 1 1499 447 1945 671 2163 961 2272 1251 2272 1541 2272 1831 2163 2054 1945 2501 1499 2501 774 2054 327 1831 110 1541 1 1251 1 Z N">
            <draw:equation draw:name="f0" draw:formula="logwidth"/>
            <draw:equation draw:name="f1" draw:formula="logheight"/>
          </draw:enhanced-geometry>
        </draw:custom-shape>
        <draw:custom-shape draw:name="Google Shape;70;p2" draw:style-name="Mgr14" draw:text-style-name="MP6" draw:layer="layout" svg:width="0.156cm" svg:height="0.157cm" svg:x="21.121cm" svg:y="2.6cm">
          <text:p text:style-name="MP5"><text:span text:style-name="MT1"/></text:p>
          <draw:enhanced-geometry draw:mirror-horizontal="true" draw:mirror-vertical="false" drawooo:sub-view-size="2267 2277" draw:text-areas="0 0 ?f0 ?f1" svg:viewBox="0 0 0 0" draw:type="ooxml-non-primitive" draw:enhanced-path="M 1139 0 C 503 0 1 514 1 1139 1 1764 503 2277 1139 2277 1764 2277 2266 1764 2266 1139 2266 514 1764 0 1139 0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USTOM" style:page-layout-name="PM1" draw:style-name="Mdp1">
      <draw:frame draw:name="Google Shape;421;p13" presentation:style-name="CUSTOM-title" draw:layer="backgroundobjects" svg:width="21.05cm" svg:height="1.59cm" svg:x="2.175cm" svg:y="1.545cm" presentation:class="title" presentation:placeholder="true" presentation:user-transformed="true">
        <draw:text-box/>
      </draw:frame>
      <draw:frame draw:name="Google Shape;422;p13" presentation:style-name="Mpr3" draw:text-style-name="MP8" draw:layer="backgroundobjects" svg:width="2.612cm" svg:height="1.59cm" svg:x="2.871cm" svg:y="3.827cm" presentation:class="title" presentation:user-transformed="true">
        <draw:text-box>
          <text:p text:style-name="MP7"><text:span text:style-name="MT2">xx</text:span><text:span text:style-name="MT2">%</text:span></text:p>
        </draw:text-box>
      </draw:frame>
      <draw:frame draw:name="Google Shape;425;p13" presentation:style-name="Mpr3" draw:text-style-name="MP8" draw:layer="backgroundobjects" svg:width="2.612cm" svg:height="1.59cm" svg:x="2.871cm" svg:y="8.443cm" presentation:class="title" presentation:user-transformed="true">
        <draw:text-box>
          <text:p text:style-name="MP7"><text:span text:style-name="MT2">xx%</text:span></text:p>
        </draw:text-box>
      </draw:frame>
      <draw:frame draw:name="Google Shape;428;p13" presentation:style-name="Mpr3" draw:text-style-name="MP8" draw:layer="backgroundobjects" svg:width="2.612cm" svg:height="1.59cm" svg:x="19.917cm" svg:y="3.827cm" presentation:class="title" presentation:user-transformed="true">
        <draw:text-box>
          <text:p text:style-name="MP9"><text:span text:style-name="MT2">xx</text:span><text:span text:style-name="MT2">%</text:span></text:p>
        </draw:text-box>
      </draw:frame>
      <draw:frame draw:name="Google Shape;431;p13" presentation:style-name="Mpr3" draw:text-style-name="MP8" draw:layer="backgroundobjects" svg:width="2.612cm" svg:height="1.59cm" svg:x="19.917cm" svg:y="8.443cm" presentation:class="title" presentation:user-transformed="true">
        <draw:text-box>
          <text:p text:style-name="MP9"><text:span text:style-name="MT2">xx%</text:span></text:p>
        </draw:text-box>
      </draw:frame>
      <draw:g draw:name="Google Shape;434;p13">
        <draw:g draw:name="Google Shape;435;p13">
          <draw:custom-shape draw:name="Google Shape;436;p13" draw:style-name="Mgr3" draw:text-style-name="MP6" draw:layer="layout" svg:width="2.091cm" svg:height="2.721cm" svg:x="-1.944cm" svg:y="11.263cm">
            <text:p text:style-name="MP5"><text:span text:style-name="MT1"/></text:p>
            <draw:enhanced-geometry draw:mirror-horizontal="false" draw:mirror-vertical="false" drawooo:sub-view-size="34350 44703" draw:text-areas="0 0 ?f0 ?f1" svg:viewBox="0 0 0 0" draw:type="ooxml-non-primitive" draw:enhanced-path="M 34205 1 C 34169 1 34132 15 34104 43 L 23425 10722 C 23402 10745 23391 10778 23391 10823 L 23391 21168 90 44468 C 1 44558 68 44703 191 44703 224 44703 258 44692 291 44669 L 23626 21324 C 23648 21301 23670 21257 23670 21223 L 23670 10879 34305 244 C 34350 188 34350 98 34305 43 34277 15 34241 1 34205 1 Z N">
              <draw:equation draw:name="f0" draw:formula="logwidth"/>
              <draw:equation draw:name="f1" draw:formula="logheight"/>
            </draw:enhanced-geometry>
          </draw:custom-shape>
          <draw:custom-shape draw:name="Google Shape;437;p13" draw:style-name="Mgr5" draw:text-style-name="MP6" draw:layer="layout" svg:width="0.151cm" svg:height="0.138cm" svg:x="0.063cm" svg:y="11.202cm">
            <text:p text:style-name="MP5"><text:span text:style-name="MT1"/></text:p>
            <draw:enhanced-geometry draw:mirror-horizontal="false" draw:mirror-vertical="false" drawooo:sub-view-size="2501 2280" draw:text-areas="0 0 ?f0 ?f1" svg:viewBox="0 0 0 0" draw:type="ooxml-non-primitive" draw:enhanced-path="M 1248 0 C 738 0 270 354 146 879 1 1493 380 2107 994 2252 1077 2270 1161 2279 1243 2279 1757 2279 2231 1933 2356 1404 2501 790 2121 176 1507 31 1421 10 1334 0 1248 0 Z N">
              <draw:equation draw:name="f0" draw:formula="logwidth"/>
              <draw:equation draw:name="f1" draw:formula="logheight"/>
            </draw:enhanced-geometry>
          </draw:custom-shape>
          <draw:custom-shape draw:name="Google Shape;438;p13" draw:style-name="Mgr4" draw:text-style-name="MP6" draw:layer="layout" svg:width="0.377cm" svg:height="0.376cm" svg:x="-0.957cm" svg:y="12.631cm">
            <text:p text:style-name="MP5"><text:span text:style-name="MT1"/></text:p>
            <draw:enhanced-geometry draw:mirror-horizontal="false" draw:mirror-vertical="false" drawooo:sub-view-size="6206 6194" draw:text-areas="0 0 ?f0 ?f1" svg:viewBox="0 0 0 0" draw:type="ooxml-non-primitive" draw:enhanced-path="M 6149 0 L 1 6149 1395 6194 6205 1384 6149 0 Z N">
              <draw:equation draw:name="f0" draw:formula="logwidth"/>
              <draw:equation draw:name="f1" draw:formula="logheight"/>
            </draw:enhanced-geometry>
          </draw:custom-shape>
        </draw:g>
        <draw:custom-shape draw:name="Google Shape;439;p13" draw:style-name="Mgr3" draw:text-style-name="MP6" draw:layer="layout" svg:width="1.803cm" svg:height="2.184cm" svg:x="-1.726cm" svg:y="12.183cm">
          <text:p text:style-name="MP5"><text:span text:style-name="MT1"/></text:p>
          <draw:enhanced-geometry draw:mirror-horizontal="false" draw:mirror-vertical="false" drawooo:sub-view-size="29631 35878" draw:text-areas="0 0 ?f0 ?f1" svg:viewBox="0 0 0 0" draw:type="ooxml-non-primitive" draw:enhanced-path="M 29432 0 C 29400 0 29367 13 29338 44 L 23402 5981 C 23368 6004 23357 6037 23357 6082 L 23357 12342 56 35643 C 0 35699 0 35777 56 35833 89 35866 123 35877 156 35877 190 35877 234 35866 257 35844 L 23591 12498 C 23625 12476 23636 12443 23636 12398 L 23636 6137 29528 234 C 29631 140 29537 0 29432 0 Z N">
            <draw:equation draw:name="f0" draw:formula="logwidth"/>
            <draw:equation draw:name="f1" draw:formula="logheight"/>
          </draw:enhanced-geometry>
        </draw:custom-shape>
        <draw:custom-shape draw:name="Google Shape;440;p13" draw:style-name="Mgr6" draw:text-style-name="MP6" draw:layer="layout" svg:width="0.149cm" svg:height="0.137cm" svg:x="-0.008cm" svg:y="12.122cm">
          <text:p text:style-name="MP5"><text:span text:style-name="MT1"/></text:p>
          <draw:enhanced-geometry draw:mirror-horizontal="false" draw:mirror-vertical="false" drawooo:sub-view-size="2456 2273" draw:text-areas="0 0 ?f0 ?f1" svg:viewBox="0 0 0 0" draw:type="ooxml-non-primitive" draw:enhanced-path="M 1225 0 C 680 0 191 399 101 952 0 1577 424 2157 1049 2258 1111 2268 1173 2273 1233 2273 1775 2273 2254 1882 2344 1320 2455 707 2031 115 1406 15 1346 5 1285 0 1225 0 Z N">
            <draw:equation draw:name="f0" draw:formula="logwidth"/>
            <draw:equation draw:name="f1" draw:formula="logheight"/>
          </draw:enhanced-geometry>
        </draw:custom-shape>
        <draw:custom-shape draw:name="Google Shape;441;p13" draw:style-name="Mgr3" draw:text-style-name="MP6" draw:layer="layout" svg:width="0.67cm" svg:height="0.666cm" svg:x="-0.968cm" svg:y="11.142cm">
          <text:p text:style-name="MP5"><text:span text:style-name="MT1"/></text:p>
          <draw:enhanced-geometry draw:mirror-horizontal="false" draw:mirror-vertical="false" drawooo:sub-view-size="11016 10957" draw:text-areas="0 0 ?f0 ?f1" svg:viewBox="0 0 0 0" draw:type="ooxml-non-primitive" draw:enhanced-path="M 10859 0 C 10823 0 10787 14 10759 42 L 90 10711 C 1 10800 57 10956 180 10956 224 10956 258 10934 280 10912 L 10960 243 C 11015 187 11015 98 10960 42 10932 14 10895 0 10859 0 Z N">
            <draw:equation draw:name="f0" draw:formula="logwidth"/>
            <draw:equation draw:name="f1" draw:formula="logheight"/>
          </draw:enhanced-geometry>
        </draw:custom-shape>
        <draw:custom-shape draw:name="Google Shape;442;p13" draw:style-name="Mgr5" draw:text-style-name="MP6" draw:layer="layout" svg:width="0.157cm" svg:height="0.138cm" svg:x="-0.386cm" svg:y="11.081cm">
          <text:p text:style-name="MP5"><text:span text:style-name="MT1"/></text:p>
          <draw:enhanced-geometry draw:mirror-horizontal="false" draw:mirror-vertical="false" drawooo:sub-view-size="2590 2278" draw:text-areas="0 0 ?f0 ?f1" svg:viewBox="0 0 0 0" draw:type="ooxml-non-primitive" draw:enhanced-path="M 1285 1 C 1143 1 999 27 860 84 280 329 1 999 246 1579 423 2017 849 2277 1296 2277 1441 2277 1588 2250 1730 2193 2311 1947 2590 1289 2344 708 2158 268 1733 1 1285 1 Z N">
            <draw:equation draw:name="f0" draw:formula="logwidth"/>
            <draw:equation draw:name="f1" draw:formula="logheight"/>
          </draw:enhanced-geometry>
        </draw:custom-shape>
        <draw:custom-shape draw:name="Google Shape;443;p13" draw:style-name="Mgr6" draw:text-style-name="MP6" draw:layer="layout" svg:width="0.151cm" svg:height="0.137cm" svg:x="-1.033cm" svg:y="11.731cm">
          <text:p text:style-name="MP5"><text:span text:style-name="MT1"/></text:p>
          <draw:enhanced-geometry draw:mirror-horizontal="false" draw:mirror-vertical="false" drawooo:sub-view-size="2501 2272" draw:text-areas="0 0 ?f0 ?f1" svg:viewBox="0 0 0 0" draw:type="ooxml-non-primitive" draw:enhanced-path="M 1254 0 C 737 0 270 353 146 868 1 1482 380 2096 994 2241 1082 2262 1171 2272 1258 2272 1774 2272 2241 1918 2355 1393 2500 779 2121 176 1518 31 1430 10 1341 0 1254 0 Z N">
            <draw:equation draw:name="f0" draw:formula="logwidth"/>
            <draw:equation draw:name="f1" draw:formula="logheight"/>
          </draw:enhanced-geometry>
        </draw:custom-shape>
        <draw:custom-shape draw:name="Google Shape;444;p13" draw:style-name="Mgr3" draw:text-style-name="MP6" draw:layer="layout" svg:width="1.83cm" svg:height="1.826cm" svg:x="-0.457cm" svg:y="13.523cm">
          <text:p text:style-name="MP5"><text:span text:style-name="MT1"/></text:p>
          <draw:enhanced-geometry draw:mirror-horizontal="fals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445;p13" draw:style-name="Mgr4" draw:text-style-name="MP6" draw:layer="layout" svg:width="0.377cm" svg:height="0.376cm" svg:x="0.63cm" svg:y="13.876cm">
          <text:p text:style-name="MP5"><text:span text:style-name="MT1"/></text:p>
          <draw:enhanced-geometry draw:mirror-horizontal="fals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446;p13" draw:style-name="Mgr5" draw:text-style-name="MP6" draw:layer="layout" svg:width="0.149cm" svg:height="0.138cm" svg:x="1.317cm" svg:y="13.448cm">
          <text:p text:style-name="MP5"><text:span text:style-name="MT1"/></text:p>
          <draw:enhanced-geometry draw:mirror-horizontal="fals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447;p13" draw:style-name="Mgr6" draw:text-style-name="MP6" draw:layer="layout" svg:width="0.138cm" svg:height="0.137cm" svg:x="-0.516cm" svg:y="15.273cm">
          <text:p text:style-name="MP5"><text:span text:style-name="MT1"/></text:p>
          <draw:enhanced-geometry draw:mirror-horizontal="fals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custom-shape draw:name="Google Shape;448;p13" draw:style-name="Mgr8" draw:text-style-name="MP6" draw:layer="layout" svg:width="0.123cm" svg:height="0.092cm" svg:x="0.108cm" svg:y="13.294cm">
          <text:p text:style-name="MP5"><text:span text:style-name="MT1"/></text:p>
          <draw:enhanced-geometry draw:mirror-horizontal="false" draw:mirror-vertical="false" drawooo:sub-view-size="2041 1535" draw:text-areas="0 0 ?f0 ?f1" svg:viewBox="0 0 0 0" draw:type="ooxml-non-primitive" draw:enhanced-path="M 1021 0 C 970 0 920 6 870 17 825 28 781 39 736 62 680 73 636 95 602 129 558 151 513 184 479 229 1 708 333 1530 1021 1535 L 1021 1535 C 1698 1530 2040 708 1562 229 1484 151 1406 95 1305 62 1261 39 1216 28 1171 17 1121 6 1071 0 1021 0 Z M 1021 1535 C 1019 1535 1017 1535 1015 1535 L 1026 1535 C 1024 1535 1023 1535 1021 1535 Z N">
            <draw:equation draw:name="f0" draw:formula="logwidth"/>
            <draw:equation draw:name="f1" draw:formula="logheight"/>
          </draw:enhanced-geometry>
        </draw:custom-shape>
        <draw:custom-shape draw:name="Google Shape;449;p13" draw:style-name="Mgr3" draw:text-style-name="MP6" draw:layer="layout" svg:width="1.622cm" svg:height="1.585cm" svg:x="-1.637cm" svg:y="13.543cm">
          <text:p text:style-name="MP5"><text:span text:style-name="MT1"/></text:p>
          <draw:enhanced-geometry draw:mirror-horizontal="false" draw:mirror-vertical="false" drawooo:sub-view-size="26659 26050" draw:text-areas="0 0 ?f0 ?f1" svg:viewBox="0 0 0 0" draw:type="ooxml-non-primitive" draw:enhanced-path="M 25615 0 C 25521 0 25422 18 25321 59 24529 360 24752 1532 25600 1532 25790 1532 25979 1454 26124 1331 26659 826 26246 0 25615 0 Z M 21521 4074 C 21427 4074 21327 4092 21225 4132 20433 4445 20656 5616 21504 5616 21705 5616 21895 5549 22029 5416 22573 4910 22160 4074 21521 4074 Z M 17436 8169 C 17341 8169 17242 8187 17141 8228 16349 8540 16572 9712 17420 9712 17621 9712 17811 9634 17944 9500 18488 8995 18069 8169 17436 8169 Z M 13345 12254 C 13242 12254 13134 12275 13023 12323 12264 12658 12499 13796 13336 13796 13548 13796 13749 13707 13894 13551 14381 13025 13960 12254 13345 12254 Z M 9257 16338 C 9155 16338 9048 16360 8939 16408 8169 16742 8414 17881 9251 17881 9463 17881 9664 17791 9809 17635 10297 17109 9867 16338 9257 16338 Z M 5182 20433 C 5088 20433 4989 20451 4888 20492 4096 20793 4319 21965 5167 21965 5357 21965 5546 21887 5691 21764 6225 21259 5813 20433 5182 20433 Z M 1088 24507 C 994 24507 894 24525 792 24565 0 24878 223 26049 1071 26049 1272 26049 1462 25982 1596 25849 2140 25343 1727 24507 1088 24507 Z N">
            <draw:equation draw:name="f0" draw:formula="logwidth"/>
            <draw:equation draw:name="f1" draw:formula="logheight"/>
          </draw:enhanced-geometry>
        </draw:custom-shape>
        <draw:custom-shape draw:name="Google Shape;450;p13" draw:style-name="Mgr8" draw:text-style-name="MP6" draw:layer="layout" svg:width="0.113cm" svg:height="0.092cm" svg:x="-1.883cm" svg:y="15.285cm">
          <text:p text:style-name="MP5"><text:span text:style-name="MT1"/></text:p>
          <draw:enhanced-geometry draw:mirror-horizontal="false" draw:mirror-vertical="false" drawooo:sub-view-size="1876 1535" draw:text-areas="0 0 ?f0 ?f1" svg:viewBox="0 0 0 0" draw:type="ooxml-non-primitive" draw:enhanced-path="M 1027 1 C 976 1 924 6 871 17 826 28 781 39 737 62 692 84 648 106 603 129 558 162 525 196 480 229 0 709 346 1535 1027 1535 1228 1535 1429 1457 1563 1312 1641 1245 1697 1155 1730 1066 1752 1010 1763 966 1775 921 1875 438 1495 1 1027 1 Z N">
            <draw:equation draw:name="f0" draw:formula="logwidth"/>
            <draw:equation draw:name="f1" draw:formula="logheight"/>
          </draw:enhanced-geometry>
        </draw:custom-shape>
        <draw:custom-shape draw:name="Google Shape;451;p13" draw:style-name="Mgr3" draw:text-style-name="MP6" draw:layer="layout" svg:width="1.333cm" svg:height="1.331cm" svg:x="-2.694cm" svg:y="12.904cm">
          <text:p text:style-name="MP5"><text:span text:style-name="MT1"/></text:p>
          <draw:enhanced-geometry draw:mirror-horizontal="false" draw:mirror-vertical="false" drawooo:sub-view-size="21907 21874" draw:text-areas="0 0 ?f0 ?f1" svg:viewBox="0 0 0 0" draw:type="ooxml-non-primitive" draw:enhanced-path="M 21751 1 C 21714 1 21678 15 21650 43 L 57 21636 C 1 21692 1 21781 57 21837 75 21855 101 21874 134 21874 141 21874 149 21873 157 21871 163 21873 169 21874 175 21874 202 21874 228 21855 246 21837 L 21851 232 C 21907 177 21907 99 21851 43 21823 15 21787 1 21751 1 Z N">
            <draw:equation draw:name="f0" draw:formula="logwidth"/>
            <draw:equation draw:name="f1" draw:formula="logheight"/>
          </draw:enhanced-geometry>
        </draw:custom-shape>
        <draw:custom-shape draw:name="Google Shape;452;p13" draw:style-name="Mgr3" draw:text-style-name="MP6" draw:layer="layout" svg:width="1.333cm" svg:height="1.332cm" svg:x="0.805cm" svg:y="11.081cm">
          <text:p text:style-name="MP5"><text:span text:style-name="MT1"/></text:p>
          <draw:enhanced-geometry draw:mirror-horizontal="false" draw:mirror-vertical="false" drawooo:sub-view-size="21907 21893" draw:text-areas="0 0 ?f0 ?f1" svg:viewBox="0 0 0 0" draw:type="ooxml-non-primitive" draw:enhanced-path="M 21752 0 C 21717 0 21684 14 21661 42 L 57 21647 C 1 21703 1 21792 57 21848 79 21870 113 21892 157 21892 191 21881 224 21870 258 21837 L 21851 243 C 21907 187 21907 98 21851 42 21823 14 21787 0 21752 0 Z N">
            <draw:equation draw:name="f0" draw:formula="logwidth"/>
            <draw:equation draw:name="f1" draw:formula="logheight"/>
          </draw:enhanced-geometry>
        </draw:custom-shape>
        <draw:custom-shape draw:name="Google Shape;453;p13" draw:style-name="Mgr3" draw:text-style-name="MP6" draw:layer="layout" svg:width="0.604cm" svg:height="0.582cm" svg:x="1.71cm" svg:y="12.576cm">
          <text:p text:style-name="MP5"><text:span text:style-name="MT1"/></text:p>
          <draw:enhanced-geometry draw:mirror-horizontal="false" draw:mirror-vertical="false" drawooo:sub-view-size="9944 9568" draw:text-areas="0 0 ?f0 ?f1" svg:viewBox="0 0 0 0" draw:type="ooxml-non-primitive" draw:enhanced-path="M 5168 283 C 7645 283 9665 2292 9665 4780 9665 6599 8571 8240 6886 8943 6328 9172 5744 9283 5165 9283 3993 9283 2842 8827 1976 7961 693 6677 302 4736 1005 3062 1697 1377 3337 283 5168 283 Z M 5166 0 C 3922 0 2699 487 1786 1399 414 2772 1 4825 748 6611 1485 8396 3226 9568 5168 9568 7801 9557 9944 7425 9944 4780 9944 2850 8783 1109 6987 361 6397 118 5779 0 5166 0 Z N">
            <draw:equation draw:name="f0" draw:formula="logwidth"/>
            <draw:equation draw:name="f1" draw:formula="logheight"/>
          </draw:enhanced-geometry>
        </draw:custom-shape>
        <draw:custom-shape draw:name="Google Shape;454;p13" draw:style-name="Mgr7" draw:text-style-name="MP6" draw:layer="layout" svg:width="0.258cm" svg:height="0.259cm" svg:x="1.895cm" svg:y="12.737cm">
          <text:p text:style-name="MP5"><text:span text:style-name="MT1"/></text:p>
          <draw:enhanced-geometry draw:mirror-horizontal="false" draw:mirror-vertical="false" drawooo:sub-view-size="4252 4264" draw:text-areas="0 0 ?f0 ?f1" svg:viewBox="0 0 0 0" draw:type="ooxml-non-primitive" draw:enhanced-path="M 2120 1 C 949 1 0 961 0 2132 0 3304 949 4264 2120 4264 3303 4264 4252 3304 4252 2132 4252 961 3303 1 2120 1 Z N">
            <draw:equation draw:name="f0" draw:formula="logwidth"/>
            <draw:equation draw:name="f1" draw:formula="logheight"/>
          </draw:enhanced-geometry>
        </draw:custom-shape>
      </draw:g>
      <draw:g draw:name="Google Shape;455;p13">
        <draw:g draw:name="Google Shape;456;p13">
          <draw:custom-shape draw:name="Google Shape;457;p13" draw:style-name="Mgr3" draw:text-style-name="MP6" draw:layer="layout" svg:width="1.52cm" svg:height="1.519cm" svg:x="1.163cm" svg:y="1.089cm">
            <text:p text:style-name="MP5"><text:span text:style-name="MT1"/></text:p>
            <draw:enhanced-geometry draw:mirror-horizontal="fals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458;p13" draw:style-name="Mgr3" draw:text-style-name="MP6" draw:layer="layout" svg:width="1.525cm" svg:height="1.518cm" svg:x="0.693cm" svg:y="2.073cm">
            <text:p text:style-name="MP5"><text:span text:style-name="MT1"/></text:p>
            <draw:enhanced-geometry draw:mirror-horizontal="fals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g>
        <draw:g draw:name="Google Shape;459;p13">
          <draw:custom-shape draw:name="Google Shape;460;p13" draw:style-name="Mgr3" draw:text-style-name="MP6" draw:layer="layout" svg:width="0.765cm" svg:height="0.761cm" svg:x="-0.138cm" svg:y="2.605cm">
            <text:p text:style-name="MP5"><text:span text:style-name="MT1"/></text:p>
            <draw:enhanced-geometry draw:mirror-horizontal="false" draw:mirror-vertical="false" drawooo:sub-view-size="11036 10968" draw:text-areas="0 0 ?f0 ?f1" svg:viewBox="0 0 0 0" draw:type="ooxml-non-primitive" draw:enhanced-path="M 10830 0 C 10795 0 10758 16 10725 54 L 46 10733 C 1 10789 1 10867 46 10923 79 10956 112 10968 146 10968 191 10968 224 10956 246 10923 L 10926 254 C 11036 153 10941 0 10830 0 Z N">
              <draw:equation draw:name="f0" draw:formula="logwidth"/>
              <draw:equation draw:name="f1" draw:formula="logheight"/>
            </draw:enhanced-geometry>
          </draw:custom-shape>
          <draw:custom-shape draw:name="Google Shape;461;p13" draw:style-name="Mgr14" draw:text-style-name="MP6" draw:layer="layout" svg:width="0.157cm" svg:height="0.157cm" svg:x="0.535cm" svg:y="2.536cm">
            <text:p text:style-name="MP5"><text:span text:style-name="MT1"/></text:p>
            <draw:enhanced-geometry draw:mirror-horizontal="false" draw:mirror-vertical="false" drawooo:sub-view-size="2277 2278" draw:text-areas="0 0 ?f0 ?f1" svg:viewBox="0 0 0 0" draw:type="ooxml-non-primitive" draw:enhanced-path="M 1139 1 C 514 1 0 514 0 1139 0 1764 514 2277 1139 2277 1764 2277 2277 1764 2277 1139 2277 514 1764 1 1139 1 Z N">
              <draw:equation draw:name="f0" draw:formula="logwidth"/>
              <draw:equation draw:name="f1" draw:formula="logheight"/>
            </draw:enhanced-geometry>
          </draw:custom-shape>
          <draw:custom-shape draw:name="Google Shape;462;p13" draw:style-name="Mgr14" draw:text-style-name="MP6" draw:layer="layout" svg:width="0.157cm" svg:height="0.156cm" svg:x="-0.207cm" svg:y="3.278cm">
            <text:p text:style-name="MP5"><text:span text:style-name="MT1"/></text:p>
            <draw:enhanced-geometry draw:mirror-horizontal="false" draw:mirror-vertical="false" drawooo:sub-view-size="2278 2266" draw:text-areas="0 0 ?f0 ?f1" svg:viewBox="0 0 0 0" draw:type="ooxml-non-primitive" draw:enhanced-path="M 1139 0 C 514 0 1 503 1 1127 1 1764 514 2266 1139 2266 1775 2266 2277 1764 2277 1127 2277 503 1775 0 1139 0 Z N">
              <draw:equation draw:name="f0" draw:formula="logwidth"/>
              <draw:equation draw:name="f1" draw:formula="logheight"/>
            </draw:enhanced-geometry>
          </draw:custom-shape>
        </draw:g>
      </draw:g>
      <draw:g draw:name="Google Shape;463;p13">
        <draw:custom-shape draw:name="Google Shape;464;p13" draw:style-name="Mgr3" draw:text-style-name="MP6" draw:layer="layout" svg:width="1.83cm" svg:height="1.826cm" svg:x="23.756cm" svg:y="5.68cm">
          <text:p text:style-name="MP5"><text:span text:style-name="MT1"/></text:p>
          <draw:enhanced-geometry draw:mirror-horizontal="fals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465;p13" draw:style-name="Mgr4" draw:text-style-name="MP6" draw:layer="layout" svg:width="0.377cm" svg:height="0.376cm" svg:x="24.843cm" svg:y="6.033cm">
          <text:p text:style-name="MP5"><text:span text:style-name="MT1"/></text:p>
          <draw:enhanced-geometry draw:mirror-horizontal="fals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466;p13" draw:style-name="Mgr5" draw:text-style-name="MP6" draw:layer="layout" svg:width="0.149cm" svg:height="0.138cm" svg:x="25.53cm" svg:y="5.605cm">
          <text:p text:style-name="MP5"><text:span text:style-name="MT1"/></text:p>
          <draw:enhanced-geometry draw:mirror-horizontal="fals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467;p13" draw:style-name="Mgr6" draw:text-style-name="MP6" draw:layer="layout" svg:width="0.138cm" svg:height="0.137cm" svg:x="23.697cm" svg:y="7.429cm">
          <text:p text:style-name="MP5"><text:span text:style-name="MT1"/></text:p>
          <draw:enhanced-geometry draw:mirror-horizontal="fals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custom-shape draw:name="Google Shape;468;p13" draw:style-name="Mgr3" draw:text-style-name="MP6" draw:layer="layout" svg:width="1.333cm" svg:height="1.332cm" svg:x="24.634cm" svg:y="3.982cm">
          <text:p text:style-name="MP5"><text:span text:style-name="MT1"/></text:p>
          <draw:enhanced-geometry draw:mirror-horizontal="false" draw:mirror-vertical="false" drawooo:sub-view-size="21907 21893" draw:text-areas="0 0 ?f0 ?f1" svg:viewBox="0 0 0 0" draw:type="ooxml-non-primitive" draw:enhanced-path="M 21752 0 C 21717 0 21684 14 21661 42 L 57 21647 C 1 21703 1 21792 57 21848 79 21870 113 21892 157 21892 191 21881 224 21870 258 21837 L 21851 243 C 21907 187 21907 98 21851 42 21823 14 21787 0 21752 0 Z N">
            <draw:equation draw:name="f0" draw:formula="logwidth"/>
            <draw:equation draw:name="f1" draw:formula="logheight"/>
          </draw:enhanced-geometry>
        </draw:custom-shape>
        <draw:custom-shape draw:name="Google Shape;469;p13" draw:style-name="Mgr3" draw:text-style-name="MP6" draw:layer="layout" svg:width="0.604cm" svg:height="0.582cm" svg:x="25.923cm" svg:y="4.732cm">
          <text:p text:style-name="MP5"><text:span text:style-name="MT1"/></text:p>
          <draw:enhanced-geometry draw:mirror-horizontal="false" draw:mirror-vertical="false" drawooo:sub-view-size="9944 9568" draw:text-areas="0 0 ?f0 ?f1" svg:viewBox="0 0 0 0" draw:type="ooxml-non-primitive" draw:enhanced-path="M 5168 283 C 7645 283 9665 2292 9665 4780 9665 6599 8571 8240 6886 8943 6328 9172 5744 9283 5165 9283 3993 9283 2842 8827 1976 7961 693 6677 302 4736 1005 3062 1697 1377 3337 283 5168 283 Z M 5166 0 C 3922 0 2699 487 1786 1399 414 2772 1 4825 748 6611 1485 8396 3226 9568 5168 9568 7801 9557 9944 7425 9944 4780 9944 2850 8783 1109 6987 361 6397 118 5779 0 5166 0 Z N">
            <draw:equation draw:name="f0" draw:formula="logwidth"/>
            <draw:equation draw:name="f1" draw:formula="logheight"/>
          </draw:enhanced-geometry>
        </draw:custom-shape>
        <draw:custom-shape draw:name="Google Shape;470;p13" draw:style-name="Mgr7" draw:text-style-name="MP6" draw:layer="layout" svg:width="0.258cm" svg:height="0.259cm" svg:x="26.108cm" svg:y="4.893cm">
          <text:p text:style-name="MP5"><text:span text:style-name="MT1"/></text:p>
          <draw:enhanced-geometry draw:mirror-horizontal="false" draw:mirror-vertical="false" drawooo:sub-view-size="4252 4264" draw:text-areas="0 0 ?f0 ?f1" svg:viewBox="0 0 0 0" draw:type="ooxml-non-primitive" draw:enhanced-path="M 2120 1 C 949 1 0 961 0 2132 0 3304 949 4264 2120 4264 3303 4264 4252 3304 4252 2132 4252 961 3303 1 2120 1 Z N">
            <draw:equation draw:name="f0" draw:formula="logwidth"/>
            <draw:equation draw:name="f1" draw:formula="logheight"/>
          </draw:enhanced-geometry>
        </draw:custom-shape>
      </draw:g>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SECTION_5f_HEADER" style:display-name="SECTION_HEADER" style:page-layout-name="PM1" draw:style-name="Mdp1">
      <draw:frame draw:name="Google Shape;72;p3" presentation:style-name="Mpr6" draw:text-style-name="MP11" draw:layer="backgroundobjects" svg:width="10.962cm" svg:height="3.263cm" svg:x="7.219cm" svg:y="2.187cm" presentation:class="title" presentation:user-transformed="true">
        <draw:text-box>
          <text:p text:style-name="MP10"><text:span text:style-name="MT3">xx</text:span><text:span text:style-name="MT3">%</text:span></text:p>
        </draw:text-box>
      </draw:frame>
      <draw:frame draw:name="Google Shape;73;p3" presentation:style-name="SECTION_5f_HEADER-title" draw:layer="backgroundobjects" svg:width="10.962cm" svg:height="3.413cm" svg:x="7.218cm" svg:y="6.522cm" presentation:class="title" presentation:placeholder="true" presentation:user-transformed="true">
        <draw:text-box/>
      </draw:frame>
      <draw:g draw:name="Google Shape;75;p3">
        <draw:custom-shape draw:name="Google Shape;76;p3" draw:style-name="Mgr3" draw:text-style-name="MP6" draw:layer="layout" svg:width="1.83cm" svg:height="1.826cm" svg:x="21.641cm" svg:y="2.377cm">
          <text:p text:style-name="MP5"><text:span text:style-name="MT1"/></text:p>
          <draw:enhanced-geometry draw:mirror-horizontal="tru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77;p3" draw:style-name="Mgr4" draw:text-style-name="MP6" draw:layer="layout" svg:width="0.377cm" svg:height="0.376cm" svg:x="22.005cm" svg:y="2.731cm">
          <text:p text:style-name="MP5"><text:span text:style-name="MT1"/></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78;p3" draw:style-name="Mgr5" draw:text-style-name="MP6" draw:layer="layout" svg:width="0.149cm" svg:height="0.138cm" svg:x="21.547cm" svg:y="2.302cm">
          <text:p text:style-name="MP5"><text:span text:style-name="MT1"/></text:p>
          <draw:enhanced-geometry draw:mirror-horizontal="tru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79;p3" draw:style-name="Mgr6" draw:text-style-name="MP6" draw:layer="layout" svg:width="0.138cm" svg:height="0.137cm" svg:x="23.393cm" svg:y="4.127cm">
          <text:p text:style-name="MP5"><text:span text:style-name="MT1"/></text:p>
          <draw:enhanced-geometry draw:mirror-horizontal="tru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custom-shape draw:name="Google Shape;80;p3" draw:style-name="Mgr3" draw:text-style-name="MP6" draw:layer="layout" svg:width="1.333cm" svg:height="1.332cm" svg:x="21.259cm" svg:y="0.679cm">
          <text:p text:style-name="MP5"><text:span text:style-name="MT1"/></text:p>
          <draw:enhanced-geometry draw:mirror-horizontal="true" draw:mirror-vertical="false" drawooo:sub-view-size="21907 21893" draw:text-areas="0 0 ?f0 ?f1" svg:viewBox="0 0 0 0" draw:type="ooxml-non-primitive" draw:enhanced-path="M 21752 0 C 21717 0 21684 14 21661 42 L 57 21647 C 1 21703 1 21792 57 21848 79 21870 113 21892 157 21892 191 21881 224 21870 258 21837 L 21851 243 C 21907 187 21907 98 21851 42 21823 14 21787 0 21752 0 Z N">
            <draw:equation draw:name="f0" draw:formula="logwidth"/>
            <draw:equation draw:name="f1" draw:formula="logheight"/>
          </draw:enhanced-geometry>
        </draw:custom-shape>
        <draw:custom-shape draw:name="Google Shape;81;p3" draw:style-name="Mgr3" draw:text-style-name="MP6" draw:layer="layout" svg:width="0.604cm" svg:height="0.582cm" svg:x="20.699cm" svg:y="1.43cm">
          <text:p text:style-name="MP5"><text:span text:style-name="MT1"/></text:p>
          <draw:enhanced-geometry draw:mirror-horizontal="true" draw:mirror-vertical="false" drawooo:sub-view-size="9944 9568" draw:text-areas="0 0 ?f0 ?f1" svg:viewBox="0 0 0 0" draw:type="ooxml-non-primitive" draw:enhanced-path="M 5168 283 C 7645 283 9665 2292 9665 4780 9665 6599 8571 8240 6886 8943 6328 9172 5744 9283 5165 9283 3993 9283 2842 8827 1976 7961 693 6677 302 4736 1005 3062 1697 1377 3337 283 5168 283 Z M 5166 0 C 3922 0 2699 487 1786 1399 414 2772 1 4825 748 6611 1485 8396 3226 9568 5168 9568 7801 9557 9944 7425 9944 4780 9944 2850 8783 1109 6987 361 6397 118 5779 0 5166 0 Z N">
            <draw:equation draw:name="f0" draw:formula="logwidth"/>
            <draw:equation draw:name="f1" draw:formula="logheight"/>
          </draw:enhanced-geometry>
        </draw:custom-shape>
        <draw:custom-shape draw:name="Google Shape;82;p3" draw:style-name="Mgr7" draw:text-style-name="MP6" draw:layer="layout" svg:width="0.258cm" svg:height="0.259cm" svg:x="20.861cm" svg:y="1.591cm">
          <text:p text:style-name="MP5"><text:span text:style-name="MT1"/></text:p>
          <draw:enhanced-geometry draw:mirror-horizontal="true" draw:mirror-vertical="false" drawooo:sub-view-size="4252 4264" draw:text-areas="0 0 ?f0 ?f1" svg:viewBox="0 0 0 0" draw:type="ooxml-non-primitive" draw:enhanced-path="M 2120 1 C 949 1 0 961 0 2132 0 3304 949 4264 2120 4264 3303 4264 4252 3304 4252 2132 4252 961 3303 1 2120 1 Z N">
            <draw:equation draw:name="f0" draw:formula="logwidth"/>
            <draw:equation draw:name="f1" draw:formula="logheight"/>
          </draw:enhanced-geometry>
        </draw:custom-shape>
      </draw:g>
      <draw:g draw:name="Google Shape;83;p3">
        <draw:custom-shape draw:name="Google Shape;84;p3" draw:style-name="Mgr9" draw:text-style-name="MP6" draw:layer="layout" svg:width="0.106cm" svg:height="0.105cm" svg:x="9.203cm" svg:y="-1.95cm">
          <text:p text:style-name="MP5"><text:span text:style-name="MT1"/></text:p>
          <draw:enhanced-geometry draw:mirror-horizontal="true" draw:mirror-vertical="false" drawooo:sub-view-size="1541 1530" draw:text-areas="0 0 ?f0 ?f1" svg:viewBox="0 0 0 0" draw:type="ooxml-non-primitive" draw:enhanced-path="M 779 1 C 679 1 577 19 480 56 436 79 391 101 346 134 302 157 268 190 224 224 190 257 157 302 134 346 101 380 79 425 56 480 45 525 34 570 23 614 12 659 0 715 0 771 0 971 90 1161 224 1306 268 1340 302 1373 346 1407 391 1429 436 1451 480 1474 525 1496 570 1507 625 1518 670 1529 726 1529 770 1529 L 782 1529 C 1206 1529 1540 1183 1540 771 1540 715 1540 659 1529 614 1518 570 1507 525 1485 480 1462 425 1440 380 1418 346 1384 302 1351 257 1317 224 1176 75 980 1 779 1 Z N">
            <draw:equation draw:name="f0" draw:formula="logwidth"/>
            <draw:equation draw:name="f1" draw:formula="logheight"/>
          </draw:enhanced-geometry>
        </draw:custom-shape>
        <draw:custom-shape draw:name="Google Shape;85;p3" draw:style-name="Mgr3" draw:text-style-name="MP6" draw:layer="layout" svg:width="1.454cm" svg:height="1.414cm" svg:x="9.444cm" svg:y="-1.689cm">
          <text:p text:style-name="MP5"><text:span text:style-name="MT1"/></text:p>
          <draw:enhanced-geometry draw:mirror-horizontal="true" draw:mirror-vertical="false" drawooo:sub-view-size="20958 20372" draw:text-areas="0 0 ?f0 ?f1" svg:viewBox="0 0 0 0" draw:type="ooxml-non-primitive" draw:enhanced-path="M 19910 1 C 19813 1 19712 19 19608 61 18839 384 19060 1540 19903 1545 L 19903 1545 C 20102 1544 20301 1466 20445 1311 20957 798 20539 1 19910 1 Z M 19903 1545 C 19901 1545 19900 1545 19898 1545 L 19909 1545 C 19907 1545 19905 1545 19903 1545 Z M 16154 3769 C 16056 3769 15952 3789 15847 3833 15067 4156 15299 5301 16131 5306 L 16131 5306 C 16341 5305 16540 5227 16684 5083 17194 4563 16774 3769 16154 3769 Z M 16131 5306 C 16129 5306 16128 5306 16126 5306 L 16137 5306 C 16135 5306 16133 5306 16131 5306 Z M 12383 7530 C 12285 7530 12181 7550 12075 7594 11307 7917 11527 9073 12370 9078 L 12370 9078 C 12569 9077 12768 8998 12912 8844 13423 8333 13009 7530 12383 7530 Z M 12370 9078 C 12369 9078 12367 9078 12365 9078 L 12376 9078 C 12374 9078 12372 9078 12370 9078 Z M 8596 11293 C 8415 11293 8227 11364 8058 11533 7578 12013 7924 12839 8604 12839 8805 12839 9006 12761 9151 12615 9699 12059 9190 11293 8596 11293 Z M 4844 15041 C 4659 15041 4467 15116 4297 15294 3817 15785 4152 16611 4844 16611 5044 16611 5234 16521 5379 16376 5968 15830 5447 15041 4844 15041 Z M 1086 18834 C 989 18834 886 18854 782 18898 0 19222 235 20371 1072 20371 1273 20371 1473 20293 1618 20148 2130 19637 1707 18834 1086 18834 Z N">
            <draw:equation draw:name="f0" draw:formula="logwidth"/>
            <draw:equation draw:name="f1" draw:formula="logheight"/>
          </draw:enhanced-geometry>
        </draw:custom-shape>
        <draw:custom-shape draw:name="Google Shape;86;p3" draw:style-name="Mgr10" draw:text-style-name="MP6" draw:layer="layout" svg:width="0.146cm" svg:height="0.106cm" svg:x="11.013cm" svg:y="-0.12cm">
          <text:p text:style-name="MP5"><text:span text:style-name="MT1"/></text:p>
          <draw:enhanced-geometry draw:mirror-horizontal="true" draw:mirror-vertical="false" drawooo:sub-view-size="2121 1546" draw:text-areas="0 0 ?f0 ?f1" svg:viewBox="0 0 0 0" draw:type="ooxml-non-primitive" draw:enhanced-path="M 1073 1 C 976 1 875 19 771 61 1 385 224 1545 1072 1545 1273 1545 1462 1456 1608 1322 2120 800 1702 1 1073 1 Z N">
            <draw:equation draw:name="f0" draw:formula="logwidth"/>
            <draw:equation draw:name="f1" draw:formula="logheight"/>
          </draw:enhanced-geometry>
        </draw:custom-shape>
        <draw:custom-shape draw:name="Google Shape;87;p3" draw:style-name="Mgr3" draw:text-style-name="MP6" draw:layer="layout" svg:width="1.52cm" svg:height="1.519cm" svg:x="9.576cm" svg:y="-0.481cm">
          <text:p text:style-name="MP5"><text:span text:style-name="MT1"/></text:p>
          <draw:enhanced-geometry draw:mirror-horizontal="tru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88;p3" draw:style-name="Mgr3" draw:text-style-name="MP6" draw:layer="layout" svg:width="1.525cm" svg:height="1.518cm" svg:x="10.039cm" svg:y="0.504cm">
          <text:p text:style-name="MP5"><text:span text:style-name="MT1"/></text:p>
          <draw:enhanced-geometry draw:mirror-horizontal="tru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custom-shape draw:name="Google Shape;89;p3" draw:style-name="Mgr11" draw:text-style-name="MP6" draw:layer="layout" svg:width="0.511cm" svg:height="0.438cm" svg:x="10.325cm" svg:y="1.748cm">
          <text:p text:style-name="MP5"><text:span text:style-name="MT1"/></text:p>
          <draw:enhanced-geometry draw:mirror-horizontal="true" draw:mirror-vertical="false" drawooo:sub-view-size="7367 6321" draw:text-areas="0 0 ?f0 ?f1" svg:viewBox="0 0 0 0" draw:type="ooxml-non-primitive" draw:enhanced-path="M 4219 295 C 5804 295 7087 1578 7087 3163 7087 4901 5670 6050 4190 6050 3484 6050 2764 5789 2177 5205 369 3386 1653 295 4219 295 Z M 4193 1 C 3419 1 2630 289 1987 931 1 2928 1407 6321 4219 6321 5960 6321 7366 4904 7366 3163 7366 1260 5813 1 4193 1 Z N">
            <draw:equation draw:name="f0" draw:formula="logwidth"/>
            <draw:equation draw:name="f1" draw:formula="logheight"/>
          </draw:enhanced-geometry>
        </draw:custom-shape>
        <draw:custom-shape draw:name="Google Shape;90;p3" draw:style-name="Mgr12" draw:text-style-name="MP6" draw:layer="layout" svg:width="0.211cm" svg:height="0.19cm" svg:x="10.438cm" svg:y="1.872cm">
          <text:p text:style-name="MP5"><text:span text:style-name="MT1"/></text:p>
          <draw:enhanced-geometry draw:mirror-horizontal="true" draw:mirror-vertical="false" drawooo:sub-view-size="3047 2756" draw:text-areas="0 0 ?f0 ?f1" svg:viewBox="0 0 0 0" draw:type="ooxml-non-primitive" draw:enhanced-path="M 1516 0 C 891 0 331 427 179 1065 0 1802 469 2550 1206 2717 1315 2743 1424 2756 1531 2756 2157 2756 2716 2329 2868 1690 3047 954 2578 206 1842 39 1732 13 1623 0 1516 0 Z N">
            <draw:equation draw:name="f0" draw:formula="logwidth"/>
            <draw:equation draw:name="f1" draw:formula="logheight"/>
          </draw:enhanced-geometry>
        </draw:custom-shape>
        <draw:custom-shape draw:name="Google Shape;91;p3" draw:style-name="Mgr3" draw:text-style-name="MP6" draw:layer="layout" svg:width="2.088cm" svg:height="2.083cm" svg:x="7.429cm" svg:y="-0.821cm">
          <text:p text:style-name="MP5"><text:span text:style-name="MT1"/></text:p>
          <draw:enhanced-geometry draw:mirror-horizontal="true" draw:mirror-vertical="false" drawooo:sub-view-size="30085 30010" draw:text-areas="0 0 ?f0 ?f1" svg:viewBox="0 0 0 0" draw:type="ooxml-non-primitive" draw:enhanced-path="M 29888 0 C 29858 0 29826 11 29796 35 L 56 29764 C 1 29820 1 29909 56 29965 79 29987 123 30010 157 30010 190 30010 235 29987 257 29965 L 29997 236 C 30084 132 29995 0 29888 0 Z N">
            <draw:equation draw:name="f0" draw:formula="logwidth"/>
            <draw:equation draw:name="f1" draw:formula="logheight"/>
          </draw:enhanced-geometry>
        </draw:custom-shape>
        <draw:custom-shape draw:name="Google Shape;92;p3" draw:style-name="Mgr13" draw:text-style-name="MP6" draw:layer="layout" svg:width="0.43cm" svg:height="0.43cm" svg:x="7.848cm" svg:y="-0.419cm">
          <text:p text:style-name="MP5"><text:span text:style-name="MT1"/></text:p>
          <draw:enhanced-geometry draw:mirror-horizontal="true" draw:mirror-vertical="false" drawooo:sub-view-size="6206 6206" draw:text-areas="0 0 ?f0 ?f1" svg:viewBox="0 0 0 0" draw:type="ooxml-non-primitive" draw:enhanced-path="M 6150 1 L 1 6150 1396 6205 6205 1396 6150 1 Z N">
            <draw:equation draw:name="f0" draw:formula="logwidth"/>
            <draw:equation draw:name="f1" draw:formula="logheight"/>
          </draw:enhanced-geometry>
        </draw:custom-shape>
        <draw:custom-shape draw:name="Google Shape;93;p3" draw:style-name="Mgr14" draw:text-style-name="MP6" draw:layer="layout" svg:width="0.173cm" svg:height="0.157cm" svg:x="7.354cm" svg:y="-0.891cm">
          <text:p text:style-name="MP5"><text:span text:style-name="MT1"/></text:p>
          <draw:enhanced-geometry draw:mirror-horizontal="true" draw:mirror-vertical="false" drawooo:sub-view-size="2501 2272" draw:text-areas="0 0 ?f0 ?f1" svg:viewBox="0 0 0 0" draw:type="ooxml-non-primitive" draw:enhanced-path="M 1251 1 C 961 1 671 110 447 327 1 774 1 1499 447 1945 671 2163 961 2272 1251 2272 1541 2272 1831 2163 2054 1945 2501 1499 2501 774 2054 327 1831 110 1541 1 1251 1 Z N">
            <draw:equation draw:name="f0" draw:formula="logwidth"/>
            <draw:equation draw:name="f1" draw:formula="logheight"/>
          </draw:enhanced-geometry>
        </draw:custom-shape>
        <draw:custom-shape draw:name="Google Shape;94;p3" draw:style-name="Mgr14" draw:text-style-name="MP6" draw:layer="layout" svg:width="0.156cm" svg:height="0.157cm" svg:x="9.429cm" svg:y="1.174cm">
          <text:p text:style-name="MP5"><text:span text:style-name="MT1"/></text:p>
          <draw:enhanced-geometry draw:mirror-horizontal="true" draw:mirror-vertical="false" drawooo:sub-view-size="2267 2277" draw:text-areas="0 0 ?f0 ?f1" svg:viewBox="0 0 0 0" draw:type="ooxml-non-primitive" draw:enhanced-path="M 1139 0 C 503 0 1 514 1 1139 1 1764 503 2277 1139 2277 1764 2277 2266 1764 2266 1139 2266 514 1764 0 1139 0 Z N">
            <draw:equation draw:name="f0" draw:formula="logwidth"/>
            <draw:equation draw:name="f1" draw:formula="logheight"/>
          </draw:enhanced-geometry>
        </draw:custom-shape>
      </draw:g>
      <draw:g draw:name="Google Shape;95;p3">
        <draw:custom-shape draw:name="Google Shape;96;p3" draw:style-name="Mgr3" draw:text-style-name="MP6" draw:layer="layout" svg:width="2.091cm" svg:height="2.721cm" svg:x="4.151cm" svg:y="11.531cm">
          <text:p text:style-name="MP5"><text:span text:style-name="MT1"/></text:p>
          <draw:enhanced-geometry draw:mirror-horizontal="true" draw:mirror-vertical="false" drawooo:sub-view-size="34350 44703" draw:text-areas="0 0 ?f0 ?f1" svg:viewBox="0 0 0 0" draw:type="ooxml-non-primitive" draw:enhanced-path="M 34205 1 C 34169 1 34132 15 34104 43 L 23425 10722 C 23402 10745 23391 10778 23391 10823 L 23391 21168 90 44468 C 1 44558 68 44703 191 44703 224 44703 258 44692 291 44669 L 23626 21324 C 23648 21301 23670 21257 23670 21223 L 23670 10879 34305 244 C 34350 188 34350 98 34305 43 34277 15 34241 1 34205 1 Z N">
            <draw:equation draw:name="f0" draw:formula="logwidth"/>
            <draw:equation draw:name="f1" draw:formula="logheight"/>
          </draw:enhanced-geometry>
        </draw:custom-shape>
        <draw:custom-shape draw:name="Google Shape;97;p3" draw:style-name="Mgr5" draw:text-style-name="MP6" draw:layer="layout" svg:width="0.151cm" svg:height="0.138cm" svg:x="4.084cm" svg:y="11.47cm">
          <text:p text:style-name="MP5"><text:span text:style-name="MT1"/></text:p>
          <draw:enhanced-geometry draw:mirror-horizontal="true" draw:mirror-vertical="false" drawooo:sub-view-size="2501 2280" draw:text-areas="0 0 ?f0 ?f1" svg:viewBox="0 0 0 0" draw:type="ooxml-non-primitive" draw:enhanced-path="M 1248 0 C 738 0 270 354 146 879 1 1493 380 2107 994 2252 1077 2270 1161 2279 1243 2279 1757 2279 2231 1933 2356 1404 2501 790 2121 176 1507 31 1421 10 1334 0 1248 0 Z N">
            <draw:equation draw:name="f0" draw:formula="logwidth"/>
            <draw:equation draw:name="f1" draw:formula="logheight"/>
          </draw:enhanced-geometry>
        </draw:custom-shape>
        <draw:custom-shape draw:name="Google Shape;98;p3" draw:style-name="Mgr4" draw:text-style-name="MP6" draw:layer="layout" svg:width="0.377cm" svg:height="0.376cm" svg:x="4.878cm" svg:y="12.899cm">
          <text:p text:style-name="MP5"><text:span text:style-name="MT1"/></text:p>
          <draw:enhanced-geometry draw:mirror-horizontal="true" draw:mirror-vertical="false" drawooo:sub-view-size="6206 6194" draw:text-areas="0 0 ?f0 ?f1" svg:viewBox="0 0 0 0" draw:type="ooxml-non-primitive" draw:enhanced-path="M 6149 0 L 1 6149 1395 6194 6205 1384 6149 0 Z N">
            <draw:equation draw:name="f0" draw:formula="logwidth"/>
            <draw:equation draw:name="f1" draw:formula="logheight"/>
          </draw:enhanced-geometry>
        </draw:custom-shape>
        <draw:custom-shape draw:name="Google Shape;99;p3" draw:style-name="Mgr3" draw:text-style-name="MP6" draw:layer="layout" svg:width="1.803cm" svg:height="2.184cm" svg:x="4.221cm" svg:y="12.45cm">
          <text:p text:style-name="MP5"><text:span text:style-name="MT1"/></text:p>
          <draw:enhanced-geometry draw:mirror-horizontal="true" draw:mirror-vertical="false" drawooo:sub-view-size="29631 35878" draw:text-areas="0 0 ?f0 ?f1" svg:viewBox="0 0 0 0" draw:type="ooxml-non-primitive" draw:enhanced-path="M 29432 0 C 29400 0 29367 13 29338 44 L 23402 5981 C 23368 6004 23357 6037 23357 6082 L 23357 12342 56 35643 C 0 35699 0 35777 56 35833 89 35866 123 35877 156 35877 190 35877 234 35866 257 35844 L 23591 12498 C 23625 12476 23636 12443 23636 12398 L 23636 6137 29528 234 C 29631 140 29537 0 29432 0 Z N">
            <draw:equation draw:name="f0" draw:formula="logwidth"/>
            <draw:equation draw:name="f1" draw:formula="logheight"/>
          </draw:enhanced-geometry>
        </draw:custom-shape>
        <draw:custom-shape draw:name="Google Shape;100;p3" draw:style-name="Mgr6" draw:text-style-name="MP6" draw:layer="layout" svg:width="0.149cm" svg:height="0.137cm" svg:x="4.157cm" svg:y="12.389cm">
          <text:p text:style-name="MP5"><text:span text:style-name="MT1"/></text:p>
          <draw:enhanced-geometry draw:mirror-horizontal="true" draw:mirror-vertical="false" drawooo:sub-view-size="2456 2273" draw:text-areas="0 0 ?f0 ?f1" svg:viewBox="0 0 0 0" draw:type="ooxml-non-primitive" draw:enhanced-path="M 1225 0 C 680 0 191 399 101 952 0 1577 424 2157 1049 2258 1111 2268 1173 2273 1233 2273 1775 2273 2254 1882 2344 1320 2455 707 2031 115 1406 15 1346 5 1285 0 1225 0 Z N">
            <draw:equation draw:name="f0" draw:formula="logwidth"/>
            <draw:equation draw:name="f1" draw:formula="logheight"/>
          </draw:enhanced-geometry>
        </draw:custom-shape>
        <draw:custom-shape draw:name="Google Shape;101;p3" draw:style-name="Mgr3" draw:text-style-name="MP6" draw:layer="layout" svg:width="0.67cm" svg:height="0.666cm" svg:x="4.598cm" svg:y="11.41cm">
          <text:p text:style-name="MP5"><text:span text:style-name="MT1"/></text:p>
          <draw:enhanced-geometry draw:mirror-horizontal="true" draw:mirror-vertical="false" drawooo:sub-view-size="11016 10957" draw:text-areas="0 0 ?f0 ?f1" svg:viewBox="0 0 0 0" draw:type="ooxml-non-primitive" draw:enhanced-path="M 10859 0 C 10823 0 10787 14 10759 42 L 90 10711 C 1 10800 57 10956 180 10956 224 10956 258 10934 280 10912 L 10960 243 C 11015 187 11015 98 10960 42 10932 14 10895 0 10859 0 Z N">
            <draw:equation draw:name="f0" draw:formula="logwidth"/>
            <draw:equation draw:name="f1" draw:formula="logheight"/>
          </draw:enhanced-geometry>
        </draw:custom-shape>
        <draw:custom-shape draw:name="Google Shape;102;p3" draw:style-name="Mgr5" draw:text-style-name="MP6" draw:layer="layout" svg:width="0.157cm" svg:height="0.138cm" svg:x="4.527cm" svg:y="11.349cm">
          <text:p text:style-name="MP5"><text:span text:style-name="MT1"/></text:p>
          <draw:enhanced-geometry draw:mirror-horizontal="true" draw:mirror-vertical="false" drawooo:sub-view-size="2590 2278" draw:text-areas="0 0 ?f0 ?f1" svg:viewBox="0 0 0 0" draw:type="ooxml-non-primitive" draw:enhanced-path="M 1285 1 C 1143 1 999 27 860 84 280 329 1 999 246 1579 423 2017 849 2277 1296 2277 1441 2277 1588 2250 1730 2193 2311 1947 2590 1289 2344 708 2158 268 1733 1 1285 1 Z N">
            <draw:equation draw:name="f0" draw:formula="logwidth"/>
            <draw:equation draw:name="f1" draw:formula="logheight"/>
          </draw:enhanced-geometry>
        </draw:custom-shape>
        <draw:custom-shape draw:name="Google Shape;103;p3" draw:style-name="Mgr6" draw:text-style-name="MP6" draw:layer="layout" svg:width="0.151cm" svg:height="0.137cm" svg:x="5.18cm" svg:y="11.999cm">
          <text:p text:style-name="MP5"><text:span text:style-name="MT1"/></text:p>
          <draw:enhanced-geometry draw:mirror-horizontal="true" draw:mirror-vertical="false" drawooo:sub-view-size="2501 2272" draw:text-areas="0 0 ?f0 ?f1" svg:viewBox="0 0 0 0" draw:type="ooxml-non-primitive" draw:enhanced-path="M 1254 0 C 737 0 270 353 146 868 1 1482 380 2096 994 2241 1082 2262 1171 2272 1258 2272 1774 2272 2241 1918 2355 1393 2500 779 2121 176 1518 31 1430 10 1341 0 1254 0 Z N">
            <draw:equation draw:name="f0" draw:formula="logwidth"/>
            <draw:equation draw:name="f1" draw:formula="logheight"/>
          </draw:enhanced-geometry>
        </draw:custom-shape>
        <draw:custom-shape draw:name="Google Shape;104;p3" draw:style-name="Mgr3" draw:text-style-name="MP6" draw:layer="layout" svg:width="1.83cm" svg:height="1.826cm" svg:x="2.926cm" svg:y="13.791cm">
          <text:p text:style-name="MP5"><text:span text:style-name="MT1"/></text:p>
          <draw:enhanced-geometry draw:mirror-horizontal="tru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105;p3" draw:style-name="Mgr4" draw:text-style-name="MP6" draw:layer="layout" svg:width="0.377cm" svg:height="0.376cm" svg:x="3.291cm" svg:y="14.144cm">
          <text:p text:style-name="MP5"><text:span text:style-name="MT1"/></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106;p3" draw:style-name="Mgr5" draw:text-style-name="MP6" draw:layer="layout" svg:width="0.149cm" svg:height="0.138cm" svg:x="2.832cm" svg:y="13.716cm">
          <text:p text:style-name="MP5"><text:span text:style-name="MT1"/></text:p>
          <draw:enhanced-geometry draw:mirror-horizontal="tru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107;p3" draw:style-name="Mgr6" draw:text-style-name="MP6" draw:layer="layout" svg:width="0.138cm" svg:height="0.137cm" svg:x="4.679cm" svg:y="15.54cm">
          <text:p text:style-name="MP5"><text:span text:style-name="MT1"/></text:p>
          <draw:enhanced-geometry draw:mirror-horizontal="tru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custom-shape draw:name="Google Shape;108;p3" draw:style-name="Mgr8" draw:text-style-name="MP6" draw:layer="layout" svg:width="0.123cm" svg:height="0.092cm" svg:x="4.066cm" svg:y="13.562cm">
          <text:p text:style-name="MP5"><text:span text:style-name="MT1"/></text:p>
          <draw:enhanced-geometry draw:mirror-horizontal="true" draw:mirror-vertical="false" drawooo:sub-view-size="2041 1535" draw:text-areas="0 0 ?f0 ?f1" svg:viewBox="0 0 0 0" draw:type="ooxml-non-primitive" draw:enhanced-path="M 1021 0 C 970 0 920 6 870 17 825 28 781 39 736 62 680 73 636 95 602 129 558 151 513 184 479 229 1 708 333 1530 1021 1535 L 1021 1535 C 1698 1530 2040 708 1562 229 1484 151 1406 95 1305 62 1261 39 1216 28 1171 17 1121 6 1071 0 1021 0 Z M 1021 1535 C 1019 1535 1017 1535 1015 1535 L 1026 1535 C 1024 1535 1023 1535 1021 1535 Z N">
            <draw:equation draw:name="f0" draw:formula="logwidth"/>
            <draw:equation draw:name="f1" draw:formula="logheight"/>
          </draw:enhanced-geometry>
        </draw:custom-shape>
        <draw:custom-shape draw:name="Google Shape;109;p3" draw:style-name="Mgr3" draw:text-style-name="MP6" draw:layer="layout" svg:width="1.622cm" svg:height="1.585cm" svg:x="4.314cm" svg:y="13.811cm">
          <text:p text:style-name="MP5"><text:span text:style-name="MT1"/></text:p>
          <draw:enhanced-geometry draw:mirror-horizontal="true" draw:mirror-vertical="false" drawooo:sub-view-size="26659 26050" draw:text-areas="0 0 ?f0 ?f1" svg:viewBox="0 0 0 0" draw:type="ooxml-non-primitive" draw:enhanced-path="M 25615 0 C 25521 0 25422 18 25321 59 24529 360 24752 1532 25600 1532 25790 1532 25979 1454 26124 1331 26659 826 26246 0 25615 0 Z M 21521 4074 C 21427 4074 21327 4092 21225 4132 20433 4445 20656 5616 21504 5616 21705 5616 21895 5549 22029 5416 22573 4910 22160 4074 21521 4074 Z M 17436 8169 C 17341 8169 17242 8187 17141 8228 16349 8540 16572 9712 17420 9712 17621 9712 17811 9634 17944 9500 18488 8995 18069 8169 17436 8169 Z M 13345 12254 C 13242 12254 13134 12275 13023 12323 12264 12658 12499 13796 13336 13796 13548 13796 13749 13707 13894 13551 14381 13025 13960 12254 13345 12254 Z M 9257 16338 C 9155 16338 9048 16360 8939 16408 8169 16742 8414 17881 9251 17881 9463 17881 9664 17791 9809 17635 10297 17109 9867 16338 9257 16338 Z M 5182 20433 C 5088 20433 4989 20451 4888 20492 4096 20793 4319 21965 5167 21965 5357 21965 5546 21887 5691 21764 6225 21259 5813 20433 5182 20433 Z M 1088 24507 C 994 24507 894 24525 792 24565 0 24878 223 26049 1071 26049 1272 26049 1462 25982 1596 25849 2140 25343 1727 24507 1088 24507 Z N">
            <draw:equation draw:name="f0" draw:formula="logwidth"/>
            <draw:equation draw:name="f1" draw:formula="logheight"/>
          </draw:enhanced-geometry>
        </draw:custom-shape>
        <draw:custom-shape draw:name="Google Shape;110;p3" draw:style-name="Mgr8" draw:text-style-name="MP6" draw:layer="layout" svg:width="0.113cm" svg:height="0.092cm" svg:x="6.067cm" svg:y="15.552cm">
          <text:p text:style-name="MP5"><text:span text:style-name="MT1"/></text:p>
          <draw:enhanced-geometry draw:mirror-horizontal="true" draw:mirror-vertical="false" drawooo:sub-view-size="1876 1535" draw:text-areas="0 0 ?f0 ?f1" svg:viewBox="0 0 0 0" draw:type="ooxml-non-primitive" draw:enhanced-path="M 1027 1 C 976 1 924 6 871 17 826 28 781 39 737 62 692 84 648 106 603 129 558 162 525 196 480 229 0 709 346 1535 1027 1535 1228 1535 1429 1457 1563 1312 1641 1245 1697 1155 1730 1066 1752 1010 1763 966 1775 921 1875 438 1495 1 1027 1 Z N">
            <draw:equation draw:name="f0" draw:formula="logwidth"/>
            <draw:equation draw:name="f1" draw:formula="logheight"/>
          </draw:enhanced-geometry>
        </draw:custom-shape>
        <draw:custom-shape draw:name="Google Shape;111;p3" draw:style-name="Mgr3" draw:text-style-name="MP6" draw:layer="layout" svg:width="1.333cm" svg:height="1.331cm" svg:x="5.659cm" svg:y="13.172cm">
          <text:p text:style-name="MP5"><text:span text:style-name="MT1"/></text:p>
          <draw:enhanced-geometry draw:mirror-horizontal="true" draw:mirror-vertical="false" drawooo:sub-view-size="21907 21874" draw:text-areas="0 0 ?f0 ?f1" svg:viewBox="0 0 0 0" draw:type="ooxml-non-primitive" draw:enhanced-path="M 21751 1 C 21714 1 21678 15 21650 43 L 57 21636 C 1 21692 1 21781 57 21837 75 21855 101 21874 134 21874 141 21874 149 21873 157 21871 163 21873 169 21874 175 21874 202 21874 228 21855 246 21837 L 21851 232 C 21907 177 21907 99 21851 43 21823 15 21787 1 21751 1 Z N">
            <draw:equation draw:name="f0" draw:formula="logwidth"/>
            <draw:equation draw:name="f1" draw:formula="logheight"/>
          </draw:enhanced-geometry>
        </draw:custom-shape>
        <draw:custom-shape draw:name="Google Shape;112;p3" draw:style-name="Mgr3" draw:text-style-name="MP6" draw:layer="layout" svg:width="1.333cm" svg:height="1.332cm" svg:x="1.607cm" svg:y="10.898cm">
          <text:p text:style-name="MP5"><text:span text:style-name="MT1"/></text:p>
          <draw:enhanced-geometry draw:mirror-horizontal="true" draw:mirror-vertical="false" drawooo:sub-view-size="21907 21893" draw:text-areas="0 0 ?f0 ?f1" svg:viewBox="0 0 0 0" draw:type="ooxml-non-primitive" draw:enhanced-path="M 21752 0 C 21717 0 21684 14 21661 42 L 57 21647 C 1 21703 1 21792 57 21848 79 21870 113 21892 157 21892 191 21881 224 21870 258 21837 L 21851 243 C 21907 187 21907 98 21851 42 21823 14 21787 0 21752 0 Z N">
            <draw:equation draw:name="f0" draw:formula="logwidth"/>
            <draw:equation draw:name="f1" draw:formula="logheight"/>
          </draw:enhanced-geometry>
        </draw:custom-shape>
        <draw:custom-shape draw:name="Google Shape;113;p3" draw:style-name="Mgr3" draw:text-style-name="MP6" draw:layer="layout" svg:width="0.604cm" svg:height="0.582cm" svg:x="1.985cm" svg:y="12.843cm">
          <text:p text:style-name="MP5"><text:span text:style-name="MT1"/></text:p>
          <draw:enhanced-geometry draw:mirror-horizontal="true" draw:mirror-vertical="false" drawooo:sub-view-size="9944 9568" draw:text-areas="0 0 ?f0 ?f1" svg:viewBox="0 0 0 0" draw:type="ooxml-non-primitive" draw:enhanced-path="M 5168 283 C 7645 283 9665 2292 9665 4780 9665 6599 8571 8240 6886 8943 6328 9172 5744 9283 5165 9283 3993 9283 2842 8827 1976 7961 693 6677 302 4736 1005 3062 1697 1377 3337 283 5168 283 Z M 5166 0 C 3922 0 2699 487 1786 1399 414 2772 1 4825 748 6611 1485 8396 3226 9568 5168 9568 7801 9557 9944 7425 9944 4780 9944 2850 8783 1109 6987 361 6397 118 5779 0 5166 0 Z N">
            <draw:equation draw:name="f0" draw:formula="logwidth"/>
            <draw:equation draw:name="f1" draw:formula="logheight"/>
          </draw:enhanced-geometry>
        </draw:custom-shape>
        <draw:custom-shape draw:name="Google Shape;114;p3" draw:style-name="Mgr7" draw:text-style-name="MP6" draw:layer="layout" svg:width="0.258cm" svg:height="0.259cm" svg:x="2.147cm" svg:y="13.004cm">
          <text:p text:style-name="MP5"><text:span text:style-name="MT1"/></text:p>
          <draw:enhanced-geometry draw:mirror-horizontal="true" draw:mirror-vertical="false" drawooo:sub-view-size="4252 4264" draw:text-areas="0 0 ?f0 ?f1" svg:viewBox="0 0 0 0" draw:type="ooxml-non-primitive" draw:enhanced-path="M 2120 1 C 949 1 0 961 0 2132 0 3304 949 4264 2120 4264 3303 4264 4252 3304 4252 2132 4252 961 3303 1 2120 1 Z N">
            <draw:equation draw:name="f0" draw:formula="logwidth"/>
            <draw:equation draw:name="f1" draw:formula="logheight"/>
          </draw:enhanced-geometry>
        </draw:custom-shape>
      </draw:g>
      <draw:g draw:name="Google Shape;115;p3">
        <draw:custom-shape draw:name="Google Shape;116;p3" draw:style-name="Mgr3" draw:text-style-name="MP6" draw:layer="layout" svg:width="2.091cm" svg:height="2.721cm" svg:x="-0.669cm" svg:y="-0.307cm">
          <text:p text:style-name="MP5"><text:span text:style-name="MT1"/></text:p>
          <draw:enhanced-geometry draw:mirror-horizontal="true" draw:mirror-vertical="false" drawooo:sub-view-size="34350 44703" draw:text-areas="0 0 ?f0 ?f1" svg:viewBox="0 0 0 0" draw:type="ooxml-non-primitive" draw:enhanced-path="M 34205 1 C 34169 1 34132 15 34104 43 L 23425 10722 C 23402 10745 23391 10778 23391 10823 L 23391 21168 90 44468 C 1 44558 68 44703 191 44703 224 44703 258 44692 291 44669 L 23626 21324 C 23648 21301 23670 21257 23670 21223 L 23670 10879 34305 244 C 34350 188 34350 98 34305 43 34277 15 34241 1 34205 1 Z N">
            <draw:equation draw:name="f0" draw:formula="logwidth"/>
            <draw:equation draw:name="f1" draw:formula="logheight"/>
          </draw:enhanced-geometry>
        </draw:custom-shape>
        <draw:custom-shape draw:name="Google Shape;117;p3" draw:style-name="Mgr5" draw:text-style-name="MP6" draw:layer="layout" svg:width="0.151cm" svg:height="0.138cm" svg:x="-0.736cm" svg:y="-0.368cm">
          <text:p text:style-name="MP5"><text:span text:style-name="MT1"/></text:p>
          <draw:enhanced-geometry draw:mirror-horizontal="true" draw:mirror-vertical="false" drawooo:sub-view-size="2501 2280" draw:text-areas="0 0 ?f0 ?f1" svg:viewBox="0 0 0 0" draw:type="ooxml-non-primitive" draw:enhanced-path="M 1248 0 C 738 0 270 354 146 879 1 1493 380 2107 994 2252 1077 2270 1161 2279 1243 2279 1757 2279 2231 1933 2356 1404 2501 790 2121 176 1507 31 1421 10 1334 0 1248 0 Z N">
            <draw:equation draw:name="f0" draw:formula="logwidth"/>
            <draw:equation draw:name="f1" draw:formula="logheight"/>
          </draw:enhanced-geometry>
        </draw:custom-shape>
        <draw:custom-shape draw:name="Google Shape;118;p3" draw:style-name="Mgr4" draw:text-style-name="MP6" draw:layer="layout" svg:width="0.377cm" svg:height="0.376cm" svg:x="0.058cm" svg:y="1.061cm">
          <text:p text:style-name="MP5"><text:span text:style-name="MT1"/></text:p>
          <draw:enhanced-geometry draw:mirror-horizontal="true" draw:mirror-vertical="false" drawooo:sub-view-size="6206 6194" draw:text-areas="0 0 ?f0 ?f1" svg:viewBox="0 0 0 0" draw:type="ooxml-non-primitive" draw:enhanced-path="M 6149 0 L 1 6149 1395 6194 6205 1384 6149 0 Z N">
            <draw:equation draw:name="f0" draw:formula="logwidth"/>
            <draw:equation draw:name="f1" draw:formula="logheight"/>
          </draw:enhanced-geometry>
        </draw:custom-shape>
        <draw:custom-shape draw:name="Google Shape;119;p3" draw:style-name="Mgr3" draw:text-style-name="MP6" draw:layer="layout" svg:width="1.803cm" svg:height="2.184cm" svg:x="-0.6cm" svg:y="0.612cm">
          <text:p text:style-name="MP5"><text:span text:style-name="MT1"/></text:p>
          <draw:enhanced-geometry draw:mirror-horizontal="true" draw:mirror-vertical="false" drawooo:sub-view-size="29631 35878" draw:text-areas="0 0 ?f0 ?f1" svg:viewBox="0 0 0 0" draw:type="ooxml-non-primitive" draw:enhanced-path="M 29432 0 C 29400 0 29367 13 29338 44 L 23402 5981 C 23368 6004 23357 6037 23357 6082 L 23357 12342 56 35643 C 0 35699 0 35777 56 35833 89 35866 123 35877 156 35877 190 35877 234 35866 257 35844 L 23591 12498 C 23625 12476 23636 12443 23636 12398 L 23636 6137 29528 234 C 29631 140 29537 0 29432 0 Z N">
            <draw:equation draw:name="f0" draw:formula="logwidth"/>
            <draw:equation draw:name="f1" draw:formula="logheight"/>
          </draw:enhanced-geometry>
        </draw:custom-shape>
        <draw:custom-shape draw:name="Google Shape;120;p3" draw:style-name="Mgr6" draw:text-style-name="MP6" draw:layer="layout" svg:width="0.149cm" svg:height="0.137cm" svg:x="-0.663cm" svg:y="0.552cm">
          <text:p text:style-name="MP5"><text:span text:style-name="MT1"/></text:p>
          <draw:enhanced-geometry draw:mirror-horizontal="true" draw:mirror-vertical="false" drawooo:sub-view-size="2456 2273" draw:text-areas="0 0 ?f0 ?f1" svg:viewBox="0 0 0 0" draw:type="ooxml-non-primitive" draw:enhanced-path="M 1225 0 C 680 0 191 399 101 952 0 1577 424 2157 1049 2258 1111 2268 1173 2273 1233 2273 1775 2273 2254 1882 2344 1320 2455 707 2031 115 1406 15 1346 5 1285 0 1225 0 Z N">
            <draw:equation draw:name="f0" draw:formula="logwidth"/>
            <draw:equation draw:name="f1" draw:formula="logheight"/>
          </draw:enhanced-geometry>
        </draw:custom-shape>
        <draw:custom-shape draw:name="Google Shape;121;p3" draw:style-name="Mgr3" draw:text-style-name="MP6" draw:layer="layout" svg:width="0.67cm" svg:height="0.666cm" svg:x="-0.222cm" svg:y="-0.428cm">
          <text:p text:style-name="MP5"><text:span text:style-name="MT1"/></text:p>
          <draw:enhanced-geometry draw:mirror-horizontal="true" draw:mirror-vertical="false" drawooo:sub-view-size="11016 10957" draw:text-areas="0 0 ?f0 ?f1" svg:viewBox="0 0 0 0" draw:type="ooxml-non-primitive" draw:enhanced-path="M 10859 0 C 10823 0 10787 14 10759 42 L 90 10711 C 1 10800 57 10956 180 10956 224 10956 258 10934 280 10912 L 10960 243 C 11015 187 11015 98 10960 42 10932 14 10895 0 10859 0 Z N">
            <draw:equation draw:name="f0" draw:formula="logwidth"/>
            <draw:equation draw:name="f1" draw:formula="logheight"/>
          </draw:enhanced-geometry>
        </draw:custom-shape>
        <draw:custom-shape draw:name="Google Shape;122;p3" draw:style-name="Mgr5" draw:text-style-name="MP6" draw:layer="layout" svg:width="0.157cm" svg:height="0.138cm" svg:x="-0.293cm" svg:y="-0.489cm">
          <text:p text:style-name="MP5"><text:span text:style-name="MT1"/></text:p>
          <draw:enhanced-geometry draw:mirror-horizontal="true" draw:mirror-vertical="false" drawooo:sub-view-size="2590 2278" draw:text-areas="0 0 ?f0 ?f1" svg:viewBox="0 0 0 0" draw:type="ooxml-non-primitive" draw:enhanced-path="M 1285 1 C 1143 1 999 27 860 84 280 329 1 999 246 1579 423 2017 849 2277 1296 2277 1441 2277 1588 2250 1730 2193 2311 1947 2590 1289 2344 708 2158 268 1733 1 1285 1 Z N">
            <draw:equation draw:name="f0" draw:formula="logwidth"/>
            <draw:equation draw:name="f1" draw:formula="logheight"/>
          </draw:enhanced-geometry>
        </draw:custom-shape>
        <draw:custom-shape draw:name="Google Shape;123;p3" draw:style-name="Mgr6" draw:text-style-name="MP6" draw:layer="layout" svg:width="0.151cm" svg:height="0.137cm" svg:x="0.36cm" svg:y="0.161cm">
          <text:p text:style-name="MP5"><text:span text:style-name="MT1"/></text:p>
          <draw:enhanced-geometry draw:mirror-horizontal="true" draw:mirror-vertical="false" drawooo:sub-view-size="2501 2272" draw:text-areas="0 0 ?f0 ?f1" svg:viewBox="0 0 0 0" draw:type="ooxml-non-primitive" draw:enhanced-path="M 1254 0 C 737 0 270 353 146 868 1 1482 380 2096 994 2241 1082 2262 1171 2272 1258 2272 1774 2272 2241 1918 2355 1393 2500 779 2121 176 1518 31 1430 10 1341 0 1254 0 Z N">
            <draw:equation draw:name="f0" draw:formula="logwidth"/>
            <draw:equation draw:name="f1" draw:formula="logheight"/>
          </draw:enhanced-geometry>
        </draw:custom-shape>
        <draw:custom-shape draw:name="Google Shape;124;p3" draw:style-name="Mgr3" draw:text-style-name="MP6" draw:layer="layout" svg:width="1.83cm" svg:height="1.826cm" svg:x="-1.894cm" svg:y="1.953cm">
          <text:p text:style-name="MP5"><text:span text:style-name="MT1"/></text:p>
          <draw:enhanced-geometry draw:mirror-horizontal="tru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125;p3" draw:style-name="Mgr4" draw:text-style-name="MP6" draw:layer="layout" svg:width="0.377cm" svg:height="0.376cm" svg:x="-1.529cm" svg:y="2.306cm">
          <text:p text:style-name="MP5"><text:span text:style-name="MT1"/></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126;p3" draw:style-name="Mgr5" draw:text-style-name="MP6" draw:layer="layout" svg:width="0.149cm" svg:height="0.138cm" svg:x="-1.988cm" svg:y="1.878cm">
          <text:p text:style-name="MP5"><text:span text:style-name="MT1"/></text:p>
          <draw:enhanced-geometry draw:mirror-horizontal="tru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127;p3" draw:style-name="Mgr6" draw:text-style-name="MP6" draw:layer="layout" svg:width="0.138cm" svg:height="0.137cm" svg:x="-0.142cm" svg:y="3.703cm">
          <text:p text:style-name="MP5"><text:span text:style-name="MT1"/></text:p>
          <draw:enhanced-geometry draw:mirror-horizontal="tru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custom-shape draw:name="Google Shape;128;p3" draw:style-name="Mgr8" draw:text-style-name="MP6" draw:layer="layout" svg:width="0.123cm" svg:height="0.092cm" svg:x="-0.754cm" svg:y="1.724cm">
          <text:p text:style-name="MP5"><text:span text:style-name="MT1"/></text:p>
          <draw:enhanced-geometry draw:mirror-horizontal="true" draw:mirror-vertical="false" drawooo:sub-view-size="2041 1535" draw:text-areas="0 0 ?f0 ?f1" svg:viewBox="0 0 0 0" draw:type="ooxml-non-primitive" draw:enhanced-path="M 1021 0 C 970 0 920 6 870 17 825 28 781 39 736 62 680 73 636 95 602 129 558 151 513 184 479 229 1 708 333 1530 1021 1535 L 1021 1535 C 1698 1530 2040 708 1562 229 1484 151 1406 95 1305 62 1261 39 1216 28 1171 17 1121 6 1071 0 1021 0 Z M 1021 1535 C 1019 1535 1017 1535 1015 1535 L 1026 1535 C 1024 1535 1023 1535 1021 1535 Z N">
            <draw:equation draw:name="f0" draw:formula="logwidth"/>
            <draw:equation draw:name="f1" draw:formula="logheight"/>
          </draw:enhanced-geometry>
        </draw:custom-shape>
        <draw:custom-shape draw:name="Google Shape;129;p3" draw:style-name="Mgr3" draw:text-style-name="MP6" draw:layer="layout" svg:width="1.622cm" svg:height="1.585cm" svg:x="-0.506cm" svg:y="1.973cm">
          <text:p text:style-name="MP5"><text:span text:style-name="MT1"/></text:p>
          <draw:enhanced-geometry draw:mirror-horizontal="true" draw:mirror-vertical="false" drawooo:sub-view-size="26659 26050" draw:text-areas="0 0 ?f0 ?f1" svg:viewBox="0 0 0 0" draw:type="ooxml-non-primitive" draw:enhanced-path="M 25615 0 C 25521 0 25422 18 25321 59 24529 360 24752 1532 25600 1532 25790 1532 25979 1454 26124 1331 26659 826 26246 0 25615 0 Z M 21521 4074 C 21427 4074 21327 4092 21225 4132 20433 4445 20656 5616 21504 5616 21705 5616 21895 5549 22029 5416 22573 4910 22160 4074 21521 4074 Z M 17436 8169 C 17341 8169 17242 8187 17141 8228 16349 8540 16572 9712 17420 9712 17621 9712 17811 9634 17944 9500 18488 8995 18069 8169 17436 8169 Z M 13345 12254 C 13242 12254 13134 12275 13023 12323 12264 12658 12499 13796 13336 13796 13548 13796 13749 13707 13894 13551 14381 13025 13960 12254 13345 12254 Z M 9257 16338 C 9155 16338 9048 16360 8939 16408 8169 16742 8414 17881 9251 17881 9463 17881 9664 17791 9809 17635 10297 17109 9867 16338 9257 16338 Z M 5182 20433 C 5088 20433 4989 20451 4888 20492 4096 20793 4319 21965 5167 21965 5357 21965 5546 21887 5691 21764 6225 21259 5813 20433 5182 20433 Z M 1088 24507 C 994 24507 894 24525 792 24565 0 24878 223 26049 1071 26049 1272 26049 1462 25982 1596 25849 2140 25343 1727 24507 1088 24507 Z N">
            <draw:equation draw:name="f0" draw:formula="logwidth"/>
            <draw:equation draw:name="f1" draw:formula="logheight"/>
          </draw:enhanced-geometry>
        </draw:custom-shape>
        <draw:custom-shape draw:name="Google Shape;130;p3" draw:style-name="Mgr8" draw:text-style-name="MP6" draw:layer="layout" svg:width="0.113cm" svg:height="0.092cm" svg:x="1.247cm" svg:y="3.714cm">
          <text:p text:style-name="MP5"><text:span text:style-name="MT1"/></text:p>
          <draw:enhanced-geometry draw:mirror-horizontal="true" draw:mirror-vertical="false" drawooo:sub-view-size="1876 1535" draw:text-areas="0 0 ?f0 ?f1" svg:viewBox="0 0 0 0" draw:type="ooxml-non-primitive" draw:enhanced-path="M 1027 1 C 976 1 924 6 871 17 826 28 781 39 737 62 692 84 648 106 603 129 558 162 525 196 480 229 0 709 346 1535 1027 1535 1228 1535 1429 1457 1563 1312 1641 1245 1697 1155 1730 1066 1752 1010 1763 966 1775 921 1875 438 1495 1 1027 1 Z N">
            <draw:equation draw:name="f0" draw:formula="logwidth"/>
            <draw:equation draw:name="f1" draw:formula="logheight"/>
          </draw:enhanced-geometry>
        </draw:custom-shape>
        <draw:custom-shape draw:name="Google Shape;131;p3" draw:style-name="Mgr3" draw:text-style-name="MP6" draw:layer="layout" svg:width="1.333cm" svg:height="1.331cm" svg:x="0.839cm" svg:y="1.334cm">
          <text:p text:style-name="MP5"><text:span text:style-name="MT1"/></text:p>
          <draw:enhanced-geometry draw:mirror-horizontal="true" draw:mirror-vertical="false" drawooo:sub-view-size="21907 21874" draw:text-areas="0 0 ?f0 ?f1" svg:viewBox="0 0 0 0" draw:type="ooxml-non-primitive" draw:enhanced-path="M 21751 1 C 21714 1 21678 15 21650 43 L 57 21636 C 1 21692 1 21781 57 21837 75 21855 101 21874 134 21874 141 21874 149 21873 157 21871 163 21873 169 21874 175 21874 202 21874 228 21855 246 21837 L 21851 232 C 21907 177 21907 99 21851 43 21823 15 21787 1 21751 1 Z N">
            <draw:equation draw:name="f0" draw:formula="logwidth"/>
            <draw:equation draw:name="f1" draw:formula="logheight"/>
          </draw:enhanced-geometry>
        </draw:custom-shape>
        <draw:custom-shape draw:name="Google Shape;132;p3" draw:style-name="Mgr3" draw:text-style-name="MP6" draw:layer="layout" svg:width="1.333cm" svg:height="1.332cm" svg:x="-3.213cm" svg:y="-0.94cm">
          <text:p text:style-name="MP5"><text:span text:style-name="MT1"/></text:p>
          <draw:enhanced-geometry draw:mirror-horizontal="true" draw:mirror-vertical="false" drawooo:sub-view-size="21907 21893" draw:text-areas="0 0 ?f0 ?f1" svg:viewBox="0 0 0 0" draw:type="ooxml-non-primitive" draw:enhanced-path="M 21752 0 C 21717 0 21684 14 21661 42 L 57 21647 C 1 21703 1 21792 57 21848 79 21870 113 21892 157 21892 191 21881 224 21870 258 21837 L 21851 243 C 21907 187 21907 98 21851 42 21823 14 21787 0 21752 0 Z N">
            <draw:equation draw:name="f0" draw:formula="logwidth"/>
            <draw:equation draw:name="f1" draw:formula="logheight"/>
          </draw:enhanced-geometry>
        </draw:custom-shape>
        <draw:custom-shape draw:name="Google Shape;133;p3" draw:style-name="Mgr3" draw:text-style-name="MP6" draw:layer="layout" svg:width="0.604cm" svg:height="0.582cm" svg:x="-2.835cm" svg:y="1.005cm">
          <text:p text:style-name="MP5"><text:span text:style-name="MT1"/></text:p>
          <draw:enhanced-geometry draw:mirror-horizontal="true" draw:mirror-vertical="false" drawooo:sub-view-size="9944 9568" draw:text-areas="0 0 ?f0 ?f1" svg:viewBox="0 0 0 0" draw:type="ooxml-non-primitive" draw:enhanced-path="M 5168 283 C 7645 283 9665 2292 9665 4780 9665 6599 8571 8240 6886 8943 6328 9172 5744 9283 5165 9283 3993 9283 2842 8827 1976 7961 693 6677 302 4736 1005 3062 1697 1377 3337 283 5168 283 Z M 5166 0 C 3922 0 2699 487 1786 1399 414 2772 1 4825 748 6611 1485 8396 3226 9568 5168 9568 7801 9557 9944 7425 9944 4780 9944 2850 8783 1109 6987 361 6397 118 5779 0 5166 0 Z N">
            <draw:equation draw:name="f0" draw:formula="logwidth"/>
            <draw:equation draw:name="f1" draw:formula="logheight"/>
          </draw:enhanced-geometry>
        </draw:custom-shape>
        <draw:custom-shape draw:name="Google Shape;134;p3" draw:style-name="Mgr7" draw:text-style-name="MP6" draw:layer="layout" svg:width="0.258cm" svg:height="0.259cm" svg:x="-2.674cm" svg:y="1.167cm">
          <text:p text:style-name="MP5"><text:span text:style-name="MT1"/></text:p>
          <draw:enhanced-geometry draw:mirror-horizontal="true" draw:mirror-vertical="false" drawooo:sub-view-size="4252 4264" draw:text-areas="0 0 ?f0 ?f1" svg:viewBox="0 0 0 0" draw:type="ooxml-non-primitive" draw:enhanced-path="M 2120 1 C 949 1 0 961 0 2132 0 3304 949 4264 2120 4264 3303 4264 4252 3304 4252 2132 4252 961 3303 1 2120 1 Z N">
            <draw:equation draw:name="f0" draw:formula="logwidth"/>
            <draw:equation draw:name="f1" draw:formula="logheight"/>
          </draw:enhanced-geometry>
        </draw:custom-shape>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CUSTOM_5f_5" style:display-name="CUSTOM_5" style:page-layout-name="PM1" draw:style-name="Mdp1">
      <draw:frame draw:name="Google Shape;544;p17" presentation:style-name="CUSTOM_5f_5-title" draw:layer="backgroundobjects" svg:width="21.05cm" svg:height="1.59cm" svg:x="2.175cm" svg:y="1.545cm" presentation:class="title" presentation:placeholder="true" presentation:user-transformed="true">
        <draw:text-box/>
      </draw:frame>
      <draw:g draw:name="Google Shape;551;p17">
        <draw:g draw:name="Google Shape;552;p17">
          <draw:custom-shape draw:name="Google Shape;553;p17" draw:style-name="Mgr3" draw:text-style-name="MP6" draw:layer="layout" svg:width="1.52cm" svg:height="1.519cm" svg:x="0.308cm" svg:y="1.735cm">
            <text:p text:style-name="MP5"><text:span text:style-name="MT1"/></text:p>
            <draw:enhanced-geometry draw:mirror-horizontal="fals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554;p17" draw:style-name="Mgr3" draw:text-style-name="MP6" draw:layer="layout" svg:width="1.525cm" svg:height="1.518cm" svg:x="-0.162cm" svg:y="2.719cm">
            <text:p text:style-name="MP5"><text:span text:style-name="MT1"/></text:p>
            <draw:enhanced-geometry draw:mirror-horizontal="fals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g>
        <draw:g draw:name="Google Shape;555;p17">
          <draw:custom-shape draw:name="Google Shape;556;p17" draw:style-name="Mgr3" draw:text-style-name="MP6" draw:layer="layout" svg:width="0.765cm" svg:height="0.761cm" svg:x="-0.992cm" svg:y="3.25cm">
            <text:p text:style-name="MP5"><text:span text:style-name="MT1"/></text:p>
            <draw:enhanced-geometry draw:mirror-horizontal="false" draw:mirror-vertical="false" drawooo:sub-view-size="11036 10968" draw:text-areas="0 0 ?f0 ?f1" svg:viewBox="0 0 0 0" draw:type="ooxml-non-primitive" draw:enhanced-path="M 10830 0 C 10795 0 10758 16 10725 54 L 46 10733 C 1 10789 1 10867 46 10923 79 10956 112 10968 146 10968 191 10968 224 10956 246 10923 L 10926 254 C 11036 153 10941 0 10830 0 Z N">
              <draw:equation draw:name="f0" draw:formula="logwidth"/>
              <draw:equation draw:name="f1" draw:formula="logheight"/>
            </draw:enhanced-geometry>
          </draw:custom-shape>
          <draw:custom-shape draw:name="Google Shape;557;p17" draw:style-name="Mgr14" draw:text-style-name="MP6" draw:layer="layout" svg:width="0.157cm" svg:height="0.157cm" svg:x="-0.32cm" svg:y="3.182cm">
            <text:p text:style-name="MP5"><text:span text:style-name="MT1"/></text:p>
            <draw:enhanced-geometry draw:mirror-horizontal="false" draw:mirror-vertical="false" drawooo:sub-view-size="2277 2278" draw:text-areas="0 0 ?f0 ?f1" svg:viewBox="0 0 0 0" draw:type="ooxml-non-primitive" draw:enhanced-path="M 1139 1 C 514 1 0 514 0 1139 0 1764 514 2277 1139 2277 1764 2277 2277 1764 2277 1139 2277 514 1764 1 1139 1 Z N">
              <draw:equation draw:name="f0" draw:formula="logwidth"/>
              <draw:equation draw:name="f1" draw:formula="logheight"/>
            </draw:enhanced-geometry>
          </draw:custom-shape>
          <draw:custom-shape draw:name="Google Shape;558;p17" draw:style-name="Mgr14" draw:text-style-name="MP6" draw:layer="layout" svg:width="0.157cm" svg:height="0.156cm" svg:x="-1.061cm" svg:y="3.924cm">
            <text:p text:style-name="MP5"><text:span text:style-name="MT1"/></text:p>
            <draw:enhanced-geometry draw:mirror-horizontal="false" draw:mirror-vertical="false" drawooo:sub-view-size="2278 2266" draw:text-areas="0 0 ?f0 ?f1" svg:viewBox="0 0 0 0" draw:type="ooxml-non-primitive" draw:enhanced-path="M 1139 0 C 514 0 1 503 1 1127 1 1764 514 2266 1139 2266 1775 2266 2277 1764 2277 1127 2277 503 1775 0 1139 0 Z N">
              <draw:equation draw:name="f0" draw:formula="logwidth"/>
              <draw:equation draw:name="f1" draw:formula="logheight"/>
            </draw:enhanced-geometry>
          </draw:custom-shape>
        </draw:g>
      </draw:g>
      <draw:g draw:name="Google Shape;559;p17">
        <draw:custom-shape draw:name="Google Shape;560;p17" draw:style-name="Mgr3" draw:text-style-name="MP6" draw:layer="layout" svg:width="2.091cm" svg:height="2.721cm" draw:transform="rotate (-3.14159265358979) translate (27.244cm 5.882cm)">
          <text:p text:style-name="MP5"><text:span text:style-name="MT1"/></text:p>
          <draw:enhanced-geometry draw:mirror-horizontal="false" draw:mirror-vertical="false" drawooo:sub-view-size="34350 44703" draw:text-areas="0 0 ?f0 ?f1" svg:viewBox="0 0 0 0" draw:type="ooxml-non-primitive" draw:enhanced-path="M 34205 1 C 34169 1 34132 15 34104 43 L 23425 10722 C 23402 10745 23391 10778 23391 10823 L 23391 21168 90 44468 C 1 44558 68 44703 191 44703 224 44703 258 44692 291 44669 L 23626 21324 C 23648 21301 23670 21257 23670 21223 L 23670 10879 34305 244 C 34350 188 34350 98 34305 43 34277 15 34241 1 34205 1 Z N">
            <draw:equation draw:name="f0" draw:formula="logwidth"/>
            <draw:equation draw:name="f1" draw:formula="logheight"/>
          </draw:enhanced-geometry>
        </draw:custom-shape>
        <draw:custom-shape draw:name="Google Shape;561;p17" draw:style-name="Mgr5" draw:text-style-name="MP6" draw:layer="layout" svg:width="0.151cm" svg:height="0.138cm" draw:transform="rotate (-3.14159265358979) translate (25.237cm 5.943cm)">
          <text:p text:style-name="MP5"><text:span text:style-name="MT1"/></text:p>
          <draw:enhanced-geometry draw:mirror-horizontal="false" draw:mirror-vertical="false" drawooo:sub-view-size="2501 2280" draw:text-areas="0 0 ?f0 ?f1" svg:viewBox="0 0 0 0" draw:type="ooxml-non-primitive" draw:enhanced-path="M 1248 0 C 738 0 270 354 146 879 1 1493 380 2107 994 2252 1077 2270 1161 2279 1243 2279 1757 2279 2231 1933 2356 1404 2501 790 2121 176 1507 31 1421 10 1334 0 1248 0 Z N">
            <draw:equation draw:name="f0" draw:formula="logwidth"/>
            <draw:equation draw:name="f1" draw:formula="logheight"/>
          </draw:enhanced-geometry>
        </draw:custom-shape>
        <draw:custom-shape draw:name="Google Shape;562;p17" draw:style-name="Mgr4" draw:text-style-name="MP6" draw:layer="layout" svg:width="0.377cm" svg:height="0.376cm" draw:transform="rotate (-3.14159265358979) translate (26.257cm 4.514cm)">
          <text:p text:style-name="MP5"><text:span text:style-name="MT1"/></text:p>
          <draw:enhanced-geometry draw:mirror-horizontal="false" draw:mirror-vertical="false" drawooo:sub-view-size="6206 6194" draw:text-areas="0 0 ?f0 ?f1" svg:viewBox="0 0 0 0" draw:type="ooxml-non-primitive" draw:enhanced-path="M 6149 0 L 1 6149 1395 6194 6205 1384 6149 0 Z N">
            <draw:equation draw:name="f0" draw:formula="logwidth"/>
            <draw:equation draw:name="f1" draw:formula="logheight"/>
          </draw:enhanced-geometry>
        </draw:custom-shape>
        <draw:custom-shape draw:name="Google Shape;563;p17" draw:style-name="Mgr3" draw:text-style-name="MP6" draw:layer="layout" svg:width="1.803cm" svg:height="2.184cm" draw:transform="rotate (-3.14159265358979) translate (27.026cm 4.963cm)">
          <text:p text:style-name="MP5"><text:span text:style-name="MT1"/></text:p>
          <draw:enhanced-geometry draw:mirror-horizontal="false" draw:mirror-vertical="false" drawooo:sub-view-size="29631 35878" draw:text-areas="0 0 ?f0 ?f1" svg:viewBox="0 0 0 0" draw:type="ooxml-non-primitive" draw:enhanced-path="M 29432 0 C 29400 0 29367 13 29338 44 L 23402 5981 C 23368 6004 23357 6037 23357 6082 L 23357 12342 56 35643 C 0 35699 0 35777 56 35833 89 35866 123 35877 156 35877 190 35877 234 35866 257 35844 L 23591 12498 C 23625 12476 23636 12443 23636 12398 L 23636 6137 29528 234 C 29631 140 29537 0 29432 0 Z N">
            <draw:equation draw:name="f0" draw:formula="logwidth"/>
            <draw:equation draw:name="f1" draw:formula="logheight"/>
          </draw:enhanced-geometry>
        </draw:custom-shape>
        <draw:custom-shape draw:name="Google Shape;564;p17" draw:style-name="Mgr6" draw:text-style-name="MP6" draw:layer="layout" svg:width="0.149cm" svg:height="0.137cm" draw:transform="rotate (-3.14159265358979) translate (25.308cm 5.023cm)">
          <text:p text:style-name="MP5"><text:span text:style-name="MT1"/></text:p>
          <draw:enhanced-geometry draw:mirror-horizontal="false" draw:mirror-vertical="false" drawooo:sub-view-size="2456 2273" draw:text-areas="0 0 ?f0 ?f1" svg:viewBox="0 0 0 0" draw:type="ooxml-non-primitive" draw:enhanced-path="M 1225 0 C 680 0 191 399 101 952 0 1577 424 2157 1049 2258 1111 2268 1173 2273 1233 2273 1775 2273 2254 1882 2344 1320 2455 707 2031 115 1406 15 1346 5 1285 0 1225 0 Z N">
            <draw:equation draw:name="f0" draw:formula="logwidth"/>
            <draw:equation draw:name="f1" draw:formula="logheight"/>
          </draw:enhanced-geometry>
        </draw:custom-shape>
        <draw:custom-shape draw:name="Google Shape;565;p17" draw:style-name="Mgr3" draw:text-style-name="MP6" draw:layer="layout" svg:width="0.67cm" svg:height="0.666cm" draw:transform="rotate (-3.14159265358979) translate (26.268cm 6.003cm)">
          <text:p text:style-name="MP5"><text:span text:style-name="MT1"/></text:p>
          <draw:enhanced-geometry draw:mirror-horizontal="false" draw:mirror-vertical="false" drawooo:sub-view-size="11016 10957" draw:text-areas="0 0 ?f0 ?f1" svg:viewBox="0 0 0 0" draw:type="ooxml-non-primitive" draw:enhanced-path="M 10859 0 C 10823 0 10787 14 10759 42 L 90 10711 C 1 10800 57 10956 180 10956 224 10956 258 10934 280 10912 L 10960 243 C 11015 187 11015 98 10960 42 10932 14 10895 0 10859 0 Z N">
            <draw:equation draw:name="f0" draw:formula="logwidth"/>
            <draw:equation draw:name="f1" draw:formula="logheight"/>
          </draw:enhanced-geometry>
        </draw:custom-shape>
        <draw:custom-shape draw:name="Google Shape;566;p17" draw:style-name="Mgr5" draw:text-style-name="MP6" draw:layer="layout" svg:width="0.157cm" svg:height="0.138cm" draw:transform="rotate (-3.14159265358979) translate (25.686cm 6.064cm)">
          <text:p text:style-name="MP5"><text:span text:style-name="MT1"/></text:p>
          <draw:enhanced-geometry draw:mirror-horizontal="false" draw:mirror-vertical="false" drawooo:sub-view-size="2590 2278" draw:text-areas="0 0 ?f0 ?f1" svg:viewBox="0 0 0 0" draw:type="ooxml-non-primitive" draw:enhanced-path="M 1285 1 C 1143 1 999 27 860 84 280 329 1 999 246 1579 423 2017 849 2277 1296 2277 1441 2277 1588 2250 1730 2193 2311 1947 2590 1289 2344 708 2158 268 1733 1 1285 1 Z N">
            <draw:equation draw:name="f0" draw:formula="logwidth"/>
            <draw:equation draw:name="f1" draw:formula="logheight"/>
          </draw:enhanced-geometry>
        </draw:custom-shape>
        <draw:custom-shape draw:name="Google Shape;567;p17" draw:style-name="Mgr6" draw:text-style-name="MP6" draw:layer="layout" svg:width="0.151cm" svg:height="0.137cm" draw:transform="rotate (-3.14159265358979) translate (26.333cm 5.414cm)">
          <text:p text:style-name="MP5"><text:span text:style-name="MT1"/></text:p>
          <draw:enhanced-geometry draw:mirror-horizontal="false" draw:mirror-vertical="false" drawooo:sub-view-size="2501 2272" draw:text-areas="0 0 ?f0 ?f1" svg:viewBox="0 0 0 0" draw:type="ooxml-non-primitive" draw:enhanced-path="M 1254 0 C 737 0 270 353 146 868 1 1482 380 2096 994 2241 1082 2262 1171 2272 1258 2272 1774 2272 2241 1918 2355 1393 2500 779 2121 176 1518 31 1430 10 1341 0 1254 0 Z N">
            <draw:equation draw:name="f0" draw:formula="logwidth"/>
            <draw:equation draw:name="f1" draw:formula="logheight"/>
          </draw:enhanced-geometry>
        </draw:custom-shape>
        <draw:custom-shape draw:name="Google Shape;568;p17" draw:style-name="Mgr3" draw:text-style-name="MP6" draw:layer="layout" svg:width="1.83cm" svg:height="1.826cm" draw:transform="rotate (-3.14159265358979) translate (25.756cm 3.622cm)">
          <text:p text:style-name="MP5"><text:span text:style-name="MT1"/></text:p>
          <draw:enhanced-geometry draw:mirror-horizontal="fals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569;p17" draw:style-name="Mgr4" draw:text-style-name="MP6" draw:layer="layout" svg:width="0.377cm" svg:height="0.376cm" draw:transform="rotate (-3.14159265358979) translate (24.67cm 3.269cm)">
          <text:p text:style-name="MP5"><text:span text:style-name="MT1"/></text:p>
          <draw:enhanced-geometry draw:mirror-horizontal="fals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570;p17" draw:style-name="Mgr5" draw:text-style-name="MP6" draw:layer="layout" svg:width="0.149cm" svg:height="0.138cm" draw:transform="rotate (-3.14159265358979) translate (23.983cm 3.697cm)">
          <text:p text:style-name="MP5"><text:span text:style-name="MT1"/></text:p>
          <draw:enhanced-geometry draw:mirror-horizontal="fals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571;p17" draw:style-name="Mgr6" draw:text-style-name="MP6" draw:layer="layout" svg:width="0.138cm" svg:height="0.137cm" draw:transform="rotate (-3.14159265358979) translate (25.816cm 1.872cm)">
          <text:p text:style-name="MP5"><text:span text:style-name="MT1"/></text:p>
          <draw:enhanced-geometry draw:mirror-horizontal="fals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custom-shape draw:name="Google Shape;572;p17" draw:style-name="Mgr8" draw:text-style-name="MP6" draw:layer="layout" svg:width="0.123cm" svg:height="0.092cm" draw:transform="rotate (-3.14159265358979) translate (25.192cm 3.851cm)">
          <text:p text:style-name="MP5"><text:span text:style-name="MT1"/></text:p>
          <draw:enhanced-geometry draw:mirror-horizontal="false" draw:mirror-vertical="false" drawooo:sub-view-size="2041 1535" draw:text-areas="0 0 ?f0 ?f1" svg:viewBox="0 0 0 0" draw:type="ooxml-non-primitive" draw:enhanced-path="M 1021 0 C 970 0 920 6 870 17 825 28 781 39 736 62 680 73 636 95 602 129 558 151 513 184 479 229 1 708 333 1530 1021 1535 L 1021 1535 C 1698 1530 2040 708 1562 229 1484 151 1406 95 1305 62 1261 39 1216 28 1171 17 1121 6 1071 0 1021 0 Z M 1021 1535 C 1019 1535 1017 1535 1015 1535 L 1026 1535 C 1024 1535 1023 1535 1021 1535 Z N">
            <draw:equation draw:name="f0" draw:formula="logwidth"/>
            <draw:equation draw:name="f1" draw:formula="logheight"/>
          </draw:enhanced-geometry>
        </draw:custom-shape>
        <draw:custom-shape draw:name="Google Shape;573;p17" draw:style-name="Mgr3" draw:text-style-name="MP6" draw:layer="layout" svg:width="1.622cm" svg:height="1.585cm" draw:transform="rotate (-3.14159265358979) translate (26.937cm 3.602cm)">
          <text:p text:style-name="MP5"><text:span text:style-name="MT1"/></text:p>
          <draw:enhanced-geometry draw:mirror-horizontal="false" draw:mirror-vertical="false" drawooo:sub-view-size="26659 26050" draw:text-areas="0 0 ?f0 ?f1" svg:viewBox="0 0 0 0" draw:type="ooxml-non-primitive" draw:enhanced-path="M 25615 0 C 25521 0 25422 18 25321 59 24529 360 24752 1532 25600 1532 25790 1532 25979 1454 26124 1331 26659 826 26246 0 25615 0 Z M 21521 4074 C 21427 4074 21327 4092 21225 4132 20433 4445 20656 5616 21504 5616 21705 5616 21895 5549 22029 5416 22573 4910 22160 4074 21521 4074 Z M 17436 8169 C 17341 8169 17242 8187 17141 8228 16349 8540 16572 9712 17420 9712 17621 9712 17811 9634 17944 9500 18488 8995 18069 8169 17436 8169 Z M 13345 12254 C 13242 12254 13134 12275 13023 12323 12264 12658 12499 13796 13336 13796 13548 13796 13749 13707 13894 13551 14381 13025 13960 12254 13345 12254 Z M 9257 16338 C 9155 16338 9048 16360 8939 16408 8169 16742 8414 17881 9251 17881 9463 17881 9664 17791 9809 17635 10297 17109 9867 16338 9257 16338 Z M 5182 20433 C 5088 20433 4989 20451 4888 20492 4096 20793 4319 21965 5167 21965 5357 21965 5546 21887 5691 21764 6225 21259 5813 20433 5182 20433 Z M 1088 24507 C 994 24507 894 24525 792 24565 0 24878 223 26049 1071 26049 1272 26049 1462 25982 1596 25849 2140 25343 1727 24507 1088 24507 Z N">
            <draw:equation draw:name="f0" draw:formula="logwidth"/>
            <draw:equation draw:name="f1" draw:formula="logheight"/>
          </draw:enhanced-geometry>
        </draw:custom-shape>
        <draw:custom-shape draw:name="Google Shape;574;p17" draw:style-name="Mgr8" draw:text-style-name="MP6" draw:layer="layout" svg:width="0.113cm" svg:height="0.092cm" draw:transform="rotate (-3.14159265358979) translate (27.183cm 1.861cm)">
          <text:p text:style-name="MP5"><text:span text:style-name="MT1"/></text:p>
          <draw:enhanced-geometry draw:mirror-horizontal="false" draw:mirror-vertical="false" drawooo:sub-view-size="1876 1535" draw:text-areas="0 0 ?f0 ?f1" svg:viewBox="0 0 0 0" draw:type="ooxml-non-primitive" draw:enhanced-path="M 1027 1 C 976 1 924 6 871 17 826 28 781 39 737 62 692 84 648 106 603 129 558 162 525 196 480 229 0 709 346 1535 1027 1535 1228 1535 1429 1457 1563 1312 1641 1245 1697 1155 1730 1066 1752 1010 1763 966 1775 921 1875 438 1495 1 1027 1 Z N">
            <draw:equation draw:name="f0" draw:formula="logwidth"/>
            <draw:equation draw:name="f1" draw:formula="logheight"/>
          </draw:enhanced-geometry>
        </draw:custom-shape>
        <draw:custom-shape draw:name="Google Shape;575;p17" draw:style-name="Mgr3" draw:text-style-name="MP6" draw:layer="layout" svg:width="1.333cm" svg:height="1.331cm" draw:transform="rotate (-3.14159265358979) translate (27.994cm 4.241cm)">
          <text:p text:style-name="MP5"><text:span text:style-name="MT1"/></text:p>
          <draw:enhanced-geometry draw:mirror-horizontal="false" draw:mirror-vertical="false" drawooo:sub-view-size="21907 21874" draw:text-areas="0 0 ?f0 ?f1" svg:viewBox="0 0 0 0" draw:type="ooxml-non-primitive" draw:enhanced-path="M 21751 1 C 21714 1 21678 15 21650 43 L 57 21636 C 1 21692 1 21781 57 21837 75 21855 101 21874 134 21874 141 21874 149 21873 157 21871 163 21873 169 21874 175 21874 202 21874 228 21855 246 21837 L 21851 232 C 21907 177 21907 99 21851 43 21823 15 21787 1 21751 1 Z N">
            <draw:equation draw:name="f0" draw:formula="logwidth"/>
            <draw:equation draw:name="f1" draw:formula="logheight"/>
          </draw:enhanced-geometry>
        </draw:custom-shape>
        <draw:custom-shape draw:name="Google Shape;576;p17" draw:style-name="Mgr3" draw:text-style-name="MP6" draw:layer="layout" svg:width="1.333cm" svg:height="1.332cm" draw:transform="rotate (-3.14159265358979) translate (24.575cm 6.158cm)">
          <text:p text:style-name="MP5"><text:span text:style-name="MT1"/></text:p>
          <draw:enhanced-geometry draw:mirror-horizontal="false" draw:mirror-vertical="false" drawooo:sub-view-size="21907 21893" draw:text-areas="0 0 ?f0 ?f1" svg:viewBox="0 0 0 0" draw:type="ooxml-non-primitive" draw:enhanced-path="M 21752 0 C 21717 0 21684 14 21661 42 L 57 21647 C 1 21703 1 21792 57 21848 79 21870 113 21892 157 21892 191 21881 224 21870 258 21837 L 21851 243 C 21907 187 21907 98 21851 42 21823 14 21787 0 21752 0 Z N">
            <draw:equation draw:name="f0" draw:formula="logwidth"/>
            <draw:equation draw:name="f1" draw:formula="logheight"/>
          </draw:enhanced-geometry>
        </draw:custom-shape>
        <draw:custom-shape draw:name="Google Shape;577;p17" draw:style-name="Mgr3" draw:text-style-name="MP6" draw:layer="layout" svg:width="0.604cm" svg:height="0.582cm" draw:transform="rotate (-3.14159265358979) translate (23.589cm 4.57cm)">
          <text:p text:style-name="MP5"><text:span text:style-name="MT1"/></text:p>
          <draw:enhanced-geometry draw:mirror-horizontal="false" draw:mirror-vertical="false" drawooo:sub-view-size="9944 9568" draw:text-areas="0 0 ?f0 ?f1" svg:viewBox="0 0 0 0" draw:type="ooxml-non-primitive" draw:enhanced-path="M 5168 283 C 7645 283 9665 2292 9665 4780 9665 6599 8571 8240 6886 8943 6328 9172 5744 9283 5165 9283 3993 9283 2842 8827 1976 7961 693 6677 302 4736 1005 3062 1697 1377 3337 283 5168 283 Z M 5166 0 C 3922 0 2699 487 1786 1399 414 2772 1 4825 748 6611 1485 8396 3226 9568 5168 9568 7801 9557 9944 7425 9944 4780 9944 2850 8783 1109 6987 361 6397 118 5779 0 5166 0 Z N">
            <draw:equation draw:name="f0" draw:formula="logwidth"/>
            <draw:equation draw:name="f1" draw:formula="logheight"/>
          </draw:enhanced-geometry>
        </draw:custom-shape>
        <draw:custom-shape draw:name="Google Shape;578;p17" draw:style-name="Mgr7" draw:text-style-name="MP6" draw:layer="layout" svg:width="0.258cm" svg:height="0.259cm" draw:transform="rotate (-3.14159265358979) translate (23.405cm 4.408cm)">
          <text:p text:style-name="MP5"><text:span text:style-name="MT1"/></text:p>
          <draw:enhanced-geometry draw:mirror-horizontal="false" draw:mirror-vertical="false" drawooo:sub-view-size="4252 4264" draw:text-areas="0 0 ?f0 ?f1" svg:viewBox="0 0 0 0" draw:type="ooxml-non-primitive" draw:enhanced-path="M 2120 1 C 949 1 0 961 0 2132 0 3304 949 4264 2120 4264 3303 4264 4252 3304 4252 2132 4252 961 3303 1 2120 1 Z N">
            <draw:equation draw:name="f0" draw:formula="logwidth"/>
            <draw:equation draw:name="f1" draw:formula="logheight"/>
          </draw:enhanced-geometry>
        </draw:custom-shape>
      </draw:g>
      <draw:g draw:name="Google Shape;579;p17">
        <draw:custom-shape draw:name="Google Shape;580;p17" draw:style-name="Mgr3" draw:text-style-name="MP6" draw:layer="layout" svg:width="2.091cm" svg:height="2.721cm" draw:transform="rotate (-3.14159265358979) translate (7.535cm 16.057cm)">
          <text:p text:style-name="MP5"><text:span text:style-name="MT1"/></text:p>
          <draw:enhanced-geometry draw:mirror-horizontal="false" draw:mirror-vertical="false" drawooo:sub-view-size="34350 44703" draw:text-areas="0 0 ?f0 ?f1" svg:viewBox="0 0 0 0" draw:type="ooxml-non-primitive" draw:enhanced-path="M 34205 1 C 34169 1 34132 15 34104 43 L 23425 10722 C 23402 10745 23391 10778 23391 10823 L 23391 21168 90 44468 C 1 44558 68 44703 191 44703 224 44703 258 44692 291 44669 L 23626 21324 C 23648 21301 23670 21257 23670 21223 L 23670 10879 34305 244 C 34350 188 34350 98 34305 43 34277 15 34241 1 34205 1 Z N">
            <draw:equation draw:name="f0" draw:formula="logwidth"/>
            <draw:equation draw:name="f1" draw:formula="logheight"/>
          </draw:enhanced-geometry>
        </draw:custom-shape>
        <draw:custom-shape draw:name="Google Shape;581;p17" draw:style-name="Mgr5" draw:text-style-name="MP6" draw:layer="layout" svg:width="0.151cm" svg:height="0.138cm" draw:transform="rotate (-3.14159265358979) translate (5.529cm 16.118cm)">
          <text:p text:style-name="MP5"><text:span text:style-name="MT1"/></text:p>
          <draw:enhanced-geometry draw:mirror-horizontal="false" draw:mirror-vertical="false" drawooo:sub-view-size="2501 2280" draw:text-areas="0 0 ?f0 ?f1" svg:viewBox="0 0 0 0" draw:type="ooxml-non-primitive" draw:enhanced-path="M 1248 0 C 738 0 270 354 146 879 1 1493 380 2107 994 2252 1077 2270 1161 2279 1243 2279 1757 2279 2231 1933 2356 1404 2501 790 2121 176 1507 31 1421 10 1334 0 1248 0 Z N">
            <draw:equation draw:name="f0" draw:formula="logwidth"/>
            <draw:equation draw:name="f1" draw:formula="logheight"/>
          </draw:enhanced-geometry>
        </draw:custom-shape>
        <draw:custom-shape draw:name="Google Shape;582;p17" draw:style-name="Mgr4" draw:text-style-name="MP6" draw:layer="layout" svg:width="0.377cm" svg:height="0.376cm" draw:transform="rotate (-3.14159265358979) translate (6.549cm 14.689cm)">
          <text:p text:style-name="MP5"><text:span text:style-name="MT1"/></text:p>
          <draw:enhanced-geometry draw:mirror-horizontal="false" draw:mirror-vertical="false" drawooo:sub-view-size="6206 6194" draw:text-areas="0 0 ?f0 ?f1" svg:viewBox="0 0 0 0" draw:type="ooxml-non-primitive" draw:enhanced-path="M 6149 0 L 1 6149 1395 6194 6205 1384 6149 0 Z N">
            <draw:equation draw:name="f0" draw:formula="logwidth"/>
            <draw:equation draw:name="f1" draw:formula="logheight"/>
          </draw:enhanced-geometry>
        </draw:custom-shape>
        <draw:custom-shape draw:name="Google Shape;583;p17" draw:style-name="Mgr3" draw:text-style-name="MP6" draw:layer="layout" svg:width="1.803cm" svg:height="2.184cm" draw:transform="rotate (-3.14159265358979) translate (7.317cm 15.137cm)">
          <text:p text:style-name="MP5"><text:span text:style-name="MT1"/></text:p>
          <draw:enhanced-geometry draw:mirror-horizontal="false" draw:mirror-vertical="false" drawooo:sub-view-size="29631 35878" draw:text-areas="0 0 ?f0 ?f1" svg:viewBox="0 0 0 0" draw:type="ooxml-non-primitive" draw:enhanced-path="M 29432 0 C 29400 0 29367 13 29338 44 L 23402 5981 C 23368 6004 23357 6037 23357 6082 L 23357 12342 56 35643 C 0 35699 0 35777 56 35833 89 35866 123 35877 156 35877 190 35877 234 35866 257 35844 L 23591 12498 C 23625 12476 23636 12443 23636 12398 L 23636 6137 29528 234 C 29631 140 29537 0 29432 0 Z N">
            <draw:equation draw:name="f0" draw:formula="logwidth"/>
            <draw:equation draw:name="f1" draw:formula="logheight"/>
          </draw:enhanced-geometry>
        </draw:custom-shape>
        <draw:custom-shape draw:name="Google Shape;584;p17" draw:style-name="Mgr6" draw:text-style-name="MP6" draw:layer="layout" svg:width="0.149cm" svg:height="0.137cm" draw:transform="rotate (-3.14159265358979) translate (5.599cm 15.198cm)">
          <text:p text:style-name="MP5"><text:span text:style-name="MT1"/></text:p>
          <draw:enhanced-geometry draw:mirror-horizontal="false" draw:mirror-vertical="false" drawooo:sub-view-size="2456 2273" draw:text-areas="0 0 ?f0 ?f1" svg:viewBox="0 0 0 0" draw:type="ooxml-non-primitive" draw:enhanced-path="M 1225 0 C 680 0 191 399 101 952 0 1577 424 2157 1049 2258 1111 2268 1173 2273 1233 2273 1775 2273 2254 1882 2344 1320 2455 707 2031 115 1406 15 1346 5 1285 0 1225 0 Z N">
            <draw:equation draw:name="f0" draw:formula="logwidth"/>
            <draw:equation draw:name="f1" draw:formula="logheight"/>
          </draw:enhanced-geometry>
        </draw:custom-shape>
        <draw:custom-shape draw:name="Google Shape;585;p17" draw:style-name="Mgr3" draw:text-style-name="MP6" draw:layer="layout" svg:width="0.67cm" svg:height="0.666cm" draw:transform="rotate (-3.14159265358979) translate (6.56cm 16.178cm)">
          <text:p text:style-name="MP5"><text:span text:style-name="MT1"/></text:p>
          <draw:enhanced-geometry draw:mirror-horizontal="false" draw:mirror-vertical="false" drawooo:sub-view-size="11016 10957" draw:text-areas="0 0 ?f0 ?f1" svg:viewBox="0 0 0 0" draw:type="ooxml-non-primitive" draw:enhanced-path="M 10859 0 C 10823 0 10787 14 10759 42 L 90 10711 C 1 10800 57 10956 180 10956 224 10956 258 10934 280 10912 L 10960 243 C 11015 187 11015 98 10960 42 10932 14 10895 0 10859 0 Z N">
            <draw:equation draw:name="f0" draw:formula="logwidth"/>
            <draw:equation draw:name="f1" draw:formula="logheight"/>
          </draw:enhanced-geometry>
        </draw:custom-shape>
        <draw:custom-shape draw:name="Google Shape;586;p17" draw:style-name="Mgr5" draw:text-style-name="MP6" draw:layer="layout" svg:width="0.157cm" svg:height="0.138cm" draw:transform="rotate (-3.14159265358979) translate (5.977cm 16.239cm)">
          <text:p text:style-name="MP5"><text:span text:style-name="MT1"/></text:p>
          <draw:enhanced-geometry draw:mirror-horizontal="false" draw:mirror-vertical="false" drawooo:sub-view-size="2590 2278" draw:text-areas="0 0 ?f0 ?f1" svg:viewBox="0 0 0 0" draw:type="ooxml-non-primitive" draw:enhanced-path="M 1285 1 C 1143 1 999 27 860 84 280 329 1 999 246 1579 423 2017 849 2277 1296 2277 1441 2277 1588 2250 1730 2193 2311 1947 2590 1289 2344 708 2158 268 1733 1 1285 1 Z N">
            <draw:equation draw:name="f0" draw:formula="logwidth"/>
            <draw:equation draw:name="f1" draw:formula="logheight"/>
          </draw:enhanced-geometry>
        </draw:custom-shape>
        <draw:custom-shape draw:name="Google Shape;587;p17" draw:style-name="Mgr6" draw:text-style-name="MP6" draw:layer="layout" svg:width="0.151cm" svg:height="0.137cm" draw:transform="rotate (-3.14159265358979) translate (6.625cm 15.588cm)">
          <text:p text:style-name="MP5"><text:span text:style-name="MT1"/></text:p>
          <draw:enhanced-geometry draw:mirror-horizontal="false" draw:mirror-vertical="false" drawooo:sub-view-size="2501 2272" draw:text-areas="0 0 ?f0 ?f1" svg:viewBox="0 0 0 0" draw:type="ooxml-non-primitive" draw:enhanced-path="M 1254 0 C 737 0 270 353 146 868 1 1482 380 2096 994 2241 1082 2262 1171 2272 1258 2272 1774 2272 2241 1918 2355 1393 2500 779 2121 176 1518 31 1430 10 1341 0 1254 0 Z N">
            <draw:equation draw:name="f0" draw:formula="logwidth"/>
            <draw:equation draw:name="f1" draw:formula="logheight"/>
          </draw:enhanced-geometry>
        </draw:custom-shape>
        <draw:custom-shape draw:name="Google Shape;588;p17" draw:style-name="Mgr3" draw:text-style-name="MP6" draw:layer="layout" svg:width="1.83cm" svg:height="1.826cm" draw:transform="rotate (-3.14159265358979) translate (6.048cm 13.797cm)">
          <text:p text:style-name="MP5"><text:span text:style-name="MT1"/></text:p>
          <draw:enhanced-geometry draw:mirror-horizontal="fals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589;p17" draw:style-name="Mgr4" draw:text-style-name="MP6" draw:layer="layout" svg:width="0.377cm" svg:height="0.376cm" draw:transform="rotate (-3.14159265358979) translate (4.961cm 13.443cm)">
          <text:p text:style-name="MP5"><text:span text:style-name="MT1"/></text:p>
          <draw:enhanced-geometry draw:mirror-horizontal="fals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590;p17" draw:style-name="Mgr5" draw:text-style-name="MP6" draw:layer="layout" svg:width="0.149cm" svg:height="0.138cm" draw:transform="rotate (-3.14159265358979) translate (4.274cm 13.872cm)">
          <text:p text:style-name="MP5"><text:span text:style-name="MT1"/></text:p>
          <draw:enhanced-geometry draw:mirror-horizontal="fals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591;p17" draw:style-name="Mgr6" draw:text-style-name="MP6" draw:layer="layout" svg:width="0.138cm" svg:height="0.137cm" draw:transform="rotate (-3.14159265358979) translate (6.108cm 12.047cm)">
          <text:p text:style-name="MP5"><text:span text:style-name="MT1"/></text:p>
          <draw:enhanced-geometry draw:mirror-horizontal="fals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custom-shape draw:name="Google Shape;592;p17" draw:style-name="Mgr8" draw:text-style-name="MP6" draw:layer="layout" svg:width="0.123cm" svg:height="0.092cm" draw:transform="rotate (-3.14159265358979) translate (5.483cm 14.025cm)">
          <text:p text:style-name="MP5"><text:span text:style-name="MT1"/></text:p>
          <draw:enhanced-geometry draw:mirror-horizontal="false" draw:mirror-vertical="false" drawooo:sub-view-size="2041 1535" draw:text-areas="0 0 ?f0 ?f1" svg:viewBox="0 0 0 0" draw:type="ooxml-non-primitive" draw:enhanced-path="M 1021 0 C 970 0 920 6 870 17 825 28 781 39 736 62 680 73 636 95 602 129 558 151 513 184 479 229 1 708 333 1530 1021 1535 L 1021 1535 C 1698 1530 2040 708 1562 229 1484 151 1406 95 1305 62 1261 39 1216 28 1171 17 1121 6 1071 0 1021 0 Z M 1021 1535 C 1019 1535 1017 1535 1015 1535 L 1026 1535 C 1024 1535 1023 1535 1021 1535 Z N">
            <draw:equation draw:name="f0" draw:formula="logwidth"/>
            <draw:equation draw:name="f1" draw:formula="logheight"/>
          </draw:enhanced-geometry>
        </draw:custom-shape>
        <draw:custom-shape draw:name="Google Shape;593;p17" draw:style-name="Mgr3" draw:text-style-name="MP6" draw:layer="layout" svg:width="1.622cm" svg:height="1.585cm" draw:transform="rotate (-3.14159265358979) translate (7.228cm 13.777cm)">
          <text:p text:style-name="MP5"><text:span text:style-name="MT1"/></text:p>
          <draw:enhanced-geometry draw:mirror-horizontal="false" draw:mirror-vertical="false" drawooo:sub-view-size="26659 26050" draw:text-areas="0 0 ?f0 ?f1" svg:viewBox="0 0 0 0" draw:type="ooxml-non-primitive" draw:enhanced-path="M 25615 0 C 25521 0 25422 18 25321 59 24529 360 24752 1532 25600 1532 25790 1532 25979 1454 26124 1331 26659 826 26246 0 25615 0 Z M 21521 4074 C 21427 4074 21327 4092 21225 4132 20433 4445 20656 5616 21504 5616 21705 5616 21895 5549 22029 5416 22573 4910 22160 4074 21521 4074 Z M 17436 8169 C 17341 8169 17242 8187 17141 8228 16349 8540 16572 9712 17420 9712 17621 9712 17811 9634 17944 9500 18488 8995 18069 8169 17436 8169 Z M 13345 12254 C 13242 12254 13134 12275 13023 12323 12264 12658 12499 13796 13336 13796 13548 13796 13749 13707 13894 13551 14381 13025 13960 12254 13345 12254 Z M 9257 16338 C 9155 16338 9048 16360 8939 16408 8169 16742 8414 17881 9251 17881 9463 17881 9664 17791 9809 17635 10297 17109 9867 16338 9257 16338 Z M 5182 20433 C 5088 20433 4989 20451 4888 20492 4096 20793 4319 21965 5167 21965 5357 21965 5546 21887 5691 21764 6225 21259 5813 20433 5182 20433 Z M 1088 24507 C 994 24507 894 24525 792 24565 0 24878 223 26049 1071 26049 1272 26049 1462 25982 1596 25849 2140 25343 1727 24507 1088 24507 Z N">
            <draw:equation draw:name="f0" draw:formula="logwidth"/>
            <draw:equation draw:name="f1" draw:formula="logheight"/>
          </draw:enhanced-geometry>
        </draw:custom-shape>
        <draw:custom-shape draw:name="Google Shape;594;p17" draw:style-name="Mgr8" draw:text-style-name="MP6" draw:layer="layout" svg:width="0.113cm" svg:height="0.092cm" draw:transform="rotate (-3.14159265358979) translate (7.474cm 12.035cm)">
          <text:p text:style-name="MP5"><text:span text:style-name="MT1"/></text:p>
          <draw:enhanced-geometry draw:mirror-horizontal="false" draw:mirror-vertical="false" drawooo:sub-view-size="1876 1535" draw:text-areas="0 0 ?f0 ?f1" svg:viewBox="0 0 0 0" draw:type="ooxml-non-primitive" draw:enhanced-path="M 1027 1 C 976 1 924 6 871 17 826 28 781 39 737 62 692 84 648 106 603 129 558 162 525 196 480 229 0 709 346 1535 1027 1535 1228 1535 1429 1457 1563 1312 1641 1245 1697 1155 1730 1066 1752 1010 1763 966 1775 921 1875 438 1495 1 1027 1 Z N">
            <draw:equation draw:name="f0" draw:formula="logwidth"/>
            <draw:equation draw:name="f1" draw:formula="logheight"/>
          </draw:enhanced-geometry>
        </draw:custom-shape>
        <draw:custom-shape draw:name="Google Shape;595;p17" draw:style-name="Mgr3" draw:text-style-name="MP6" draw:layer="layout" svg:width="1.333cm" svg:height="1.331cm" draw:transform="rotate (-3.14159265358979) translate (8.286cm 14.416cm)">
          <text:p text:style-name="MP5"><text:span text:style-name="MT1"/></text:p>
          <draw:enhanced-geometry draw:mirror-horizontal="false" draw:mirror-vertical="false" drawooo:sub-view-size="21907 21874" draw:text-areas="0 0 ?f0 ?f1" svg:viewBox="0 0 0 0" draw:type="ooxml-non-primitive" draw:enhanced-path="M 21751 1 C 21714 1 21678 15 21650 43 L 57 21636 C 1 21692 1 21781 57 21837 75 21855 101 21874 134 21874 141 21874 149 21873 157 21871 163 21873 169 21874 175 21874 202 21874 228 21855 246 21837 L 21851 232 C 21907 177 21907 99 21851 43 21823 15 21787 1 21751 1 Z N">
            <draw:equation draw:name="f0" draw:formula="logwidth"/>
            <draw:equation draw:name="f1" draw:formula="logheight"/>
          </draw:enhanced-geometry>
        </draw:custom-shape>
        <draw:custom-shape draw:name="Google Shape;596;p17" draw:style-name="Mgr3" draw:text-style-name="MP6" draw:layer="layout" svg:width="1.333cm" svg:height="1.332cm" draw:transform="rotate (-3.14159265358979) translate (4.867cm 16.332cm)">
          <text:p text:style-name="MP5"><text:span text:style-name="MT1"/></text:p>
          <draw:enhanced-geometry draw:mirror-horizontal="false" draw:mirror-vertical="false" drawooo:sub-view-size="21907 21893" draw:text-areas="0 0 ?f0 ?f1" svg:viewBox="0 0 0 0" draw:type="ooxml-non-primitive" draw:enhanced-path="M 21752 0 C 21717 0 21684 14 21661 42 L 57 21647 C 1 21703 1 21792 57 21848 79 21870 113 21892 157 21892 191 21881 224 21870 258 21837 L 21851 243 C 21907 187 21907 98 21851 42 21823 14 21787 0 21752 0 Z N">
            <draw:equation draw:name="f0" draw:formula="logwidth"/>
            <draw:equation draw:name="f1" draw:formula="logheight"/>
          </draw:enhanced-geometry>
        </draw:custom-shape>
        <draw:custom-shape draw:name="Google Shape;597;p17" draw:style-name="Mgr3" draw:text-style-name="MP6" draw:layer="layout" svg:width="0.604cm" svg:height="0.582cm" draw:transform="rotate (-3.14159265358979) translate (3.881cm 14.744cm)">
          <text:p text:style-name="MP5"><text:span text:style-name="MT1"/></text:p>
          <draw:enhanced-geometry draw:mirror-horizontal="false" draw:mirror-vertical="false" drawooo:sub-view-size="9944 9568" draw:text-areas="0 0 ?f0 ?f1" svg:viewBox="0 0 0 0" draw:type="ooxml-non-primitive" draw:enhanced-path="M 5168 283 C 7645 283 9665 2292 9665 4780 9665 6599 8571 8240 6886 8943 6328 9172 5744 9283 5165 9283 3993 9283 2842 8827 1976 7961 693 6677 302 4736 1005 3062 1697 1377 3337 283 5168 283 Z M 5166 0 C 3922 0 2699 487 1786 1399 414 2772 1 4825 748 6611 1485 8396 3226 9568 5168 9568 7801 9557 9944 7425 9944 4780 9944 2850 8783 1109 6987 361 6397 118 5779 0 5166 0 Z N">
            <draw:equation draw:name="f0" draw:formula="logwidth"/>
            <draw:equation draw:name="f1" draw:formula="logheight"/>
          </draw:enhanced-geometry>
        </draw:custom-shape>
        <draw:custom-shape draw:name="Google Shape;598;p17" draw:style-name="Mgr7" draw:text-style-name="MP6" draw:layer="layout" svg:width="0.258cm" svg:height="0.259cm" draw:transform="rotate (-3.14159265358979) translate (3.696cm 14.583cm)">
          <text:p text:style-name="MP5"><text:span text:style-name="MT1"/></text:p>
          <draw:enhanced-geometry draw:mirror-horizontal="false" draw:mirror-vertical="false" drawooo:sub-view-size="4252 4264" draw:text-areas="0 0 ?f0 ?f1" svg:viewBox="0 0 0 0" draw:type="ooxml-non-primitive" draw:enhanced-path="M 2120 1 C 949 1 0 961 0 2132 0 3304 949 4264 2120 4264 3303 4264 4252 3304 4252 2132 4252 961 3303 1 2120 1 Z N">
            <draw:equation draw:name="f0" draw:formula="logwidth"/>
            <draw:equation draw:name="f1" draw:formula="logheight"/>
          </draw:enhanced-geometry>
        </draw:custom-shape>
      </draw:g>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16.931cm" svg:height="9.524cm" svg:x="1.059cm" svg:y="1.93cm" presentation:class="page"/>
        <draw:frame presentation:style-name="CUSTOM_5f_5-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CUSTOM_5f_4" style:display-name="CUSTOM_4" style:page-layout-name="PM1" draw:style-name="Mdp1">
      <draw:frame draw:name="Google Shape;491;p15" presentation:style-name="CUSTOM_5f_4-title" draw:layer="backgroundobjects" svg:width="21.05cm" svg:height="1.59cm" svg:x="2.175cm" svg:y="1.545cm" presentation:class="title" presentation:placeholder="true" presentation:user-transformed="true">
        <draw:text-box/>
      </draw:frame>
      <draw:g draw:name="Google Shape;492;p15">
        <draw:custom-shape draw:name="Google Shape;493;p15" draw:style-name="Mgr9" draw:text-style-name="MP6" draw:layer="layout" svg:width="0.106cm" svg:height="0.105cm" svg:x="24.878cm" svg:y="4.889cm">
          <text:p text:style-name="MP5"><text:span text:style-name="MT1"/></text:p>
          <draw:enhanced-geometry draw:mirror-horizontal="false" draw:mirror-vertical="false" drawooo:sub-view-size="1541 1530" draw:text-areas="0 0 ?f0 ?f1" svg:viewBox="0 0 0 0" draw:type="ooxml-non-primitive" draw:enhanced-path="M 779 1 C 679 1 577 19 480 56 436 79 391 101 346 134 302 157 268 190 224 224 190 257 157 302 134 346 101 380 79 425 56 480 45 525 34 570 23 614 12 659 0 715 0 771 0 971 90 1161 224 1306 268 1340 302 1373 346 1407 391 1429 436 1451 480 1474 525 1496 570 1507 625 1518 670 1529 726 1529 770 1529 L 782 1529 C 1206 1529 1540 1183 1540 771 1540 715 1540 659 1529 614 1518 570 1507 525 1485 480 1462 425 1440 380 1418 346 1384 302 1351 257 1317 224 1176 75 980 1 779 1 Z N">
            <draw:equation draw:name="f0" draw:formula="logwidth"/>
            <draw:equation draw:name="f1" draw:formula="logheight"/>
          </draw:enhanced-geometry>
        </draw:custom-shape>
        <draw:custom-shape draw:name="Google Shape;494;p15" draw:style-name="Mgr3" draw:text-style-name="MP6" draw:layer="layout" svg:width="1.454cm" svg:height="1.414cm" svg:x="23.289cm" svg:y="5.15cm">
          <text:p text:style-name="MP5"><text:span text:style-name="MT1"/></text:p>
          <draw:enhanced-geometry draw:mirror-horizontal="false" draw:mirror-vertical="false" drawooo:sub-view-size="20958 20372" draw:text-areas="0 0 ?f0 ?f1" svg:viewBox="0 0 0 0" draw:type="ooxml-non-primitive" draw:enhanced-path="M 19910 1 C 19813 1 19712 19 19608 61 18839 384 19060 1540 19903 1545 L 19903 1545 C 20102 1544 20301 1466 20445 1311 20957 798 20539 1 19910 1 Z M 19903 1545 C 19901 1545 19900 1545 19898 1545 L 19909 1545 C 19907 1545 19905 1545 19903 1545 Z M 16154 3769 C 16056 3769 15952 3789 15847 3833 15067 4156 15299 5301 16131 5306 L 16131 5306 C 16341 5305 16540 5227 16684 5083 17194 4563 16774 3769 16154 3769 Z M 16131 5306 C 16129 5306 16128 5306 16126 5306 L 16137 5306 C 16135 5306 16133 5306 16131 5306 Z M 12383 7530 C 12285 7530 12181 7550 12075 7594 11307 7917 11527 9073 12370 9078 L 12370 9078 C 12569 9077 12768 8998 12912 8844 13423 8333 13009 7530 12383 7530 Z M 12370 9078 C 12369 9078 12367 9078 12365 9078 L 12376 9078 C 12374 9078 12372 9078 12370 9078 Z M 8596 11293 C 8415 11293 8227 11364 8058 11533 7578 12013 7924 12839 8604 12839 8805 12839 9006 12761 9151 12615 9699 12059 9190 11293 8596 11293 Z M 4844 15041 C 4659 15041 4467 15116 4297 15294 3817 15785 4152 16611 4844 16611 5044 16611 5234 16521 5379 16376 5968 15830 5447 15041 4844 15041 Z M 1086 18834 C 989 18834 886 18854 782 18898 0 19222 235 20371 1072 20371 1273 20371 1473 20293 1618 20148 2130 19637 1707 18834 1086 18834 Z N">
            <draw:equation draw:name="f0" draw:formula="logwidth"/>
            <draw:equation draw:name="f1" draw:formula="logheight"/>
          </draw:enhanced-geometry>
        </draw:custom-shape>
        <draw:custom-shape draw:name="Google Shape;495;p15" draw:style-name="Mgr10" draw:text-style-name="MP6" draw:layer="layout" svg:width="0.146cm" svg:height="0.106cm" svg:x="23.028cm" svg:y="6.72cm">
          <text:p text:style-name="MP5"><text:span text:style-name="MT1"/></text:p>
          <draw:enhanced-geometry draw:mirror-horizontal="false" draw:mirror-vertical="false" drawooo:sub-view-size="2121 1546" draw:text-areas="0 0 ?f0 ?f1" svg:viewBox="0 0 0 0" draw:type="ooxml-non-primitive" draw:enhanced-path="M 1073 1 C 976 1 875 19 771 61 1 385 224 1545 1072 1545 1273 1545 1462 1456 1608 1322 2120 800 1702 1 1073 1 Z N">
            <draw:equation draw:name="f0" draw:formula="logwidth"/>
            <draw:equation draw:name="f1" draw:formula="logheight"/>
          </draw:enhanced-geometry>
        </draw:custom-shape>
        <draw:custom-shape draw:name="Google Shape;496;p15" draw:style-name="Mgr3" draw:text-style-name="MP6" draw:layer="layout" svg:width="1.52cm" svg:height="1.519cm" svg:x="23.782cm" svg:y="5.876cm">
          <text:p text:style-name="MP5"><text:span text:style-name="MT1"/></text:p>
          <draw:enhanced-geometry draw:mirror-horizontal="fals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497;p15" draw:style-name="Mgr3" draw:text-style-name="MP6" draw:layer="layout" svg:width="1.525cm" svg:height="1.518cm" svg:x="23.089cm" svg:y="7.1cm">
          <text:p text:style-name="MP5"><text:span text:style-name="MT1"/></text:p>
          <draw:enhanced-geometry draw:mirror-horizontal="fals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custom-shape draw:name="Google Shape;498;p15" draw:style-name="Mgr11" draw:text-style-name="MP6" draw:layer="layout" svg:width="0.511cm" svg:height="0.438cm" svg:x="25.573cm" svg:y="5.1cm">
          <text:p text:style-name="MP5"><text:span text:style-name="MT1"/></text:p>
          <draw:enhanced-geometry draw:mirror-horizontal="false" draw:mirror-vertical="false" drawooo:sub-view-size="7367 6321" draw:text-areas="0 0 ?f0 ?f1" svg:viewBox="0 0 0 0" draw:type="ooxml-non-primitive" draw:enhanced-path="M 4219 295 C 5804 295 7087 1578 7087 3163 7087 4901 5670 6050 4190 6050 3484 6050 2764 5789 2177 5205 369 3386 1653 295 4219 295 Z M 4193 1 C 3419 1 2630 289 1987 931 1 2928 1407 6321 4219 6321 5960 6321 7366 4904 7366 3163 7366 1260 5813 1 4193 1 Z N">
            <draw:equation draw:name="f0" draw:formula="logwidth"/>
            <draw:equation draw:name="f1" draw:formula="logheight"/>
          </draw:enhanced-geometry>
        </draw:custom-shape>
        <draw:custom-shape draw:name="Google Shape;499;p15" draw:style-name="Mgr12" draw:text-style-name="MP6" draw:layer="layout" svg:width="0.211cm" svg:height="0.19cm" svg:x="25.76cm" svg:y="5.224cm">
          <text:p text:style-name="MP5"><text:span text:style-name="MT1"/></text:p>
          <draw:enhanced-geometry draw:mirror-horizontal="false" draw:mirror-vertical="false" drawooo:sub-view-size="3047 2756" draw:text-areas="0 0 ?f0 ?f1" svg:viewBox="0 0 0 0" draw:type="ooxml-non-primitive" draw:enhanced-path="M 1516 0 C 891 0 331 427 179 1065 0 1802 469 2550 1206 2717 1315 2743 1424 2756 1531 2756 2157 2756 2716 2329 2868 1690 3047 954 2578 206 1842 39 1732 13 1623 0 1516 0 Z N">
            <draw:equation draw:name="f0" draw:formula="logwidth"/>
            <draw:equation draw:name="f1" draw:formula="logheight"/>
          </draw:enhanced-geometry>
        </draw:custom-shape>
        <draw:custom-shape draw:name="Google Shape;500;p15" draw:style-name="Mgr3" draw:text-style-name="MP6" draw:layer="layout" svg:width="2.088cm" svg:height="2.083cm" svg:x="24.67cm" svg:y="6.018cm">
          <text:p text:style-name="MP5"><text:span text:style-name="MT1"/></text:p>
          <draw:enhanced-geometry draw:mirror-horizontal="false" draw:mirror-vertical="false" drawooo:sub-view-size="30085 30010" draw:text-areas="0 0 ?f0 ?f1" svg:viewBox="0 0 0 0" draw:type="ooxml-non-primitive" draw:enhanced-path="M 29888 0 C 29858 0 29826 11 29796 35 L 56 29764 C 1 29820 1 29909 56 29965 79 29987 123 30010 157 30010 190 30010 235 29987 257 29965 L 29997 236 C 30084 132 29995 0 29888 0 Z N">
            <draw:equation draw:name="f0" draw:formula="logwidth"/>
            <draw:equation draw:name="f1" draw:formula="logheight"/>
          </draw:enhanced-geometry>
        </draw:custom-shape>
        <draw:custom-shape draw:name="Google Shape;501;p15" draw:style-name="Mgr13" draw:text-style-name="MP6" draw:layer="layout" svg:width="0.43cm" svg:height="0.43cm" svg:x="25.91cm" svg:y="6.421cm">
          <text:p text:style-name="MP5"><text:span text:style-name="MT1"/></text:p>
          <draw:enhanced-geometry draw:mirror-horizontal="false" draw:mirror-vertical="false" drawooo:sub-view-size="6206 6206" draw:text-areas="0 0 ?f0 ?f1" svg:viewBox="0 0 0 0" draw:type="ooxml-non-primitive" draw:enhanced-path="M 6150 1 L 1 6150 1396 6205 6205 1396 6150 1 Z N">
            <draw:equation draw:name="f0" draw:formula="logwidth"/>
            <draw:equation draw:name="f1" draw:formula="logheight"/>
          </draw:enhanced-geometry>
        </draw:custom-shape>
        <draw:custom-shape draw:name="Google Shape;502;p15" draw:style-name="Mgr14" draw:text-style-name="MP6" draw:layer="layout" svg:width="0.173cm" svg:height="0.157cm" svg:x="26.659cm" svg:y="5.949cm">
          <text:p text:style-name="MP5"><text:span text:style-name="MT1"/></text:p>
          <draw:enhanced-geometry draw:mirror-horizontal="false" draw:mirror-vertical="false" drawooo:sub-view-size="2501 2272" draw:text-areas="0 0 ?f0 ?f1" svg:viewBox="0 0 0 0" draw:type="ooxml-non-primitive" draw:enhanced-path="M 1251 1 C 961 1 671 110 447 327 1 774 1 1499 447 1945 671 2163 961 2272 1251 2272 1541 2272 1831 2163 2054 1945 2501 1499 2501 774 2054 327 1831 110 1541 1 1251 1 Z N">
            <draw:equation draw:name="f0" draw:formula="logwidth"/>
            <draw:equation draw:name="f1" draw:formula="logheight"/>
          </draw:enhanced-geometry>
        </draw:custom-shape>
        <draw:custom-shape draw:name="Google Shape;503;p15" draw:style-name="Mgr14" draw:text-style-name="MP6" draw:layer="layout" svg:width="0.156cm" svg:height="0.157cm" svg:x="24.602cm" svg:y="8.013cm">
          <text:p text:style-name="MP5"><text:span text:style-name="MT1"/></text:p>
          <draw:enhanced-geometry draw:mirror-horizontal="false" draw:mirror-vertical="false" drawooo:sub-view-size="2267 2277" draw:text-areas="0 0 ?f0 ?f1" svg:viewBox="0 0 0 0" draw:type="ooxml-non-primitive" draw:enhanced-path="M 1139 0 C 503 0 1 514 1 1139 1 1764 503 2277 1139 2277 1764 2277 2266 1764 2266 1139 2266 514 1764 0 1139 0 Z N">
            <draw:equation draw:name="f0" draw:formula="logwidth"/>
            <draw:equation draw:name="f1" draw:formula="logheight"/>
          </draw:enhanced-geometry>
        </draw:custom-shape>
      </draw:g>
      <draw:g draw:name="Google Shape;504;p15">
        <draw:custom-shape draw:name="Google Shape;505;p15" draw:style-name="Mgr9" draw:text-style-name="MP6" draw:layer="layout" svg:width="0.106cm" svg:height="0.105cm" svg:x="1.086cm" svg:y="0.334cm">
          <text:p text:style-name="MP5"><text:span text:style-name="MT1"/></text:p>
          <draw:enhanced-geometry draw:mirror-horizontal="false" draw:mirror-vertical="false" drawooo:sub-view-size="1541 1530" draw:text-areas="0 0 ?f0 ?f1" svg:viewBox="0 0 0 0" draw:type="ooxml-non-primitive" draw:enhanced-path="M 779 1 C 679 1 577 19 480 56 436 79 391 101 346 134 302 157 268 190 224 224 190 257 157 302 134 346 101 380 79 425 56 480 45 525 34 570 23 614 12 659 0 715 0 771 0 971 90 1161 224 1306 268 1340 302 1373 346 1407 391 1429 436 1451 480 1474 525 1496 570 1507 625 1518 670 1529 726 1529 770 1529 L 782 1529 C 1206 1529 1540 1183 1540 771 1540 715 1540 659 1529 614 1518 570 1507 525 1485 480 1462 425 1440 380 1418 346 1384 302 1351 257 1317 224 1176 75 980 1 779 1 Z N">
            <draw:equation draw:name="f0" draw:formula="logwidth"/>
            <draw:equation draw:name="f1" draw:formula="logheight"/>
          </draw:enhanced-geometry>
        </draw:custom-shape>
        <draw:custom-shape draw:name="Google Shape;506;p15" draw:style-name="Mgr3" draw:text-style-name="MP6" draw:layer="layout" svg:width="1.454cm" svg:height="1.414cm" svg:x="-0.503cm" svg:y="0.595cm">
          <text:p text:style-name="MP5"><text:span text:style-name="MT1"/></text:p>
          <draw:enhanced-geometry draw:mirror-horizontal="false" draw:mirror-vertical="false" drawooo:sub-view-size="20958 20372" draw:text-areas="0 0 ?f0 ?f1" svg:viewBox="0 0 0 0" draw:type="ooxml-non-primitive" draw:enhanced-path="M 19910 1 C 19813 1 19712 19 19608 61 18839 384 19060 1540 19903 1545 L 19903 1545 C 20102 1544 20301 1466 20445 1311 20957 798 20539 1 19910 1 Z M 19903 1545 C 19901 1545 19900 1545 19898 1545 L 19909 1545 C 19907 1545 19905 1545 19903 1545 Z M 16154 3769 C 16056 3769 15952 3789 15847 3833 15067 4156 15299 5301 16131 5306 L 16131 5306 C 16341 5305 16540 5227 16684 5083 17194 4563 16774 3769 16154 3769 Z M 16131 5306 C 16129 5306 16128 5306 16126 5306 L 16137 5306 C 16135 5306 16133 5306 16131 5306 Z M 12383 7530 C 12285 7530 12181 7550 12075 7594 11307 7917 11527 9073 12370 9078 L 12370 9078 C 12569 9077 12768 8998 12912 8844 13423 8333 13009 7530 12383 7530 Z M 12370 9078 C 12369 9078 12367 9078 12365 9078 L 12376 9078 C 12374 9078 12372 9078 12370 9078 Z M 8596 11293 C 8415 11293 8227 11364 8058 11533 7578 12013 7924 12839 8604 12839 8805 12839 9006 12761 9151 12615 9699 12059 9190 11293 8596 11293 Z M 4844 15041 C 4659 15041 4467 15116 4297 15294 3817 15785 4152 16611 4844 16611 5044 16611 5234 16521 5379 16376 5968 15830 5447 15041 4844 15041 Z M 1086 18834 C 989 18834 886 18854 782 18898 0 19222 235 20371 1072 20371 1273 20371 1473 20293 1618 20148 2130 19637 1707 18834 1086 18834 Z N">
            <draw:equation draw:name="f0" draw:formula="logwidth"/>
            <draw:equation draw:name="f1" draw:formula="logheight"/>
          </draw:enhanced-geometry>
        </draw:custom-shape>
        <draw:custom-shape draw:name="Google Shape;507;p15" draw:style-name="Mgr10" draw:text-style-name="MP6" draw:layer="layout" svg:width="0.146cm" svg:height="0.106cm" svg:x="-0.764cm" svg:y="2.165cm">
          <text:p text:style-name="MP5"><text:span text:style-name="MT1"/></text:p>
          <draw:enhanced-geometry draw:mirror-horizontal="false" draw:mirror-vertical="false" drawooo:sub-view-size="2121 1546" draw:text-areas="0 0 ?f0 ?f1" svg:viewBox="0 0 0 0" draw:type="ooxml-non-primitive" draw:enhanced-path="M 1073 1 C 976 1 875 19 771 61 1 385 224 1545 1072 1545 1273 1545 1462 1456 1608 1322 2120 800 1702 1 1073 1 Z N">
            <draw:equation draw:name="f0" draw:formula="logwidth"/>
            <draw:equation draw:name="f1" draw:formula="logheight"/>
          </draw:enhanced-geometry>
        </draw:custom-shape>
        <draw:custom-shape draw:name="Google Shape;508;p15" draw:style-name="Mgr3" draw:text-style-name="MP6" draw:layer="layout" svg:width="1.52cm" svg:height="1.519cm" svg:x="-0.01cm" svg:y="1.321cm">
          <text:p text:style-name="MP5"><text:span text:style-name="MT1"/></text:p>
          <draw:enhanced-geometry draw:mirror-horizontal="fals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509;p15" draw:style-name="Mgr3" draw:text-style-name="MP6" draw:layer="layout" svg:width="1.525cm" svg:height="1.518cm" svg:x="-0.703cm" svg:y="2.545cm">
          <text:p text:style-name="MP5"><text:span text:style-name="MT1"/></text:p>
          <draw:enhanced-geometry draw:mirror-horizontal="fals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custom-shape draw:name="Google Shape;510;p15" draw:style-name="Mgr11" draw:text-style-name="MP6" draw:layer="layout" svg:width="0.511cm" svg:height="0.438cm" svg:x="1.782cm" svg:y="0.545cm">
          <text:p text:style-name="MP5"><text:span text:style-name="MT1"/></text:p>
          <draw:enhanced-geometry draw:mirror-horizontal="false" draw:mirror-vertical="false" drawooo:sub-view-size="7367 6321" draw:text-areas="0 0 ?f0 ?f1" svg:viewBox="0 0 0 0" draw:type="ooxml-non-primitive" draw:enhanced-path="M 4219 295 C 5804 295 7087 1578 7087 3163 7087 4901 5670 6050 4190 6050 3484 6050 2764 5789 2177 5205 369 3386 1653 295 4219 295 Z M 4193 1 C 3419 1 2630 289 1987 931 1 2928 1407 6321 4219 6321 5960 6321 7366 4904 7366 3163 7366 1260 5813 1 4193 1 Z N">
            <draw:equation draw:name="f0" draw:formula="logwidth"/>
            <draw:equation draw:name="f1" draw:formula="logheight"/>
          </draw:enhanced-geometry>
        </draw:custom-shape>
        <draw:custom-shape draw:name="Google Shape;511;p15" draw:style-name="Mgr12" draw:text-style-name="MP6" draw:layer="layout" svg:width="0.211cm" svg:height="0.19cm" svg:x="1.968cm" svg:y="0.669cm">
          <text:p text:style-name="MP5"><text:span text:style-name="MT1"/></text:p>
          <draw:enhanced-geometry draw:mirror-horizontal="false" draw:mirror-vertical="false" drawooo:sub-view-size="3047 2756" draw:text-areas="0 0 ?f0 ?f1" svg:viewBox="0 0 0 0" draw:type="ooxml-non-primitive" draw:enhanced-path="M 1516 0 C 891 0 331 427 179 1065 0 1802 469 2550 1206 2717 1315 2743 1424 2756 1531 2756 2157 2756 2716 2329 2868 1690 3047 954 2578 206 1842 39 1732 13 1623 0 1516 0 Z N">
            <draw:equation draw:name="f0" draw:formula="logwidth"/>
            <draw:equation draw:name="f1" draw:formula="logheight"/>
          </draw:enhanced-geometry>
        </draw:custom-shape>
        <draw:custom-shape draw:name="Google Shape;512;p15" draw:style-name="Mgr3" draw:text-style-name="MP6" draw:layer="layout" svg:width="2.088cm" svg:height="2.083cm" svg:x="0.878cm" svg:y="1.463cm">
          <text:p text:style-name="MP5"><text:span text:style-name="MT1"/></text:p>
          <draw:enhanced-geometry draw:mirror-horizontal="false" draw:mirror-vertical="false" drawooo:sub-view-size="30085 30010" draw:text-areas="0 0 ?f0 ?f1" svg:viewBox="0 0 0 0" draw:type="ooxml-non-primitive" draw:enhanced-path="M 29888 0 C 29858 0 29826 11 29796 35 L 56 29764 C 1 29820 1 29909 56 29965 79 29987 123 30010 157 30010 190 30010 235 29987 257 29965 L 29997 236 C 30084 132 29995 0 29888 0 Z N">
            <draw:equation draw:name="f0" draw:formula="logwidth"/>
            <draw:equation draw:name="f1" draw:formula="logheight"/>
          </draw:enhanced-geometry>
        </draw:custom-shape>
        <draw:custom-shape draw:name="Google Shape;513;p15" draw:style-name="Mgr13" draw:text-style-name="MP6" draw:layer="layout" svg:width="0.43cm" svg:height="0.43cm" svg:x="2.118cm" svg:y="1.866cm">
          <text:p text:style-name="MP5"><text:span text:style-name="MT1"/></text:p>
          <draw:enhanced-geometry draw:mirror-horizontal="false" draw:mirror-vertical="false" drawooo:sub-view-size="6206 6206" draw:text-areas="0 0 ?f0 ?f1" svg:viewBox="0 0 0 0" draw:type="ooxml-non-primitive" draw:enhanced-path="M 6150 1 L 1 6150 1396 6205 6205 1396 6150 1 Z N">
            <draw:equation draw:name="f0" draw:formula="logwidth"/>
            <draw:equation draw:name="f1" draw:formula="logheight"/>
          </draw:enhanced-geometry>
        </draw:custom-shape>
        <draw:custom-shape draw:name="Google Shape;514;p15" draw:style-name="Mgr14" draw:text-style-name="MP6" draw:layer="layout" svg:width="0.173cm" svg:height="0.157cm" svg:x="2.867cm" svg:y="1.394cm">
          <text:p text:style-name="MP5"><text:span text:style-name="MT1"/></text:p>
          <draw:enhanced-geometry draw:mirror-horizontal="false" draw:mirror-vertical="false" drawooo:sub-view-size="2501 2272" draw:text-areas="0 0 ?f0 ?f1" svg:viewBox="0 0 0 0" draw:type="ooxml-non-primitive" draw:enhanced-path="M 1251 1 C 961 1 671 110 447 327 1 774 1 1499 447 1945 671 2163 961 2272 1251 2272 1541 2272 1831 2163 2054 1945 2501 1499 2501 774 2054 327 1831 110 1541 1 1251 1 Z N">
            <draw:equation draw:name="f0" draw:formula="logwidth"/>
            <draw:equation draw:name="f1" draw:formula="logheight"/>
          </draw:enhanced-geometry>
        </draw:custom-shape>
        <draw:custom-shape draw:name="Google Shape;515;p15" draw:style-name="Mgr14" draw:text-style-name="MP6" draw:layer="layout" svg:width="0.156cm" svg:height="0.157cm" svg:x="0.811cm" svg:y="3.458cm">
          <text:p text:style-name="MP5"><text:span text:style-name="MT1"/></text:p>
          <draw:enhanced-geometry draw:mirror-horizontal="false" draw:mirror-vertical="false" drawooo:sub-view-size="2267 2277" draw:text-areas="0 0 ?f0 ?f1" svg:viewBox="0 0 0 0" draw:type="ooxml-non-primitive" draw:enhanced-path="M 1139 0 C 503 0 1 514 1 1139 1 1764 503 2277 1139 2277 1764 2277 2266 1764 2266 1139 2266 514 1764 0 1139 0 Z N">
            <draw:equation draw:name="f0" draw:formula="logwidth"/>
            <draw:equation draw:name="f1" draw:formula="logheight"/>
          </draw:enhanced-geometry>
        </draw:custom-shape>
      </draw:g>
      <draw:g draw:name="Google Shape;516;p15">
        <draw:g draw:name="Google Shape;517;p15">
          <draw:custom-shape draw:name="Google Shape;518;p15" draw:style-name="Mgr3" draw:text-style-name="MP6" draw:layer="layout" svg:width="1.52cm" svg:height="1.519cm" svg:x="22.047cm" svg:y="-1.706cm">
            <text:p text:style-name="MP5"><text:span text:style-name="MT1"/></text:p>
            <draw:enhanced-geometry draw:mirror-horizontal="fals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519;p15" draw:style-name="Mgr3" draw:text-style-name="MP6" draw:layer="layout" svg:width="1.525cm" svg:height="1.518cm" svg:x="21.578cm" svg:y="-0.721cm">
            <text:p text:style-name="MP5"><text:span text:style-name="MT1"/></text:p>
            <draw:enhanced-geometry draw:mirror-horizontal="fals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g>
        <draw:g draw:name="Google Shape;520;p15">
          <draw:custom-shape draw:name="Google Shape;521;p15" draw:style-name="Mgr3" draw:text-style-name="MP6" draw:layer="layout" svg:width="0.765cm" svg:height="0.761cm" svg:x="20.747cm" svg:y="-0.19cm">
            <text:p text:style-name="MP5"><text:span text:style-name="MT1"/></text:p>
            <draw:enhanced-geometry draw:mirror-horizontal="false" draw:mirror-vertical="false" drawooo:sub-view-size="11036 10968" draw:text-areas="0 0 ?f0 ?f1" svg:viewBox="0 0 0 0" draw:type="ooxml-non-primitive" draw:enhanced-path="M 10830 0 C 10795 0 10758 16 10725 54 L 46 10733 C 1 10789 1 10867 46 10923 79 10956 112 10968 146 10968 191 10968 224 10956 246 10923 L 10926 254 C 11036 153 10941 0 10830 0 Z N">
              <draw:equation draw:name="f0" draw:formula="logwidth"/>
              <draw:equation draw:name="f1" draw:formula="logheight"/>
            </draw:enhanced-geometry>
          </draw:custom-shape>
          <draw:custom-shape draw:name="Google Shape;522;p15" draw:style-name="Mgr14" draw:text-style-name="MP6" draw:layer="layout" svg:width="0.157cm" svg:height="0.157cm" svg:x="21.42cm" svg:y="-0.258cm">
            <text:p text:style-name="MP5"><text:span text:style-name="MT1"/></text:p>
            <draw:enhanced-geometry draw:mirror-horizontal="false" draw:mirror-vertical="false" drawooo:sub-view-size="2277 2278" draw:text-areas="0 0 ?f0 ?f1" svg:viewBox="0 0 0 0" draw:type="ooxml-non-primitive" draw:enhanced-path="M 1139 1 C 514 1 0 514 0 1139 0 1764 514 2277 1139 2277 1764 2277 2277 1764 2277 1139 2277 514 1764 1 1139 1 Z N">
              <draw:equation draw:name="f0" draw:formula="logwidth"/>
              <draw:equation draw:name="f1" draw:formula="logheight"/>
            </draw:enhanced-geometry>
          </draw:custom-shape>
          <draw:custom-shape draw:name="Google Shape;523;p15" draw:style-name="Mgr14" draw:text-style-name="MP6" draw:layer="layout" svg:width="0.157cm" svg:height="0.156cm" svg:x="20.678cm" svg:y="0.484cm">
            <text:p text:style-name="MP5"><text:span text:style-name="MT1"/></text:p>
            <draw:enhanced-geometry draw:mirror-horizontal="false" draw:mirror-vertical="false" drawooo:sub-view-size="2278 2266" draw:text-areas="0 0 ?f0 ?f1" svg:viewBox="0 0 0 0" draw:type="ooxml-non-primitive" draw:enhanced-path="M 1139 0 C 514 0 1 503 1 1127 1 1764 514 2266 1139 2266 1775 2266 2277 1764 2277 1127 2277 503 1775 0 1139 0 Z N">
              <draw:equation draw:name="f0" draw:formula="logwidth"/>
              <draw:equation draw:name="f1" draw:formula="logheight"/>
            </draw:enhanced-geometry>
          </draw:custom-shape>
        </draw:g>
      </draw:g>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CUSTOM_5f_5_5f_1_5f_1" style:display-name="CUSTOM_5_1_1" style:page-layout-name="PM1" draw:style-name="Mdp1">
      <draw:frame draw:name="Google Shape;662;p19" presentation:style-name="CUSTOM_5f_5_5f_1_5f_1-title" draw:layer="backgroundobjects" svg:width="21.05cm" svg:height="1.59cm" svg:x="2.175cm" svg:y="1.545cm" presentation:class="title" presentation:placeholder="true" presentation:user-transformed="true">
        <draw:text-box/>
      </draw:frame>
      <draw:g draw:name="Google Shape;675;p19">
        <draw:g draw:name="Google Shape;676;p19">
          <draw:custom-shape draw:name="Google Shape;677;p19" draw:style-name="Mgr3" draw:text-style-name="MP6" draw:layer="layout" svg:width="1.52cm" svg:height="1.519cm" svg:x="24.571cm" svg:y="2.267cm">
            <text:p text:style-name="MP5"><text:span text:style-name="MT1"/></text:p>
            <draw:enhanced-geometry draw:mirror-horizontal="fals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678;p19" draw:style-name="Mgr3" draw:text-style-name="MP6" draw:layer="layout" svg:width="1.525cm" svg:height="1.518cm" svg:x="24.101cm" svg:y="3.252cm">
            <text:p text:style-name="MP5"><text:span text:style-name="MT1"/></text:p>
            <draw:enhanced-geometry draw:mirror-horizontal="fals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g>
        <draw:g draw:name="Google Shape;679;p19">
          <draw:custom-shape draw:name="Google Shape;680;p19" draw:style-name="Mgr3" draw:text-style-name="MP6" draw:layer="layout" svg:width="0.765cm" svg:height="0.761cm" svg:x="23.271cm" svg:y="3.783cm">
            <text:p text:style-name="MP5"><text:span text:style-name="MT1"/></text:p>
            <draw:enhanced-geometry draw:mirror-horizontal="false" draw:mirror-vertical="false" drawooo:sub-view-size="11036 10968" draw:text-areas="0 0 ?f0 ?f1" svg:viewBox="0 0 0 0" draw:type="ooxml-non-primitive" draw:enhanced-path="M 10830 0 C 10795 0 10758 16 10725 54 L 46 10733 C 1 10789 1 10867 46 10923 79 10956 112 10968 146 10968 191 10968 224 10956 246 10923 L 10926 254 C 11036 153 10941 0 10830 0 Z N">
              <draw:equation draw:name="f0" draw:formula="logwidth"/>
              <draw:equation draw:name="f1" draw:formula="logheight"/>
            </draw:enhanced-geometry>
          </draw:custom-shape>
          <draw:custom-shape draw:name="Google Shape;681;p19" draw:style-name="Mgr14" draw:text-style-name="MP6" draw:layer="layout" svg:width="0.157cm" svg:height="0.157cm" svg:x="23.943cm" svg:y="3.715cm">
            <text:p text:style-name="MP5"><text:span text:style-name="MT1"/></text:p>
            <draw:enhanced-geometry draw:mirror-horizontal="false" draw:mirror-vertical="false" drawooo:sub-view-size="2277 2278" draw:text-areas="0 0 ?f0 ?f1" svg:viewBox="0 0 0 0" draw:type="ooxml-non-primitive" draw:enhanced-path="M 1139 1 C 514 1 0 514 0 1139 0 1764 514 2277 1139 2277 1764 2277 2277 1764 2277 1139 2277 514 1764 1 1139 1 Z N">
              <draw:equation draw:name="f0" draw:formula="logwidth"/>
              <draw:equation draw:name="f1" draw:formula="logheight"/>
            </draw:enhanced-geometry>
          </draw:custom-shape>
          <draw:custom-shape draw:name="Google Shape;682;p19" draw:style-name="Mgr14" draw:text-style-name="MP6" draw:layer="layout" svg:width="0.157cm" svg:height="0.156cm" svg:x="23.202cm" svg:y="4.456cm">
            <text:p text:style-name="MP5"><text:span text:style-name="MT1"/></text:p>
            <draw:enhanced-geometry draw:mirror-horizontal="false" draw:mirror-vertical="false" drawooo:sub-view-size="2278 2266" draw:text-areas="0 0 ?f0 ?f1" svg:viewBox="0 0 0 0" draw:type="ooxml-non-primitive" draw:enhanced-path="M 1139 0 C 514 0 1 503 1 1127 1 1764 514 2266 1139 2266 1775 2266 2277 1764 2277 1127 2277 503 1775 0 1139 0 Z N">
              <draw:equation draw:name="f0" draw:formula="logwidth"/>
              <draw:equation draw:name="f1" draw:formula="logheight"/>
            </draw:enhanced-geometry>
          </draw:custom-shape>
        </draw:g>
      </draw:g>
      <draw:g draw:name="Google Shape;683;p19">
        <draw:g draw:name="Google Shape;684;p19">
          <draw:custom-shape draw:name="Google Shape;685;p19" draw:style-name="Mgr3" draw:text-style-name="MP6" draw:layer="layout" svg:width="1.52cm" svg:height="1.519cm" svg:x="14.818cm" svg:y="12.833cm">
            <text:p text:style-name="MP5"><text:span text:style-name="MT1"/></text:p>
            <draw:enhanced-geometry draw:mirror-horizontal="fals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686;p19" draw:style-name="Mgr3" draw:text-style-name="MP6" draw:layer="layout" svg:width="1.525cm" svg:height="1.518cm" svg:x="14.349cm" svg:y="13.817cm">
            <text:p text:style-name="MP5"><text:span text:style-name="MT1"/></text:p>
            <draw:enhanced-geometry draw:mirror-horizontal="fals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g>
        <draw:g draw:name="Google Shape;687;p19">
          <draw:custom-shape draw:name="Google Shape;688;p19" draw:style-name="Mgr3" draw:text-style-name="MP6" draw:layer="layout" svg:width="0.765cm" svg:height="0.761cm" svg:x="13.518cm" svg:y="14.349cm">
            <text:p text:style-name="MP5"><text:span text:style-name="MT1"/></text:p>
            <draw:enhanced-geometry draw:mirror-horizontal="false" draw:mirror-vertical="false" drawooo:sub-view-size="11036 10968" draw:text-areas="0 0 ?f0 ?f1" svg:viewBox="0 0 0 0" draw:type="ooxml-non-primitive" draw:enhanced-path="M 10830 0 C 10795 0 10758 16 10725 54 L 46 10733 C 1 10789 1 10867 46 10923 79 10956 112 10968 146 10968 191 10968 224 10956 246 10923 L 10926 254 C 11036 153 10941 0 10830 0 Z N">
              <draw:equation draw:name="f0" draw:formula="logwidth"/>
              <draw:equation draw:name="f1" draw:formula="logheight"/>
            </draw:enhanced-geometry>
          </draw:custom-shape>
          <draw:custom-shape draw:name="Google Shape;689;p19" draw:style-name="Mgr14" draw:text-style-name="MP6" draw:layer="layout" svg:width="0.157cm" svg:height="0.157cm" svg:x="14.19cm" svg:y="14.28cm">
            <text:p text:style-name="MP5"><text:span text:style-name="MT1"/></text:p>
            <draw:enhanced-geometry draw:mirror-horizontal="false" draw:mirror-vertical="false" drawooo:sub-view-size="2277 2278" draw:text-areas="0 0 ?f0 ?f1" svg:viewBox="0 0 0 0" draw:type="ooxml-non-primitive" draw:enhanced-path="M 1139 1 C 514 1 0 514 0 1139 0 1764 514 2277 1139 2277 1764 2277 2277 1764 2277 1139 2277 514 1764 1 1139 1 Z N">
              <draw:equation draw:name="f0" draw:formula="logwidth"/>
              <draw:equation draw:name="f1" draw:formula="logheight"/>
            </draw:enhanced-geometry>
          </draw:custom-shape>
          <draw:custom-shape draw:name="Google Shape;690;p19" draw:style-name="Mgr14" draw:text-style-name="MP6" draw:layer="layout" svg:width="0.157cm" svg:height="0.156cm" svg:x="13.449cm" svg:y="15.022cm">
            <text:p text:style-name="MP5"><text:span text:style-name="MT1"/></text:p>
            <draw:enhanced-geometry draw:mirror-horizontal="false" draw:mirror-vertical="false" drawooo:sub-view-size="2278 2266" draw:text-areas="0 0 ?f0 ?f1" svg:viewBox="0 0 0 0" draw:type="ooxml-non-primitive" draw:enhanced-path="M 1139 0 C 514 0 1 503 1 1127 1 1764 514 2266 1139 2266 1775 2266 2277 1764 2277 1127 2277 503 1775 0 1139 0 Z N">
              <draw:equation draw:name="f0" draw:formula="logwidth"/>
              <draw:equation draw:name="f1" draw:formula="logheight"/>
            </draw:enhanced-geometry>
          </draw:custom-shape>
        </draw:g>
      </draw:g>
      <draw:g draw:name="Google Shape;691;p19">
        <draw:custom-shape draw:name="Google Shape;692;p19" draw:style-name="Mgr3" draw:text-style-name="MP6" draw:layer="layout" svg:width="1.83cm" svg:height="1.826cm" svg:x="23.261cm" svg:y="0.621cm">
          <text:p text:style-name="MP5"><text:span text:style-name="MT1"/></text:p>
          <draw:enhanced-geometry draw:mirror-horizontal="fals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693;p19" draw:style-name="Mgr4" draw:text-style-name="MP6" draw:layer="layout" svg:width="0.377cm" svg:height="0.376cm" svg:x="24.348cm" svg:y="0.975cm">
          <text:p text:style-name="MP5"><text:span text:style-name="MT1"/></text:p>
          <draw:enhanced-geometry draw:mirror-horizontal="fals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694;p19" draw:style-name="Mgr5" draw:text-style-name="MP6" draw:layer="layout" svg:width="0.149cm" svg:height="0.138cm" svg:x="25.035cm" svg:y="0.547cm">
          <text:p text:style-name="MP5"><text:span text:style-name="MT1"/></text:p>
          <draw:enhanced-geometry draw:mirror-horizontal="fals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695;p19" draw:style-name="Mgr6" draw:text-style-name="MP6" draw:layer="layout" svg:width="0.138cm" svg:height="0.137cm" svg:x="23.202cm" svg:y="2.371cm">
          <text:p text:style-name="MP5"><text:span text:style-name="MT1"/></text:p>
          <draw:enhanced-geometry draw:mirror-horizontal="fals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g>
      <draw:g draw:name="Google Shape;696;p19">
        <draw:custom-shape draw:name="Google Shape;697;p19" draw:style-name="Mgr3" draw:text-style-name="MP6" draw:layer="layout" svg:width="2.091cm" svg:height="2.721cm" draw:transform="rotate (-3.14159265358979) translate (2.236cm 4.405cm)">
          <text:p text:style-name="MP5"><text:span text:style-name="MT1"/></text:p>
          <draw:enhanced-geometry draw:mirror-horizontal="false" draw:mirror-vertical="false" drawooo:sub-view-size="34350 44703" draw:text-areas="0 0 ?f0 ?f1" svg:viewBox="0 0 0 0" draw:type="ooxml-non-primitive" draw:enhanced-path="M 34205 1 C 34169 1 34132 15 34104 43 L 23425 10722 C 23402 10745 23391 10778 23391 10823 L 23391 21168 90 44468 C 1 44558 68 44703 191 44703 224 44703 258 44692 291 44669 L 23626 21324 C 23648 21301 23670 21257 23670 21223 L 23670 10879 34305 244 C 34350 188 34350 98 34305 43 34277 15 34241 1 34205 1 Z N">
            <draw:equation draw:name="f0" draw:formula="logwidth"/>
            <draw:equation draw:name="f1" draw:formula="logheight"/>
          </draw:enhanced-geometry>
        </draw:custom-shape>
        <draw:custom-shape draw:name="Google Shape;698;p19" draw:style-name="Mgr5" draw:text-style-name="MP6" draw:layer="layout" svg:width="0.151cm" svg:height="0.138cm" draw:transform="rotate (-3.14159265358979) translate (0.229cm 4.466cm)">
          <text:p text:style-name="MP5"><text:span text:style-name="MT1"/></text:p>
          <draw:enhanced-geometry draw:mirror-horizontal="false" draw:mirror-vertical="false" drawooo:sub-view-size="2501 2280" draw:text-areas="0 0 ?f0 ?f1" svg:viewBox="0 0 0 0" draw:type="ooxml-non-primitive" draw:enhanced-path="M 1248 0 C 738 0 270 354 146 879 1 1493 380 2107 994 2252 1077 2270 1161 2279 1243 2279 1757 2279 2231 1933 2356 1404 2501 790 2121 176 1507 31 1421 10 1334 0 1248 0 Z N">
            <draw:equation draw:name="f0" draw:formula="logwidth"/>
            <draw:equation draw:name="f1" draw:formula="logheight"/>
          </draw:enhanced-geometry>
        </draw:custom-shape>
        <draw:custom-shape draw:name="Google Shape;699;p19" draw:style-name="Mgr4" draw:text-style-name="MP6" draw:layer="layout" svg:width="0.377cm" svg:height="0.376cm" draw:transform="rotate (-3.14159265358979) translate (1.249cm 3.037cm)">
          <text:p text:style-name="MP5"><text:span text:style-name="MT1"/></text:p>
          <draw:enhanced-geometry draw:mirror-horizontal="false" draw:mirror-vertical="false" drawooo:sub-view-size="6206 6194" draw:text-areas="0 0 ?f0 ?f1" svg:viewBox="0 0 0 0" draw:type="ooxml-non-primitive" draw:enhanced-path="M 6149 0 L 1 6149 1395 6194 6205 1384 6149 0 Z N">
            <draw:equation draw:name="f0" draw:formula="logwidth"/>
            <draw:equation draw:name="f1" draw:formula="logheight"/>
          </draw:enhanced-geometry>
        </draw:custom-shape>
        <draw:custom-shape draw:name="Google Shape;700;p19" draw:style-name="Mgr3" draw:text-style-name="MP6" draw:layer="layout" svg:width="1.803cm" svg:height="2.184cm" draw:transform="rotate (-3.14159265358979) translate (2.018cm 3.486cm)">
          <text:p text:style-name="MP5"><text:span text:style-name="MT1"/></text:p>
          <draw:enhanced-geometry draw:mirror-horizontal="false" draw:mirror-vertical="false" drawooo:sub-view-size="29631 35878" draw:text-areas="0 0 ?f0 ?f1" svg:viewBox="0 0 0 0" draw:type="ooxml-non-primitive" draw:enhanced-path="M 29432 0 C 29400 0 29367 13 29338 44 L 23402 5981 C 23368 6004 23357 6037 23357 6082 L 23357 12342 56 35643 C 0 35699 0 35777 56 35833 89 35866 123 35877 156 35877 190 35877 234 35866 257 35844 L 23591 12498 C 23625 12476 23636 12443 23636 12398 L 23636 6137 29528 234 C 29631 140 29537 0 29432 0 Z N">
            <draw:equation draw:name="f0" draw:formula="logwidth"/>
            <draw:equation draw:name="f1" draw:formula="logheight"/>
          </draw:enhanced-geometry>
        </draw:custom-shape>
        <draw:custom-shape draw:name="Google Shape;701;p19" draw:style-name="Mgr6" draw:text-style-name="MP6" draw:layer="layout" svg:width="0.149cm" svg:height="0.137cm" draw:transform="rotate (-3.14159265358979) translate (0.3cm 3.546cm)">
          <text:p text:style-name="MP5"><text:span text:style-name="MT1"/></text:p>
          <draw:enhanced-geometry draw:mirror-horizontal="false" draw:mirror-vertical="false" drawooo:sub-view-size="2456 2273" draw:text-areas="0 0 ?f0 ?f1" svg:viewBox="0 0 0 0" draw:type="ooxml-non-primitive" draw:enhanced-path="M 1225 0 C 680 0 191 399 101 952 0 1577 424 2157 1049 2258 1111 2268 1173 2273 1233 2273 1775 2273 2254 1882 2344 1320 2455 707 2031 115 1406 15 1346 5 1285 0 1225 0 Z N">
            <draw:equation draw:name="f0" draw:formula="logwidth"/>
            <draw:equation draw:name="f1" draw:formula="logheight"/>
          </draw:enhanced-geometry>
        </draw:custom-shape>
        <draw:custom-shape draw:name="Google Shape;702;p19" draw:style-name="Mgr3" draw:text-style-name="MP6" draw:layer="layout" svg:width="0.67cm" svg:height="0.666cm" draw:transform="rotate (-3.14159265358979) translate (1.26cm 4.526cm)">
          <text:p text:style-name="MP5"><text:span text:style-name="MT1"/></text:p>
          <draw:enhanced-geometry draw:mirror-horizontal="false" draw:mirror-vertical="false" drawooo:sub-view-size="11016 10957" draw:text-areas="0 0 ?f0 ?f1" svg:viewBox="0 0 0 0" draw:type="ooxml-non-primitive" draw:enhanced-path="M 10859 0 C 10823 0 10787 14 10759 42 L 90 10711 C 1 10800 57 10956 180 10956 224 10956 258 10934 280 10912 L 10960 243 C 11015 187 11015 98 10960 42 10932 14 10895 0 10859 0 Z N">
            <draw:equation draw:name="f0" draw:formula="logwidth"/>
            <draw:equation draw:name="f1" draw:formula="logheight"/>
          </draw:enhanced-geometry>
        </draw:custom-shape>
        <draw:custom-shape draw:name="Google Shape;703;p19" draw:style-name="Mgr5" draw:text-style-name="MP6" draw:layer="layout" svg:width="0.157cm" svg:height="0.138cm" draw:transform="rotate (-3.14159265358979) translate (0.678cm 4.587cm)">
          <text:p text:style-name="MP5"><text:span text:style-name="MT1"/></text:p>
          <draw:enhanced-geometry draw:mirror-horizontal="false" draw:mirror-vertical="false" drawooo:sub-view-size="2590 2278" draw:text-areas="0 0 ?f0 ?f1" svg:viewBox="0 0 0 0" draw:type="ooxml-non-primitive" draw:enhanced-path="M 1285 1 C 1143 1 999 27 860 84 280 329 1 999 246 1579 423 2017 849 2277 1296 2277 1441 2277 1588 2250 1730 2193 2311 1947 2590 1289 2344 708 2158 268 1733 1 1285 1 Z N">
            <draw:equation draw:name="f0" draw:formula="logwidth"/>
            <draw:equation draw:name="f1" draw:formula="logheight"/>
          </draw:enhanced-geometry>
        </draw:custom-shape>
        <draw:custom-shape draw:name="Google Shape;704;p19" draw:style-name="Mgr6" draw:text-style-name="MP6" draw:layer="layout" svg:width="0.151cm" svg:height="0.137cm" draw:transform="rotate (-3.14159265358979) translate (1.325cm 3.937cm)">
          <text:p text:style-name="MP5"><text:span text:style-name="MT1"/></text:p>
          <draw:enhanced-geometry draw:mirror-horizontal="false" draw:mirror-vertical="false" drawooo:sub-view-size="2501 2272" draw:text-areas="0 0 ?f0 ?f1" svg:viewBox="0 0 0 0" draw:type="ooxml-non-primitive" draw:enhanced-path="M 1254 0 C 737 0 270 353 146 868 1 1482 380 2096 994 2241 1082 2262 1171 2272 1258 2272 1774 2272 2241 1918 2355 1393 2500 779 2121 176 1518 31 1430 10 1341 0 1254 0 Z N">
            <draw:equation draw:name="f0" draw:formula="logwidth"/>
            <draw:equation draw:name="f1" draw:formula="logheight"/>
          </draw:enhanced-geometry>
        </draw:custom-shape>
        <draw:custom-shape draw:name="Google Shape;705;p19" draw:style-name="Mgr3" draw:text-style-name="MP6" draw:layer="layout" svg:width="1.83cm" svg:height="1.826cm" draw:transform="rotate (-3.14159265358979) translate (0.748cm 2.145cm)">
          <text:p text:style-name="MP5"><text:span text:style-name="MT1"/></text:p>
          <draw:enhanced-geometry draw:mirror-horizontal="fals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706;p19" draw:style-name="Mgr4" draw:text-style-name="MP6" draw:layer="layout" svg:width="0.377cm" svg:height="0.376cm" draw:transform="rotate (-3.14159265358979) translate (-0.338cm 1.792cm)">
          <text:p text:style-name="MP5"><text:span text:style-name="MT1"/></text:p>
          <draw:enhanced-geometry draw:mirror-horizontal="fals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707;p19" draw:style-name="Mgr5" draw:text-style-name="MP6" draw:layer="layout" svg:width="0.149cm" svg:height="0.138cm" draw:transform="rotate (-3.14159265358979) translate (-1.025cm 2.22cm)">
          <text:p text:style-name="MP5"><text:span text:style-name="MT1"/></text:p>
          <draw:enhanced-geometry draw:mirror-horizontal="fals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708;p19" draw:style-name="Mgr6" draw:text-style-name="MP6" draw:layer="layout" svg:width="0.138cm" svg:height="0.137cm" draw:transform="rotate (-3.14159265358979) translate (0.808cm 0.395cm)">
          <text:p text:style-name="MP5"><text:span text:style-name="MT1"/></text:p>
          <draw:enhanced-geometry draw:mirror-horizontal="fals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custom-shape draw:name="Google Shape;709;p19" draw:style-name="Mgr8" draw:text-style-name="MP6" draw:layer="layout" svg:width="0.123cm" svg:height="0.092cm" draw:transform="rotate (-3.14159265358979) translate (0.184cm 2.374cm)">
          <text:p text:style-name="MP5"><text:span text:style-name="MT1"/></text:p>
          <draw:enhanced-geometry draw:mirror-horizontal="false" draw:mirror-vertical="false" drawooo:sub-view-size="2041 1535" draw:text-areas="0 0 ?f0 ?f1" svg:viewBox="0 0 0 0" draw:type="ooxml-non-primitive" draw:enhanced-path="M 1021 0 C 970 0 920 6 870 17 825 28 781 39 736 62 680 73 636 95 602 129 558 151 513 184 479 229 1 708 333 1530 1021 1535 L 1021 1535 C 1698 1530 2040 708 1562 229 1484 151 1406 95 1305 62 1261 39 1216 28 1171 17 1121 6 1071 0 1021 0 Z M 1021 1535 C 1019 1535 1017 1535 1015 1535 L 1026 1535 C 1024 1535 1023 1535 1021 1535 Z N">
            <draw:equation draw:name="f0" draw:formula="logwidth"/>
            <draw:equation draw:name="f1" draw:formula="logheight"/>
          </draw:enhanced-geometry>
        </draw:custom-shape>
        <draw:custom-shape draw:name="Google Shape;710;p19" draw:style-name="Mgr3" draw:text-style-name="MP6" draw:layer="layout" svg:width="1.622cm" svg:height="1.585cm" draw:transform="rotate (-3.14159265358979) translate (1.929cm 2.125cm)">
          <text:p text:style-name="MP5"><text:span text:style-name="MT1"/></text:p>
          <draw:enhanced-geometry draw:mirror-horizontal="false" draw:mirror-vertical="false" drawooo:sub-view-size="26659 26050" draw:text-areas="0 0 ?f0 ?f1" svg:viewBox="0 0 0 0" draw:type="ooxml-non-primitive" draw:enhanced-path="M 25615 0 C 25521 0 25422 18 25321 59 24529 360 24752 1532 25600 1532 25790 1532 25979 1454 26124 1331 26659 826 26246 0 25615 0 Z M 21521 4074 C 21427 4074 21327 4092 21225 4132 20433 4445 20656 5616 21504 5616 21705 5616 21895 5549 22029 5416 22573 4910 22160 4074 21521 4074 Z M 17436 8169 C 17341 8169 17242 8187 17141 8228 16349 8540 16572 9712 17420 9712 17621 9712 17811 9634 17944 9500 18488 8995 18069 8169 17436 8169 Z M 13345 12254 C 13242 12254 13134 12275 13023 12323 12264 12658 12499 13796 13336 13796 13548 13796 13749 13707 13894 13551 14381 13025 13960 12254 13345 12254 Z M 9257 16338 C 9155 16338 9048 16360 8939 16408 8169 16742 8414 17881 9251 17881 9463 17881 9664 17791 9809 17635 10297 17109 9867 16338 9257 16338 Z M 5182 20433 C 5088 20433 4989 20451 4888 20492 4096 20793 4319 21965 5167 21965 5357 21965 5546 21887 5691 21764 6225 21259 5813 20433 5182 20433 Z M 1088 24507 C 994 24507 894 24525 792 24565 0 24878 223 26049 1071 26049 1272 26049 1462 25982 1596 25849 2140 25343 1727 24507 1088 24507 Z N">
            <draw:equation draw:name="f0" draw:formula="logwidth"/>
            <draw:equation draw:name="f1" draw:formula="logheight"/>
          </draw:enhanced-geometry>
        </draw:custom-shape>
        <draw:custom-shape draw:name="Google Shape;711;p19" draw:style-name="Mgr8" draw:text-style-name="MP6" draw:layer="layout" svg:width="0.113cm" svg:height="0.092cm" draw:transform="rotate (-3.14159265358979) translate (2.175cm 0.384cm)">
          <text:p text:style-name="MP5"><text:span text:style-name="MT1"/></text:p>
          <draw:enhanced-geometry draw:mirror-horizontal="false" draw:mirror-vertical="false" drawooo:sub-view-size="1876 1535" draw:text-areas="0 0 ?f0 ?f1" svg:viewBox="0 0 0 0" draw:type="ooxml-non-primitive" draw:enhanced-path="M 1027 1 C 976 1 924 6 871 17 826 28 781 39 737 62 692 84 648 106 603 129 558 162 525 196 480 229 0 709 346 1535 1027 1535 1228 1535 1429 1457 1563 1312 1641 1245 1697 1155 1730 1066 1752 1010 1763 966 1775 921 1875 438 1495 1 1027 1 Z N">
            <draw:equation draw:name="f0" draw:formula="logwidth"/>
            <draw:equation draw:name="f1" draw:formula="logheight"/>
          </draw:enhanced-geometry>
        </draw:custom-shape>
        <draw:custom-shape draw:name="Google Shape;712;p19" draw:style-name="Mgr3" draw:text-style-name="MP6" draw:layer="layout" svg:width="1.333cm" svg:height="1.331cm" draw:transform="rotate (-3.14159265358979) translate (2.986cm 2.764cm)">
          <text:p text:style-name="MP5"><text:span text:style-name="MT1"/></text:p>
          <draw:enhanced-geometry draw:mirror-horizontal="false" draw:mirror-vertical="false" drawooo:sub-view-size="21907 21874" draw:text-areas="0 0 ?f0 ?f1" svg:viewBox="0 0 0 0" draw:type="ooxml-non-primitive" draw:enhanced-path="M 21751 1 C 21714 1 21678 15 21650 43 L 57 21636 C 1 21692 1 21781 57 21837 75 21855 101 21874 134 21874 141 21874 149 21873 157 21871 163 21873 169 21874 175 21874 202 21874 228 21855 246 21837 L 21851 232 C 21907 177 21907 99 21851 43 21823 15 21787 1 21751 1 Z N">
            <draw:equation draw:name="f0" draw:formula="logwidth"/>
            <draw:equation draw:name="f1" draw:formula="logheight"/>
          </draw:enhanced-geometry>
        </draw:custom-shape>
        <draw:custom-shape draw:name="Google Shape;713;p19" draw:style-name="Mgr3" draw:text-style-name="MP6" draw:layer="layout" svg:width="1.333cm" svg:height="1.332cm" draw:transform="rotate (-3.14159265358979) translate (-0.433cm 4.681cm)">
          <text:p text:style-name="MP5"><text:span text:style-name="MT1"/></text:p>
          <draw:enhanced-geometry draw:mirror-horizontal="false" draw:mirror-vertical="false" drawooo:sub-view-size="21907 21893" draw:text-areas="0 0 ?f0 ?f1" svg:viewBox="0 0 0 0" draw:type="ooxml-non-primitive" draw:enhanced-path="M 21752 0 C 21717 0 21684 14 21661 42 L 57 21647 C 1 21703 1 21792 57 21848 79 21870 113 21892 157 21892 191 21881 224 21870 258 21837 L 21851 243 C 21907 187 21907 98 21851 42 21823 14 21787 0 21752 0 Z N">
            <draw:equation draw:name="f0" draw:formula="logwidth"/>
            <draw:equation draw:name="f1" draw:formula="logheight"/>
          </draw:enhanced-geometry>
        </draw:custom-shape>
        <draw:custom-shape draw:name="Google Shape;714;p19" draw:style-name="Mgr3" draw:text-style-name="MP6" draw:layer="layout" svg:width="0.604cm" svg:height="0.582cm" draw:transform="rotate (-3.14159265358979) translate (-1.418cm 3.093cm)">
          <text:p text:style-name="MP5"><text:span text:style-name="MT1"/></text:p>
          <draw:enhanced-geometry draw:mirror-horizontal="false" draw:mirror-vertical="false" drawooo:sub-view-size="9944 9568" draw:text-areas="0 0 ?f0 ?f1" svg:viewBox="0 0 0 0" draw:type="ooxml-non-primitive" draw:enhanced-path="M 5168 283 C 7645 283 9665 2292 9665 4780 9665 6599 8571 8240 6886 8943 6328 9172 5744 9283 5165 9283 3993 9283 2842 8827 1976 7961 693 6677 302 4736 1005 3062 1697 1377 3337 283 5168 283 Z M 5166 0 C 3922 0 2699 487 1786 1399 414 2772 1 4825 748 6611 1485 8396 3226 9568 5168 9568 7801 9557 9944 7425 9944 4780 9944 2850 8783 1109 6987 361 6397 118 5779 0 5166 0 Z N">
            <draw:equation draw:name="f0" draw:formula="logwidth"/>
            <draw:equation draw:name="f1" draw:formula="logheight"/>
          </draw:enhanced-geometry>
        </draw:custom-shape>
        <draw:custom-shape draw:name="Google Shape;715;p19" draw:style-name="Mgr7" draw:text-style-name="MP6" draw:layer="layout" svg:width="0.258cm" svg:height="0.259cm" draw:transform="rotate (-3.14159265358979) translate (-1.603cm 2.931cm)">
          <text:p text:style-name="MP5"><text:span text:style-name="MT1"/></text:p>
          <draw:enhanced-geometry draw:mirror-horizontal="false" draw:mirror-vertical="false" drawooo:sub-view-size="4252 4264" draw:text-areas="0 0 ?f0 ?f1" svg:viewBox="0 0 0 0" draw:type="ooxml-non-primitive" draw:enhanced-path="M 2120 1 C 949 1 0 961 0 2132 0 3304 949 4264 2120 4264 3303 4264 4252 3304 4252 2132 4252 961 3303 1 2120 1 Z N">
            <draw:equation draw:name="f0" draw:formula="logwidth"/>
            <draw:equation draw:name="f1" draw:formula="logheight"/>
          </draw:enhanced-geometry>
        </draw:custom-shape>
      </draw:g>
      <draw:frame presentation:style-name="CUSTOM_5f_5_5f_1_5f_1-outline1" draw:layer="backgroundobjects" svg:width="22.859cm" svg:height="8.286cm" svg:x="1.27cm" svg:y="3.343cm" presentation:class="outline" presentation:placeholder="true">
        <draw:text-box/>
      </draw:frame>
      <presentation:notes style:page-layout-name="PM2">
        <draw:page-thumbnail presentation:style-name="CUSTOM_5f_5_5f_1_5f_1-title" draw:layer="backgroundobjects" svg:width="16.931cm" svg:height="9.524cm" svg:x="1.059cm" svg:y="1.93cm" presentation:class="page"/>
        <draw:frame presentation:style-name="CUSTOM_5f_5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MAIN_5f_POINT" style:display-name="MAIN_POINT" style:page-layout-name="PM1" draw:style-name="Mdp1">
      <draw:frame draw:name="Google Shape;293;p8" presentation:style-name="MAIN_5f_POINT-title" draw:layer="backgroundobjects" svg:width="16.399cm" svg:height="11.197cm" svg:x="3.856cm" svg:y="1.545cm" presentation:class="title" presentation:placeholder="true" presentation:user-transformed="true">
        <draw:text-box/>
      </draw:frame>
      <draw:g draw:name="Google Shape;294;p8">
        <draw:custom-shape draw:name="Google Shape;295;p8" draw:style-name="Mgr9" draw:text-style-name="MP6" draw:layer="layout" svg:width="0.106cm" svg:height="0.105cm" svg:x="23.363cm" svg:y="8.605cm">
          <text:p text:style-name="MP5"><text:span text:style-name="MT1"/></text:p>
          <draw:enhanced-geometry draw:mirror-horizontal="true" draw:mirror-vertical="false" drawooo:sub-view-size="1541 1530" draw:text-areas="0 0 ?f0 ?f1" svg:viewBox="0 0 0 0" draw:type="ooxml-non-primitive" draw:enhanced-path="M 779 1 C 679 1 577 19 480 56 436 79 391 101 346 134 302 157 268 190 224 224 190 257 157 302 134 346 101 380 79 425 56 480 45 525 34 570 23 614 12 659 0 715 0 771 0 971 90 1161 224 1306 268 1340 302 1373 346 1407 391 1429 436 1451 480 1474 525 1496 570 1507 625 1518 670 1529 726 1529 770 1529 L 782 1529 C 1206 1529 1540 1183 1540 771 1540 715 1540 659 1529 614 1518 570 1507 525 1485 480 1462 425 1440 380 1418 346 1384 302 1351 257 1317 224 1176 75 980 1 779 1 Z N">
            <draw:equation draw:name="f0" draw:formula="logwidth"/>
            <draw:equation draw:name="f1" draw:formula="logheight"/>
          </draw:enhanced-geometry>
        </draw:custom-shape>
        <draw:custom-shape draw:name="Google Shape;296;p8" draw:style-name="Mgr3" draw:text-style-name="MP6" draw:layer="layout" svg:width="1.454cm" svg:height="1.414cm" svg:x="23.604cm" svg:y="8.866cm">
          <text:p text:style-name="MP5"><text:span text:style-name="MT1"/></text:p>
          <draw:enhanced-geometry draw:mirror-horizontal="true" draw:mirror-vertical="false" drawooo:sub-view-size="20958 20372" draw:text-areas="0 0 ?f0 ?f1" svg:viewBox="0 0 0 0" draw:type="ooxml-non-primitive" draw:enhanced-path="M 19910 1 C 19813 1 19712 19 19608 61 18839 384 19060 1540 19903 1545 L 19903 1545 C 20102 1544 20301 1466 20445 1311 20957 798 20539 1 19910 1 Z M 19903 1545 C 19901 1545 19900 1545 19898 1545 L 19909 1545 C 19907 1545 19905 1545 19903 1545 Z M 16154 3769 C 16056 3769 15952 3789 15847 3833 15067 4156 15299 5301 16131 5306 L 16131 5306 C 16341 5305 16540 5227 16684 5083 17194 4563 16774 3769 16154 3769 Z M 16131 5306 C 16129 5306 16128 5306 16126 5306 L 16137 5306 C 16135 5306 16133 5306 16131 5306 Z M 12383 7530 C 12285 7530 12181 7550 12075 7594 11307 7917 11527 9073 12370 9078 L 12370 9078 C 12569 9077 12768 8998 12912 8844 13423 8333 13009 7530 12383 7530 Z M 12370 9078 C 12369 9078 12367 9078 12365 9078 L 12376 9078 C 12374 9078 12372 9078 12370 9078 Z M 8596 11293 C 8415 11293 8227 11364 8058 11533 7578 12013 7924 12839 8604 12839 8805 12839 9006 12761 9151 12615 9699 12059 9190 11293 8596 11293 Z M 4844 15041 C 4659 15041 4467 15116 4297 15294 3817 15785 4152 16611 4844 16611 5044 16611 5234 16521 5379 16376 5968 15830 5447 15041 4844 15041 Z M 1086 18834 C 989 18834 886 18854 782 18898 0 19222 235 20371 1072 20371 1273 20371 1473 20293 1618 20148 2130 19637 1707 18834 1086 18834 Z N">
            <draw:equation draw:name="f0" draw:formula="logwidth"/>
            <draw:equation draw:name="f1" draw:formula="logheight"/>
          </draw:enhanced-geometry>
        </draw:custom-shape>
        <draw:custom-shape draw:name="Google Shape;297;p8" draw:style-name="Mgr10" draw:text-style-name="MP6" draw:layer="layout" svg:width="0.146cm" svg:height="0.106cm" svg:x="25.173cm" svg:y="10.435cm">
          <text:p text:style-name="MP5"><text:span text:style-name="MT1"/></text:p>
          <draw:enhanced-geometry draw:mirror-horizontal="true" draw:mirror-vertical="false" drawooo:sub-view-size="2121 1546" draw:text-areas="0 0 ?f0 ?f1" svg:viewBox="0 0 0 0" draw:type="ooxml-non-primitive" draw:enhanced-path="M 1073 1 C 976 1 875 19 771 61 1 385 224 1545 1072 1545 1273 1545 1462 1456 1608 1322 2120 800 1702 1 1073 1 Z N">
            <draw:equation draw:name="f0" draw:formula="logwidth"/>
            <draw:equation draw:name="f1" draw:formula="logheight"/>
          </draw:enhanced-geometry>
        </draw:custom-shape>
        <draw:custom-shape draw:name="Google Shape;298;p8" draw:style-name="Mgr3" draw:text-style-name="MP6" draw:layer="layout" svg:width="1.52cm" svg:height="1.519cm" svg:x="23.736cm" svg:y="10.075cm">
          <text:p text:style-name="MP5"><text:span text:style-name="MT1"/></text:p>
          <draw:enhanced-geometry draw:mirror-horizontal="tru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299;p8" draw:style-name="Mgr3" draw:text-style-name="MP6" draw:layer="layout" svg:width="1.525cm" svg:height="1.518cm" svg:x="24.199cm" svg:y="11.059cm">
          <text:p text:style-name="MP5"><text:span text:style-name="MT1"/></text:p>
          <draw:enhanced-geometry draw:mirror-horizontal="tru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custom-shape draw:name="Google Shape;300;p8" draw:style-name="Mgr11" draw:text-style-name="MP6" draw:layer="layout" svg:width="0.511cm" svg:height="0.438cm" svg:x="24.485cm" svg:y="12.304cm">
          <text:p text:style-name="MP5"><text:span text:style-name="MT1"/></text:p>
          <draw:enhanced-geometry draw:mirror-horizontal="true" draw:mirror-vertical="false" drawooo:sub-view-size="7367 6321" draw:text-areas="0 0 ?f0 ?f1" svg:viewBox="0 0 0 0" draw:type="ooxml-non-primitive" draw:enhanced-path="M 4219 295 C 5804 295 7087 1578 7087 3163 7087 4901 5670 6050 4190 6050 3484 6050 2764 5789 2177 5205 369 3386 1653 295 4219 295 Z M 4193 1 C 3419 1 2630 289 1987 931 1 2928 1407 6321 4219 6321 5960 6321 7366 4904 7366 3163 7366 1260 5813 1 4193 1 Z N">
            <draw:equation draw:name="f0" draw:formula="logwidth"/>
            <draw:equation draw:name="f1" draw:formula="logheight"/>
          </draw:enhanced-geometry>
        </draw:custom-shape>
        <draw:custom-shape draw:name="Google Shape;301;p8" draw:style-name="Mgr12" draw:text-style-name="MP6" draw:layer="layout" svg:width="0.211cm" svg:height="0.19cm" svg:x="24.598cm" svg:y="12.428cm">
          <text:p text:style-name="MP5"><text:span text:style-name="MT1"/></text:p>
          <draw:enhanced-geometry draw:mirror-horizontal="true" draw:mirror-vertical="false" drawooo:sub-view-size="3047 2756" draw:text-areas="0 0 ?f0 ?f1" svg:viewBox="0 0 0 0" draw:type="ooxml-non-primitive" draw:enhanced-path="M 1516 0 C 891 0 331 427 179 1065 0 1802 469 2550 1206 2717 1315 2743 1424 2756 1531 2756 2157 2756 2716 2329 2868 1690 3047 954 2578 206 1842 39 1732 13 1623 0 1516 0 Z N">
            <draw:equation draw:name="f0" draw:formula="logwidth"/>
            <draw:equation draw:name="f1" draw:formula="logheight"/>
          </draw:enhanced-geometry>
        </draw:custom-shape>
        <draw:custom-shape draw:name="Google Shape;302;p8" draw:style-name="Mgr3" draw:text-style-name="MP6" draw:layer="layout" svg:width="2.088cm" svg:height="2.083cm" svg:x="21.589cm" svg:y="9.734cm">
          <text:p text:style-name="MP5"><text:span text:style-name="MT1"/></text:p>
          <draw:enhanced-geometry draw:mirror-horizontal="true" draw:mirror-vertical="false" drawooo:sub-view-size="30085 30010" draw:text-areas="0 0 ?f0 ?f1" svg:viewBox="0 0 0 0" draw:type="ooxml-non-primitive" draw:enhanced-path="M 29888 0 C 29858 0 29826 11 29796 35 L 56 29764 C 1 29820 1 29909 56 29965 79 29987 123 30010 157 30010 190 30010 235 29987 257 29965 L 29997 236 C 30084 132 29995 0 29888 0 Z N">
            <draw:equation draw:name="f0" draw:formula="logwidth"/>
            <draw:equation draw:name="f1" draw:formula="logheight"/>
          </draw:enhanced-geometry>
        </draw:custom-shape>
        <draw:custom-shape draw:name="Google Shape;303;p8" draw:style-name="Mgr13" draw:text-style-name="MP6" draw:layer="layout" svg:width="0.43cm" svg:height="0.43cm" svg:x="22.008cm" svg:y="10.136cm">
          <text:p text:style-name="MP5"><text:span text:style-name="MT1"/></text:p>
          <draw:enhanced-geometry draw:mirror-horizontal="true" draw:mirror-vertical="false" drawooo:sub-view-size="6206 6206" draw:text-areas="0 0 ?f0 ?f1" svg:viewBox="0 0 0 0" draw:type="ooxml-non-primitive" draw:enhanced-path="M 6150 1 L 1 6150 1396 6205 6205 1396 6150 1 Z N">
            <draw:equation draw:name="f0" draw:formula="logwidth"/>
            <draw:equation draw:name="f1" draw:formula="logheight"/>
          </draw:enhanced-geometry>
        </draw:custom-shape>
        <draw:custom-shape draw:name="Google Shape;304;p8" draw:style-name="Mgr14" draw:text-style-name="MP6" draw:layer="layout" svg:width="0.173cm" svg:height="0.157cm" svg:x="21.514cm" svg:y="9.664cm">
          <text:p text:style-name="MP5"><text:span text:style-name="MT1"/></text:p>
          <draw:enhanced-geometry draw:mirror-horizontal="true" draw:mirror-vertical="false" drawooo:sub-view-size="2501 2272" draw:text-areas="0 0 ?f0 ?f1" svg:viewBox="0 0 0 0" draw:type="ooxml-non-primitive" draw:enhanced-path="M 1251 1 C 961 1 671 110 447 327 1 774 1 1499 447 1945 671 2163 961 2272 1251 2272 1541 2272 1831 2163 2054 1945 2501 1499 2501 774 2054 327 1831 110 1541 1 1251 1 Z N">
            <draw:equation draw:name="f0" draw:formula="logwidth"/>
            <draw:equation draw:name="f1" draw:formula="logheight"/>
          </draw:enhanced-geometry>
        </draw:custom-shape>
        <draw:custom-shape draw:name="Google Shape;305;p8" draw:style-name="Mgr14" draw:text-style-name="MP6" draw:layer="layout" svg:width="0.156cm" svg:height="0.157cm" svg:x="23.589cm" svg:y="11.729cm">
          <text:p text:style-name="MP5"><text:span text:style-name="MT1"/></text:p>
          <draw:enhanced-geometry draw:mirror-horizontal="true" draw:mirror-vertical="false" drawooo:sub-view-size="2267 2277" draw:text-areas="0 0 ?f0 ?f1" svg:viewBox="0 0 0 0" draw:type="ooxml-non-primitive" draw:enhanced-path="M 1139 0 C 503 0 1 514 1 1139 1 1764 503 2277 1139 2277 1764 2277 2266 1764 2266 1139 2266 514 1764 0 1139 0 Z N">
            <draw:equation draw:name="f0" draw:formula="logwidth"/>
            <draw:equation draw:name="f1" draw:formula="logheight"/>
          </draw:enhanced-geometry>
        </draw:custom-shape>
      </draw:g>
      <draw:g draw:name="Google Shape;306;p8">
        <draw:custom-shape draw:name="Google Shape;307;p8" draw:style-name="Mgr3" draw:text-style-name="MP6" draw:layer="layout" svg:width="1.525cm" svg:height="1.518cm" svg:x="22.205cm" svg:y="2.043cm">
          <text:p text:style-name="MP5"><text:span text:style-name="MT1"/></text:p>
          <draw:enhanced-geometry draw:mirror-horizontal="tru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g draw:name="Google Shape;308;p8">
          <draw:custom-shape draw:name="Google Shape;309;p8" draw:style-name="Mgr3" draw:text-style-name="MP6" draw:layer="layout" svg:width="0.765cm" svg:height="0.761cm" svg:x="23.795cm" svg:y="2.574cm">
            <text:p text:style-name="MP5"><text:span text:style-name="MT1"/></text:p>
            <draw:enhanced-geometry draw:mirror-horizontal="true" draw:mirror-vertical="false" drawooo:sub-view-size="11036 10968" draw:text-areas="0 0 ?f0 ?f1" svg:viewBox="0 0 0 0" draw:type="ooxml-non-primitive" draw:enhanced-path="M 10830 0 C 10795 0 10758 16 10725 54 L 46 10733 C 1 10789 1 10867 46 10923 79 10956 112 10968 146 10968 191 10968 224 10956 246 10923 L 10926 254 C 11036 153 10941 0 10830 0 Z N">
              <draw:equation draw:name="f0" draw:formula="logwidth"/>
              <draw:equation draw:name="f1" draw:formula="logheight"/>
            </draw:enhanced-geometry>
          </draw:custom-shape>
          <draw:custom-shape draw:name="Google Shape;310;p8" draw:style-name="Mgr14" draw:text-style-name="MP6" draw:layer="layout" svg:width="0.157cm" svg:height="0.157cm" svg:x="23.73cm" svg:y="2.505cm">
            <text:p text:style-name="MP5"><text:span text:style-name="MT1"/></text:p>
            <draw:enhanced-geometry draw:mirror-horizontal="true" draw:mirror-vertical="false" drawooo:sub-view-size="2277 2278" draw:text-areas="0 0 ?f0 ?f1" svg:viewBox="0 0 0 0" draw:type="ooxml-non-primitive" draw:enhanced-path="M 1139 1 C 514 1 0 514 0 1139 0 1764 514 2277 1139 2277 1764 2277 2277 1764 2277 1139 2277 514 1764 1 1139 1 Z N">
              <draw:equation draw:name="f0" draw:formula="logwidth"/>
              <draw:equation draw:name="f1" draw:formula="logheight"/>
            </draw:enhanced-geometry>
          </draw:custom-shape>
          <draw:custom-shape draw:name="Google Shape;311;p8" draw:style-name="Mgr14" draw:text-style-name="MP6" draw:layer="layout" svg:width="0.157cm" svg:height="0.156cm" svg:x="24.472cm" svg:y="3.247cm">
            <text:p text:style-name="MP5"><text:span text:style-name="MT1"/></text:p>
            <draw:enhanced-geometry draw:mirror-horizontal="true" draw:mirror-vertical="false" drawooo:sub-view-size="2278 2266" draw:text-areas="0 0 ?f0 ?f1" svg:viewBox="0 0 0 0" draw:type="ooxml-non-primitive" draw:enhanced-path="M 1139 0 C 514 0 1 503 1 1127 1 1764 514 2266 1139 2266 1775 2266 2277 1764 2277 1127 2277 503 1775 0 1139 0 Z N">
              <draw:equation draw:name="f0" draw:formula="logwidth"/>
              <draw:equation draw:name="f1" draw:formula="logheight"/>
            </draw:enhanced-geometry>
          </draw:custom-shape>
        </draw:g>
      </draw:g>
      <draw:g draw:name="Google Shape;312;p8">
        <draw:custom-shape draw:name="Google Shape;313;p8" draw:style-name="Mgr3" draw:text-style-name="MP6" draw:layer="layout" svg:width="1.83cm" svg:height="1.826cm" svg:x="17.091cm" svg:y="12.817cm">
          <text:p text:style-name="MP5"><text:span text:style-name="MT1"/></text:p>
          <draw:enhanced-geometry draw:mirror-horizontal="true" draw:mirror-vertical="false" drawooo:sub-view-size="30073 30011" draw:text-areas="0 0 ?f0 ?f1" svg:viewBox="0 0 0 0" draw:type="ooxml-non-primitive" draw:enhanced-path="M 29876 1 C 29846 1 29814 11 29785 36 L 56 29776 C 0 29821 0 29910 56 29966 78 29999 112 30010 156 30010 190 30010 223 29999 257 29966 L 29986 237 C 30073 132 29983 1 29876 1 Z N">
            <draw:equation draw:name="f0" draw:formula="logwidth"/>
            <draw:equation draw:name="f1" draw:formula="logheight"/>
          </draw:enhanced-geometry>
        </draw:custom-shape>
        <draw:custom-shape draw:name="Google Shape;314;p8" draw:style-name="Mgr4" draw:text-style-name="MP6" draw:layer="layout" svg:width="0.377cm" svg:height="0.376cm" svg:x="17.456cm" svg:y="13.171cm">
          <text:p text:style-name="MP5"><text:span text:style-name="MT1"/></text:p>
          <draw:enhanced-geometry draw:mirror-horizontal="true" draw:mirror-vertical="false" drawooo:sub-view-size="6205 6194" draw:text-areas="0 0 ?f0 ?f1" svg:viewBox="0 0 0 0" draw:type="ooxml-non-primitive" draw:enhanced-path="M 6160 0 L 0 6149 1395 6194 6205 1384 6160 0 Z N">
            <draw:equation draw:name="f0" draw:formula="logwidth"/>
            <draw:equation draw:name="f1" draw:formula="logheight"/>
          </draw:enhanced-geometry>
        </draw:custom-shape>
        <draw:custom-shape draw:name="Google Shape;315;p8" draw:style-name="Mgr5" draw:text-style-name="MP6" draw:layer="layout" svg:width="0.149cm" svg:height="0.138cm" svg:x="16.997cm" svg:y="12.743cm">
          <text:p text:style-name="MP5"><text:span text:style-name="MT1"/></text:p>
          <draw:enhanced-geometry draw:mirror-horizontal="true" draw:mirror-vertical="false" drawooo:sub-view-size="2456 2284" draw:text-areas="0 0 ?f0 ?f1" svg:viewBox="0 0 0 0" draw:type="ooxml-non-primitive" draw:enhanced-path="M 1226 0 C 681 0 191 400 101 964 0 1577 424 2169 1049 2269 1110 2279 1170 2284 1230 2284 1775 2284 2264 1884 2355 1321 2455 696 2031 115 1406 15 1346 5 1285 0 1226 0 Z N">
            <draw:equation draw:name="f0" draw:formula="logwidth"/>
            <draw:equation draw:name="f1" draw:formula="logheight"/>
          </draw:enhanced-geometry>
        </draw:custom-shape>
        <draw:custom-shape draw:name="Google Shape;316;p8" draw:style-name="Mgr6" draw:text-style-name="MP6" draw:layer="layout" svg:width="0.138cm" svg:height="0.137cm" svg:x="18.844cm" svg:y="14.567cm">
          <text:p text:style-name="MP5"><text:span text:style-name="MT1"/></text:p>
          <draw:enhanced-geometry draw:mirror-horizontal="true" draw:mirror-vertical="false" drawooo:sub-view-size="2277 2266" draw:text-areas="0 0 ?f0 ?f1" svg:viewBox="0 0 0 0" draw:type="ooxml-non-primitive" draw:enhanced-path="M 1138 0 C 502 0 0 502 0 1127 0 1763 502 2265 1138 2265 1763 2265 2277 1763 2277 1127 2277 502 1763 0 1138 0 Z N">
            <draw:equation draw:name="f0" draw:formula="logwidth"/>
            <draw:equation draw:name="f1" draw:formula="logheight"/>
          </draw:enhanced-geometry>
        </draw:custom-shape>
      </draw:g>
      <draw:g draw:name="Google Shape;317;p8">
        <draw:g draw:name="Google Shape;318;p8">
          <draw:custom-shape draw:name="Google Shape;319;p8" draw:style-name="Mgr3" draw:text-style-name="MP6" draw:layer="layout" svg:width="1.52cm" svg:height="1.519cm" svg:x="1.848cm" svg:y="-0.301cm">
            <text:p text:style-name="MP5"><text:span text:style-name="MT1"/></text:p>
            <draw:enhanced-geometry draw:mirror-horizontal="true" draw:mirror-vertical="false" drawooo:sub-view-size="21907 21882" draw:text-areas="0 0 ?f0 ?f1" svg:viewBox="0 0 0 0" draw:type="ooxml-non-primitive" draw:enhanced-path="M 21756 1 C 21723 1 21689 15 21661 43 L 56 21647 C 1 21703 1 21781 56 21837 79 21870 112 21882 157 21882 190 21882 224 21870 257 21837 L 21851 243 C 21907 188 21907 98 21851 43 21823 15 21790 1 21756 1 Z N">
              <draw:equation draw:name="f0" draw:formula="logwidth"/>
              <draw:equation draw:name="f1" draw:formula="logheight"/>
            </draw:enhanced-geometry>
          </draw:custom-shape>
          <draw:custom-shape draw:name="Google Shape;320;p8" draw:style-name="Mgr3" draw:text-style-name="MP6" draw:layer="layout" svg:width="1.525cm" svg:height="1.518cm" svg:x="2.312cm" svg:y="0.684cm">
            <text:p text:style-name="MP5"><text:span text:style-name="MT1"/></text:p>
            <draw:enhanced-geometry draw:mirror-horizontal="true" draw:mirror-vertical="false" drawooo:sub-view-size="21971 21876" draw:text-areas="0 0 ?f0 ?f1" svg:viewBox="0 0 0 0" draw:type="ooxml-non-primitive" draw:enhanced-path="M 21780 1 C 21751 1 21721 11 21694 36 L 89 21630 C 0 21719 67 21864 190 21875 223 21864 268 21853 290 21830 L 21884 226 C 21971 130 21882 1 21780 1 Z N">
              <draw:equation draw:name="f0" draw:formula="logwidth"/>
              <draw:equation draw:name="f1" draw:formula="logheight"/>
            </draw:enhanced-geometry>
          </draw:custom-shape>
        </draw:g>
        <draw:g draw:name="Google Shape;321;p8">
          <draw:custom-shape draw:name="Google Shape;322;p8" draw:style-name="Mgr3" draw:text-style-name="MP6" draw:layer="layout" svg:width="0.765cm" svg:height="0.761cm" svg:x="3.902cm" svg:y="1.215cm">
            <text:p text:style-name="MP5"><text:span text:style-name="MT1"/></text:p>
            <draw:enhanced-geometry draw:mirror-horizontal="true" draw:mirror-vertical="false" drawooo:sub-view-size="11036 10968" draw:text-areas="0 0 ?f0 ?f1" svg:viewBox="0 0 0 0" draw:type="ooxml-non-primitive" draw:enhanced-path="M 10830 0 C 10795 0 10758 16 10725 54 L 46 10733 C 1 10789 1 10867 46 10923 79 10956 112 10968 146 10968 191 10968 224 10956 246 10923 L 10926 254 C 11036 153 10941 0 10830 0 Z N">
              <draw:equation draw:name="f0" draw:formula="logwidth"/>
              <draw:equation draw:name="f1" draw:formula="logheight"/>
            </draw:enhanced-geometry>
          </draw:custom-shape>
          <draw:custom-shape draw:name="Google Shape;323;p8" draw:style-name="Mgr14" draw:text-style-name="MP6" draw:layer="layout" svg:width="0.157cm" svg:height="0.157cm" svg:x="3.837cm" svg:y="1.147cm">
            <text:p text:style-name="MP5"><text:span text:style-name="MT1"/></text:p>
            <draw:enhanced-geometry draw:mirror-horizontal="true" draw:mirror-vertical="false" drawooo:sub-view-size="2277 2278" draw:text-areas="0 0 ?f0 ?f1" svg:viewBox="0 0 0 0" draw:type="ooxml-non-primitive" draw:enhanced-path="M 1139 1 C 514 1 0 514 0 1139 0 1764 514 2277 1139 2277 1764 2277 2277 1764 2277 1139 2277 514 1764 1 1139 1 Z N">
              <draw:equation draw:name="f0" draw:formula="logwidth"/>
              <draw:equation draw:name="f1" draw:formula="logheight"/>
            </draw:enhanced-geometry>
          </draw:custom-shape>
          <draw:custom-shape draw:name="Google Shape;324;p8" draw:style-name="Mgr14" draw:text-style-name="MP6" draw:layer="layout" svg:width="0.157cm" svg:height="0.156cm" svg:x="4.579cm" svg:y="1.889cm">
            <text:p text:style-name="MP5"><text:span text:style-name="MT1"/></text:p>
            <draw:enhanced-geometry draw:mirror-horizontal="true" draw:mirror-vertical="false" drawooo:sub-view-size="2278 2266" draw:text-areas="0 0 ?f0 ?f1" svg:viewBox="0 0 0 0" draw:type="ooxml-non-primitive" draw:enhanced-path="M 1139 0 C 514 0 1 503 1 1127 1 1764 514 2266 1139 2266 1775 2266 2277 1764 2277 1127 2277 503 1775 0 1139 0 Z N">
              <draw:equation draw:name="f0" draw:formula="logwidth"/>
              <draw:equation draw:name="f1" draw:formula="logheight"/>
            </draw:enhanced-geometry>
          </draw:custom-shape>
        </draw:g>
      </draw:g>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éro&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2-23T15:32:35.650803548</dc:date>
    <meta:editing-duration>PT3M14S</meta:editing-duration>
    <meta:editing-cycles>1</meta:editing-cycles>
    <meta:document-statistic meta:object-count="714"/>
    <meta:generator>LibreOffice/7.3.7.2$Linux_X86_64 LibreOffice_project/30$Build-2</meta:generator>
  </office:meta>
</office:document-meta>
</file>